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float" office:value="401">
            <text:p>401</text:p>
          </table:table-cell>
          <table:table-cell office:value-type="string">
            <text:p>LA101790-0075</text:p>
          </table:table-cell>
          <table:table-cell office:value-type="float" office:value="1">
            <text:p>1</text:p>
          </table:table-cell>
          <table:table-cell office:value-type="float" office:value="13.372">
            <text:p>13.372</text:p>
          </table:table-cell>
          <table:table-cell table:formula="of:=IFERROR(VLOOKUP([.B1];[qrels.$C$1:.$E$348];2;0);&quot;-&quot;)" office:value-type="float" office:value="0">
            <text:p>0</text:p>
          </table:table-cell>
          <table:table-cell table:formula="of:=SUM(INDIRECT(ADDRESS(MATCH([.A1];[.A$1:.A$109];0);5)&amp;&quot;:&quot;&amp;ADDRESS(ROW([.E1]);5)))/COUNTA(INDIRECT(ADDRESS(MATCH([.A1];[.A$1:.A$109];0);5)&amp;&quot;:&quot;&amp;ADDRESS(ROW([.E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2">
            <text:p>2</text:p>
          </table:table-cell>
          <table:table-cell office:value-type="float" office:value="12.814">
            <text:p>12.814</text:p>
          </table:table-cell>
          <table:table-cell table:formula="of:=IFERROR(VLOOKUP([.B2];[qrels.$C$1:.$E$348];2;0);&quot;-&quot;)" office:value-type="float" office:value="0">
            <text:p>0</text:p>
          </table:table-cell>
          <table:table-cell table:formula="of:=SUM(INDIRECT(ADDRESS(MATCH([.A2];[.A$1:.A$109];0);5)&amp;&quot;:&quot;&amp;ADDRESS(ROW([.E2]);5)))/COUNTA(INDIRECT(ADDRESS(MATCH([.A2];[.A$1:.A$109];0);5)&amp;&quot;:&quot;&amp;ADDRESS(ROW([.E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00890-0131</text:p>
          </table:table-cell>
          <table:table-cell office:value-type="float" office:value="3">
            <text:p>3</text:p>
          </table:table-cell>
          <table:table-cell office:value-type="float" office:value="12.278">
            <text:p>12.278</text:p>
          </table:table-cell>
          <table:table-cell table:formula="of:=IFERROR(VLOOKUP([.B3];[qrels.$C$1:.$E$348];2;0);&quot;-&quot;)" office:value-type="float" office:value="1">
            <text:p>1</text:p>
          </table:table-cell>
          <table:table-cell table:formula="of:=SUM(INDIRECT(ADDRESS(MATCH([.A3];[.A$1:.A$109];0);5)&amp;&quot;:&quot;&amp;ADDRESS(ROW([.E3]);5)))/COUNTA(INDIRECT(ADDRESS(MATCH([.A3];[.A$1:.A$109];0);5)&amp;&quot;:&quot;&amp;ADDRESS(ROW([.E3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4">
            <text:p>4</text:p>
          </table:table-cell>
          <table:table-cell office:value-type="float" office:value="12.244">
            <text:p>12.244</text:p>
          </table:table-cell>
          <table:table-cell table:formula="of:=IFERROR(VLOOKUP([.B4];[qrels.$C$1:.$E$348];2;0);&quot;-&quot;)" office:value-type="float" office:value="0">
            <text:p>0</text:p>
          </table:table-cell>
          <table:table-cell table:formula="of:=SUM(INDIRECT(ADDRESS(MATCH([.A4];[.A$1:.A$109];0);5)&amp;&quot;:&quot;&amp;ADDRESS(ROW([.E4]);5)))/COUNTA(INDIRECT(ADDRESS(MATCH([.A4];[.A$1:.A$109];0);5)&amp;&quot;:&quot;&amp;ADDRESS(ROW([.E4]);5)))*100" office:value-type="float" office:value="25">
            <text:p>25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789-0015</text:p>
          </table:table-cell>
          <table:table-cell office:value-type="float" office:value="5">
            <text:p>5</text:p>
          </table:table-cell>
          <table:table-cell office:value-type="float" office:value="12.017">
            <text:p>12.017</text:p>
          </table:table-cell>
          <table:table-cell table:formula="of:=IFERROR(VLOOKUP([.B5];[qrels.$C$1:.$E$348];2;0);&quot;-&quot;)" office:value-type="string" office:string-value="-">
            <text:p>-</text:p>
          </table:table-cell>
          <table:table-cell table:formula="of:=SUM(INDIRECT(ADDRESS(MATCH([.A5];[.A$1:.A$109];0);5)&amp;&quot;:&quot;&amp;ADDRESS(ROW([.E5]);5)))/COUNTA(INDIRECT(ADDRESS(MATCH([.A5];[.A$1:.A$109];0);5)&amp;&quot;:&quot;&amp;ADDRESS(ROW([.E5]);5)))*100" office:value-type="float" office:value="20">
            <text:p>2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6">
            <text:p>6</text:p>
          </table:table-cell>
          <table:table-cell office:value-type="float" office:value="11.921">
            <text:p>11.921</text:p>
          </table:table-cell>
          <table:table-cell table:formula="of:=IFERROR(VLOOKUP([.B6];[qrels.$C$1:.$E$348];2;0);&quot;-&quot;)" office:value-type="string" office:string-value="-">
            <text:p>-</text:p>
          </table:table-cell>
          <table:table-cell table:formula="of:=SUM(INDIRECT(ADDRESS(MATCH([.A6];[.A$1:.A$109];0);5)&amp;&quot;:&quot;&amp;ADDRESS(ROW([.E6]);5)))/COUNTA(INDIRECT(ADDRESS(MATCH([.A6];[.A$1:.A$109];0);5)&amp;&quot;:&quot;&amp;ADDRESS(ROW([.E6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7">
            <text:p>7</text:p>
          </table:table-cell>
          <table:table-cell office:value-type="float" office:value="11.784">
            <text:p>11.784</text:p>
          </table:table-cell>
          <table:table-cell table:formula="of:=IFERROR(VLOOKUP([.B7];[qrels.$C$1:.$E$348];2;0);&quot;-&quot;)" office:value-type="float" office:value="0">
            <text:p>0</text:p>
          </table:table-cell>
          <table:table-cell table:formula="of:=SUM(INDIRECT(ADDRESS(MATCH([.A7];[.A$1:.A$109];0);5)&amp;&quot;:&quot;&amp;ADDRESS(ROW([.E7]);5)))/COUNTA(INDIRECT(ADDRESS(MATCH([.A7];[.A$1:.A$109];0);5)&amp;&quot;:&quot;&amp;ADDRESS(ROW([.E7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11089-0188</text:p>
          </table:table-cell>
          <table:table-cell office:value-type="float" office:value="8">
            <text:p>8</text:p>
          </table:table-cell>
          <table:table-cell office:value-type="float" office:value="11.724">
            <text:p>11.724</text:p>
          </table:table-cell>
          <table:table-cell table:formula="of:=IFERROR(VLOOKUP([.B8];[qrels.$C$1:.$E$348];2;0);&quot;-&quot;)" office:value-type="string" office:string-value="-">
            <text:p>-</text:p>
          </table:table-cell>
          <table:table-cell table:formula="of:=SUM(INDIRECT(ADDRESS(MATCH([.A8];[.A$1:.A$109];0);5)&amp;&quot;:&quot;&amp;ADDRESS(ROW([.E8]);5)))/COUNTA(INDIRECT(ADDRESS(MATCH([.A8];[.A$1:.A$109];0);5)&amp;&quot;:&quot;&amp;ADDRESS(ROW([.E8]);5)))*100" office:value-type="float" office:value="12.5">
            <text:p>12.5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890-0073</text:p>
          </table:table-cell>
          <table:table-cell office:value-type="float" office:value="9">
            <text:p>9</text:p>
          </table:table-cell>
          <table:table-cell office:value-type="float" office:value="11.698">
            <text:p>11.698</text:p>
          </table:table-cell>
          <table:table-cell table:formula="of:=IFERROR(VLOOKUP([.B9];[qrels.$C$1:.$E$348];2;0);&quot;-&quot;)" office:value-type="float" office:value="0">
            <text:p>0</text:p>
          </table:table-cell>
          <table:table-cell table:formula="of:=SUM(INDIRECT(ADDRESS(MATCH([.A9];[.A$1:.A$109];0);5)&amp;&quot;:&quot;&amp;ADDRESS(ROW([.E9]);5)))/COUNTA(INDIRECT(ADDRESS(MATCH([.A9];[.A$1:.A$109];0);5)&amp;&quot;:&quot;&amp;ADDRESS(ROW([.E9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89-0133</text:p>
          </table:table-cell>
          <table:table-cell office:value-type="float" office:value="10">
            <text:p>10</text:p>
          </table:table-cell>
          <table:table-cell office:value-type="float" office:value="11.58">
            <text:p>11.58</text:p>
          </table:table-cell>
          <table:table-cell table:formula="of:=IFERROR(VLOOKUP([.B10];[qrels.$C$1:.$E$348];2;0);&quot;-&quot;)" office:value-type="float" office:value="0">
            <text:p>0</text:p>
          </table:table-cell>
          <table:table-cell table:formula="of:=SUM(INDIRECT(ADDRESS(MATCH([.A10];[.A$1:.A$109];0);5)&amp;&quot;:&quot;&amp;ADDRESS(ROW([.E10]);5)))/COUNTA(INDIRECT(ADDRESS(MATCH([.A10];[.A$1:.A$109];0);5)&amp;&quot;:&quot;&amp;ADDRESS(ROW([.E10]);5)))*100" office:value-type="float" office:value="10">
            <text:p>1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11">
            <text:p>11</text:p>
          </table:table-cell>
          <table:table-cell office:value-type="float" office:value="11.532">
            <text:p>11.532</text:p>
          </table:table-cell>
          <table:table-cell table:formula="of:=IFERROR(VLOOKUP([.B11];[qrels.$C$1:.$E$348];2;0);&quot;-&quot;)" office:value-type="string" office:string-value="-">
            <text:p>-</text:p>
          </table:table-cell>
          <table:table-cell table:formula="of:=SUM(INDIRECT(ADDRESS(MATCH([.A11];[.A$1:.A$109];0);5)&amp;&quot;:&quot;&amp;ADDRESS(ROW([.E11]);5)))/COUNTA(INDIRECT(ADDRESS(MATCH([.A11];[.A$1:.A$109];0);5)&amp;&quot;:&quot;&amp;ADDRESS(ROW([.E11]);5)))*100" office:value-type="float" office:value="9.09090909090909">
            <text:p>9.09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0890-0011</text:p>
          </table:table-cell>
          <table:table-cell office:value-type="float" office:value="12">
            <text:p>12</text:p>
          </table:table-cell>
          <table:table-cell office:value-type="float" office:value="11.513">
            <text:p>11.513</text:p>
          </table:table-cell>
          <table:table-cell table:formula="of:=IFERROR(VLOOKUP([.B12];[qrels.$C$1:.$E$348];2;0);&quot;-&quot;)" office:value-type="string" office:string-value="-">
            <text:p>-</text:p>
          </table:table-cell>
          <table:table-cell table:formula="of:=SUM(INDIRECT(ADDRESS(MATCH([.A12];[.A$1:.A$109];0);5)&amp;&quot;:&quot;&amp;ADDRESS(ROW([.E12]);5)))/COUNTA(INDIRECT(ADDRESS(MATCH([.A12];[.A$1:.A$109];0);5)&amp;&quot;:&quot;&amp;ADDRESS(ROW([.E12]);5)))*100" office:value-type="float" office:value="8.33333333333333">
            <text:p>8.33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82789-0152</text:p>
          </table:table-cell>
          <table:table-cell office:value-type="float" office:value="13">
            <text:p>13</text:p>
          </table:table-cell>
          <table:table-cell office:value-type="float" office:value="11.419">
            <text:p>11.419</text:p>
          </table:table-cell>
          <table:table-cell table:formula="of:=IFERROR(VLOOKUP([.B13];[qrels.$C$1:.$E$348];2;0);&quot;-&quot;)" office:value-type="float" office:value="0">
            <text:p>0</text:p>
          </table:table-cell>
          <table:table-cell table:formula="of:=SUM(INDIRECT(ADDRESS(MATCH([.A13];[.A$1:.A$109];0);5)&amp;&quot;:&quot;&amp;ADDRESS(ROW([.E13]);5)))/COUNTA(INDIRECT(ADDRESS(MATCH([.A13];[.A$1:.A$109];0);5)&amp;&quot;:&quot;&amp;ADDRESS(ROW([.E13]);5)))*100" office:value-type="float" office:value="7.69230769230769">
            <text:p>7.69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14">
            <text:p>14</text:p>
          </table:table-cell>
          <table:table-cell office:value-type="float" office:value="11.383">
            <text:p>11.383</text:p>
          </table:table-cell>
          <table:table-cell table:formula="of:=IFERROR(VLOOKUP([.B14];[qrels.$C$1:.$E$348];2;0);&quot;-&quot;)" office:value-type="string" office:string-value="-">
            <text:p>-</text:p>
          </table:table-cell>
          <table:table-cell table:formula="of:=SUM(INDIRECT(ADDRESS(MATCH([.A14];[.A$1:.A$109];0);5)&amp;&quot;:&quot;&amp;ADDRESS(ROW([.E14]);5)))/COUNTA(INDIRECT(ADDRESS(MATCH([.A14];[.A$1:.A$109];0);5)&amp;&quot;:&quot;&amp;ADDRESS(ROW([.E14]);5)))*100" office:value-type="float" office:value="7.14285714285714">
            <text:p>7.14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590-0157</text:p>
          </table:table-cell>
          <table:table-cell office:value-type="float" office:value="15">
            <text:p>15</text:p>
          </table:table-cell>
          <table:table-cell office:value-type="float" office:value="11.245">
            <text:p>11.245</text:p>
          </table:table-cell>
          <table:table-cell table:formula="of:=IFERROR(VLOOKUP([.B15];[qrels.$C$1:.$E$348];2;0);&quot;-&quot;)" office:value-type="string" office:string-value="-">
            <text:p>-</text:p>
          </table:table-cell>
          <table:table-cell table:formula="of:=SUM(INDIRECT(ADDRESS(MATCH([.A15];[.A$1:.A$109];0);5)&amp;&quot;:&quot;&amp;ADDRESS(ROW([.E15]);5)))/COUNTA(INDIRECT(ADDRESS(MATCH([.A15];[.A$1:.A$109];0);5)&amp;&quot;:&quot;&amp;ADDRESS(ROW([.E15]);5)))*100" office:value-type="float" office:value="6.66666666666667">
            <text:p>6.66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389-0098</text:p>
          </table:table-cell>
          <table:table-cell office:value-type="float" office:value="16">
            <text:p>16</text:p>
          </table:table-cell>
          <table:table-cell office:value-type="float" office:value="11.223">
            <text:p>11.223</text:p>
          </table:table-cell>
          <table:table-cell table:formula="of:=IFERROR(VLOOKUP([.B16];[qrels.$C$1:.$E$348];2;0);&quot;-&quot;)" office:value-type="float" office:value="0">
            <text:p>0</text:p>
          </table:table-cell>
          <table:table-cell table:formula="of:=SUM(INDIRECT(ADDRESS(MATCH([.A16];[.A$1:.A$109];0);5)&amp;&quot;:&quot;&amp;ADDRESS(ROW([.E16]);5)))/COUNTA(INDIRECT(ADDRESS(MATCH([.A16];[.A$1:.A$109];0);5)&amp;&quot;:&quot;&amp;ADDRESS(ROW([.E16]);5)))*100" office:value-type="float" office:value="6.25">
            <text:p>6.25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990-0189</text:p>
          </table:table-cell>
          <table:table-cell office:value-type="float" office:value="17">
            <text:p>17</text:p>
          </table:table-cell>
          <table:table-cell office:value-type="float" office:value="11.218">
            <text:p>11.218</text:p>
          </table:table-cell>
          <table:table-cell table:formula="of:=IFERROR(VLOOKUP([.B17];[qrels.$C$1:.$E$348];2;0);&quot;-&quot;)" office:value-type="float" office:value="0">
            <text:p>0</text:p>
          </table:table-cell>
          <table:table-cell table:formula="of:=SUM(INDIRECT(ADDRESS(MATCH([.A17];[.A$1:.A$109];0);5)&amp;&quot;:&quot;&amp;ADDRESS(ROW([.E17]);5)))/COUNTA(INDIRECT(ADDRESS(MATCH([.A17];[.A$1:.A$109];0);5)&amp;&quot;:&quot;&amp;ADDRESS(ROW([.E17]);5)))*100" office:value-type="float" office:value="5.88235294117647">
            <text:p>5.88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990-0043</text:p>
          </table:table-cell>
          <table:table-cell office:value-type="float" office:value="18">
            <text:p>18</text:p>
          </table:table-cell>
          <table:table-cell office:value-type="float" office:value="11.215">
            <text:p>11.215</text:p>
          </table:table-cell>
          <table:table-cell table:formula="of:=IFERROR(VLOOKUP([.B18];[qrels.$C$1:.$E$348];2;0);&quot;-&quot;)" office:value-type="string" office:string-value="-">
            <text:p>-</text:p>
          </table:table-cell>
          <table:table-cell table:formula="of:=SUM(INDIRECT(ADDRESS(MATCH([.A18];[.A$1:.A$109];0);5)&amp;&quot;:&quot;&amp;ADDRESS(ROW([.E18]);5)))/COUNTA(INDIRECT(ADDRESS(MATCH([.A18];[.A$1:.A$109];0);5)&amp;&quot;:&quot;&amp;ADDRESS(ROW([.E18]);5)))*100" office:value-type="float" office:value="5.55555555555556">
            <text:p>5.55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2290-0172</text:p>
          </table:table-cell>
          <table:table-cell office:value-type="float" office:value="19">
            <text:p>19</text:p>
          </table:table-cell>
          <table:table-cell office:value-type="float" office:value="11.214">
            <text:p>11.214</text:p>
          </table:table-cell>
          <table:table-cell table:formula="of:=IFERROR(VLOOKUP([.B19];[qrels.$C$1:.$E$348];2;0);&quot;-&quot;)" office:value-type="string" office:string-value="-">
            <text:p>-</text:p>
          </table:table-cell>
          <table:table-cell table:formula="of:=SUM(INDIRECT(ADDRESS(MATCH([.A19];[.A$1:.A$109];0);5)&amp;&quot;:&quot;&amp;ADDRESS(ROW([.E19]);5)))/COUNTA(INDIRECT(ADDRESS(MATCH([.A19];[.A$1:.A$109];0);5)&amp;&quot;:&quot;&amp;ADDRESS(ROW([.E19]);5)))*100" office:value-type="float" office:value="5.26315789473684">
            <text:p>5.26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390-0176</text:p>
          </table:table-cell>
          <table:table-cell office:value-type="float" office:value="20">
            <text:p>20</text:p>
          </table:table-cell>
          <table:table-cell office:value-type="float" office:value="11.209">
            <text:p>11.209</text:p>
          </table:table-cell>
          <table:table-cell table:formula="of:=IFERROR(VLOOKUP([.B20];[qrels.$C$1:.$E$348];2;0);&quot;-&quot;)" office:value-type="string" office:string-value="-">
            <text:p>-</text:p>
          </table:table-cell>
          <table:table-cell table:formula="of:=SUM(INDIRECT(ADDRESS(MATCH([.A20];[.A$1:.A$109];0);5)&amp;&quot;:&quot;&amp;ADDRESS(ROW([.E20]);5)))/COUNTA(INDIRECT(ADDRESS(MATCH([.A20];[.A$1:.A$109];0);5)&amp;&quot;:&quot;&amp;ADDRESS(ROW([.E20]);5)))*100" office:value-type="float" office:value="5">
            <text:p>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86">
            <text:p>86</text:p>
          </table:table-cell>
          <table:table-cell office:value-type="string">
            <text:p>ms</text:p>
          </table:table-cell>
          <table:table-cell table:formula="of:=SUM([.E1:.E10])/10" office:value-type="float" office:value="0.1">
            <text:p>0.1</text:p>
          </table:table-cell>
          <table:table-cell table:formula="of:=SUMIF([.E1:.E20];1;[.F1:.F20])/VLOOKUP([.A20];[$NumRel.$A$2:.$B$6];2;0)" office:value-type="float" office:value="1.75438596491228">
            <text:p>1.7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1">
            <text:p>1</text:p>
          </table:table-cell>
          <table:table-cell office:value-type="float" office:value="20.222">
            <text:p>20.222</text:p>
          </table:table-cell>
          <table:table-cell table:formula="of:=IFERROR(VLOOKUP([.B23];[qrels.$C$349:.$E$823];2;0);&quot;-&quot;)" office:value-type="float" office:value="1">
            <text:p>1</text:p>
          </table:table-cell>
          <table:table-cell table:formula="of:=SUM(INDIRECT(ADDRESS(MATCH([.A23];[.A$1:.A$109];0);5)&amp;&quot;:&quot;&amp;ADDRESS(ROW([.E23]);5)))/COUNTA(INDIRECT(ADDRESS(MATCH([.A23];[.A$1:.A$109];0);5)&amp;&quot;:&quot;&amp;ADDRESS(ROW([.E23]);5)))*100" office:value-type="float" office:value="100">
            <text:p>10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2">
            <text:p>2</text:p>
          </table:table-cell>
          <table:table-cell office:value-type="float" office:value="14.065">
            <text:p>14.065</text:p>
          </table:table-cell>
          <table:table-cell table:formula="of:=IFERROR(VLOOKUP([.B24];[qrels.$C$349:.$E$823];2;0);&quot;-&quot;)" office:value-type="float" office:value="0">
            <text:p>0</text:p>
          </table:table-cell>
          <table:table-cell table:formula="of:=SUM(INDIRECT(ADDRESS(MATCH([.A24];[.A$1:.A$109];0);5)&amp;&quot;:&quot;&amp;ADDRESS(ROW([.E24]);5)))/COUNTA(INDIRECT(ADDRESS(MATCH([.A24];[.A$1:.A$109];0);5)&amp;&quot;:&quot;&amp;ADDRESS(ROW([.E24]);5)))*100" office:value-type="float" office:value="50">
            <text:p>5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3">
            <text:p>3</text:p>
          </table:table-cell>
          <table:table-cell office:value-type="float" office:value="13.371">
            <text:p>13.371</text:p>
          </table:table-cell>
          <table:table-cell table:formula="of:=IFERROR(VLOOKUP([.B25];[qrels.$C$349:.$E$823];2;0);&quot;-&quot;)" office:value-type="float" office:value="0">
            <text:p>0</text:p>
          </table:table-cell>
          <table:table-cell table:formula="of:=SUM(INDIRECT(ADDRESS(MATCH([.A25];[.A$1:.A$109];0);5)&amp;&quot;:&quot;&amp;ADDRESS(ROW([.E25]);5)))/COUNTA(INDIRECT(ADDRESS(MATCH([.A25];[.A$1:.A$109];0);5)&amp;&quot;:&quot;&amp;ADDRESS(ROW([.E25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4">
            <text:p>4</text:p>
          </table:table-cell>
          <table:table-cell office:value-type="float" office:value="13.183">
            <text:p>13.183</text:p>
          </table:table-cell>
          <table:table-cell table:formula="of:=IFERROR(VLOOKUP([.B26];[qrels.$C$349:.$E$823];2;0);&quot;-&quot;)" office:value-type="float" office:value="0">
            <text:p>0</text:p>
          </table:table-cell>
          <table:table-cell table:formula="of:=SUM(INDIRECT(ADDRESS(MATCH([.A26];[.A$1:.A$109];0);5)&amp;&quot;:&quot;&amp;ADDRESS(ROW([.E26]);5)))/COUNTA(INDIRECT(ADDRESS(MATCH([.A26];[.A$1:.A$109];0);5)&amp;&quot;:&quot;&amp;ADDRESS(ROW([.E26]);5)))*100" office:value-type="float" office:value="25">
            <text:p>25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2590-0108</text:p>
          </table:table-cell>
          <table:table-cell office:value-type="float" office:value="5">
            <text:p>5</text:p>
          </table:table-cell>
          <table:table-cell office:value-type="float" office:value="12.642">
            <text:p>12.642</text:p>
          </table:table-cell>
          <table:table-cell table:formula="of:=IFERROR(VLOOKUP([.B27];[qrels.$C$349:.$E$823];2;0);&quot;-&quot;)" office:value-type="float" office:value="0">
            <text:p>0</text:p>
          </table:table-cell>
          <table:table-cell table:formula="of:=SUM(INDIRECT(ADDRESS(MATCH([.A27];[.A$1:.A$109];0);5)&amp;&quot;:&quot;&amp;ADDRESS(ROW([.E27]);5)))/COUNTA(INDIRECT(ADDRESS(MATCH([.A27];[.A$1:.A$109];0);5)&amp;&quot;:&quot;&amp;ADDRESS(ROW([.E27]);5)))*100" office:value-type="float" office:value="20">
            <text:p>2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6">
            <text:p>6</text:p>
          </table:table-cell>
          <table:table-cell office:value-type="float" office:value="12.091">
            <text:p>12.091</text:p>
          </table:table-cell>
          <table:table-cell table:formula="of:=IFERROR(VLOOKUP([.B28];[qrels.$C$349:.$E$823];2;0);&quot;-&quot;)" office:value-type="float" office:value="0">
            <text:p>0</text:p>
          </table:table-cell>
          <table:table-cell table:formula="of:=SUM(INDIRECT(ADDRESS(MATCH([.A28];[.A$1:.A$109];0);5)&amp;&quot;:&quot;&amp;ADDRESS(ROW([.E28]);5)))/COUNTA(INDIRECT(ADDRESS(MATCH([.A28];[.A$1:.A$109];0);5)&amp;&quot;:&quot;&amp;ADDRESS(ROW([.E28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7">
            <text:p>7</text:p>
          </table:table-cell>
          <table:table-cell office:value-type="float" office:value="11.33">
            <text:p>11.33</text:p>
          </table:table-cell>
          <table:table-cell table:formula="of:=IFERROR(VLOOKUP([.B29];[qrels.$C$349:.$E$823];2;0);&quot;-&quot;)" office:value-type="float" office:value="1">
            <text:p>1</text:p>
          </table:table-cell>
          <table:table-cell table:formula="of:=SUM(INDIRECT(ADDRESS(MATCH([.A29];[.A$1:.A$109];0);5)&amp;&quot;:&quot;&amp;ADDRESS(ROW([.E29]);5)))/COUNTA(INDIRECT(ADDRESS(MATCH([.A29];[.A$1:.A$109];0);5)&amp;&quot;:&quot;&amp;ADDRESS(ROW([.E29]);5)))*100" office:value-type="float" office:value="28.5714285714286">
            <text:p>28.57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789-0112</text:p>
          </table:table-cell>
          <table:table-cell office:value-type="float" office:value="8">
            <text:p>8</text:p>
          </table:table-cell>
          <table:table-cell office:value-type="float" office:value="11.097">
            <text:p>11.097</text:p>
          </table:table-cell>
          <table:table-cell table:formula="of:=IFERROR(VLOOKUP([.B30];[qrels.$C$349:.$E$823];2;0);&quot;-&quot;)" office:value-type="float" office:value="0">
            <text:p>0</text:p>
          </table:table-cell>
          <table:table-cell table:formula="of:=SUM(INDIRECT(ADDRESS(MATCH([.A30];[.A$1:.A$109];0);5)&amp;&quot;:&quot;&amp;ADDRESS(ROW([.E30]);5)))/COUNTA(INDIRECT(ADDRESS(MATCH([.A30];[.A$1:.A$109];0);5)&amp;&quot;:&quot;&amp;ADDRESS(ROW([.E30]);5)))*100" office:value-type="float" office:value="25">
            <text:p>25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1689-0143</text:p>
          </table:table-cell>
          <table:table-cell office:value-type="float" office:value="9">
            <text:p>9</text:p>
          </table:table-cell>
          <table:table-cell office:value-type="float" office:value="11.026">
            <text:p>11.026</text:p>
          </table:table-cell>
          <table:table-cell table:formula="of:=IFERROR(VLOOKUP([.B31];[qrels.$C$349:.$E$823];2;0);&quot;-&quot;)" office:value-type="float" office:value="0">
            <text:p>0</text:p>
          </table:table-cell>
          <table:table-cell table:formula="of:=SUM(INDIRECT(ADDRESS(MATCH([.A31];[.A$1:.A$109];0);5)&amp;&quot;:&quot;&amp;ADDRESS(ROW([.E31]);5)))/COUNTA(INDIRECT(ADDRESS(MATCH([.A31];[.A$1:.A$109];0);5)&amp;&quot;:&quot;&amp;ADDRESS(ROW([.E31]);5)))*100" office:value-type="float" office:value="22.2222222222222">
            <text:p>22.22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10889-0005</text:p>
          </table:table-cell>
          <table:table-cell office:value-type="float" office:value="10">
            <text:p>10</text:p>
          </table:table-cell>
          <table:table-cell office:value-type="float" office:value="10.771">
            <text:p>10.771</text:p>
          </table:table-cell>
          <table:table-cell table:formula="of:=IFERROR(VLOOKUP([.B32];[qrels.$C$349:.$E$823];2;0);&quot;-&quot;)" office:value-type="float" office:value="0">
            <text:p>0</text:p>
          </table:table-cell>
          <table:table-cell table:formula="of:=SUM(INDIRECT(ADDRESS(MATCH([.A32];[.A$1:.A$109];0);5)&amp;&quot;:&quot;&amp;ADDRESS(ROW([.E32]);5)))/COUNTA(INDIRECT(ADDRESS(MATCH([.A32];[.A$1:.A$109];0);5)&amp;&quot;:&quot;&amp;ADDRESS(ROW([.E32]);5)))*100" office:value-type="float" office:value="20">
            <text:p>2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1489-0085</text:p>
          </table:table-cell>
          <table:table-cell office:value-type="float" office:value="11">
            <text:p>11</text:p>
          </table:table-cell>
          <table:table-cell office:value-type="float" office:value="10.685">
            <text:p>10.685</text:p>
          </table:table-cell>
          <table:table-cell table:formula="of:=IFERROR(VLOOKUP([.B33];[qrels.$C$349:.$E$823];2;0);&quot;-&quot;)" office:value-type="string" office:string-value="-">
            <text:p>-</text:p>
          </table:table-cell>
          <table:table-cell table:formula="of:=SUM(INDIRECT(ADDRESS(MATCH([.A33];[.A$1:.A$109];0);5)&amp;&quot;:&quot;&amp;ADDRESS(ROW([.E33]);5)))/COUNTA(INDIRECT(ADDRESS(MATCH([.A33];[.A$1:.A$109];0);5)&amp;&quot;:&quot;&amp;ADDRESS(ROW([.E33]);5)))*100" office:value-type="float" office:value="18.1818181818182">
            <text:p>18.18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12">
            <text:p>12</text:p>
          </table:table-cell>
          <table:table-cell office:value-type="float" office:value="10.571">
            <text:p>10.571</text:p>
          </table:table-cell>
          <table:table-cell table:formula="of:=IFERROR(VLOOKUP([.B34];[qrels.$C$349:.$E$823];2;0);&quot;-&quot;)" office:value-type="float" office:value="0">
            <text:p>0</text:p>
          </table:table-cell>
          <table:table-cell table:formula="of:=SUM(INDIRECT(ADDRESS(MATCH([.A34];[.A$1:.A$109];0);5)&amp;&quot;:&quot;&amp;ADDRESS(ROW([.E34]);5)))/COUNTA(INDIRECT(ADDRESS(MATCH([.A34];[.A$1:.A$109];0);5)&amp;&quot;:&quot;&amp;ADDRESS(ROW([.E34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1290-0061</text:p>
          </table:table-cell>
          <table:table-cell office:value-type="float" office:value="13">
            <text:p>13</text:p>
          </table:table-cell>
          <table:table-cell office:value-type="float" office:value="10.498">
            <text:p>10.498</text:p>
          </table:table-cell>
          <table:table-cell table:formula="of:=IFERROR(VLOOKUP([.B35];[qrels.$C$349:.$E$823];2;0);&quot;-&quot;)" office:value-type="float" office:value="0">
            <text:p>0</text:p>
          </table:table-cell>
          <table:table-cell table:formula="of:=SUM(INDIRECT(ADDRESS(MATCH([.A35];[.A$1:.A$109];0);5)&amp;&quot;:&quot;&amp;ADDRESS(ROW([.E35]);5)))/COUNTA(INDIRECT(ADDRESS(MATCH([.A35];[.A$1:.A$109];0);5)&amp;&quot;:&quot;&amp;ADDRESS(ROW([.E35]);5)))*100" office:value-type="float" office:value="15.3846153846154">
            <text:p>15.38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0289-0084</text:p>
          </table:table-cell>
          <table:table-cell office:value-type="float" office:value="14">
            <text:p>14</text:p>
          </table:table-cell>
          <table:table-cell office:value-type="float" office:value="10.467">
            <text:p>10.467</text:p>
          </table:table-cell>
          <table:table-cell table:formula="of:=IFERROR(VLOOKUP([.B36];[qrels.$C$349:.$E$823];2;0);&quot;-&quot;)" office:value-type="float" office:value="0">
            <text:p>0</text:p>
          </table:table-cell>
          <table:table-cell table:formula="of:=SUM(INDIRECT(ADDRESS(MATCH([.A36];[.A$1:.A$109];0);5)&amp;&quot;:&quot;&amp;ADDRESS(ROW([.E36]);5)))/COUNTA(INDIRECT(ADDRESS(MATCH([.A36];[.A$1:.A$109];0);5)&amp;&quot;:&quot;&amp;ADDRESS(ROW([.E36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2589-0063</text:p>
          </table:table-cell>
          <table:table-cell office:value-type="float" office:value="15">
            <text:p>15</text:p>
          </table:table-cell>
          <table:table-cell office:value-type="float" office:value="10.464">
            <text:p>10.464</text:p>
          </table:table-cell>
          <table:table-cell table:formula="of:=IFERROR(VLOOKUP([.B37];[qrels.$C$349:.$E$823];2;0);&quot;-&quot;)" office:value-type="float" office:value="0">
            <text:p>0</text:p>
          </table:table-cell>
          <table:table-cell table:formula="of:=SUM(INDIRECT(ADDRESS(MATCH([.A37];[.A$1:.A$109];0);5)&amp;&quot;:&quot;&amp;ADDRESS(ROW([.E37]);5)))/COUNTA(INDIRECT(ADDRESS(MATCH([.A37];[.A$1:.A$109];0);5)&amp;&quot;:&quot;&amp;ADDRESS(ROW([.E37]);5)))*100" office:value-type="float" office:value="13.3333333333333">
            <text:p>13.33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1689-0102</text:p>
          </table:table-cell>
          <table:table-cell office:value-type="float" office:value="16">
            <text:p>16</text:p>
          </table:table-cell>
          <table:table-cell office:value-type="float" office:value="10.396">
            <text:p>10.396</text:p>
          </table:table-cell>
          <table:table-cell table:formula="of:=IFERROR(VLOOKUP([.B38];[qrels.$C$349:.$E$823];2;0);&quot;-&quot;)" office:value-type="string" office:string-value="-">
            <text:p>-</text:p>
          </table:table-cell>
          <table:table-cell table:formula="of:=SUM(INDIRECT(ADDRESS(MATCH([.A38];[.A$1:.A$109];0);5)&amp;&quot;:&quot;&amp;ADDRESS(ROW([.E38]);5)))/COUNTA(INDIRECT(ADDRESS(MATCH([.A38];[.A$1:.A$109];0);5)&amp;&quot;:&quot;&amp;ADDRESS(ROW([.E38]);5)))*100" office:value-type="float" office:value="12.5">
            <text:p>12.5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0790-0127</text:p>
          </table:table-cell>
          <table:table-cell office:value-type="float" office:value="17">
            <text:p>17</text:p>
          </table:table-cell>
          <table:table-cell office:value-type="float" office:value="10.384">
            <text:p>10.384</text:p>
          </table:table-cell>
          <table:table-cell table:formula="of:=IFERROR(VLOOKUP([.B39];[qrels.$C$349:.$E$823];2;0);&quot;-&quot;)" office:value-type="float" office:value="0">
            <text:p>0</text:p>
          </table:table-cell>
          <table:table-cell table:formula="of:=SUM(INDIRECT(ADDRESS(MATCH([.A39];[.A$1:.A$109];0);5)&amp;&quot;:&quot;&amp;ADDRESS(ROW([.E39]);5)))/COUNTA(INDIRECT(ADDRESS(MATCH([.A39];[.A$1:.A$109];0);5)&amp;&quot;:&quot;&amp;ADDRESS(ROW([.E39]);5)))*100" office:value-type="float" office:value="11.7647058823529">
            <text:p>11.76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18">
            <text:p>18</text:p>
          </table:table-cell>
          <table:table-cell office:value-type="float" office:value="10.301">
            <text:p>10.301</text:p>
          </table:table-cell>
          <table:table-cell table:formula="of:=IFERROR(VLOOKUP([.B40];[qrels.$C$349:.$E$823];2;0);&quot;-&quot;)" office:value-type="float" office:value="0">
            <text:p>0</text:p>
          </table:table-cell>
          <table:table-cell table:formula="of:=SUM(INDIRECT(ADDRESS(MATCH([.A40];[.A$1:.A$109];0);5)&amp;&quot;:&quot;&amp;ADDRESS(ROW([.E40]);5)))/COUNTA(INDIRECT(ADDRESS(MATCH([.A40];[.A$1:.A$109];0);5)&amp;&quot;:&quot;&amp;ADDRESS(ROW([.E40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789-0113</text:p>
          </table:table-cell>
          <table:table-cell office:value-type="float" office:value="19">
            <text:p>19</text:p>
          </table:table-cell>
          <table:table-cell office:value-type="float" office:value="10.179">
            <text:p>10.179</text:p>
          </table:table-cell>
          <table:table-cell table:formula="of:=IFERROR(VLOOKUP([.B41];[qrels.$C$349:.$E$823];2;0);&quot;-&quot;)" office:value-type="float" office:value="0">
            <text:p>0</text:p>
          </table:table-cell>
          <table:table-cell table:formula="of:=SUM(INDIRECT(ADDRESS(MATCH([.A41];[.A$1:.A$109];0);5)&amp;&quot;:&quot;&amp;ADDRESS(ROW([.E41]);5)))/COUNTA(INDIRECT(ADDRESS(MATCH([.A41];[.A$1:.A$109];0);5)&amp;&quot;:&quot;&amp;ADDRESS(ROW([.E41]);5)))*100" office:value-type="float" office:value="10.5263157894737">
            <text:p>10.52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1389-0010</text:p>
          </table:table-cell>
          <table:table-cell office:value-type="float" office:value="20">
            <text:p>20</text:p>
          </table:table-cell>
          <table:table-cell office:value-type="float" office:value="10.141">
            <text:p>10.141</text:p>
          </table:table-cell>
          <table:table-cell table:formula="of:=IFERROR(VLOOKUP([.B42];[qrels.$C$349:.$E$823];2;0);&quot;-&quot;)" office:value-type="float" office:value="0">
            <text:p>0</text:p>
          </table:table-cell>
          <table:table-cell table:formula="of:=SUM(INDIRECT(ADDRESS(MATCH([.A42];[.A$1:.A$109];0);5)&amp;&quot;:&quot;&amp;ADDRESS(ROW([.E42]);5)))/COUNTA(INDIRECT(ADDRESS(MATCH([.A42];[.A$1:.A$109];0);5)&amp;&quot;:&quot;&amp;ADDRESS(ROW([.E42]);5)))*100" office:value-type="float" office:value="10">
            <text:p>1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30">
            <text:p>30</text:p>
          </table:table-cell>
          <table:table-cell office:value-type="string">
            <text:p>ms</text:p>
          </table:table-cell>
          <table:table-cell table:formula="of:=SUM([.E23:.E32])/10" office:value-type="float" office:value="0.2">
            <text:p>0.2</text:p>
          </table:table-cell>
          <table:table-cell table:formula="of:=SUMIF([.E23:.E42];1;[.F23:.F42])/VLOOKUP([.A42];[$NumRel.$A$2:.$B$6];2;0)" office:value-type="float" office:value="4.14746543778802">
            <text:p>4.1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1">
            <text:p>1</text:p>
          </table:table-cell>
          <table:table-cell office:value-type="float" office:value="15.761">
            <text:p>15.761</text:p>
          </table:table-cell>
          <table:table-cell table:formula="of:=IFERROR(VLOOKUP([.B45];[qrels.$C$824:.$E$1182];2;0);&quot;-&quot;)" office:value-type="float" office:value="0">
            <text:p>0</text:p>
          </table:table-cell>
          <table:table-cell table:formula="of:=SUM(INDIRECT(ADDRESS(MATCH([.A45];[.A$1:.A$109];0);5)&amp;&quot;:&quot;&amp;ADDRESS(ROW([.E45]);5)))/COUNTA(INDIRECT(ADDRESS(MATCH([.A45];[.A$1:.A$109];0);5)&amp;&quot;:&quot;&amp;ADDRESS(ROW([.E45]);5)))*100" office:value-type="float" office:value="0">
            <text:p>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2">
            <text:p>2</text:p>
          </table:table-cell>
          <table:table-cell office:value-type="float" office:value="15.621">
            <text:p>15.621</text:p>
          </table:table-cell>
          <table:table-cell table:formula="of:=IFERROR(VLOOKUP([.B46];[qrels.$C$824:.$E$1182];2;0);&quot;-&quot;)" office:value-type="float" office:value="1">
            <text:p>1</text:p>
          </table:table-cell>
          <table:table-cell table:formula="of:=SUM(INDIRECT(ADDRESS(MATCH([.A46];[.A$1:.A$109];0);5)&amp;&quot;:&quot;&amp;ADDRESS(ROW([.E46]);5)))/COUNTA(INDIRECT(ADDRESS(MATCH([.A46];[.A$1:.A$109];0);5)&amp;&quot;:&quot;&amp;ADDRESS(ROW([.E46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3">
            <text:p>3</text:p>
          </table:table-cell>
          <table:table-cell office:value-type="float" office:value="14.952">
            <text:p>14.952</text:p>
          </table:table-cell>
          <table:table-cell table:formula="of:=IFERROR(VLOOKUP([.B47];[qrels.$C$824:.$E$1182];2;0);&quot;-&quot;)" office:value-type="float" office:value="0">
            <text:p>0</text:p>
          </table:table-cell>
          <table:table-cell table:formula="of:=SUM(INDIRECT(ADDRESS(MATCH([.A47];[.A$1:.A$109];0);5)&amp;&quot;:&quot;&amp;ADDRESS(ROW([.E47]);5)))/COUNTA(INDIRECT(ADDRESS(MATCH([.A47];[.A$1:.A$109];0);5)&amp;&quot;:&quot;&amp;ADDRESS(ROW([.E47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4">
            <text:p>4</text:p>
          </table:table-cell>
          <table:table-cell office:value-type="float" office:value="14.701">
            <text:p>14.701</text:p>
          </table:table-cell>
          <table:table-cell table:formula="of:=IFERROR(VLOOKUP([.B48];[qrels.$C$824:.$E$1182];2;0);&quot;-&quot;)" office:value-type="float" office:value="1">
            <text:p>1</text:p>
          </table:table-cell>
          <table:table-cell table:formula="of:=SUM(INDIRECT(ADDRESS(MATCH([.A48];[.A$1:.A$109];0);5)&amp;&quot;:&quot;&amp;ADDRESS(ROW([.E48]);5)))/COUNTA(INDIRECT(ADDRESS(MATCH([.A48];[.A$1:.A$109];0);5)&amp;&quot;:&quot;&amp;ADDRESS(ROW([.E48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5">
            <text:p>5</text:p>
          </table:table-cell>
          <table:table-cell office:value-type="float" office:value="14.481">
            <text:p>14.481</text:p>
          </table:table-cell>
          <table:table-cell table:formula="of:=IFERROR(VLOOKUP([.B49];[qrels.$C$824:.$E$1182];2;0);&quot;-&quot;)" office:value-type="float" office:value="1">
            <text:p>1</text:p>
          </table:table-cell>
          <table:table-cell table:formula="of:=SUM(INDIRECT(ADDRESS(MATCH([.A49];[.A$1:.A$109];0);5)&amp;&quot;:&quot;&amp;ADDRESS(ROW([.E49]);5)))/COUNTA(INDIRECT(ADDRESS(MATCH([.A49];[.A$1:.A$109];0);5)&amp;&quot;:&quot;&amp;ADDRESS(ROW([.E49]);5)))*100" office:value-type="float" office:value="60">
            <text:p>6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6">
            <text:p>6</text:p>
          </table:table-cell>
          <table:table-cell office:value-type="float" office:value="14.162">
            <text:p>14.162</text:p>
          </table:table-cell>
          <table:table-cell table:formula="of:=IFERROR(VLOOKUP([.B50];[qrels.$C$824:.$E$1182];2;0);&quot;-&quot;)" office:value-type="float" office:value="1">
            <text:p>1</text:p>
          </table:table-cell>
          <table:table-cell table:formula="of:=SUM(INDIRECT(ADDRESS(MATCH([.A50];[.A$1:.A$109];0);5)&amp;&quot;:&quot;&amp;ADDRESS(ROW([.E50]);5)))/COUNTA(INDIRECT(ADDRESS(MATCH([.A50];[.A$1:.A$109];0);5)&amp;&quot;:&quot;&amp;ADDRESS(ROW([.E50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7">
            <text:p>7</text:p>
          </table:table-cell>
          <table:table-cell office:value-type="float" office:value="12.999">
            <text:p>12.999</text:p>
          </table:table-cell>
          <table:table-cell table:formula="of:=IFERROR(VLOOKUP([.B51];[qrels.$C$824:.$E$1182];2;0);&quot;-&quot;)" office:value-type="float" office:value="0">
            <text:p>0</text:p>
          </table:table-cell>
          <table:table-cell table:formula="of:=SUM(INDIRECT(ADDRESS(MATCH([.A51];[.A$1:.A$109];0);5)&amp;&quot;:&quot;&amp;ADDRESS(ROW([.E51]);5)))/COUNTA(INDIRECT(ADDRESS(MATCH([.A51];[.A$1:.A$109];0);5)&amp;&quot;:&quot;&amp;ADDRESS(ROW([.E51]);5)))*100" office:value-type="float" office:value="57.1428571428571">
            <text:p>57.14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8">
            <text:p>8</text:p>
          </table:table-cell>
          <table:table-cell office:value-type="float" office:value="11.931">
            <text:p>11.931</text:p>
          </table:table-cell>
          <table:table-cell table:formula="of:=IFERROR(VLOOKUP([.B52];[qrels.$C$824:.$E$1182];2;0);&quot;-&quot;)" office:value-type="float" office:value="1">
            <text:p>1</text:p>
          </table:table-cell>
          <table:table-cell table:formula="of:=SUM(INDIRECT(ADDRESS(MATCH([.A52];[.A$1:.A$109];0);5)&amp;&quot;:&quot;&amp;ADDRESS(ROW([.E52]);5)))/COUNTA(INDIRECT(ADDRESS(MATCH([.A52];[.A$1:.A$109];0);5)&amp;&quot;:&quot;&amp;ADDRESS(ROW([.E52]);5)))*100" office:value-type="float" office:value="62.5">
            <text:p>62.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20689-0083</text:p>
          </table:table-cell>
          <table:table-cell office:value-type="float" office:value="9">
            <text:p>9</text:p>
          </table:table-cell>
          <table:table-cell office:value-type="float" office:value="11.727">
            <text:p>11.727</text:p>
          </table:table-cell>
          <table:table-cell table:formula="of:=IFERROR(VLOOKUP([.B53];[qrels.$C$824:.$E$1182];2;0);&quot;-&quot;)" office:value-type="float" office:value="0">
            <text:p>0</text:p>
          </table:table-cell>
          <table:table-cell table:formula="of:=SUM(INDIRECT(ADDRESS(MATCH([.A53];[.A$1:.A$109];0);5)&amp;&quot;:&quot;&amp;ADDRESS(ROW([.E53]);5)))/COUNTA(INDIRECT(ADDRESS(MATCH([.A53];[.A$1:.A$109];0);5)&amp;&quot;:&quot;&amp;ADDRESS(ROW([.E53]);5)))*100" office:value-type="float" office:value="55.5555555555556">
            <text:p>55.55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0">
            <text:p>10</text:p>
          </table:table-cell>
          <table:table-cell office:value-type="float" office:value="11.608">
            <text:p>11.608</text:p>
          </table:table-cell>
          <table:table-cell table:formula="of:=IFERROR(VLOOKUP([.B54];[qrels.$C$824:.$E$1182];2;0);&quot;-&quot;)" office:value-type="float" office:value="1">
            <text:p>1</text:p>
          </table:table-cell>
          <table:table-cell table:formula="of:=SUM(INDIRECT(ADDRESS(MATCH([.A54];[.A$1:.A$109];0);5)&amp;&quot;:&quot;&amp;ADDRESS(ROW([.E54]);5)))/COUNTA(INDIRECT(ADDRESS(MATCH([.A54];[.A$1:.A$109];0);5)&amp;&quot;:&quot;&amp;ADDRESS(ROW([.E54]);5)))*100" office:value-type="float" office:value="60">
            <text:p>6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11">
            <text:p>11</text:p>
          </table:table-cell>
          <table:table-cell office:value-type="float" office:value="11.175">
            <text:p>11.175</text:p>
          </table:table-cell>
          <table:table-cell table:formula="of:=IFERROR(VLOOKUP([.B55];[qrels.$C$824:.$E$1182];2;0);&quot;-&quot;)" office:value-type="float" office:value="0">
            <text:p>0</text:p>
          </table:table-cell>
          <table:table-cell table:formula="of:=SUM(INDIRECT(ADDRESS(MATCH([.A55];[.A$1:.A$109];0);5)&amp;&quot;:&quot;&amp;ADDRESS(ROW([.E55]);5)))/COUNTA(INDIRECT(ADDRESS(MATCH([.A55];[.A$1:.A$109];0);5)&amp;&quot;:&quot;&amp;ADDRESS(ROW([.E55]);5)))*100" office:value-type="float" office:value="54.5454545454545">
            <text:p>54.54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12">
            <text:p>12</text:p>
          </table:table-cell>
          <table:table-cell office:value-type="float" office:value="11.152">
            <text:p>11.152</text:p>
          </table:table-cell>
          <table:table-cell table:formula="of:=IFERROR(VLOOKUP([.B56];[qrels.$C$824:.$E$1182];2;0);&quot;-&quot;)" office:value-type="float" office:value="0">
            <text:p>0</text:p>
          </table:table-cell>
          <table:table-cell table:formula="of:=SUM(INDIRECT(ADDRESS(MATCH([.A56];[.A$1:.A$109];0);5)&amp;&quot;:&quot;&amp;ADDRESS(ROW([.E56]);5)))/COUNTA(INDIRECT(ADDRESS(MATCH([.A56];[.A$1:.A$109];0);5)&amp;&quot;:&quot;&amp;ADDRESS(ROW([.E56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3">
            <text:p>13</text:p>
          </table:table-cell>
          <table:table-cell office:value-type="float" office:value="10.901">
            <text:p>10.901</text:p>
          </table:table-cell>
          <table:table-cell table:formula="of:=IFERROR(VLOOKUP([.B57];[qrels.$C$824:.$E$1182];2;0);&quot;-&quot;)" office:value-type="float" office:value="1">
            <text:p>1</text:p>
          </table:table-cell>
          <table:table-cell table:formula="of:=SUM(INDIRECT(ADDRESS(MATCH([.A57];[.A$1:.A$109];0);5)&amp;&quot;:&quot;&amp;ADDRESS(ROW([.E57]);5)))/COUNTA(INDIRECT(ADDRESS(MATCH([.A57];[.A$1:.A$109];0);5)&amp;&quot;:&quot;&amp;ADDRESS(ROW([.E57]);5)))*100" office:value-type="float" office:value="53.8461538461539">
            <text:p>53.84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189-0027</text:p>
          </table:table-cell>
          <table:table-cell office:value-type="float" office:value="14">
            <text:p>14</text:p>
          </table:table-cell>
          <table:table-cell office:value-type="float" office:value="10.267">
            <text:p>10.267</text:p>
          </table:table-cell>
          <table:table-cell table:formula="of:=IFERROR(VLOOKUP([.B58];[qrels.$C$824:.$E$1182];2;0);&quot;-&quot;)" office:value-type="float" office:value="0">
            <text:p>0</text:p>
          </table:table-cell>
          <table:table-cell table:formula="of:=SUM(INDIRECT(ADDRESS(MATCH([.A58];[.A$1:.A$109];0);5)&amp;&quot;:&quot;&amp;ADDRESS(ROW([.E58]);5)))/COUNTA(INDIRECT(ADDRESS(MATCH([.A58];[.A$1:.A$109];0);5)&amp;&quot;:&quot;&amp;ADDRESS(ROW([.E58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5">
            <text:p>15</text:p>
          </table:table-cell>
          <table:table-cell office:value-type="float" office:value="10.174">
            <text:p>10.174</text:p>
          </table:table-cell>
          <table:table-cell table:formula="of:=IFERROR(VLOOKUP([.B59];[qrels.$C$824:.$E$1182];2;0);&quot;-&quot;)" office:value-type="float" office:value="1">
            <text:p>1</text:p>
          </table:table-cell>
          <table:table-cell table:formula="of:=SUM(INDIRECT(ADDRESS(MATCH([.A59];[.A$1:.A$109];0);5)&amp;&quot;:&quot;&amp;ADDRESS(ROW([.E59]);5)))/COUNTA(INDIRECT(ADDRESS(MATCH([.A59];[.A$1:.A$109];0);5)&amp;&quot;:&quot;&amp;ADDRESS(ROW([.E59]);5)))*100" office:value-type="float" office:value="53.3333333333333">
            <text:p>53.33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6">
            <text:p>16</text:p>
          </table:table-cell>
          <table:table-cell office:value-type="float" office:value="9.817">
            <text:p>9.817</text:p>
          </table:table-cell>
          <table:table-cell table:formula="of:=IFERROR(VLOOKUP([.B60];[qrels.$C$824:.$E$1182];2;0);&quot;-&quot;)" office:value-type="float" office:value="0">
            <text:p>0</text:p>
          </table:table-cell>
          <table:table-cell table:formula="of:=SUM(INDIRECT(ADDRESS(MATCH([.A60];[.A$1:.A$109];0);5)&amp;&quot;:&quot;&amp;ADDRESS(ROW([.E60]);5)))/COUNTA(INDIRECT(ADDRESS(MATCH([.A60];[.A$1:.A$109];0);5)&amp;&quot;:&quot;&amp;ADDRESS(ROW([.E60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2790-0099</text:p>
          </table:table-cell>
          <table:table-cell office:value-type="float" office:value="17">
            <text:p>17</text:p>
          </table:table-cell>
          <table:table-cell office:value-type="float" office:value="9.571">
            <text:p>9.571</text:p>
          </table:table-cell>
          <table:table-cell table:formula="of:=IFERROR(VLOOKUP([.B61];[qrels.$C$824:.$E$1182];2;0);&quot;-&quot;)" office:value-type="float" office:value="0">
            <text:p>0</text:p>
          </table:table-cell>
          <table:table-cell table:formula="of:=SUM(INDIRECT(ADDRESS(MATCH([.A61];[.A$1:.A$109];0);5)&amp;&quot;:&quot;&amp;ADDRESS(ROW([.E61]);5)))/COUNTA(INDIRECT(ADDRESS(MATCH([.A61];[.A$1:.A$109];0);5)&amp;&quot;:&quot;&amp;ADDRESS(ROW([.E61]);5)))*100" office:value-type="float" office:value="47.0588235294118">
            <text:p>47.05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2290-0110</text:p>
          </table:table-cell>
          <table:table-cell office:value-type="float" office:value="18">
            <text:p>18</text:p>
          </table:table-cell>
          <table:table-cell office:value-type="float" office:value="9.564">
            <text:p>9.564</text:p>
          </table:table-cell>
          <table:table-cell table:formula="of:=IFERROR(VLOOKUP([.B62];[qrels.$C$824:.$E$1182];2;0);&quot;-&quot;)" office:value-type="float" office:value="1">
            <text:p>1</text:p>
          </table:table-cell>
          <table:table-cell table:formula="of:=SUM(INDIRECT(ADDRESS(MATCH([.A62];[.A$1:.A$109];0);5)&amp;&quot;:&quot;&amp;ADDRESS(ROW([.E62]);5)))/COUNTA(INDIRECT(ADDRESS(MATCH([.A62];[.A$1:.A$109];0);5)&amp;&quot;:&quot;&amp;ADDRESS(ROW([.E62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2990-0041</text:p>
          </table:table-cell>
          <table:table-cell office:value-type="float" office:value="19">
            <text:p>19</text:p>
          </table:table-cell>
          <table:table-cell office:value-type="float" office:value="9.27">
            <text:p>9.27</text:p>
          </table:table-cell>
          <table:table-cell table:formula="of:=IFERROR(VLOOKUP([.B63];[qrels.$C$824:.$E$1182];2;0);&quot;-&quot;)" office:value-type="float" office:value="0">
            <text:p>0</text:p>
          </table:table-cell>
          <table:table-cell table:formula="of:=SUM(INDIRECT(ADDRESS(MATCH([.A63];[.A$1:.A$109];0);5)&amp;&quot;:&quot;&amp;ADDRESS(ROW([.E63]);5)))/COUNTA(INDIRECT(ADDRESS(MATCH([.A63];[.A$1:.A$109];0);5)&amp;&quot;:&quot;&amp;ADDRESS(ROW([.E63]);5)))*100" office:value-type="float" office:value="47.3684210526316">
            <text:p>47.36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190-0135</text:p>
          </table:table-cell>
          <table:table-cell office:value-type="float" office:value="20">
            <text:p>20</text:p>
          </table:table-cell>
          <table:table-cell office:value-type="float" office:value="9.231">
            <text:p>9.231</text:p>
          </table:table-cell>
          <table:table-cell table:formula="of:=IFERROR(VLOOKUP([.B64];[qrels.$C$824:.$E$1182];2;0);&quot;-&quot;)" office:value-type="float" office:value="0">
            <text:p>0</text:p>
          </table:table-cell>
          <table:table-cell table:formula="of:=SUM(INDIRECT(ADDRESS(MATCH([.A64];[.A$1:.A$109];0);5)&amp;&quot;:&quot;&amp;ADDRESS(ROW([.E64]);5)))/COUNTA(INDIRECT(ADDRESS(MATCH([.A64];[.A$1:.A$109];0);5)&amp;&quot;:&quot;&amp;ADDRESS(ROW([.E64]);5)))*100" office:value-type="float" office:value="45">
            <text:p>4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33">
            <text:p>33</text:p>
          </table:table-cell>
          <table:table-cell office:value-type="string">
            <text:p>ms</text:p>
          </table:table-cell>
          <table:table-cell table:formula="of:=SUM([.E45:.E54])/10" office:value-type="float" office:value="0.6">
            <text:p>0.6</text:p>
          </table:table-cell>
          <table:table-cell table:formula="of:=SUMIF([.E45:.E64];1;[.F45:.F64])/VLOOKUP([.A64];[$NumRel.$A$2:.$B$6];2;0)" office:value-type="float" office:value="38.9497041420118">
            <text:p>38.9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2289-0002</text:p>
          </table:table-cell>
          <table:table-cell office:value-type="float" office:value="1">
            <text:p>1</text:p>
          </table:table-cell>
          <table:table-cell office:value-type="float" office:value="14.588">
            <text:p>14.588</text:p>
          </table:table-cell>
          <table:table-cell table:formula="of:=IFERROR(VLOOKUP([.B67];[qrels.$C$1183:.$E$1678];2;0);&quot;-&quot;)" office:value-type="float" office:value="0">
            <text:p>0</text:p>
          </table:table-cell>
          <table:table-cell table:formula="of:=SUM(INDIRECT(ADDRESS(MATCH([.A67];[.A$1:.A$109];0);5)&amp;&quot;:&quot;&amp;ADDRESS(ROW([.E67]);5)))/COUNTA(INDIRECT(ADDRESS(MATCH([.A67];[.A$1:.A$109];0);5)&amp;&quot;:&quot;&amp;ADDRESS(ROW([.E67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2">
            <text:p>2</text:p>
          </table:table-cell>
          <table:table-cell office:value-type="float" office:value="12.173">
            <text:p>12.173</text:p>
          </table:table-cell>
          <table:table-cell table:formula="of:=IFERROR(VLOOKUP([.B68];[qrels.$C$1183:.$E$1678];2;0);&quot;-&quot;)" office:value-type="float" office:value="0">
            <text:p>0</text:p>
          </table:table-cell>
          <table:table-cell table:formula="of:=SUM(INDIRECT(ADDRESS(MATCH([.A68];[.A$1:.A$109];0);5)&amp;&quot;:&quot;&amp;ADDRESS(ROW([.E68]);5)))/COUNTA(INDIRECT(ADDRESS(MATCH([.A68];[.A$1:.A$109];0);5)&amp;&quot;:&quot;&amp;ADDRESS(ROW([.E68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3">
            <text:p>3</text:p>
          </table:table-cell>
          <table:table-cell office:value-type="float" office:value="11.949">
            <text:p>11.949</text:p>
          </table:table-cell>
          <table:table-cell table:formula="of:=IFERROR(VLOOKUP([.B69];[qrels.$C$1183:.$E$1678];2;0);&quot;-&quot;)" office:value-type="float" office:value="0">
            <text:p>0</text:p>
          </table:table-cell>
          <table:table-cell table:formula="of:=SUM(INDIRECT(ADDRESS(MATCH([.A69];[.A$1:.A$109];0);5)&amp;&quot;:&quot;&amp;ADDRESS(ROW([.E69]);5)))/COUNTA(INDIRECT(ADDRESS(MATCH([.A69];[.A$1:.A$109];0);5)&amp;&quot;:&quot;&amp;ADDRESS(ROW([.E69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290-0034</text:p>
          </table:table-cell>
          <table:table-cell office:value-type="float" office:value="4">
            <text:p>4</text:p>
          </table:table-cell>
          <table:table-cell office:value-type="float" office:value="11.94">
            <text:p>11.94</text:p>
          </table:table-cell>
          <table:table-cell table:formula="of:=IFERROR(VLOOKUP([.B70];[qrels.$C$1183:.$E$1678];2;0);&quot;-&quot;)" office:value-type="float" office:value="0">
            <text:p>0</text:p>
          </table:table-cell>
          <table:table-cell table:formula="of:=SUM(INDIRECT(ADDRESS(MATCH([.A70];[.A$1:.A$109];0);5)&amp;&quot;:&quot;&amp;ADDRESS(ROW([.E70]);5)))/COUNTA(INDIRECT(ADDRESS(MATCH([.A70];[.A$1:.A$109];0);5)&amp;&quot;:&quot;&amp;ADDRESS(ROW([.E70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1690-0057</text:p>
          </table:table-cell>
          <table:table-cell office:value-type="float" office:value="5">
            <text:p>5</text:p>
          </table:table-cell>
          <table:table-cell office:value-type="float" office:value="11.352">
            <text:p>11.352</text:p>
          </table:table-cell>
          <table:table-cell table:formula="of:=IFERROR(VLOOKUP([.B71];[qrels.$C$1183:.$E$1678];2;0);&quot;-&quot;)" office:value-type="float" office:value="0">
            <text:p>0</text:p>
          </table:table-cell>
          <table:table-cell table:formula="of:=SUM(INDIRECT(ADDRESS(MATCH([.A71];[.A$1:.A$109];0);5)&amp;&quot;:&quot;&amp;ADDRESS(ROW([.E71]);5)))/COUNTA(INDIRECT(ADDRESS(MATCH([.A71];[.A$1:.A$109];0);5)&amp;&quot;:&quot;&amp;ADDRESS(ROW([.E71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6">
            <text:p>6</text:p>
          </table:table-cell>
          <table:table-cell office:value-type="float" office:value="11.175">
            <text:p>11.175</text:p>
          </table:table-cell>
          <table:table-cell table:formula="of:=IFERROR(VLOOKUP([.B72];[qrels.$C$1183:.$E$1678];2;0);&quot;-&quot;)" office:value-type="float" office:value="1">
            <text:p>1</text:p>
          </table:table-cell>
          <table:table-cell table:formula="of:=SUM(INDIRECT(ADDRESS(MATCH([.A72];[.A$1:.A$109];0);5)&amp;&quot;:&quot;&amp;ADDRESS(ROW([.E72]);5)))/COUNTA(INDIRECT(ADDRESS(MATCH([.A72];[.A$1:.A$109];0);5)&amp;&quot;:&quot;&amp;ADDRESS(ROW([.E72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690-0039</text:p>
          </table:table-cell>
          <table:table-cell office:value-type="float" office:value="7">
            <text:p>7</text:p>
          </table:table-cell>
          <table:table-cell office:value-type="float" office:value="10.481">
            <text:p>10.481</text:p>
          </table:table-cell>
          <table:table-cell table:formula="of:=IFERROR(VLOOKUP([.B73];[qrels.$C$1183:.$E$1678];2;0);&quot;-&quot;)" office:value-type="float" office:value="0">
            <text:p>0</text:p>
          </table:table-cell>
          <table:table-cell table:formula="of:=SUM(INDIRECT(ADDRESS(MATCH([.A73];[.A$1:.A$109];0);5)&amp;&quot;:&quot;&amp;ADDRESS(ROW([.E73]);5)))/COUNTA(INDIRECT(ADDRESS(MATCH([.A73];[.A$1:.A$109];0);5)&amp;&quot;:&quot;&amp;ADDRESS(ROW([.E73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8">
            <text:p>8</text:p>
          </table:table-cell>
          <table:table-cell office:value-type="float" office:value="10.444">
            <text:p>10.444</text:p>
          </table:table-cell>
          <table:table-cell table:formula="of:=IFERROR(VLOOKUP([.B74];[qrels.$C$1183:.$E$1678];2;0);&quot;-&quot;)" office:value-type="float" office:value="1">
            <text:p>1</text:p>
          </table:table-cell>
          <table:table-cell table:formula="of:=SUM(INDIRECT(ADDRESS(MATCH([.A74];[.A$1:.A$109];0);5)&amp;&quot;:&quot;&amp;ADDRESS(ROW([.E74]);5)))/COUNTA(INDIRECT(ADDRESS(MATCH([.A74];[.A$1:.A$109];0);5)&amp;&quot;:&quot;&amp;ADDRESS(ROW([.E74]);5)))*100" office:value-type="float" office:value="25">
            <text:p>25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1490-0089</text:p>
          </table:table-cell>
          <table:table-cell office:value-type="float" office:value="9">
            <text:p>9</text:p>
          </table:table-cell>
          <table:table-cell office:value-type="float" office:value="10.427">
            <text:p>10.427</text:p>
          </table:table-cell>
          <table:table-cell table:formula="of:=IFERROR(VLOOKUP([.B75];[qrels.$C$1183:.$E$1678];2;0);&quot;-&quot;)" office:value-type="float" office:value="0">
            <text:p>0</text:p>
          </table:table-cell>
          <table:table-cell table:formula="of:=SUM(INDIRECT(ADDRESS(MATCH([.A75];[.A$1:.A$109];0);5)&amp;&quot;:&quot;&amp;ADDRESS(ROW([.E75]);5)))/COUNTA(INDIRECT(ADDRESS(MATCH([.A75];[.A$1:.A$109];0);5)&amp;&quot;:&quot;&amp;ADDRESS(ROW([.E75]);5)))*100" office:value-type="float" office:value="22.2222222222222">
            <text:p>22.22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989-0137</text:p>
          </table:table-cell>
          <table:table-cell office:value-type="float" office:value="10">
            <text:p>10</text:p>
          </table:table-cell>
          <table:table-cell office:value-type="float" office:value="10.208">
            <text:p>10.208</text:p>
          </table:table-cell>
          <table:table-cell table:formula="of:=IFERROR(VLOOKUP([.B76];[qrels.$C$1183:.$E$1678];2;0);&quot;-&quot;)" office:value-type="float" office:value="0">
            <text:p>0</text:p>
          </table:table-cell>
          <table:table-cell table:formula="of:=SUM(INDIRECT(ADDRESS(MATCH([.A76];[.A$1:.A$109];0);5)&amp;&quot;:&quot;&amp;ADDRESS(ROW([.E76]);5)))/COUNTA(INDIRECT(ADDRESS(MATCH([.A76];[.A$1:.A$109];0);5)&amp;&quot;:&quot;&amp;ADDRESS(ROW([.E76]);5)))*100" office:value-type="float" office:value="20">
            <text:p>2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589-0173</text:p>
          </table:table-cell>
          <table:table-cell office:value-type="float" office:value="11">
            <text:p>11</text:p>
          </table:table-cell>
          <table:table-cell office:value-type="float" office:value="10.13">
            <text:p>10.13</text:p>
          </table:table-cell>
          <table:table-cell table:formula="of:=IFERROR(VLOOKUP([.B77];[qrels.$C$1183:.$E$1678];2;0);&quot;-&quot;)" office:value-type="float" office:value="0">
            <text:p>0</text:p>
          </table:table-cell>
          <table:table-cell table:formula="of:=SUM(INDIRECT(ADDRESS(MATCH([.A77];[.A$1:.A$109];0);5)&amp;&quot;:&quot;&amp;ADDRESS(ROW([.E77]);5)))/COUNTA(INDIRECT(ADDRESS(MATCH([.A77];[.A$1:.A$109];0);5)&amp;&quot;:&quot;&amp;ADDRESS(ROW([.E77]);5)))*100" office:value-type="float" office:value="18.1818181818182">
            <text:p>18.1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389-0056</text:p>
          </table:table-cell>
          <table:table-cell office:value-type="float" office:value="12">
            <text:p>12</text:p>
          </table:table-cell>
          <table:table-cell office:value-type="float" office:value="10.092">
            <text:p>10.092</text:p>
          </table:table-cell>
          <table:table-cell table:formula="of:=IFERROR(VLOOKUP([.B78];[qrels.$C$1183:.$E$1678];2;0);&quot;-&quot;)" office:value-type="float" office:value="0">
            <text:p>0</text:p>
          </table:table-cell>
          <table:table-cell table:formula="of:=SUM(INDIRECT(ADDRESS(MATCH([.A78];[.A$1:.A$109];0);5)&amp;&quot;:&quot;&amp;ADDRESS(ROW([.E78]);5)))/COUNTA(INDIRECT(ADDRESS(MATCH([.A78];[.A$1:.A$109];0);5)&amp;&quot;:&quot;&amp;ADDRESS(ROW([.E78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1789-0134</text:p>
          </table:table-cell>
          <table:table-cell office:value-type="float" office:value="13">
            <text:p>13</text:p>
          </table:table-cell>
          <table:table-cell office:value-type="float" office:value="10.055">
            <text:p>10.055</text:p>
          </table:table-cell>
          <table:table-cell table:formula="of:=IFERROR(VLOOKUP([.B79];[qrels.$C$1183:.$E$1678];2;0);&quot;-&quot;)" office:value-type="float" office:value="0">
            <text:p>0</text:p>
          </table:table-cell>
          <table:table-cell table:formula="of:=SUM(INDIRECT(ADDRESS(MATCH([.A79];[.A$1:.A$109];0);5)&amp;&quot;:&quot;&amp;ADDRESS(ROW([.E79]);5)))/COUNTA(INDIRECT(ADDRESS(MATCH([.A79];[.A$1:.A$109];0);5)&amp;&quot;:&quot;&amp;ADDRESS(ROW([.E79]);5)))*100" office:value-type="float" office:value="15.3846153846154">
            <text:p>15.38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190-0002</text:p>
          </table:table-cell>
          <table:table-cell office:value-type="float" office:value="14">
            <text:p>14</text:p>
          </table:table-cell>
          <table:table-cell office:value-type="float" office:value="9.84">
            <text:p>9.84</text:p>
          </table:table-cell>
          <table:table-cell table:formula="of:=IFERROR(VLOOKUP([.B80];[qrels.$C$1183:.$E$1678];2;0);&quot;-&quot;)" office:value-type="float" office:value="0">
            <text:p>0</text:p>
          </table:table-cell>
          <table:table-cell table:formula="of:=SUM(INDIRECT(ADDRESS(MATCH([.A80];[.A$1:.A$109];0);5)&amp;&quot;:&quot;&amp;ADDRESS(ROW([.E80]);5)))/COUNTA(INDIRECT(ADDRESS(MATCH([.A80];[.A$1:.A$109];0);5)&amp;&quot;:&quot;&amp;ADDRESS(ROW([.E80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190-0129</text:p>
          </table:table-cell>
          <table:table-cell office:value-type="float" office:value="15">
            <text:p>15</text:p>
          </table:table-cell>
          <table:table-cell office:value-type="float" office:value="9.79">
            <text:p>9.79</text:p>
          </table:table-cell>
          <table:table-cell table:formula="of:=IFERROR(VLOOKUP([.B81];[qrels.$C$1183:.$E$1678];2;0);&quot;-&quot;)" office:value-type="float" office:value="0">
            <text:p>0</text:p>
          </table:table-cell>
          <table:table-cell table:formula="of:=SUM(INDIRECT(ADDRESS(MATCH([.A81];[.A$1:.A$109];0);5)&amp;&quot;:&quot;&amp;ADDRESS(ROW([.E81]);5)))/COUNTA(INDIRECT(ADDRESS(MATCH([.A81];[.A$1:.A$109];0);5)&amp;&quot;:&quot;&amp;ADDRESS(ROW([.E81]);5)))*100" office:value-type="float" office:value="13.3333333333333">
            <text:p>1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0690-0017</text:p>
          </table:table-cell>
          <table:table-cell office:value-type="float" office:value="16">
            <text:p>16</text:p>
          </table:table-cell>
          <table:table-cell office:value-type="float" office:value="9.632">
            <text:p>9.632</text:p>
          </table:table-cell>
          <table:table-cell table:formula="of:=IFERROR(VLOOKUP([.B82];[qrels.$C$1183:.$E$1678];2;0);&quot;-&quot;)" office:value-type="float" office:value="0">
            <text:p>0</text:p>
          </table:table-cell>
          <table:table-cell table:formula="of:=SUM(INDIRECT(ADDRESS(MATCH([.A82];[.A$1:.A$109];0);5)&amp;&quot;:&quot;&amp;ADDRESS(ROW([.E82]);5)))/COUNTA(INDIRECT(ADDRESS(MATCH([.A82];[.A$1:.A$109];0);5)&amp;&quot;:&quot;&amp;ADDRESS(ROW([.E82]);5)))*100" office:value-type="float" office:value="12.5">
            <text:p>12.5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1789-0029</text:p>
          </table:table-cell>
          <table:table-cell office:value-type="float" office:value="17">
            <text:p>17</text:p>
          </table:table-cell>
          <table:table-cell office:value-type="float" office:value="9.379">
            <text:p>9.379</text:p>
          </table:table-cell>
          <table:table-cell table:formula="of:=IFERROR(VLOOKUP([.B83];[qrels.$C$1183:.$E$1678];2;0);&quot;-&quot;)" office:value-type="float" office:value="0">
            <text:p>0</text:p>
          </table:table-cell>
          <table:table-cell table:formula="of:=SUM(INDIRECT(ADDRESS(MATCH([.A83];[.A$1:.A$109];0);5)&amp;&quot;:&quot;&amp;ADDRESS(ROW([.E83]);5)))/COUNTA(INDIRECT(ADDRESS(MATCH([.A83];[.A$1:.A$109];0);5)&amp;&quot;:&quot;&amp;ADDRESS(ROW([.E83]);5)))*100" office:value-type="float" office:value="11.7647058823529">
            <text:p>11.76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50990-0163</text:p>
          </table:table-cell>
          <table:table-cell office:value-type="float" office:value="18">
            <text:p>18</text:p>
          </table:table-cell>
          <table:table-cell office:value-type="float" office:value="9.372">
            <text:p>9.372</text:p>
          </table:table-cell>
          <table:table-cell table:formula="of:=IFERROR(VLOOKUP([.B84];[qrels.$C$1183:.$E$1678];2;0);&quot;-&quot;)" office:value-type="float" office:value="0">
            <text:p>0</text:p>
          </table:table-cell>
          <table:table-cell table:formula="of:=SUM(INDIRECT(ADDRESS(MATCH([.A84];[.A$1:.A$109];0);5)&amp;&quot;:&quot;&amp;ADDRESS(ROW([.E84]);5)))/COUNTA(INDIRECT(ADDRESS(MATCH([.A84];[.A$1:.A$109];0);5)&amp;&quot;:&quot;&amp;ADDRESS(ROW([.E84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52090-0005</text:p>
          </table:table-cell>
          <table:table-cell office:value-type="float" office:value="19">
            <text:p>19</text:p>
          </table:table-cell>
          <table:table-cell office:value-type="float" office:value="9.265">
            <text:p>9.265</text:p>
          </table:table-cell>
          <table:table-cell table:formula="of:=IFERROR(VLOOKUP([.B85];[qrels.$C$1183:.$E$1678];2;0);&quot;-&quot;)" office:value-type="float" office:value="0">
            <text:p>0</text:p>
          </table:table-cell>
          <table:table-cell table:formula="of:=SUM(INDIRECT(ADDRESS(MATCH([.A85];[.A$1:.A$109];0);5)&amp;&quot;:&quot;&amp;ADDRESS(ROW([.E85]);5)))/COUNTA(INDIRECT(ADDRESS(MATCH([.A85];[.A$1:.A$109];0);5)&amp;&quot;:&quot;&amp;ADDRESS(ROW([.E85]);5)))*100" office:value-type="float" office:value="10.5263157894737">
            <text:p>10.52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790-0016</text:p>
          </table:table-cell>
          <table:table-cell office:value-type="float" office:value="20">
            <text:p>20</text:p>
          </table:table-cell>
          <table:table-cell office:value-type="float" office:value="9.198">
            <text:p>9.198</text:p>
          </table:table-cell>
          <table:table-cell table:formula="of:=IFERROR(VLOOKUP([.B86];[qrels.$C$1183:.$E$1678];2;0);&quot;-&quot;)" office:value-type="float" office:value="0">
            <text:p>0</text:p>
          </table:table-cell>
          <table:table-cell table:formula="of:=SUM(INDIRECT(ADDRESS(MATCH([.A86];[.A$1:.A$109];0);5)&amp;&quot;:&quot;&amp;ADDRESS(ROW([.E86]);5)))/COUNTA(INDIRECT(ADDRESS(MATCH([.A86];[.A$1:.A$109];0);5)&amp;&quot;:&quot;&amp;ADDRESS(ROW([.E86]);5)))*100" office:value-type="float" office:value="10">
            <text:p>1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60">
            <text:p>60</text:p>
          </table:table-cell>
          <table:table-cell office:value-type="string">
            <text:p>ms</text:p>
          </table:table-cell>
          <table:table-cell table:formula="of:=SUM([.E67:.E76])/10" office:value-type="float" office:value="0.2">
            <text:p>0.2</text:p>
          </table:table-cell>
          <table:table-cell table:formula="of:=SUMIF([.E67:.E86];1;[.F67:.F86])/VLOOKUP([.A86];[$NumRel.$A$2:.$B$6];2;0)" office:value-type="float" office:value="2.31481481481481">
            <text:p>2.3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1">
            <text:p>1</text:p>
          </table:table-cell>
          <table:table-cell office:value-type="float" office:value="20.22">
            <text:p>20.22</text:p>
          </table:table-cell>
          <table:table-cell table:formula="of:=IFERROR(VLOOKUP([.B89];[qrels.$C$1679:.$E$2101];2;0);&quot;-&quot;)" office:value-type="float" office:value="1">
            <text:p>1</text:p>
          </table:table-cell>
          <table:table-cell table:formula="of:=SUM(INDIRECT(ADDRESS(MATCH([.A89];[.A$1:.A$109];0);5)&amp;&quot;:&quot;&amp;ADDRESS(ROW([.E89]);5)))/COUNTA(INDIRECT(ADDRESS(MATCH([.A89];[.A$1:.A$109];0);5)&amp;&quot;:&quot;&amp;ADDRESS(ROW([.E89]);5)))*100" office:value-type="float" office:value="100">
            <text:p>10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2">
            <text:p>2</text:p>
          </table:table-cell>
          <table:table-cell office:value-type="float" office:value="18.324">
            <text:p>18.324</text:p>
          </table:table-cell>
          <table:table-cell table:formula="of:=IFERROR(VLOOKUP([.B90];[qrels.$C$1679:.$E$2101];2;0);&quot;-&quot;)" office:value-type="float" office:value="0">
            <text:p>0</text:p>
          </table:table-cell>
          <table:table-cell table:formula="of:=SUM(INDIRECT(ADDRESS(MATCH([.A90];[.A$1:.A$109];0);5)&amp;&quot;:&quot;&amp;ADDRESS(ROW([.E90]);5)))/COUNTA(INDIRECT(ADDRESS(MATCH([.A90];[.A$1:.A$109];0);5)&amp;&quot;:&quot;&amp;ADDRESS(ROW([.E90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3">
            <text:p>3</text:p>
          </table:table-cell>
          <table:table-cell office:value-type="float" office:value="17.619">
            <text:p>17.619</text:p>
          </table:table-cell>
          <table:table-cell table:formula="of:=IFERROR(VLOOKUP([.B91];[qrels.$C$1679:.$E$2101];2;0);&quot;-&quot;)" office:value-type="float" office:value="1">
            <text:p>1</text:p>
          </table:table-cell>
          <table:table-cell table:formula="of:=SUM(INDIRECT(ADDRESS(MATCH([.A91];[.A$1:.A$109];0);5)&amp;&quot;:&quot;&amp;ADDRESS(ROW([.E91]);5)))/COUNTA(INDIRECT(ADDRESS(MATCH([.A91];[.A$1:.A$109];0);5)&amp;&quot;:&quot;&amp;ADDRESS(ROW([.E91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289-0148</text:p>
          </table:table-cell>
          <table:table-cell office:value-type="float" office:value="4">
            <text:p>4</text:p>
          </table:table-cell>
          <table:table-cell office:value-type="float" office:value="17.057">
            <text:p>17.057</text:p>
          </table:table-cell>
          <table:table-cell table:formula="of:=IFERROR(VLOOKUP([.B92];[qrels.$C$1679:.$E$2101];2;0);&quot;-&quot;)" office:value-type="float" office:value="1">
            <text:p>1</text:p>
          </table:table-cell>
          <table:table-cell table:formula="of:=SUM(INDIRECT(ADDRESS(MATCH([.A92];[.A$1:.A$109];0);5)&amp;&quot;:&quot;&amp;ADDRESS(ROW([.E92]);5)))/COUNTA(INDIRECT(ADDRESS(MATCH([.A92];[.A$1:.A$109];0);5)&amp;&quot;:&quot;&amp;ADDRESS(ROW([.E92]);5)))*100" office:value-type="float" office:value="75">
            <text:p>75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5">
            <text:p>5</text:p>
          </table:table-cell>
          <table:table-cell office:value-type="float" office:value="16.222">
            <text:p>16.222</text:p>
          </table:table-cell>
          <table:table-cell table:formula="of:=IFERROR(VLOOKUP([.B93];[qrels.$C$1679:.$E$2101];2;0);&quot;-&quot;)" office:value-type="float" office:value="0">
            <text:p>0</text:p>
          </table:table-cell>
          <table:table-cell table:formula="of:=SUM(INDIRECT(ADDRESS(MATCH([.A93];[.A$1:.A$109];0);5)&amp;&quot;:&quot;&amp;ADDRESS(ROW([.E93]);5)))/COUNTA(INDIRECT(ADDRESS(MATCH([.A93];[.A$1:.A$109];0);5)&amp;&quot;:&quot;&amp;ADDRESS(ROW([.E93]);5)))*100" office:value-type="float" office:value="60">
            <text:p>6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1989-0049</text:p>
          </table:table-cell>
          <table:table-cell office:value-type="float" office:value="6">
            <text:p>6</text:p>
          </table:table-cell>
          <table:table-cell office:value-type="float" office:value="16.147">
            <text:p>16.147</text:p>
          </table:table-cell>
          <table:table-cell table:formula="of:=IFERROR(VLOOKUP([.B94];[qrels.$C$1679:.$E$2101];2;0);&quot;-&quot;)" office:value-type="float" office:value="0">
            <text:p>0</text:p>
          </table:table-cell>
          <table:table-cell table:formula="of:=SUM(INDIRECT(ADDRESS(MATCH([.A94];[.A$1:.A$109];0);5)&amp;&quot;:&quot;&amp;ADDRESS(ROW([.E94]);5)))/COUNTA(INDIRECT(ADDRESS(MATCH([.A94];[.A$1:.A$109];0);5)&amp;&quot;:&quot;&amp;ADDRESS(ROW([.E94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7">
            <text:p>7</text:p>
          </table:table-cell>
          <table:table-cell office:value-type="float" office:value="15.91">
            <text:p>15.91</text:p>
          </table:table-cell>
          <table:table-cell table:formula="of:=IFERROR(VLOOKUP([.B95];[qrels.$C$1679:.$E$2101];2;0);&quot;-&quot;)" office:value-type="float" office:value="1">
            <text:p>1</text:p>
          </table:table-cell>
          <table:table-cell table:formula="of:=SUM(INDIRECT(ADDRESS(MATCH([.A95];[.A$1:.A$109];0);5)&amp;&quot;:&quot;&amp;ADDRESS(ROW([.E95]);5)))/COUNTA(INDIRECT(ADDRESS(MATCH([.A95];[.A$1:.A$109];0);5)&amp;&quot;:&quot;&amp;ADDRESS(ROW([.E95]);5)))*100" office:value-type="float" office:value="57.1428571428571">
            <text:p>57.14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1690-0167</text:p>
          </table:table-cell>
          <table:table-cell office:value-type="float" office:value="8">
            <text:p>8</text:p>
          </table:table-cell>
          <table:table-cell office:value-type="float" office:value="15.579">
            <text:p>15.579</text:p>
          </table:table-cell>
          <table:table-cell table:formula="of:=IFERROR(VLOOKUP([.B96];[qrels.$C$1679:.$E$2101];2;0);&quot;-&quot;)" office:value-type="float" office:value="0">
            <text:p>0</text:p>
          </table:table-cell>
          <table:table-cell table:formula="of:=SUM(INDIRECT(ADDRESS(MATCH([.A96];[.A$1:.A$109];0);5)&amp;&quot;:&quot;&amp;ADDRESS(ROW([.E96]);5)))/COUNTA(INDIRECT(ADDRESS(MATCH([.A96];[.A$1:.A$109];0);5)&amp;&quot;:&quot;&amp;ADDRESS(ROW([.E96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30990-0199</text:p>
          </table:table-cell>
          <table:table-cell office:value-type="float" office:value="9">
            <text:p>9</text:p>
          </table:table-cell>
          <table:table-cell office:value-type="float" office:value="14.464">
            <text:p>14.464</text:p>
          </table:table-cell>
          <table:table-cell table:formula="of:=IFERROR(VLOOKUP([.B97];[qrels.$C$1679:.$E$2101];2;0);&quot;-&quot;)" office:value-type="float" office:value="0">
            <text:p>0</text:p>
          </table:table-cell>
          <table:table-cell table:formula="of:=SUM(INDIRECT(ADDRESS(MATCH([.A97];[.A$1:.A$109];0);5)&amp;&quot;:&quot;&amp;ADDRESS(ROW([.E97]);5)))/COUNTA(INDIRECT(ADDRESS(MATCH([.A97];[.A$1:.A$109];0);5)&amp;&quot;:&quot;&amp;ADDRESS(ROW([.E97]);5)))*100" office:value-type="float" office:value="44.4444444444444">
            <text:p>44.44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10">
            <text:p>10</text:p>
          </table:table-cell>
          <table:table-cell office:value-type="float" office:value="12.28">
            <text:p>12.28</text:p>
          </table:table-cell>
          <table:table-cell table:formula="of:=IFERROR(VLOOKUP([.B98];[qrels.$C$1679:.$E$2101];2;0);&quot;-&quot;)" office:value-type="float" office:value="0">
            <text:p>0</text:p>
          </table:table-cell>
          <table:table-cell table:formula="of:=SUM(INDIRECT(ADDRESS(MATCH([.A98];[.A$1:.A$109];0);5)&amp;&quot;:&quot;&amp;ADDRESS(ROW([.E98]);5)))/COUNTA(INDIRECT(ADDRESS(MATCH([.A98];[.A$1:.A$109];0);5)&amp;&quot;:&quot;&amp;ADDRESS(ROW([.E98]);5)))*100" office:value-type="float" office:value="40">
            <text:p>4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0390-0071</text:p>
          </table:table-cell>
          <table:table-cell office:value-type="float" office:value="11">
            <text:p>11</text:p>
          </table:table-cell>
          <table:table-cell office:value-type="float" office:value="11.762">
            <text:p>11.762</text:p>
          </table:table-cell>
          <table:table-cell table:formula="of:=IFERROR(VLOOKUP([.B99];[qrels.$C$1679:.$E$2101];2;0);&quot;-&quot;)" office:value-type="float" office:value="0">
            <text:p>0</text:p>
          </table:table-cell>
          <table:table-cell table:formula="of:=SUM(INDIRECT(ADDRESS(MATCH([.A99];[.A$1:.A$109];0);5)&amp;&quot;:&quot;&amp;ADDRESS(ROW([.E99]);5)))/COUNTA(INDIRECT(ADDRESS(MATCH([.A99];[.A$1:.A$109];0);5)&amp;&quot;:&quot;&amp;ADDRESS(ROW([.E99]);5)))*100" office:value-type="float" office:value="36.3636363636364">
            <text:p>36.36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2189-0033</text:p>
          </table:table-cell>
          <table:table-cell office:value-type="float" office:value="12">
            <text:p>12</text:p>
          </table:table-cell>
          <table:table-cell office:value-type="float" office:value="10.969">
            <text:p>10.969</text:p>
          </table:table-cell>
          <table:table-cell table:formula="of:=IFERROR(VLOOKUP([.B100];[qrels.$C$1679:.$E$2101];2;0);&quot;-&quot;)" office:value-type="float" office:value="0">
            <text:p>0</text:p>
          </table:table-cell>
          <table:table-cell table:formula="of:=SUM(INDIRECT(ADDRESS(MATCH([.A100];[.A$1:.A$109];0);5)&amp;&quot;:&quot;&amp;ADDRESS(ROW([.E100]);5)))/COUNTA(INDIRECT(ADDRESS(MATCH([.A100];[.A$1:.A$109];0);5)&amp;&quot;:&quot;&amp;ADDRESS(ROW([.E100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30989-0189</text:p>
          </table:table-cell>
          <table:table-cell office:value-type="float" office:value="13">
            <text:p>13</text:p>
          </table:table-cell>
          <table:table-cell office:value-type="float" office:value="10.808">
            <text:p>10.808</text:p>
          </table:table-cell>
          <table:table-cell table:formula="of:=IFERROR(VLOOKUP([.B101];[qrels.$C$1679:.$E$2101];2;0);&quot;-&quot;)" office:value-type="float" office:value="0">
            <text:p>0</text:p>
          </table:table-cell>
          <table:table-cell table:formula="of:=SUM(INDIRECT(ADDRESS(MATCH([.A101];[.A$1:.A$109];0);5)&amp;&quot;:&quot;&amp;ADDRESS(ROW([.E101]);5)))/COUNTA(INDIRECT(ADDRESS(MATCH([.A101];[.A$1:.A$109];0);5)&amp;&quot;:&quot;&amp;ADDRESS(ROW([.E101]);5)))*100" office:value-type="float" office:value="30.7692307692308">
            <text:p>30.76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2189-0071</text:p>
          </table:table-cell>
          <table:table-cell office:value-type="float" office:value="14">
            <text:p>14</text:p>
          </table:table-cell>
          <table:table-cell office:value-type="float" office:value="10.8">
            <text:p>10.8</text:p>
          </table:table-cell>
          <table:table-cell table:formula="of:=IFERROR(VLOOKUP([.B102];[qrels.$C$1679:.$E$2101];2;0);&quot;-&quot;)" office:value-type="float" office:value="0">
            <text:p>0</text:p>
          </table:table-cell>
          <table:table-cell table:formula="of:=SUM(INDIRECT(ADDRESS(MATCH([.A102];[.A$1:.A$109];0);5)&amp;&quot;:&quot;&amp;ADDRESS(ROW([.E102]);5)))/COUNTA(INDIRECT(ADDRESS(MATCH([.A102];[.A$1:.A$109];0);5)&amp;&quot;:&quot;&amp;ADDRESS(ROW([.E102]);5)))*100" office:value-type="float" office:value="28.5714285714286">
            <text:p>28.57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51190-0106</text:p>
          </table:table-cell>
          <table:table-cell office:value-type="float" office:value="15">
            <text:p>15</text:p>
          </table:table-cell>
          <table:table-cell office:value-type="float" office:value="10.685">
            <text:p>10.685</text:p>
          </table:table-cell>
          <table:table-cell table:formula="of:=IFERROR(VLOOKUP([.B103];[qrels.$C$1679:.$E$2101];2;0);&quot;-&quot;)" office:value-type="float" office:value="0">
            <text:p>0</text:p>
          </table:table-cell>
          <table:table-cell table:formula="of:=SUM(INDIRECT(ADDRESS(MATCH([.A103];[.A$1:.A$109];0);5)&amp;&quot;:&quot;&amp;ADDRESS(ROW([.E103]);5)))/COUNTA(INDIRECT(ADDRESS(MATCH([.A103];[.A$1:.A$109];0);5)&amp;&quot;:&quot;&amp;ADDRESS(ROW([.E103]);5)))*100" office:value-type="float" office:value="26.6666666666667">
            <text:p>2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0289-0192</text:p>
          </table:table-cell>
          <table:table-cell office:value-type="float" office:value="16">
            <text:p>16</text:p>
          </table:table-cell>
          <table:table-cell office:value-type="float" office:value="10.659">
            <text:p>10.659</text:p>
          </table:table-cell>
          <table:table-cell table:formula="of:=IFERROR(VLOOKUP([.B104];[qrels.$C$1679:.$E$2101];2;0);&quot;-&quot;)" office:value-type="float" office:value="0">
            <text:p>0</text:p>
          </table:table-cell>
          <table:table-cell table:formula="of:=SUM(INDIRECT(ADDRESS(MATCH([.A104];[.A$1:.A$109];0);5)&amp;&quot;:&quot;&amp;ADDRESS(ROW([.E104]);5)))/COUNTA(INDIRECT(ADDRESS(MATCH([.A104];[.A$1:.A$109];0);5)&amp;&quot;:&quot;&amp;ADDRESS(ROW([.E104]);5)))*100" office:value-type="float" office:value="25">
            <text:p>25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0689-0099</text:p>
          </table:table-cell>
          <table:table-cell office:value-type="float" office:value="17">
            <text:p>17</text:p>
          </table:table-cell>
          <table:table-cell office:value-type="float" office:value="10.635">
            <text:p>10.635</text:p>
          </table:table-cell>
          <table:table-cell table:formula="of:=IFERROR(VLOOKUP([.B105];[qrels.$C$1679:.$E$2101];2;0);&quot;-&quot;)" office:value-type="float" office:value="0">
            <text:p>0</text:p>
          </table:table-cell>
          <table:table-cell table:formula="of:=SUM(INDIRECT(ADDRESS(MATCH([.A105];[.A$1:.A$109];0);5)&amp;&quot;:&quot;&amp;ADDRESS(ROW([.E105]);5)))/COUNTA(INDIRECT(ADDRESS(MATCH([.A105];[.A$1:.A$109];0);5)&amp;&quot;:&quot;&amp;ADDRESS(ROW([.E105]);5)))*100" office:value-type="float" office:value="23.5294117647059">
            <text:p>23.52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0289-0156</text:p>
          </table:table-cell>
          <table:table-cell office:value-type="float" office:value="18">
            <text:p>18</text:p>
          </table:table-cell>
          <table:table-cell office:value-type="float" office:value="10.547">
            <text:p>10.547</text:p>
          </table:table-cell>
          <table:table-cell table:formula="of:=IFERROR(VLOOKUP([.B106];[qrels.$C$1679:.$E$2101];2;0);&quot;-&quot;)" office:value-type="float" office:value="0">
            <text:p>0</text:p>
          </table:table-cell>
          <table:table-cell table:formula="of:=SUM(INDIRECT(ADDRESS(MATCH([.A106];[.A$1:.A$109];0);5)&amp;&quot;:&quot;&amp;ADDRESS(ROW([.E106]);5)))/COUNTA(INDIRECT(ADDRESS(MATCH([.A106];[.A$1:.A$109];0);5)&amp;&quot;:&quot;&amp;ADDRESS(ROW([.E106]);5)))*100" office:value-type="float" office:value="22.2222222222222">
            <text:p>22.2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50489-0061</text:p>
          </table:table-cell>
          <table:table-cell office:value-type="float" office:value="19">
            <text:p>19</text:p>
          </table:table-cell>
          <table:table-cell office:value-type="float" office:value="10.495">
            <text:p>10.495</text:p>
          </table:table-cell>
          <table:table-cell table:formula="of:=IFERROR(VLOOKUP([.B107];[qrels.$C$1679:.$E$2101];2;0);&quot;-&quot;)" office:value-type="string" office:string-value="-">
            <text:p>-</text:p>
          </table:table-cell>
          <table:table-cell table:formula="of:=SUM(INDIRECT(ADDRESS(MATCH([.A107];[.A$1:.A$109];0);5)&amp;&quot;:&quot;&amp;ADDRESS(ROW([.E107]);5)))/COUNTA(INDIRECT(ADDRESS(MATCH([.A107];[.A$1:.A$109];0);5)&amp;&quot;:&quot;&amp;ADDRESS(ROW([.E107]);5)))*100" office:value-type="float" office:value="21.0526315789474">
            <text:p>21.05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89-0074</text:p>
          </table:table-cell>
          <table:table-cell office:value-type="float" office:value="20">
            <text:p>20</text:p>
          </table:table-cell>
          <table:table-cell office:value-type="float" office:value="10.342">
            <text:p>10.342</text:p>
          </table:table-cell>
          <table:table-cell table:formula="of:=IFERROR(VLOOKUP([.B108];[qrels.$C$1679:.$E$2101];2;0);&quot;-&quot;)" office:value-type="float" office:value="0">
            <text:p>0</text:p>
          </table:table-cell>
          <table:table-cell table:formula="of:=SUM(INDIRECT(ADDRESS(MATCH([.A108];[.A$1:.A$109];0);5)&amp;&quot;:&quot;&amp;ADDRESS(ROW([.E108]);5)))/COUNTA(INDIRECT(ADDRESS(MATCH([.A108];[.A$1:.A$109];0);5)&amp;&quot;:&quot;&amp;ADDRESS(ROW([.E108]);5)))*100" office:value-type="float" office:value="20">
            <text:p>2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39">
            <text:p>39</text:p>
          </table:table-cell>
          <table:table-cell office:value-type="string">
            <text:p>ms</text:p>
          </table:table-cell>
          <table:table-cell table:formula="of:=SUM([.E89:.E98])/10" office:value-type="float" office:value="0.4">
            <text:p>0.4</text:p>
          </table:table-cell>
          <table:table-cell table:formula="of:=SUMIF([.E89:.E108];1;[.F89:.F108])/VLOOKUP([.A108];[$NumRel.$A$2:.$B$6];2;0)" office:value-type="float" office:value="5.746336996337">
            <text:p>5.746</text:p>
          </table:table-cell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E R10E10" table:style-name="ta1"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1">
            <text:p>1</text:p>
          </table:table-cell>
          <table:table-cell office:value-type="float" office:value="90.014">
            <text:p>90.014</text:p>
          </table:table-cell>
          <table:table-cell table:formula="of:=IFERROR(VLOOKUP([.B1];[qrels.$C$1:.$E$348];2;0);&quot;-&quot;)" office:value-type="string" office:string-value="-">
            <text:p>-</text:p>
          </table:table-cell>
          <table:table-cell table:formula="of:=SUM(INDIRECT(ADDRESS(MATCH([.A1];[.A$1:.A$109];0);5)&amp;&quot;:&quot;&amp;ADDRESS(ROW([.E1]);5)))/COUNTA(INDIRECT(ADDRESS(MATCH([.A1];[.A$1:.A$109];0);5)&amp;&quot;:&quot;&amp;ADDRESS(ROW([.E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2">
            <text:p>2</text:p>
          </table:table-cell>
          <table:table-cell office:value-type="float" office:value="78.09">
            <text:p>78.09</text:p>
          </table:table-cell>
          <table:table-cell table:formula="of:=IFERROR(VLOOKUP([.B2];[qrels.$C$1:.$E$348];2;0);&quot;-&quot;)" office:value-type="string" office:string-value="-">
            <text:p>-</text:p>
          </table:table-cell>
          <table:table-cell table:formula="of:=SUM(INDIRECT(ADDRESS(MATCH([.A2];[.A$1:.A$109];0);5)&amp;&quot;:&quot;&amp;ADDRESS(ROW([.E2]);5)))/COUNTA(INDIRECT(ADDRESS(MATCH([.A2];[.A$1:.A$109];0);5)&amp;&quot;:&quot;&amp;ADDRESS(ROW([.E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3">
            <text:p>3</text:p>
          </table:table-cell>
          <table:table-cell office:value-type="float" office:value="77.481">
            <text:p>77.481</text:p>
          </table:table-cell>
          <table:table-cell table:formula="of:=IFERROR(VLOOKUP([.B3];[qrels.$C$1:.$E$348];2;0);&quot;-&quot;)" office:value-type="float" office:value="0">
            <text:p>0</text:p>
          </table:table-cell>
          <table:table-cell table:formula="of:=SUM(INDIRECT(ADDRESS(MATCH([.A3];[.A$1:.A$109];0);5)&amp;&quot;:&quot;&amp;ADDRESS(ROW([.E3]);5)))/COUNTA(INDIRECT(ADDRESS(MATCH([.A3];[.A$1:.A$109];0);5)&amp;&quot;:&quot;&amp;ADDRESS(ROW([.E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1290-0074</text:p>
          </table:table-cell>
          <table:table-cell office:value-type="float" office:value="4">
            <text:p>4</text:p>
          </table:table-cell>
          <table:table-cell office:value-type="float" office:value="74.182">
            <text:p>74.182</text:p>
          </table:table-cell>
          <table:table-cell table:formula="of:=IFERROR(VLOOKUP([.B4];[qrels.$C$1:.$E$348];2;0);&quot;-&quot;)" office:value-type="float" office:value="0">
            <text:p>0</text:p>
          </table:table-cell>
          <table:table-cell table:formula="of:=SUM(INDIRECT(ADDRESS(MATCH([.A4];[.A$1:.A$109];0);5)&amp;&quot;:&quot;&amp;ADDRESS(ROW([.E4]);5)))/COUNTA(INDIRECT(ADDRESS(MATCH([.A4];[.A$1:.A$109];0);5)&amp;&quot;:&quot;&amp;ADDRESS(ROW([.E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83090-0247</text:p>
          </table:table-cell>
          <table:table-cell office:value-type="float" office:value="5">
            <text:p>5</text:p>
          </table:table-cell>
          <table:table-cell office:value-type="float" office:value="71.577">
            <text:p>71.577</text:p>
          </table:table-cell>
          <table:table-cell table:formula="of:=IFERROR(VLOOKUP([.B5];[qrels.$C$1:.$E$348];2;0);&quot;-&quot;)" office:value-type="string" office:string-value="-">
            <text:p>-</text:p>
          </table:table-cell>
          <table:table-cell table:formula="of:=SUM(INDIRECT(ADDRESS(MATCH([.A5];[.A$1:.A$109];0);5)&amp;&quot;:&quot;&amp;ADDRESS(ROW([.E5]);5)))/COUNTA(INDIRECT(ADDRESS(MATCH([.A5];[.A$1:.A$109];0);5)&amp;&quot;:&quot;&amp;ADDRESS(ROW([.E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6">
            <text:p>6</text:p>
          </table:table-cell>
          <table:table-cell office:value-type="float" office:value="70.623">
            <text:p>70.623</text:p>
          </table:table-cell>
          <table:table-cell table:formula="of:=IFERROR(VLOOKUP([.B6];[qrels.$C$1:.$E$348];2;0);&quot;-&quot;)" office:value-type="float" office:value="0">
            <text:p>0</text:p>
          </table:table-cell>
          <table:table-cell table:formula="of:=SUM(INDIRECT(ADDRESS(MATCH([.A6];[.A$1:.A$109];0);5)&amp;&quot;:&quot;&amp;ADDRESS(ROW([.E6]);5)))/COUNTA(INDIRECT(ADDRESS(MATCH([.A6];[.A$1:.A$109];0);5)&amp;&quot;:&quot;&amp;ADDRESS(ROW([.E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90-0156</text:p>
          </table:table-cell>
          <table:table-cell office:value-type="float" office:value="7">
            <text:p>7</text:p>
          </table:table-cell>
          <table:table-cell office:value-type="float" office:value="69.314">
            <text:p>69.314</text:p>
          </table:table-cell>
          <table:table-cell table:formula="of:=IFERROR(VLOOKUP([.B7];[qrels.$C$1:.$E$348];2;0);&quot;-&quot;)" office:value-type="string" office:string-value="-">
            <text:p>-</text:p>
          </table:table-cell>
          <table:table-cell table:formula="of:=SUM(INDIRECT(ADDRESS(MATCH([.A7];[.A$1:.A$109];0);5)&amp;&quot;:&quot;&amp;ADDRESS(ROW([.E7]);5)))/COUNTA(INDIRECT(ADDRESS(MATCH([.A7];[.A$1:.A$109];0);5)&amp;&quot;:&quot;&amp;ADDRESS(ROW([.E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12989-0054</text:p>
          </table:table-cell>
          <table:table-cell office:value-type="float" office:value="8">
            <text:p>8</text:p>
          </table:table-cell>
          <table:table-cell office:value-type="float" office:value="68.653">
            <text:p>68.653</text:p>
          </table:table-cell>
          <table:table-cell table:formula="of:=IFERROR(VLOOKUP([.B8];[qrels.$C$1:.$E$348];2;0);&quot;-&quot;)" office:value-type="string" office:string-value="-">
            <text:p>-</text:p>
          </table:table-cell>
          <table:table-cell table:formula="of:=SUM(INDIRECT(ADDRESS(MATCH([.A8];[.A$1:.A$109];0);5)&amp;&quot;:&quot;&amp;ADDRESS(ROW([.E8]);5)))/COUNTA(INDIRECT(ADDRESS(MATCH([.A8];[.A$1:.A$109];0);5)&amp;&quot;:&quot;&amp;ADDRESS(ROW([.E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590-0208</text:p>
          </table:table-cell>
          <table:table-cell office:value-type="float" office:value="9">
            <text:p>9</text:p>
          </table:table-cell>
          <table:table-cell office:value-type="float" office:value="68.578">
            <text:p>68.578</text:p>
          </table:table-cell>
          <table:table-cell table:formula="of:=IFERROR(VLOOKUP([.B9];[qrels.$C$1:.$E$348];2;0);&quot;-&quot;)" office:value-type="float" office:value="0">
            <text:p>0</text:p>
          </table:table-cell>
          <table:table-cell table:formula="of:=SUM(INDIRECT(ADDRESS(MATCH([.A9];[.A$1:.A$109];0);5)&amp;&quot;:&quot;&amp;ADDRESS(ROW([.E9]);5)))/COUNTA(INDIRECT(ADDRESS(MATCH([.A9];[.A$1:.A$109];0);5)&amp;&quot;:&quot;&amp;ADDRESS(ROW([.E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10">
            <text:p>10</text:p>
          </table:table-cell>
          <table:table-cell office:value-type="float" office:value="68.012">
            <text:p>68.012</text:p>
          </table:table-cell>
          <table:table-cell table:formula="of:=IFERROR(VLOOKUP([.B10];[qrels.$C$1:.$E$348];2;0);&quot;-&quot;)" office:value-type="float" office:value="0">
            <text:p>0</text:p>
          </table:table-cell>
          <table:table-cell table:formula="of:=SUM(INDIRECT(ADDRESS(MATCH([.A10];[.A$1:.A$109];0);5)&amp;&quot;:&quot;&amp;ADDRESS(ROW([.E10]);5)))/COUNTA(INDIRECT(ADDRESS(MATCH([.A10];[.A$1:.A$109];0);5)&amp;&quot;:&quot;&amp;ADDRESS(ROW([.E10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11">
            <text:p>11</text:p>
          </table:table-cell>
          <table:table-cell office:value-type="float" office:value="67.033">
            <text:p>67.033</text:p>
          </table:table-cell>
          <table:table-cell table:formula="of:=IFERROR(VLOOKUP([.B11];[qrels.$C$1:.$E$348];2;0);&quot;-&quot;)" office:value-type="string" office:string-value="-">
            <text:p>-</text:p>
          </table:table-cell>
          <table:table-cell table:formula="of:=SUM(INDIRECT(ADDRESS(MATCH([.A11];[.A$1:.A$109];0);5)&amp;&quot;:&quot;&amp;ADDRESS(ROW([.E11]);5)))/COUNTA(INDIRECT(ADDRESS(MATCH([.A11];[.A$1:.A$109];0);5)&amp;&quot;:&quot;&amp;ADDRESS(ROW([.E1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00289-0097</text:p>
          </table:table-cell>
          <table:table-cell office:value-type="float" office:value="12">
            <text:p>12</text:p>
          </table:table-cell>
          <table:table-cell office:value-type="float" office:value="65.3">
            <text:p>65.3</text:p>
          </table:table-cell>
          <table:table-cell table:formula="of:=IFERROR(VLOOKUP([.B12];[qrels.$C$1:.$E$348];2;0);&quot;-&quot;)" office:value-type="string" office:string-value="-">
            <text:p>-</text:p>
          </table:table-cell>
          <table:table-cell table:formula="of:=SUM(INDIRECT(ADDRESS(MATCH([.A12];[.A$1:.A$109];0);5)&amp;&quot;:&quot;&amp;ADDRESS(ROW([.E12]);5)))/COUNTA(INDIRECT(ADDRESS(MATCH([.A12];[.A$1:.A$109];0);5)&amp;&quot;:&quot;&amp;ADDRESS(ROW([.E1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490-0055</text:p>
          </table:table-cell>
          <table:table-cell office:value-type="float" office:value="13">
            <text:p>13</text:p>
          </table:table-cell>
          <table:table-cell office:value-type="float" office:value="64.39">
            <text:p>64.39</text:p>
          </table:table-cell>
          <table:table-cell table:formula="of:=IFERROR(VLOOKUP([.B13];[qrels.$C$1:.$E$348];2;0);&quot;-&quot;)" office:value-type="string" office:string-value="-">
            <text:p>-</text:p>
          </table:table-cell>
          <table:table-cell table:formula="of:=SUM(INDIRECT(ADDRESS(MATCH([.A13];[.A$1:.A$109];0);5)&amp;&quot;:&quot;&amp;ADDRESS(ROW([.E13]);5)))/COUNTA(INDIRECT(ADDRESS(MATCH([.A13];[.A$1:.A$109];0);5)&amp;&quot;:&quot;&amp;ADDRESS(ROW([.E1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590-0157</text:p>
          </table:table-cell>
          <table:table-cell office:value-type="float" office:value="14">
            <text:p>14</text:p>
          </table:table-cell>
          <table:table-cell office:value-type="float" office:value="64.158">
            <text:p>64.158</text:p>
          </table:table-cell>
          <table:table-cell table:formula="of:=IFERROR(VLOOKUP([.B14];[qrels.$C$1:.$E$348];2;0);&quot;-&quot;)" office:value-type="string" office:string-value="-">
            <text:p>-</text:p>
          </table:table-cell>
          <table:table-cell table:formula="of:=SUM(INDIRECT(ADDRESS(MATCH([.A14];[.A$1:.A$109];0);5)&amp;&quot;:&quot;&amp;ADDRESS(ROW([.E14]);5)))/COUNTA(INDIRECT(ADDRESS(MATCH([.A14];[.A$1:.A$109];0);5)&amp;&quot;:&quot;&amp;ADDRESS(ROW([.E1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33</text:p>
          </table:table-cell>
          <table:table-cell office:value-type="float" office:value="15">
            <text:p>15</text:p>
          </table:table-cell>
          <table:table-cell office:value-type="float" office:value="62.066">
            <text:p>62.066</text:p>
          </table:table-cell>
          <table:table-cell table:formula="of:=IFERROR(VLOOKUP([.B15];[qrels.$C$1:.$E$348];2;0);&quot;-&quot;)" office:value-type="string" office:string-value="-">
            <text:p>-</text:p>
          </table:table-cell>
          <table:table-cell table:formula="of:=SUM(INDIRECT(ADDRESS(MATCH([.A15];[.A$1:.A$109];0);5)&amp;&quot;:&quot;&amp;ADDRESS(ROW([.E15]);5)))/COUNTA(INDIRECT(ADDRESS(MATCH([.A15];[.A$1:.A$109];0);5)&amp;&quot;:&quot;&amp;ADDRESS(ROW([.E1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2490-0209</text:p>
          </table:table-cell>
          <table:table-cell office:value-type="float" office:value="16">
            <text:p>16</text:p>
          </table:table-cell>
          <table:table-cell office:value-type="float" office:value="62.011">
            <text:p>62.011</text:p>
          </table:table-cell>
          <table:table-cell table:formula="of:=IFERROR(VLOOKUP([.B16];[qrels.$C$1:.$E$348];2;0);&quot;-&quot;)" office:value-type="float" office:value="0">
            <text:p>0</text:p>
          </table:table-cell>
          <table:table-cell table:formula="of:=SUM(INDIRECT(ADDRESS(MATCH([.A16];[.A$1:.A$109];0);5)&amp;&quot;:&quot;&amp;ADDRESS(ROW([.E16]);5)))/COUNTA(INDIRECT(ADDRESS(MATCH([.A16];[.A$1:.A$109];0);5)&amp;&quot;:&quot;&amp;ADDRESS(ROW([.E1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91490-0080</text:p>
          </table:table-cell>
          <table:table-cell office:value-type="float" office:value="17">
            <text:p>17</text:p>
          </table:table-cell>
          <table:table-cell office:value-type="float" office:value="61.729">
            <text:p>61.729</text:p>
          </table:table-cell>
          <table:table-cell table:formula="of:=IFERROR(VLOOKUP([.B17];[qrels.$C$1:.$E$348];2;0);&quot;-&quot;)" office:value-type="float" office:value="0">
            <text:p>0</text:p>
          </table:table-cell>
          <table:table-cell table:formula="of:=SUM(INDIRECT(ADDRESS(MATCH([.A17];[.A$1:.A$109];0);5)&amp;&quot;:&quot;&amp;ADDRESS(ROW([.E17]);5)))/COUNTA(INDIRECT(ADDRESS(MATCH([.A17];[.A$1:.A$109];0);5)&amp;&quot;:&quot;&amp;ADDRESS(ROW([.E1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790-0048</text:p>
          </table:table-cell>
          <table:table-cell office:value-type="float" office:value="18">
            <text:p>18</text:p>
          </table:table-cell>
          <table:table-cell office:value-type="float" office:value="61.545">
            <text:p>61.545</text:p>
          </table:table-cell>
          <table:table-cell table:formula="of:=IFERROR(VLOOKUP([.B18];[qrels.$C$1:.$E$348];2;0);&quot;-&quot;)" office:value-type="float" office:value="0">
            <text:p>0</text:p>
          </table:table-cell>
          <table:table-cell table:formula="of:=SUM(INDIRECT(ADDRESS(MATCH([.A18];[.A$1:.A$109];0);5)&amp;&quot;:&quot;&amp;ADDRESS(ROW([.E18]);5)))/COUNTA(INDIRECT(ADDRESS(MATCH([.A18];[.A$1:.A$109];0);5)&amp;&quot;:&quot;&amp;ADDRESS(ROW([.E1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13190-0148</text:p>
          </table:table-cell>
          <table:table-cell office:value-type="float" office:value="19">
            <text:p>19</text:p>
          </table:table-cell>
          <table:table-cell office:value-type="float" office:value="61.495">
            <text:p>61.495</text:p>
          </table:table-cell>
          <table:table-cell table:formula="of:=IFERROR(VLOOKUP([.B19];[qrels.$C$1:.$E$348];2;0);&quot;-&quot;)" office:value-type="string" office:string-value="-">
            <text:p>-</text:p>
          </table:table-cell>
          <table:table-cell table:formula="of:=SUM(INDIRECT(ADDRESS(MATCH([.A19];[.A$1:.A$109];0);5)&amp;&quot;:&quot;&amp;ADDRESS(ROW([.E19]);5)))/COUNTA(INDIRECT(ADDRESS(MATCH([.A19];[.A$1:.A$109];0);5)&amp;&quot;:&quot;&amp;ADDRESS(ROW([.E1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0990-0015</text:p>
          </table:table-cell>
          <table:table-cell office:value-type="float" office:value="20">
            <text:p>20</text:p>
          </table:table-cell>
          <table:table-cell office:value-type="float" office:value="61.002">
            <text:p>61.002</text:p>
          </table:table-cell>
          <table:table-cell table:formula="of:=IFERROR(VLOOKUP([.B20];[qrels.$C$1:.$E$348];2;0);&quot;-&quot;)" office:value-type="string" office:string-value="-">
            <text:p>-</text:p>
          </table:table-cell>
          <table:table-cell table:formula="of:=SUM(INDIRECT(ADDRESS(MATCH([.A20];[.A$1:.A$109];0);5)&amp;&quot;:&quot;&amp;ADDRESS(ROW([.E20]);5)))/COUNTA(INDIRECT(ADDRESS(MATCH([.A20];[.A$1:.A$109];0);5)&amp;&quot;:&quot;&amp;ADDRESS(ROW([.E20]);5)))*100" office:value-type="float" office:value="0">
            <text:p>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44">
            <text:p>144</text:p>
          </table:table-cell>
          <table:table-cell office:value-type="string">
            <text:p>ms</text:p>
          </table:table-cell>
          <table:table-cell table:formula="of:=SUM([.E1:.E10])/10" office:value-type="float" office:value="0">
            <text:p>0</text:p>
          </table:table-cell>
          <table:table-cell table:formula="of:=SUMIF([.E1:.E20];1;[.F1:.F20])/VLOOKUP([.A20];[NumRel.$A$2:.$B$6];2;0)" office:value-type="float" office:value="0">
            <text:p>0.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1">
            <text:p>1</text:p>
          </table:table-cell>
          <table:table-cell office:value-type="float" office:value="82.67">
            <text:p>82.67</text:p>
          </table:table-cell>
          <table:table-cell table:formula="of:=IFERROR(VLOOKUP([.B23];[qrels.$C$349:.$E$823];2;0);&quot;-&quot;)" office:value-type="float" office:value="0">
            <text:p>0</text:p>
          </table:table-cell>
          <table:table-cell table:formula="of:=SUM(INDIRECT(ADDRESS(MATCH([.A23];[.A$1:.A$109];0);5)&amp;&quot;:&quot;&amp;ADDRESS(ROW([.E23]);5)))/COUNTA(INDIRECT(ADDRESS(MATCH([.A23];[.A$1:.A$109];0);5)&amp;&quot;:&quot;&amp;ADDRESS(ROW([.E23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2">
            <text:p>2</text:p>
          </table:table-cell>
          <table:table-cell office:value-type="float" office:value="78.55">
            <text:p>78.55</text:p>
          </table:table-cell>
          <table:table-cell table:formula="of:=IFERROR(VLOOKUP([.B24];[qrels.$C$349:.$E$823];2;0);&quot;-&quot;)" office:value-type="float" office:value="0">
            <text:p>0</text:p>
          </table:table-cell>
          <table:table-cell table:formula="of:=SUM(INDIRECT(ADDRESS(MATCH([.A24];[.A$1:.A$109];0);5)&amp;&quot;:&quot;&amp;ADDRESS(ROW([.E24]);5)))/COUNTA(INDIRECT(ADDRESS(MATCH([.A24];[.A$1:.A$109];0);5)&amp;&quot;:&quot;&amp;ADDRESS(ROW([.E24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3">
            <text:p>3</text:p>
          </table:table-cell>
          <table:table-cell office:value-type="float" office:value="76.518">
            <text:p>76.518</text:p>
          </table:table-cell>
          <table:table-cell table:formula="of:=IFERROR(VLOOKUP([.B25];[qrels.$C$349:.$E$823];2;0);&quot;-&quot;)" office:value-type="float" office:value="0">
            <text:p>0</text:p>
          </table:table-cell>
          <table:table-cell table:formula="of:=SUM(INDIRECT(ADDRESS(MATCH([.A25];[.A$1:.A$109];0);5)&amp;&quot;:&quot;&amp;ADDRESS(ROW([.E25]);5)))/COUNTA(INDIRECT(ADDRESS(MATCH([.A25];[.A$1:.A$109];0);5)&amp;&quot;:&quot;&amp;ADDRESS(ROW([.E25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4">
            <text:p>4</text:p>
          </table:table-cell>
          <table:table-cell office:value-type="float" office:value="67.535">
            <text:p>67.535</text:p>
          </table:table-cell>
          <table:table-cell table:formula="of:=IFERROR(VLOOKUP([.B26];[qrels.$C$349:.$E$823];2;0);&quot;-&quot;)" office:value-type="float" office:value="0">
            <text:p>0</text:p>
          </table:table-cell>
          <table:table-cell table:formula="of:=SUM(INDIRECT(ADDRESS(MATCH([.A26];[.A$1:.A$109];0);5)&amp;&quot;:&quot;&amp;ADDRESS(ROW([.E26]);5)))/COUNTA(INDIRECT(ADDRESS(MATCH([.A26];[.A$1:.A$109];0);5)&amp;&quot;:&quot;&amp;ADDRESS(ROW([.E26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2490-0082</text:p>
          </table:table-cell>
          <table:table-cell office:value-type="float" office:value="5">
            <text:p>5</text:p>
          </table:table-cell>
          <table:table-cell office:value-type="float" office:value="65.888">
            <text:p>65.888</text:p>
          </table:table-cell>
          <table:table-cell table:formula="of:=IFERROR(VLOOKUP([.B27];[qrels.$C$349:.$E$823];2;0);&quot;-&quot;)" office:value-type="float" office:value="0">
            <text:p>0</text:p>
          </table:table-cell>
          <table:table-cell table:formula="of:=SUM(INDIRECT(ADDRESS(MATCH([.A27];[.A$1:.A$109];0);5)&amp;&quot;:&quot;&amp;ADDRESS(ROW([.E27]);5)))/COUNTA(INDIRECT(ADDRESS(MATCH([.A27];[.A$1:.A$109];0);5)&amp;&quot;:&quot;&amp;ADDRESS(ROW([.E27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6">
            <text:p>6</text:p>
          </table:table-cell>
          <table:table-cell office:value-type="float" office:value="61.837">
            <text:p>61.837</text:p>
          </table:table-cell>
          <table:table-cell table:formula="of:=IFERROR(VLOOKUP([.B28];[qrels.$C$349:.$E$823];2;0);&quot;-&quot;)" office:value-type="float" office:value="0">
            <text:p>0</text:p>
          </table:table-cell>
          <table:table-cell table:formula="of:=SUM(INDIRECT(ADDRESS(MATCH([.A28];[.A$1:.A$109];0);5)&amp;&quot;:&quot;&amp;ADDRESS(ROW([.E28]);5)))/COUNTA(INDIRECT(ADDRESS(MATCH([.A28];[.A$1:.A$109];0);5)&amp;&quot;:&quot;&amp;ADDRESS(ROW([.E28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1089-0045</text:p>
          </table:table-cell>
          <table:table-cell office:value-type="float" office:value="7">
            <text:p>7</text:p>
          </table:table-cell>
          <table:table-cell office:value-type="float" office:value="58.564">
            <text:p>58.564</text:p>
          </table:table-cell>
          <table:table-cell table:formula="of:=IFERROR(VLOOKUP([.B29];[qrels.$C$349:.$E$823];2;0);&quot;-&quot;)" office:value-type="float" office:value="0">
            <text:p>0</text:p>
          </table:table-cell>
          <table:table-cell table:formula="of:=SUM(INDIRECT(ADDRESS(MATCH([.A29];[.A$1:.A$109];0);5)&amp;&quot;:&quot;&amp;ADDRESS(ROW([.E29]);5)))/COUNTA(INDIRECT(ADDRESS(MATCH([.A29];[.A$1:.A$109];0);5)&amp;&quot;:&quot;&amp;ADDRESS(ROW([.E29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8">
            <text:p>8</text:p>
          </table:table-cell>
          <table:table-cell office:value-type="float" office:value="46.49">
            <text:p>46.49</text:p>
          </table:table-cell>
          <table:table-cell table:formula="of:=IFERROR(VLOOKUP([.B30];[qrels.$C$349:.$E$823];2;0);&quot;-&quot;)" office:value-type="float" office:value="1">
            <text:p>1</text:p>
          </table:table-cell>
          <table:table-cell table:formula="of:=SUM(INDIRECT(ADDRESS(MATCH([.A30];[.A$1:.A$109];0);5)&amp;&quot;:&quot;&amp;ADDRESS(ROW([.E30]);5)))/COUNTA(INDIRECT(ADDRESS(MATCH([.A30];[.A$1:.A$109];0);5)&amp;&quot;:&quot;&amp;ADDRESS(ROW([.E30]);5)))*100" office:value-type="float" office:value="12.5">
            <text:p>12.5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90-0152</text:p>
          </table:table-cell>
          <table:table-cell office:value-type="float" office:value="9">
            <text:p>9</text:p>
          </table:table-cell>
          <table:table-cell office:value-type="float" office:value="44.746">
            <text:p>44.746</text:p>
          </table:table-cell>
          <table:table-cell table:formula="of:=IFERROR(VLOOKUP([.B31];[qrels.$C$349:.$E$823];2;0);&quot;-&quot;)" office:value-type="float" office:value="0">
            <text:p>0</text:p>
          </table:table-cell>
          <table:table-cell table:formula="of:=SUM(INDIRECT(ADDRESS(MATCH([.A31];[.A$1:.A$109];0);5)&amp;&quot;:&quot;&amp;ADDRESS(ROW([.E31]);5)))/COUNTA(INDIRECT(ADDRESS(MATCH([.A31];[.A$1:.A$109];0);5)&amp;&quot;:&quot;&amp;ADDRESS(ROW([.E31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10">
            <text:p>10</text:p>
          </table:table-cell>
          <table:table-cell office:value-type="float" office:value="42.962">
            <text:p>42.962</text:p>
          </table:table-cell>
          <table:table-cell table:formula="of:=IFERROR(VLOOKUP([.B32];[qrels.$C$349:.$E$823];2;0);&quot;-&quot;)" office:value-type="float" office:value="0">
            <text:p>0</text:p>
          </table:table-cell>
          <table:table-cell table:formula="of:=SUM(INDIRECT(ADDRESS(MATCH([.A32];[.A$1:.A$109];0);5)&amp;&quot;:&quot;&amp;ADDRESS(ROW([.E32]);5)))/COUNTA(INDIRECT(ADDRESS(MATCH([.A32];[.A$1:.A$109];0);5)&amp;&quot;:&quot;&amp;ADDRESS(ROW([.E32]);5)))*100" office:value-type="float" office:value="10">
            <text:p>1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2590-0108</text:p>
          </table:table-cell>
          <table:table-cell office:value-type="float" office:value="11">
            <text:p>11</text:p>
          </table:table-cell>
          <table:table-cell office:value-type="float" office:value="40.892">
            <text:p>40.892</text:p>
          </table:table-cell>
          <table:table-cell table:formula="of:=IFERROR(VLOOKUP([.B33];[qrels.$C$349:.$E$823];2;0);&quot;-&quot;)" office:value-type="float" office:value="0">
            <text:p>0</text:p>
          </table:table-cell>
          <table:table-cell table:formula="of:=SUM(INDIRECT(ADDRESS(MATCH([.A33];[.A$1:.A$109];0);5)&amp;&quot;:&quot;&amp;ADDRESS(ROW([.E33]);5)))/COUNTA(INDIRECT(ADDRESS(MATCH([.A33];[.A$1:.A$109];0);5)&amp;&quot;:&quot;&amp;ADDRESS(ROW([.E33]);5)))*100" office:value-type="float" office:value="9.09090909090909">
            <text:p>9.09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12">
            <text:p>12</text:p>
          </table:table-cell>
          <table:table-cell office:value-type="float" office:value="39.944">
            <text:p>39.944</text:p>
          </table:table-cell>
          <table:table-cell table:formula="of:=IFERROR(VLOOKUP([.B34];[qrels.$C$349:.$E$823];2;0);&quot;-&quot;)" office:value-type="float" office:value="1">
            <text:p>1</text:p>
          </table:table-cell>
          <table:table-cell table:formula="of:=SUM(INDIRECT(ADDRESS(MATCH([.A34];[.A$1:.A$109];0);5)&amp;&quot;:&quot;&amp;ADDRESS(ROW([.E34]);5)))/COUNTA(INDIRECT(ADDRESS(MATCH([.A34];[.A$1:.A$109];0);5)&amp;&quot;:&quot;&amp;ADDRESS(ROW([.E34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2889-0120</text:p>
          </table:table-cell>
          <table:table-cell office:value-type="float" office:value="13">
            <text:p>13</text:p>
          </table:table-cell>
          <table:table-cell office:value-type="float" office:value="38.809">
            <text:p>38.809</text:p>
          </table:table-cell>
          <table:table-cell table:formula="of:=IFERROR(VLOOKUP([.B35];[qrels.$C$349:.$E$823];2;0);&quot;-&quot;)" office:value-type="float" office:value="0">
            <text:p>0</text:p>
          </table:table-cell>
          <table:table-cell table:formula="of:=SUM(INDIRECT(ADDRESS(MATCH([.A35];[.A$1:.A$109];0);5)&amp;&quot;:&quot;&amp;ADDRESS(ROW([.E35]);5)))/COUNTA(INDIRECT(ADDRESS(MATCH([.A35];[.A$1:.A$109];0);5)&amp;&quot;:&quot;&amp;ADDRESS(ROW([.E35]);5)))*100" office:value-type="float" office:value="15.3846153846154">
            <text:p>15.38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490-0120</text:p>
          </table:table-cell>
          <table:table-cell office:value-type="float" office:value="14">
            <text:p>14</text:p>
          </table:table-cell>
          <table:table-cell office:value-type="float" office:value="38.643">
            <text:p>38.643</text:p>
          </table:table-cell>
          <table:table-cell table:formula="of:=IFERROR(VLOOKUP([.B36];[qrels.$C$349:.$E$823];2;0);&quot;-&quot;)" office:value-type="string" office:string-value="-">
            <text:p>-</text:p>
          </table:table-cell>
          <table:table-cell table:formula="of:=SUM(INDIRECT(ADDRESS(MATCH([.A36];[.A$1:.A$109];0);5)&amp;&quot;:&quot;&amp;ADDRESS(ROW([.E36]);5)))/COUNTA(INDIRECT(ADDRESS(MATCH([.A36];[.A$1:.A$109];0);5)&amp;&quot;:&quot;&amp;ADDRESS(ROW([.E36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1589-0116</text:p>
          </table:table-cell>
          <table:table-cell office:value-type="float" office:value="15">
            <text:p>15</text:p>
          </table:table-cell>
          <table:table-cell office:value-type="float" office:value="37.736">
            <text:p>37.736</text:p>
          </table:table-cell>
          <table:table-cell table:formula="of:=IFERROR(VLOOKUP([.B37];[qrels.$C$349:.$E$823];2;0);&quot;-&quot;)" office:value-type="float" office:value="0">
            <text:p>0</text:p>
          </table:table-cell>
          <table:table-cell table:formula="of:=SUM(INDIRECT(ADDRESS(MATCH([.A37];[.A$1:.A$109];0);5)&amp;&quot;:&quot;&amp;ADDRESS(ROW([.E37]);5)))/COUNTA(INDIRECT(ADDRESS(MATCH([.A37];[.A$1:.A$109];0);5)&amp;&quot;:&quot;&amp;ADDRESS(ROW([.E37]);5)))*100" office:value-type="float" office:value="13.3333333333333">
            <text:p>13.33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211</text:p>
          </table:table-cell>
          <table:table-cell office:value-type="float" office:value="16">
            <text:p>16</text:p>
          </table:table-cell>
          <table:table-cell office:value-type="float" office:value="37.675">
            <text:p>37.675</text:p>
          </table:table-cell>
          <table:table-cell table:formula="of:=IFERROR(VLOOKUP([.B38];[qrels.$C$349:.$E$823];2;0);&quot;-&quot;)" office:value-type="string" office:string-value="-">
            <text:p>-</text:p>
          </table:table-cell>
          <table:table-cell table:formula="of:=SUM(INDIRECT(ADDRESS(MATCH([.A38];[.A$1:.A$109];0);5)&amp;&quot;:&quot;&amp;ADDRESS(ROW([.E38]);5)))/COUNTA(INDIRECT(ADDRESS(MATCH([.A38];[.A$1:.A$109];0);5)&amp;&quot;:&quot;&amp;ADDRESS(ROW([.E38]);5)))*100" office:value-type="float" office:value="12.5">
            <text:p>12.5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1389-0080</text:p>
          </table:table-cell>
          <table:table-cell office:value-type="float" office:value="17">
            <text:p>17</text:p>
          </table:table-cell>
          <table:table-cell office:value-type="float" office:value="37.432">
            <text:p>37.432</text:p>
          </table:table-cell>
          <table:table-cell table:formula="of:=IFERROR(VLOOKUP([.B39];[qrels.$C$349:.$E$823];2;0);&quot;-&quot;)" office:value-type="float" office:value="0">
            <text:p>0</text:p>
          </table:table-cell>
          <table:table-cell table:formula="of:=SUM(INDIRECT(ADDRESS(MATCH([.A39];[.A$1:.A$109];0);5)&amp;&quot;:&quot;&amp;ADDRESS(ROW([.E39]);5)))/COUNTA(INDIRECT(ADDRESS(MATCH([.A39];[.A$1:.A$109];0);5)&amp;&quot;:&quot;&amp;ADDRESS(ROW([.E39]);5)))*100" office:value-type="float" office:value="11.7647058823529">
            <text:p>11.76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166</text:p>
          </table:table-cell>
          <table:table-cell office:value-type="float" office:value="18">
            <text:p>18</text:p>
          </table:table-cell>
          <table:table-cell office:value-type="float" office:value="36.162">
            <text:p>36.162</text:p>
          </table:table-cell>
          <table:table-cell table:formula="of:=IFERROR(VLOOKUP([.B40];[qrels.$C$349:.$E$823];2;0);&quot;-&quot;)" office:value-type="float" office:value="0">
            <text:p>0</text:p>
          </table:table-cell>
          <table:table-cell table:formula="of:=SUM(INDIRECT(ADDRESS(MATCH([.A40];[.A$1:.A$109];0);5)&amp;&quot;:&quot;&amp;ADDRESS(ROW([.E40]);5)))/COUNTA(INDIRECT(ADDRESS(MATCH([.A40];[.A$1:.A$109];0);5)&amp;&quot;:&quot;&amp;ADDRESS(ROW([.E40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10889-0005</text:p>
          </table:table-cell>
          <table:table-cell office:value-type="float" office:value="19">
            <text:p>19</text:p>
          </table:table-cell>
          <table:table-cell office:value-type="float" office:value="33.748">
            <text:p>33.748</text:p>
          </table:table-cell>
          <table:table-cell table:formula="of:=IFERROR(VLOOKUP([.B41];[qrels.$C$349:.$E$823];2;0);&quot;-&quot;)" office:value-type="float" office:value="0">
            <text:p>0</text:p>
          </table:table-cell>
          <table:table-cell table:formula="of:=SUM(INDIRECT(ADDRESS(MATCH([.A41];[.A$1:.A$109];0);5)&amp;&quot;:&quot;&amp;ADDRESS(ROW([.E41]);5)))/COUNTA(INDIRECT(ADDRESS(MATCH([.A41];[.A$1:.A$109];0);5)&amp;&quot;:&quot;&amp;ADDRESS(ROW([.E41]);5)))*100" office:value-type="float" office:value="10.5263157894737">
            <text:p>10.52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590-0102</text:p>
          </table:table-cell>
          <table:table-cell office:value-type="float" office:value="20">
            <text:p>20</text:p>
          </table:table-cell>
          <table:table-cell office:value-type="float" office:value="33.439">
            <text:p>33.439</text:p>
          </table:table-cell>
          <table:table-cell table:formula="of:=IFERROR(VLOOKUP([.B42];[qrels.$C$349:.$E$823];2;0);&quot;-&quot;)" office:value-type="float" office:value="0">
            <text:p>0</text:p>
          </table:table-cell>
          <table:table-cell table:formula="of:=SUM(INDIRECT(ADDRESS(MATCH([.A42];[.A$1:.A$109];0);5)&amp;&quot;:&quot;&amp;ADDRESS(ROW([.E42]);5)))/COUNTA(INDIRECT(ADDRESS(MATCH([.A42];[.A$1:.A$109];0);5)&amp;&quot;:&quot;&amp;ADDRESS(ROW([.E42]);5)))*100" office:value-type="float" office:value="10">
            <text:p>1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88">
            <text:p>88</text:p>
          </table:table-cell>
          <table:table-cell office:value-type="string">
            <text:p>ms</text:p>
          </table:table-cell>
          <table:table-cell table:formula="of:=SUM([.E23:.E32])/10" office:value-type="float" office:value="0.1">
            <text:p>0.1</text:p>
          </table:table-cell>
          <table:table-cell table:formula="of:=SUMIF([.E23:.E42];1;[.F23:.F42])/VLOOKUP([.A42];[NumRel.$A$2:.$B$6];2;0)" office:value-type="float" office:value="0.940860215053763">
            <text:p>0.9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1">
            <text:p>1</text:p>
          </table:table-cell>
          <table:table-cell office:value-type="float" office:value="110.679">
            <text:p>110.679</text:p>
          </table:table-cell>
          <table:table-cell table:formula="of:=IFERROR(VLOOKUP([.B45];[qrels.$C$824:.$E$1182];2;0);&quot;-&quot;)" office:value-type="float" office:value="1">
            <text:p>1</text:p>
          </table:table-cell>
          <table:table-cell table:formula="of:=SUM(INDIRECT(ADDRESS(MATCH([.A45];[.A$1:.A$109];0);5)&amp;&quot;:&quot;&amp;ADDRESS(ROW([.E45]);5)))/COUNTA(INDIRECT(ADDRESS(MATCH([.A45];[.A$1:.A$109];0);5)&amp;&quot;:&quot;&amp;ADDRESS(ROW([.E45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2">
            <text:p>2</text:p>
          </table:table-cell>
          <table:table-cell office:value-type="float" office:value="102.178">
            <text:p>102.178</text:p>
          </table:table-cell>
          <table:table-cell table:formula="of:=IFERROR(VLOOKUP([.B46];[qrels.$C$824:.$E$1182];2;0);&quot;-&quot;)" office:value-type="float" office:value="1">
            <text:p>1</text:p>
          </table:table-cell>
          <table:table-cell table:formula="of:=SUM(INDIRECT(ADDRESS(MATCH([.A46];[.A$1:.A$109];0);5)&amp;&quot;:&quot;&amp;ADDRESS(ROW([.E46]);5)))/COUNTA(INDIRECT(ADDRESS(MATCH([.A46];[.A$1:.A$109];0);5)&amp;&quot;:&quot;&amp;ADDRESS(ROW([.E46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3">
            <text:p>3</text:p>
          </table:table-cell>
          <table:table-cell office:value-type="float" office:value="91.701">
            <text:p>91.701</text:p>
          </table:table-cell>
          <table:table-cell table:formula="of:=IFERROR(VLOOKUP([.B47];[qrels.$C$824:.$E$1182];2;0);&quot;-&quot;)" office:value-type="float" office:value="1">
            <text:p>1</text:p>
          </table:table-cell>
          <table:table-cell table:formula="of:=SUM(INDIRECT(ADDRESS(MATCH([.A47];[.A$1:.A$109];0);5)&amp;&quot;:&quot;&amp;ADDRESS(ROW([.E47]);5)))/COUNTA(INDIRECT(ADDRESS(MATCH([.A47];[.A$1:.A$109];0);5)&amp;&quot;:&quot;&amp;ADDRESS(ROW([.E47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4">
            <text:p>4</text:p>
          </table:table-cell>
          <table:table-cell office:value-type="float" office:value="88.306">
            <text:p>88.306</text:p>
          </table:table-cell>
          <table:table-cell table:formula="of:=IFERROR(VLOOKUP([.B48];[qrels.$C$824:.$E$1182];2;0);&quot;-&quot;)" office:value-type="float" office:value="1">
            <text:p>1</text:p>
          </table:table-cell>
          <table:table-cell table:formula="of:=SUM(INDIRECT(ADDRESS(MATCH([.A48];[.A$1:.A$109];0);5)&amp;&quot;:&quot;&amp;ADDRESS(ROW([.E48]);5)))/COUNTA(INDIRECT(ADDRESS(MATCH([.A48];[.A$1:.A$109];0);5)&amp;&quot;:&quot;&amp;ADDRESS(ROW([.E48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2890-0067</text:p>
          </table:table-cell>
          <table:table-cell office:value-type="float" office:value="5">
            <text:p>5</text:p>
          </table:table-cell>
          <table:table-cell office:value-type="float" office:value="77.687">
            <text:p>77.687</text:p>
          </table:table-cell>
          <table:table-cell table:formula="of:=IFERROR(VLOOKUP([.B49];[qrels.$C$824:.$E$1182];2;0);&quot;-&quot;)" office:value-type="float" office:value="1">
            <text:p>1</text:p>
          </table:table-cell>
          <table:table-cell table:formula="of:=SUM(INDIRECT(ADDRESS(MATCH([.A49];[.A$1:.A$109];0);5)&amp;&quot;:&quot;&amp;ADDRESS(ROW([.E49]);5)))/COUNTA(INDIRECT(ADDRESS(MATCH([.A49];[.A$1:.A$109];0);5)&amp;&quot;:&quot;&amp;ADDRESS(ROW([.E49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6">
            <text:p>6</text:p>
          </table:table-cell>
          <table:table-cell office:value-type="float" office:value="75.81">
            <text:p>75.81</text:p>
          </table:table-cell>
          <table:table-cell table:formula="of:=IFERROR(VLOOKUP([.B50];[qrels.$C$824:.$E$1182];2;0);&quot;-&quot;)" office:value-type="float" office:value="0">
            <text:p>0</text:p>
          </table:table-cell>
          <table:table-cell table:formula="of:=SUM(INDIRECT(ADDRESS(MATCH([.A50];[.A$1:.A$109];0);5)&amp;&quot;:&quot;&amp;ADDRESS(ROW([.E50]);5)))/COUNTA(INDIRECT(ADDRESS(MATCH([.A50];[.A$1:.A$109];0);5)&amp;&quot;:&quot;&amp;ADDRESS(ROW([.E50]);5)))*100" office:value-type="float" office:value="83.3333333333333">
            <text:p>83.33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7">
            <text:p>7</text:p>
          </table:table-cell>
          <table:table-cell office:value-type="float" office:value="69.909">
            <text:p>69.909</text:p>
          </table:table-cell>
          <table:table-cell table:formula="of:=IFERROR(VLOOKUP([.B51];[qrels.$C$824:.$E$1182];2;0);&quot;-&quot;)" office:value-type="float" office:value="0">
            <text:p>0</text:p>
          </table:table-cell>
          <table:table-cell table:formula="of:=SUM(INDIRECT(ADDRESS(MATCH([.A51];[.A$1:.A$109];0);5)&amp;&quot;:&quot;&amp;ADDRESS(ROW([.E51]);5)))/COUNTA(INDIRECT(ADDRESS(MATCH([.A51];[.A$1:.A$109];0);5)&amp;&quot;:&quot;&amp;ADDRESS(ROW([.E51]);5)))*100" office:value-type="float" office:value="71.4285714285714">
            <text:p>71.42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3089-0013</text:p>
          </table:table-cell>
          <table:table-cell office:value-type="float" office:value="8">
            <text:p>8</text:p>
          </table:table-cell>
          <table:table-cell office:value-type="float" office:value="68.896">
            <text:p>68.896</text:p>
          </table:table-cell>
          <table:table-cell table:formula="of:=IFERROR(VLOOKUP([.B52];[qrels.$C$824:.$E$1182];2;0);&quot;-&quot;)" office:value-type="float" office:value="1">
            <text:p>1</text:p>
          </table:table-cell>
          <table:table-cell table:formula="of:=SUM(INDIRECT(ADDRESS(MATCH([.A52];[.A$1:.A$109];0);5)&amp;&quot;:&quot;&amp;ADDRESS(ROW([.E52]);5)))/COUNTA(INDIRECT(ADDRESS(MATCH([.A52];[.A$1:.A$109];0);5)&amp;&quot;:&quot;&amp;ADDRESS(ROW([.E52]);5)))*100" office:value-type="float" office:value="75">
            <text:p>75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890-0074</text:p>
          </table:table-cell>
          <table:table-cell office:value-type="float" office:value="9">
            <text:p>9</text:p>
          </table:table-cell>
          <table:table-cell office:value-type="float" office:value="66.018">
            <text:p>66.018</text:p>
          </table:table-cell>
          <table:table-cell table:formula="of:=IFERROR(VLOOKUP([.B53];[qrels.$C$824:.$E$1182];2;0);&quot;-&quot;)" office:value-type="float" office:value="0">
            <text:p>0</text:p>
          </table:table-cell>
          <table:table-cell table:formula="of:=SUM(INDIRECT(ADDRESS(MATCH([.A53];[.A$1:.A$109];0);5)&amp;&quot;:&quot;&amp;ADDRESS(ROW([.E53]);5)))/COUNTA(INDIRECT(ADDRESS(MATCH([.A53];[.A$1:.A$109];0);5)&amp;&quot;:&quot;&amp;ADDRESS(ROW([.E53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0">
            <text:p>10</text:p>
          </table:table-cell>
          <table:table-cell office:value-type="float" office:value="64.907">
            <text:p>64.907</text:p>
          </table:table-cell>
          <table:table-cell table:formula="of:=IFERROR(VLOOKUP([.B54];[qrels.$C$824:.$E$1182];2;0);&quot;-&quot;)" office:value-type="float" office:value="1">
            <text:p>1</text:p>
          </table:table-cell>
          <table:table-cell table:formula="of:=SUM(INDIRECT(ADDRESS(MATCH([.A54];[.A$1:.A$109];0);5)&amp;&quot;:&quot;&amp;ADDRESS(ROW([.E54]);5)))/COUNTA(INDIRECT(ADDRESS(MATCH([.A54];[.A$1:.A$109];0);5)&amp;&quot;:&quot;&amp;ADDRESS(ROW([.E54]);5)))*100" office:value-type="float" office:value="70">
            <text:p>7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1">
            <text:p>11</text:p>
          </table:table-cell>
          <table:table-cell office:value-type="float" office:value="64.466">
            <text:p>64.466</text:p>
          </table:table-cell>
          <table:table-cell table:formula="of:=IFERROR(VLOOKUP([.B55];[qrels.$C$824:.$E$1182];2;0);&quot;-&quot;)" office:value-type="float" office:value="1">
            <text:p>1</text:p>
          </table:table-cell>
          <table:table-cell table:formula="of:=SUM(INDIRECT(ADDRESS(MATCH([.A55];[.A$1:.A$109];0);5)&amp;&quot;:&quot;&amp;ADDRESS(ROW([.E55]);5)))/COUNTA(INDIRECT(ADDRESS(MATCH([.A55];[.A$1:.A$109];0);5)&amp;&quot;:&quot;&amp;ADDRESS(ROW([.E55]);5)))*100" office:value-type="float" office:value="72.7272727272727">
            <text:p>72.72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289-0067</text:p>
          </table:table-cell>
          <table:table-cell office:value-type="float" office:value="12">
            <text:p>12</text:p>
          </table:table-cell>
          <table:table-cell office:value-type="float" office:value="64.428">
            <text:p>64.428</text:p>
          </table:table-cell>
          <table:table-cell table:formula="of:=IFERROR(VLOOKUP([.B56];[qrels.$C$824:.$E$1182];2;0);&quot;-&quot;)" office:value-type="float" office:value="0">
            <text:p>0</text:p>
          </table:table-cell>
          <table:table-cell table:formula="of:=SUM(INDIRECT(ADDRESS(MATCH([.A56];[.A$1:.A$109];0);5)&amp;&quot;:&quot;&amp;ADDRESS(ROW([.E56]);5)))/COUNTA(INDIRECT(ADDRESS(MATCH([.A56];[.A$1:.A$109];0);5)&amp;&quot;:&quot;&amp;ADDRESS(ROW([.E56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13">
            <text:p>13</text:p>
          </table:table-cell>
          <table:table-cell office:value-type="float" office:value="63.14">
            <text:p>63.14</text:p>
          </table:table-cell>
          <table:table-cell table:formula="of:=IFERROR(VLOOKUP([.B57];[qrels.$C$824:.$E$1182];2;0);&quot;-&quot;)" office:value-type="float" office:value="0">
            <text:p>0</text:p>
          </table:table-cell>
          <table:table-cell table:formula="of:=SUM(INDIRECT(ADDRESS(MATCH([.A57];[.A$1:.A$109];0);5)&amp;&quot;:&quot;&amp;ADDRESS(ROW([.E57]);5)))/COUNTA(INDIRECT(ADDRESS(MATCH([.A57];[.A$1:.A$109];0);5)&amp;&quot;:&quot;&amp;ADDRESS(ROW([.E57]);5)))*100" office:value-type="float" office:value="61.5384615384615">
            <text:p>61.53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14">
            <text:p>14</text:p>
          </table:table-cell>
          <table:table-cell office:value-type="float" office:value="62.135">
            <text:p>62.135</text:p>
          </table:table-cell>
          <table:table-cell table:formula="of:=IFERROR(VLOOKUP([.B58];[qrels.$C$824:.$E$1182];2;0);&quot;-&quot;)" office:value-type="float" office:value="0">
            <text:p>0</text:p>
          </table:table-cell>
          <table:table-cell table:formula="of:=SUM(INDIRECT(ADDRESS(MATCH([.A58];[.A$1:.A$109];0);5)&amp;&quot;:&quot;&amp;ADDRESS(ROW([.E58]);5)))/COUNTA(INDIRECT(ADDRESS(MATCH([.A58];[.A$1:.A$109];0);5)&amp;&quot;:&quot;&amp;ADDRESS(ROW([.E58]);5)))*100" office:value-type="float" office:value="57.1428571428571">
            <text:p>57.14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5">
            <text:p>15</text:p>
          </table:table-cell>
          <table:table-cell office:value-type="float" office:value="60.087">
            <text:p>60.087</text:p>
          </table:table-cell>
          <table:table-cell table:formula="of:=IFERROR(VLOOKUP([.B59];[qrels.$C$824:.$E$1182];2;0);&quot;-&quot;)" office:value-type="float" office:value="1">
            <text:p>1</text:p>
          </table:table-cell>
          <table:table-cell table:formula="of:=SUM(INDIRECT(ADDRESS(MATCH([.A59];[.A$1:.A$109];0);5)&amp;&quot;:&quot;&amp;ADDRESS(ROW([.E59]);5)))/COUNTA(INDIRECT(ADDRESS(MATCH([.A59];[.A$1:.A$109];0);5)&amp;&quot;:&quot;&amp;ADDRESS(ROW([.E59]);5)))*100" office:value-type="float" office:value="60">
            <text:p>6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16">
            <text:p>16</text:p>
          </table:table-cell>
          <table:table-cell office:value-type="float" office:value="58.782">
            <text:p>58.782</text:p>
          </table:table-cell>
          <table:table-cell table:formula="of:=IFERROR(VLOOKUP([.B60];[qrels.$C$824:.$E$1182];2;0);&quot;-&quot;)" office:value-type="float" office:value="0">
            <text:p>0</text:p>
          </table:table-cell>
          <table:table-cell table:formula="of:=SUM(INDIRECT(ADDRESS(MATCH([.A60];[.A$1:.A$109];0);5)&amp;&quot;:&quot;&amp;ADDRESS(ROW([.E60]);5)))/COUNTA(INDIRECT(ADDRESS(MATCH([.A60];[.A$1:.A$109];0);5)&amp;&quot;:&quot;&amp;ADDRESS(ROW([.E60]);5)))*100" office:value-type="float" office:value="56.25">
            <text:p>56.25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7">
            <text:p>17</text:p>
          </table:table-cell>
          <table:table-cell office:value-type="float" office:value="55.122">
            <text:p>55.122</text:p>
          </table:table-cell>
          <table:table-cell table:formula="of:=IFERROR(VLOOKUP([.B61];[qrels.$C$824:.$E$1182];2;0);&quot;-&quot;)" office:value-type="float" office:value="0">
            <text:p>0</text:p>
          </table:table-cell>
          <table:table-cell table:formula="of:=SUM(INDIRECT(ADDRESS(MATCH([.A61];[.A$1:.A$109];0);5)&amp;&quot;:&quot;&amp;ADDRESS(ROW([.E61]);5)))/COUNTA(INDIRECT(ADDRESS(MATCH([.A61];[.A$1:.A$109];0);5)&amp;&quot;:&quot;&amp;ADDRESS(ROW([.E61]);5)))*100" office:value-type="float" office:value="52.9411764705882">
            <text:p>52.94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20689-0083</text:p>
          </table:table-cell>
          <table:table-cell office:value-type="float" office:value="18">
            <text:p>18</text:p>
          </table:table-cell>
          <table:table-cell office:value-type="float" office:value="50.003">
            <text:p>50.003</text:p>
          </table:table-cell>
          <table:table-cell table:formula="of:=IFERROR(VLOOKUP([.B62];[qrels.$C$824:.$E$1182];2;0);&quot;-&quot;)" office:value-type="float" office:value="0">
            <text:p>0</text:p>
          </table:table-cell>
          <table:table-cell table:formula="of:=SUM(INDIRECT(ADDRESS(MATCH([.A62];[.A$1:.A$109];0);5)&amp;&quot;:&quot;&amp;ADDRESS(ROW([.E62]);5)))/COUNTA(INDIRECT(ADDRESS(MATCH([.A62];[.A$1:.A$109];0);5)&amp;&quot;:&quot;&amp;ADDRESS(ROW([.E62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19">
            <text:p>19</text:p>
          </table:table-cell>
          <table:table-cell office:value-type="float" office:value="49.424">
            <text:p>49.424</text:p>
          </table:table-cell>
          <table:table-cell table:formula="of:=IFERROR(VLOOKUP([.B63];[qrels.$C$824:.$E$1182];2;0);&quot;-&quot;)" office:value-type="float" office:value="1">
            <text:p>1</text:p>
          </table:table-cell>
          <table:table-cell table:formula="of:=SUM(INDIRECT(ADDRESS(MATCH([.A63];[.A$1:.A$109];0);5)&amp;&quot;:&quot;&amp;ADDRESS(ROW([.E63]);5)))/COUNTA(INDIRECT(ADDRESS(MATCH([.A63];[.A$1:.A$109];0);5)&amp;&quot;:&quot;&amp;ADDRESS(ROW([.E63]);5)))*100" office:value-type="float" office:value="52.6315789473684">
            <text:p>52.63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689-0065</text:p>
          </table:table-cell>
          <table:table-cell office:value-type="float" office:value="20">
            <text:p>20</text:p>
          </table:table-cell>
          <table:table-cell office:value-type="float" office:value="46.855">
            <text:p>46.855</text:p>
          </table:table-cell>
          <table:table-cell table:formula="of:=IFERROR(VLOOKUP([.B64];[qrels.$C$824:.$E$1182];2;0);&quot;-&quot;)" office:value-type="float" office:value="0">
            <text:p>0</text:p>
          </table:table-cell>
          <table:table-cell table:formula="of:=SUM(INDIRECT(ADDRESS(MATCH([.A64];[.A$1:.A$109];0);5)&amp;&quot;:&quot;&amp;ADDRESS(ROW([.E64]);5)))/COUNTA(INDIRECT(ADDRESS(MATCH([.A64];[.A$1:.A$109];0);5)&amp;&quot;:&quot;&amp;ADDRESS(ROW([.E64]);5)))*100" office:value-type="float" office:value="50">
            <text:p>5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17">
            <text:p>117</text:p>
          </table:table-cell>
          <table:table-cell office:value-type="string">
            <text:p>ms</text:p>
          </table:table-cell>
          <table:table-cell table:formula="of:=SUM([.E45:.E54])/10" office:value-type="float" office:value="0.7">
            <text:p>0.7</text:p>
          </table:table-cell>
          <table:table-cell table:formula="of:=SUMIF([.E45:.E64];1;[.F45:.F64])/VLOOKUP([.A64];[NumRel.$A$2:.$B$6];2;0)" office:value-type="float" office:value="63.8737578211263">
            <text:p>63.8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1">
            <text:p>1</text:p>
          </table:table-cell>
          <table:table-cell office:value-type="float" office:value="89.562">
            <text:p>89.562</text:p>
          </table:table-cell>
          <table:table-cell table:formula="of:=IFERROR(VLOOKUP([.B67];[qrels.$C$1183:.$E$1678];2;0);&quot;-&quot;)" office:value-type="float" office:value="0">
            <text:p>0</text:p>
          </table:table-cell>
          <table:table-cell table:formula="of:=SUM(INDIRECT(ADDRESS(MATCH([.A67];[.A$1:.A$109];0);5)&amp;&quot;:&quot;&amp;ADDRESS(ROW([.E67]);5)))/COUNTA(INDIRECT(ADDRESS(MATCH([.A67];[.A$1:.A$109];0);5)&amp;&quot;:&quot;&amp;ADDRESS(ROW([.E67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2">
            <text:p>2</text:p>
          </table:table-cell>
          <table:table-cell office:value-type="float" office:value="67.3">
            <text:p>67.3</text:p>
          </table:table-cell>
          <table:table-cell table:formula="of:=IFERROR(VLOOKUP([.B68];[qrels.$C$1183:.$E$1678];2;0);&quot;-&quot;)" office:value-type="float" office:value="1">
            <text:p>1</text:p>
          </table:table-cell>
          <table:table-cell table:formula="of:=SUM(INDIRECT(ADDRESS(MATCH([.A68];[.A$1:.A$109];0);5)&amp;&quot;:&quot;&amp;ADDRESS(ROW([.E68]);5)))/COUNTA(INDIRECT(ADDRESS(MATCH([.A68];[.A$1:.A$109];0);5)&amp;&quot;:&quot;&amp;ADDRESS(ROW([.E68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3">
            <text:p>3</text:p>
          </table:table-cell>
          <table:table-cell office:value-type="float" office:value="58.347">
            <text:p>58.347</text:p>
          </table:table-cell>
          <table:table-cell table:formula="of:=IFERROR(VLOOKUP([.B69];[qrels.$C$1183:.$E$1678];2;0);&quot;-&quot;)" office:value-type="float" office:value="1">
            <text:p>1</text:p>
          </table:table-cell>
          <table:table-cell table:formula="of:=SUM(INDIRECT(ADDRESS(MATCH([.A69];[.A$1:.A$109];0);5)&amp;&quot;:&quot;&amp;ADDRESS(ROW([.E69]);5)))/COUNTA(INDIRECT(ADDRESS(MATCH([.A69];[.A$1:.A$109];0);5)&amp;&quot;:&quot;&amp;ADDRESS(ROW([.E69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4">
            <text:p>4</text:p>
          </table:table-cell>
          <table:table-cell office:value-type="float" office:value="57.644">
            <text:p>57.644</text:p>
          </table:table-cell>
          <table:table-cell table:formula="of:=IFERROR(VLOOKUP([.B70];[qrels.$C$1183:.$E$1678];2;0);&quot;-&quot;)" office:value-type="float" office:value="0">
            <text:p>0</text:p>
          </table:table-cell>
          <table:table-cell table:formula="of:=SUM(INDIRECT(ADDRESS(MATCH([.A70];[.A$1:.A$109];0);5)&amp;&quot;:&quot;&amp;ADDRESS(ROW([.E70]);5)))/COUNTA(INDIRECT(ADDRESS(MATCH([.A70];[.A$1:.A$109];0);5)&amp;&quot;:&quot;&amp;ADDRESS(ROW([.E70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690-0067</text:p>
          </table:table-cell>
          <table:table-cell office:value-type="float" office:value="5">
            <text:p>5</text:p>
          </table:table-cell>
          <table:table-cell office:value-type="float" office:value="40.65">
            <text:p>40.65</text:p>
          </table:table-cell>
          <table:table-cell table:formula="of:=IFERROR(VLOOKUP([.B71];[qrels.$C$1183:.$E$1678];2;0);&quot;-&quot;)" office:value-type="float" office:value="1">
            <text:p>1</text:p>
          </table:table-cell>
          <table:table-cell table:formula="of:=SUM(INDIRECT(ADDRESS(MATCH([.A71];[.A$1:.A$109];0);5)&amp;&quot;:&quot;&amp;ADDRESS(ROW([.E71]);5)))/COUNTA(INDIRECT(ADDRESS(MATCH([.A71];[.A$1:.A$109];0);5)&amp;&quot;:&quot;&amp;ADDRESS(ROW([.E71]);5)))*100" office:value-type="float" office:value="60">
            <text:p>6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2489-0134</text:p>
          </table:table-cell>
          <table:table-cell office:value-type="float" office:value="6">
            <text:p>6</text:p>
          </table:table-cell>
          <table:table-cell office:value-type="float" office:value="40.582">
            <text:p>40.582</text:p>
          </table:table-cell>
          <table:table-cell table:formula="of:=IFERROR(VLOOKUP([.B72];[qrels.$C$1183:.$E$1678];2;0);&quot;-&quot;)" office:value-type="float" office:value="0">
            <text:p>0</text:p>
          </table:table-cell>
          <table:table-cell table:formula="of:=SUM(INDIRECT(ADDRESS(MATCH([.A72];[.A$1:.A$109];0);5)&amp;&quot;:&quot;&amp;ADDRESS(ROW([.E72]);5)))/COUNTA(INDIRECT(ADDRESS(MATCH([.A72];[.A$1:.A$109];0);5)&amp;&quot;:&quot;&amp;ADDRESS(ROW([.E72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289-0098</text:p>
          </table:table-cell>
          <table:table-cell office:value-type="float" office:value="7">
            <text:p>7</text:p>
          </table:table-cell>
          <table:table-cell office:value-type="float" office:value="40.318">
            <text:p>40.318</text:p>
          </table:table-cell>
          <table:table-cell table:formula="of:=IFERROR(VLOOKUP([.B73];[qrels.$C$1183:.$E$1678];2;0);&quot;-&quot;)" office:value-type="float" office:value="0">
            <text:p>0</text:p>
          </table:table-cell>
          <table:table-cell table:formula="of:=SUM(INDIRECT(ADDRESS(MATCH([.A73];[.A$1:.A$109];0);5)&amp;&quot;:&quot;&amp;ADDRESS(ROW([.E73]);5)))/COUNTA(INDIRECT(ADDRESS(MATCH([.A73];[.A$1:.A$109];0);5)&amp;&quot;:&quot;&amp;ADDRESS(ROW([.E73]);5)))*100" office:value-type="float" office:value="42.8571428571429">
            <text:p>42.85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189-0071</text:p>
          </table:table-cell>
          <table:table-cell office:value-type="float" office:value="8">
            <text:p>8</text:p>
          </table:table-cell>
          <table:table-cell office:value-type="float" office:value="38.58">
            <text:p>38.58</text:p>
          </table:table-cell>
          <table:table-cell table:formula="of:=IFERROR(VLOOKUP([.B74];[qrels.$C$1183:.$E$1678];2;0);&quot;-&quot;)" office:value-type="float" office:value="0">
            <text:p>0</text:p>
          </table:table-cell>
          <table:table-cell table:formula="of:=SUM(INDIRECT(ADDRESS(MATCH([.A74];[.A$1:.A$109];0);5)&amp;&quot;:&quot;&amp;ADDRESS(ROW([.E74]);5)))/COUNTA(INDIRECT(ADDRESS(MATCH([.A74];[.A$1:.A$109];0);5)&amp;&quot;:&quot;&amp;ADDRESS(ROW([.E74]);5)))*100" office:value-type="float" office:value="37.5">
            <text:p>37.5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990-0061</text:p>
          </table:table-cell>
          <table:table-cell office:value-type="float" office:value="9">
            <text:p>9</text:p>
          </table:table-cell>
          <table:table-cell office:value-type="float" office:value="38.569">
            <text:p>38.569</text:p>
          </table:table-cell>
          <table:table-cell table:formula="of:=IFERROR(VLOOKUP([.B75];[qrels.$C$1183:.$E$1678];2;0);&quot;-&quot;)" office:value-type="float" office:value="1">
            <text:p>1</text:p>
          </table:table-cell>
          <table:table-cell table:formula="of:=SUM(INDIRECT(ADDRESS(MATCH([.A75];[.A$1:.A$109];0);5)&amp;&quot;:&quot;&amp;ADDRESS(ROW([.E75]);5)))/COUNTA(INDIRECT(ADDRESS(MATCH([.A75];[.A$1:.A$109];0);5)&amp;&quot;:&quot;&amp;ADDRESS(ROW([.E75]);5)))*100" office:value-type="float" office:value="44.4444444444444">
            <text:p>44.44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1590-0098</text:p>
          </table:table-cell>
          <table:table-cell office:value-type="float" office:value="10">
            <text:p>10</text:p>
          </table:table-cell>
          <table:table-cell office:value-type="float" office:value="38.156">
            <text:p>38.156</text:p>
          </table:table-cell>
          <table:table-cell table:formula="of:=IFERROR(VLOOKUP([.B76];[qrels.$C$1183:.$E$1678];2;0);&quot;-&quot;)" office:value-type="float" office:value="1">
            <text:p>1</text:p>
          </table:table-cell>
          <table:table-cell table:formula="of:=SUM(INDIRECT(ADDRESS(MATCH([.A76];[.A$1:.A$109];0);5)&amp;&quot;:&quot;&amp;ADDRESS(ROW([.E76]);5)))/COUNTA(INDIRECT(ADDRESS(MATCH([.A76];[.A$1:.A$109];0);5)&amp;&quot;:&quot;&amp;ADDRESS(ROW([.E76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889-0077</text:p>
          </table:table-cell>
          <table:table-cell office:value-type="float" office:value="11">
            <text:p>11</text:p>
          </table:table-cell>
          <table:table-cell office:value-type="float" office:value="37.631">
            <text:p>37.631</text:p>
          </table:table-cell>
          <table:table-cell table:formula="of:=IFERROR(VLOOKUP([.B77];[qrels.$C$1183:.$E$1678];2;0);&quot;-&quot;)" office:value-type="float" office:value="0">
            <text:p>0</text:p>
          </table:table-cell>
          <table:table-cell table:formula="of:=SUM(INDIRECT(ADDRESS(MATCH([.A77];[.A$1:.A$109];0);5)&amp;&quot;:&quot;&amp;ADDRESS(ROW([.E77]);5)))/COUNTA(INDIRECT(ADDRESS(MATCH([.A77];[.A$1:.A$109];0);5)&amp;&quot;:&quot;&amp;ADDRESS(ROW([.E77]);5)))*100" office:value-type="float" office:value="45.4545454545455">
            <text:p>45.45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0590-0076</text:p>
          </table:table-cell>
          <table:table-cell office:value-type="float" office:value="12">
            <text:p>12</text:p>
          </table:table-cell>
          <table:table-cell office:value-type="float" office:value="37.221">
            <text:p>37.221</text:p>
          </table:table-cell>
          <table:table-cell table:formula="of:=IFERROR(VLOOKUP([.B78];[qrels.$C$1183:.$E$1678];2;0);&quot;-&quot;)" office:value-type="float" office:value="0">
            <text:p>0</text:p>
          </table:table-cell>
          <table:table-cell table:formula="of:=SUM(INDIRECT(ADDRESS(MATCH([.A78];[.A$1:.A$109];0);5)&amp;&quot;:&quot;&amp;ADDRESS(ROW([.E78]);5)))/COUNTA(INDIRECT(ADDRESS(MATCH([.A78];[.A$1:.A$109];0);5)&amp;&quot;:&quot;&amp;ADDRESS(ROW([.E78]);5)))*100" office:value-type="float" office:value="41.6666666666667">
            <text:p>41.66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2489-0132</text:p>
          </table:table-cell>
          <table:table-cell office:value-type="float" office:value="13">
            <text:p>13</text:p>
          </table:table-cell>
          <table:table-cell office:value-type="float" office:value="35.371">
            <text:p>35.371</text:p>
          </table:table-cell>
          <table:table-cell table:formula="of:=IFERROR(VLOOKUP([.B79];[qrels.$C$1183:.$E$1678];2;0);&quot;-&quot;)" office:value-type="float" office:value="0">
            <text:p>0</text:p>
          </table:table-cell>
          <table:table-cell table:formula="of:=SUM(INDIRECT(ADDRESS(MATCH([.A79];[.A$1:.A$109];0);5)&amp;&quot;:&quot;&amp;ADDRESS(ROW([.E79]);5)))/COUNTA(INDIRECT(ADDRESS(MATCH([.A79];[.A$1:.A$109];0);5)&amp;&quot;:&quot;&amp;ADDRESS(ROW([.E79]);5)))*100" office:value-type="float" office:value="38.4615384615385">
            <text:p>38.46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1689-0021</text:p>
          </table:table-cell>
          <table:table-cell office:value-type="float" office:value="14">
            <text:p>14</text:p>
          </table:table-cell>
          <table:table-cell office:value-type="float" office:value="35.275">
            <text:p>35.275</text:p>
          </table:table-cell>
          <table:table-cell table:formula="of:=IFERROR(VLOOKUP([.B80];[qrels.$C$1183:.$E$1678];2;0);&quot;-&quot;)" office:value-type="float" office:value="0">
            <text:p>0</text:p>
          </table:table-cell>
          <table:table-cell table:formula="of:=SUM(INDIRECT(ADDRESS(MATCH([.A80];[.A$1:.A$109];0);5)&amp;&quot;:&quot;&amp;ADDRESS(ROW([.E80]);5)))/COUNTA(INDIRECT(ADDRESS(MATCH([.A80];[.A$1:.A$109];0);5)&amp;&quot;:&quot;&amp;ADDRESS(ROW([.E80]);5)))*100" office:value-type="float" office:value="35.7142857142857">
            <text:p>35.71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189-0127</text:p>
          </table:table-cell>
          <table:table-cell office:value-type="float" office:value="15">
            <text:p>15</text:p>
          </table:table-cell>
          <table:table-cell office:value-type="float" office:value="34.85">
            <text:p>34.85</text:p>
          </table:table-cell>
          <table:table-cell table:formula="of:=IFERROR(VLOOKUP([.B81];[qrels.$C$1183:.$E$1678];2;0);&quot;-&quot;)" office:value-type="float" office:value="0">
            <text:p>0</text:p>
          </table:table-cell>
          <table:table-cell table:formula="of:=SUM(INDIRECT(ADDRESS(MATCH([.A81];[.A$1:.A$109];0);5)&amp;&quot;:&quot;&amp;ADDRESS(ROW([.E81]);5)))/COUNTA(INDIRECT(ADDRESS(MATCH([.A81];[.A$1:.A$109];0);5)&amp;&quot;:&quot;&amp;ADDRESS(ROW([.E81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190-0043</text:p>
          </table:table-cell>
          <table:table-cell office:value-type="float" office:value="16">
            <text:p>16</text:p>
          </table:table-cell>
          <table:table-cell office:value-type="float" office:value="33.116">
            <text:p>33.116</text:p>
          </table:table-cell>
          <table:table-cell table:formula="of:=IFERROR(VLOOKUP([.B82];[qrels.$C$1183:.$E$1678];2;0);&quot;-&quot;)" office:value-type="float" office:value="0">
            <text:p>0</text:p>
          </table:table-cell>
          <table:table-cell table:formula="of:=SUM(INDIRECT(ADDRESS(MATCH([.A82];[.A$1:.A$109];0);5)&amp;&quot;:&quot;&amp;ADDRESS(ROW([.E82]);5)))/COUNTA(INDIRECT(ADDRESS(MATCH([.A82];[.A$1:.A$109];0);5)&amp;&quot;:&quot;&amp;ADDRESS(ROW([.E82]);5)))*100" office:value-type="float" office:value="31.25">
            <text:p>31.25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689-0094</text:p>
          </table:table-cell>
          <table:table-cell office:value-type="float" office:value="17">
            <text:p>17</text:p>
          </table:table-cell>
          <table:table-cell office:value-type="float" office:value="32.719">
            <text:p>32.719</text:p>
          </table:table-cell>
          <table:table-cell table:formula="of:=IFERROR(VLOOKUP([.B83];[qrels.$C$1183:.$E$1678];2;0);&quot;-&quot;)" office:value-type="float" office:value="0">
            <text:p>0</text:p>
          </table:table-cell>
          <table:table-cell table:formula="of:=SUM(INDIRECT(ADDRESS(MATCH([.A83];[.A$1:.A$109];0);5)&amp;&quot;:&quot;&amp;ADDRESS(ROW([.E83]);5)))/COUNTA(INDIRECT(ADDRESS(MATCH([.A83];[.A$1:.A$109];0);5)&amp;&quot;:&quot;&amp;ADDRESS(ROW([.E83]);5)))*100" office:value-type="float" office:value="29.4117647058824">
            <text:p>29.41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990-0163</text:p>
          </table:table-cell>
          <table:table-cell office:value-type="float" office:value="18">
            <text:p>18</text:p>
          </table:table-cell>
          <table:table-cell office:value-type="float" office:value="32.078">
            <text:p>32.078</text:p>
          </table:table-cell>
          <table:table-cell table:formula="of:=IFERROR(VLOOKUP([.B84];[qrels.$C$1183:.$E$1678];2;0);&quot;-&quot;)" office:value-type="float" office:value="0">
            <text:p>0</text:p>
          </table:table-cell>
          <table:table-cell table:formula="of:=SUM(INDIRECT(ADDRESS(MATCH([.A84];[.A$1:.A$109];0);5)&amp;&quot;:&quot;&amp;ADDRESS(ROW([.E84]);5)))/COUNTA(INDIRECT(ADDRESS(MATCH([.A84];[.A$1:.A$109];0);5)&amp;&quot;:&quot;&amp;ADDRESS(ROW([.E84]);5)))*100" office:value-type="float" office:value="27.7777777777778">
            <text:p>27.77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1989-0137</text:p>
          </table:table-cell>
          <table:table-cell office:value-type="float" office:value="19">
            <text:p>19</text:p>
          </table:table-cell>
          <table:table-cell office:value-type="float" office:value="31.88">
            <text:p>31.88</text:p>
          </table:table-cell>
          <table:table-cell table:formula="of:=IFERROR(VLOOKUP([.B85];[qrels.$C$1183:.$E$1678];2;0);&quot;-&quot;)" office:value-type="float" office:value="0">
            <text:p>0</text:p>
          </table:table-cell>
          <table:table-cell table:formula="of:=SUM(INDIRECT(ADDRESS(MATCH([.A85];[.A$1:.A$109];0);5)&amp;&quot;:&quot;&amp;ADDRESS(ROW([.E85]);5)))/COUNTA(INDIRECT(ADDRESS(MATCH([.A85];[.A$1:.A$109];0);5)&amp;&quot;:&quot;&amp;ADDRESS(ROW([.E85]);5)))*100" office:value-type="float" office:value="26.3157894736842">
            <text:p>26.31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789-0111</text:p>
          </table:table-cell>
          <table:table-cell office:value-type="float" office:value="20">
            <text:p>20</text:p>
          </table:table-cell>
          <table:table-cell office:value-type="float" office:value="29.816">
            <text:p>29.816</text:p>
          </table:table-cell>
          <table:table-cell table:formula="of:=IFERROR(VLOOKUP([.B86];[qrels.$C$1183:.$E$1678];2;0);&quot;-&quot;)" office:value-type="string" office:string-value="-">
            <text:p>-</text:p>
          </table:table-cell>
          <table:table-cell table:formula="of:=SUM(INDIRECT(ADDRESS(MATCH([.A86];[.A$1:.A$109];0);5)&amp;&quot;:&quot;&amp;ADDRESS(ROW([.E86]);5)))/COUNTA(INDIRECT(ADDRESS(MATCH([.A86];[.A$1:.A$109];0);5)&amp;&quot;:&quot;&amp;ADDRESS(ROW([.E86]);5)))*100" office:value-type="float" office:value="25">
            <text:p>2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10">
            <text:p>110</text:p>
          </table:table-cell>
          <table:table-cell office:value-type="string">
            <text:p>ms</text:p>
          </table:table-cell>
          <table:table-cell table:formula="of:=SUM([.E67:.E76])/10" office:value-type="float" office:value="0.5">
            <text:p>0.5</text:p>
          </table:table-cell>
          <table:table-cell table:formula="of:=SUMIF([.E67:.E86];1;[.F67:.F86])/VLOOKUP([.A86];[NumRel.$A$2:.$B$6];2;0)" office:value-type="float" office:value="15.0617283950617">
            <text:p>15.0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1">
            <text:p>1</text:p>
          </table:table-cell>
          <table:table-cell office:value-type="float" office:value="93.979">
            <text:p>93.979</text:p>
          </table:table-cell>
          <table:table-cell table:formula="of:=IFERROR(VLOOKUP([.B89];[qrels.$C$1679:.$E$2101];2;0);&quot;-&quot;)" office:value-type="float" office:value="0">
            <text:p>0</text:p>
          </table:table-cell>
          <table:table-cell table:formula="of:=SUM(INDIRECT(ADDRESS(MATCH([.A89];[.A$1:.A$109];0);5)&amp;&quot;:&quot;&amp;ADDRESS(ROW([.E89]);5)))/COUNTA(INDIRECT(ADDRESS(MATCH([.A89];[.A$1:.A$109];0);5)&amp;&quot;:&quot;&amp;ADDRESS(ROW([.E89]);5)))*100" office:value-type="float" office:value="0">
            <text:p>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2">
            <text:p>2</text:p>
          </table:table-cell>
          <table:table-cell office:value-type="float" office:value="85.351">
            <text:p>85.351</text:p>
          </table:table-cell>
          <table:table-cell table:formula="of:=IFERROR(VLOOKUP([.B90];[qrels.$C$1679:.$E$2101];2;0);&quot;-&quot;)" office:value-type="float" office:value="1">
            <text:p>1</text:p>
          </table:table-cell>
          <table:table-cell table:formula="of:=SUM(INDIRECT(ADDRESS(MATCH([.A90];[.A$1:.A$109];0);5)&amp;&quot;:&quot;&amp;ADDRESS(ROW([.E90]);5)))/COUNTA(INDIRECT(ADDRESS(MATCH([.A90];[.A$1:.A$109];0);5)&amp;&quot;:&quot;&amp;ADDRESS(ROW([.E90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3">
            <text:p>3</text:p>
          </table:table-cell>
          <table:table-cell office:value-type="float" office:value="84.958">
            <text:p>84.958</text:p>
          </table:table-cell>
          <table:table-cell table:formula="of:=IFERROR(VLOOKUP([.B91];[qrels.$C$1679:.$E$2101];2;0);&quot;-&quot;)" office:value-type="float" office:value="0">
            <text:p>0</text:p>
          </table:table-cell>
          <table:table-cell table:formula="of:=SUM(INDIRECT(ADDRESS(MATCH([.A91];[.A$1:.A$109];0);5)&amp;&quot;:&quot;&amp;ADDRESS(ROW([.E91]);5)))/COUNTA(INDIRECT(ADDRESS(MATCH([.A91];[.A$1:.A$109];0);5)&amp;&quot;:&quot;&amp;ADDRESS(ROW([.E91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4">
            <text:p>4</text:p>
          </table:table-cell>
          <table:table-cell office:value-type="float" office:value="79.101">
            <text:p>79.101</text:p>
          </table:table-cell>
          <table:table-cell table:formula="of:=IFERROR(VLOOKUP([.B92];[qrels.$C$1679:.$E$2101];2;0);&quot;-&quot;)" office:value-type="float" office:value="1">
            <text:p>1</text:p>
          </table:table-cell>
          <table:table-cell table:formula="of:=SUM(INDIRECT(ADDRESS(MATCH([.A92];[.A$1:.A$109];0);5)&amp;&quot;:&quot;&amp;ADDRESS(ROW([.E92]);5)))/COUNTA(INDIRECT(ADDRESS(MATCH([.A92];[.A$1:.A$109];0);5)&amp;&quot;:&quot;&amp;ADDRESS(ROW([.E92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5">
            <text:p>5</text:p>
          </table:table-cell>
          <table:table-cell office:value-type="float" office:value="75.259">
            <text:p>75.259</text:p>
          </table:table-cell>
          <table:table-cell table:formula="of:=IFERROR(VLOOKUP([.B93];[qrels.$C$1679:.$E$2101];2;0);&quot;-&quot;)" office:value-type="float" office:value="0">
            <text:p>0</text:p>
          </table:table-cell>
          <table:table-cell table:formula="of:=SUM(INDIRECT(ADDRESS(MATCH([.A93];[.A$1:.A$109];0);5)&amp;&quot;:&quot;&amp;ADDRESS(ROW([.E93]);5)))/COUNTA(INDIRECT(ADDRESS(MATCH([.A93];[.A$1:.A$109];0);5)&amp;&quot;:&quot;&amp;ADDRESS(ROW([.E93]);5)))*100" office:value-type="float" office:value="40">
            <text:p>4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6">
            <text:p>6</text:p>
          </table:table-cell>
          <table:table-cell office:value-type="float" office:value="73.236">
            <text:p>73.236</text:p>
          </table:table-cell>
          <table:table-cell table:formula="of:=IFERROR(VLOOKUP([.B94];[qrels.$C$1679:.$E$2101];2;0);&quot;-&quot;)" office:value-type="float" office:value="1">
            <text:p>1</text:p>
          </table:table-cell>
          <table:table-cell table:formula="of:=SUM(INDIRECT(ADDRESS(MATCH([.A94];[.A$1:.A$109];0);5)&amp;&quot;:&quot;&amp;ADDRESS(ROW([.E94]);5)))/COUNTA(INDIRECT(ADDRESS(MATCH([.A94];[.A$1:.A$109];0);5)&amp;&quot;:&quot;&amp;ADDRESS(ROW([.E94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71790-0136</text:p>
          </table:table-cell>
          <table:table-cell office:value-type="float" office:value="7">
            <text:p>7</text:p>
          </table:table-cell>
          <table:table-cell office:value-type="float" office:value="59.194">
            <text:p>59.194</text:p>
          </table:table-cell>
          <table:table-cell table:formula="of:=IFERROR(VLOOKUP([.B95];[qrels.$C$1679:.$E$2101];2;0);&quot;-&quot;)" office:value-type="float" office:value="0">
            <text:p>0</text:p>
          </table:table-cell>
          <table:table-cell table:formula="of:=SUM(INDIRECT(ADDRESS(MATCH([.A95];[.A$1:.A$109];0);5)&amp;&quot;:&quot;&amp;ADDRESS(ROW([.E95]);5)))/COUNTA(INDIRECT(ADDRESS(MATCH([.A95];[.A$1:.A$109];0);5)&amp;&quot;:&quot;&amp;ADDRESS(ROW([.E95]);5)))*100" office:value-type="float" office:value="42.8571428571429">
            <text:p>42.85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189-0042</text:p>
          </table:table-cell>
          <table:table-cell office:value-type="float" office:value="8">
            <text:p>8</text:p>
          </table:table-cell>
          <table:table-cell office:value-type="float" office:value="54.767">
            <text:p>54.767</text:p>
          </table:table-cell>
          <table:table-cell table:formula="of:=IFERROR(VLOOKUP([.B96];[qrels.$C$1679:.$E$2101];2;0);&quot;-&quot;)" office:value-type="float" office:value="0">
            <text:p>0</text:p>
          </table:table-cell>
          <table:table-cell table:formula="of:=SUM(INDIRECT(ADDRESS(MATCH([.A96];[.A$1:.A$109];0);5)&amp;&quot;:&quot;&amp;ADDRESS(ROW([.E96]);5)))/COUNTA(INDIRECT(ADDRESS(MATCH([.A96];[.A$1:.A$109];0);5)&amp;&quot;:&quot;&amp;ADDRESS(ROW([.E96]);5)))*100" office:value-type="float" office:value="37.5">
            <text:p>37.5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89-0074</text:p>
          </table:table-cell>
          <table:table-cell office:value-type="float" office:value="9">
            <text:p>9</text:p>
          </table:table-cell>
          <table:table-cell office:value-type="float" office:value="54.532">
            <text:p>54.532</text:p>
          </table:table-cell>
          <table:table-cell table:formula="of:=IFERROR(VLOOKUP([.B97];[qrels.$C$1679:.$E$2101];2;0);&quot;-&quot;)" office:value-type="float" office:value="0">
            <text:p>0</text:p>
          </table:table-cell>
          <table:table-cell table:formula="of:=SUM(INDIRECT(ADDRESS(MATCH([.A97];[.A$1:.A$109];0);5)&amp;&quot;:&quot;&amp;ADDRESS(ROW([.E97]);5)))/COUNTA(INDIRECT(ADDRESS(MATCH([.A97];[.A$1:.A$109];0);5)&amp;&quot;:&quot;&amp;ADDRESS(ROW([.E97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1989-0049</text:p>
          </table:table-cell>
          <table:table-cell office:value-type="float" office:value="10">
            <text:p>10</text:p>
          </table:table-cell>
          <table:table-cell office:value-type="float" office:value="54.237">
            <text:p>54.237</text:p>
          </table:table-cell>
          <table:table-cell table:formula="of:=IFERROR(VLOOKUP([.B98];[qrels.$C$1679:.$E$2101];2;0);&quot;-&quot;)" office:value-type="float" office:value="0">
            <text:p>0</text:p>
          </table:table-cell>
          <table:table-cell table:formula="of:=SUM(INDIRECT(ADDRESS(MATCH([.A98];[.A$1:.A$109];0);5)&amp;&quot;:&quot;&amp;ADDRESS(ROW([.E98]);5)))/COUNTA(INDIRECT(ADDRESS(MATCH([.A98];[.A$1:.A$109];0);5)&amp;&quot;:&quot;&amp;ADDRESS(ROW([.E98]);5)))*100" office:value-type="float" office:value="30">
            <text:p>3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2790-0036</text:p>
          </table:table-cell>
          <table:table-cell office:value-type="float" office:value="11">
            <text:p>11</text:p>
          </table:table-cell>
          <table:table-cell office:value-type="float" office:value="51.652">
            <text:p>51.652</text:p>
          </table:table-cell>
          <table:table-cell table:formula="of:=IFERROR(VLOOKUP([.B99];[qrels.$C$1679:.$E$2101];2;0);&quot;-&quot;)" office:value-type="float" office:value="0">
            <text:p>0</text:p>
          </table:table-cell>
          <table:table-cell table:formula="of:=SUM(INDIRECT(ADDRESS(MATCH([.A99];[.A$1:.A$109];0);5)&amp;&quot;:&quot;&amp;ADDRESS(ROW([.E99]);5)))/COUNTA(INDIRECT(ADDRESS(MATCH([.A99];[.A$1:.A$109];0);5)&amp;&quot;:&quot;&amp;ADDRESS(ROW([.E99]);5)))*100" office:value-type="float" office:value="27.2727272727273">
            <text:p>27.27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0890-0072</text:p>
          </table:table-cell>
          <table:table-cell office:value-type="float" office:value="12">
            <text:p>12</text:p>
          </table:table-cell>
          <table:table-cell office:value-type="float" office:value="50.438">
            <text:p>50.438</text:p>
          </table:table-cell>
          <table:table-cell table:formula="of:=IFERROR(VLOOKUP([.B100];[qrels.$C$1679:.$E$2101];2;0);&quot;-&quot;)" office:value-type="float" office:value="1">
            <text:p>1</text:p>
          </table:table-cell>
          <table:table-cell table:formula="of:=SUM(INDIRECT(ADDRESS(MATCH([.A100];[.A$1:.A$109];0);5)&amp;&quot;:&quot;&amp;ADDRESS(ROW([.E100]);5)))/COUNTA(INDIRECT(ADDRESS(MATCH([.A100];[.A$1:.A$109];0);5)&amp;&quot;:&quot;&amp;ADDRESS(ROW([.E100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289-0148</text:p>
          </table:table-cell>
          <table:table-cell office:value-type="float" office:value="13">
            <text:p>13</text:p>
          </table:table-cell>
          <table:table-cell office:value-type="float" office:value="49.63">
            <text:p>49.63</text:p>
          </table:table-cell>
          <table:table-cell table:formula="of:=IFERROR(VLOOKUP([.B101];[qrels.$C$1679:.$E$2101];2;0);&quot;-&quot;)" office:value-type="float" office:value="1">
            <text:p>1</text:p>
          </table:table-cell>
          <table:table-cell table:formula="of:=SUM(INDIRECT(ADDRESS(MATCH([.A101];[.A$1:.A$109];0);5)&amp;&quot;:&quot;&amp;ADDRESS(ROW([.E101]);5)))/COUNTA(INDIRECT(ADDRESS(MATCH([.A101];[.A$1:.A$109];0);5)&amp;&quot;:&quot;&amp;ADDRESS(ROW([.E101]);5)))*100" office:value-type="float" office:value="38.4615384615385">
            <text:p>38.46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2189-0033</text:p>
          </table:table-cell>
          <table:table-cell office:value-type="float" office:value="14">
            <text:p>14</text:p>
          </table:table-cell>
          <table:table-cell office:value-type="float" office:value="47.84">
            <text:p>47.84</text:p>
          </table:table-cell>
          <table:table-cell table:formula="of:=IFERROR(VLOOKUP([.B102];[qrels.$C$1679:.$E$2101];2;0);&quot;-&quot;)" office:value-type="float" office:value="0">
            <text:p>0</text:p>
          </table:table-cell>
          <table:table-cell table:formula="of:=SUM(INDIRECT(ADDRESS(MATCH([.A102];[.A$1:.A$109];0);5)&amp;&quot;:&quot;&amp;ADDRESS(ROW([.E102]);5)))/COUNTA(INDIRECT(ADDRESS(MATCH([.A102];[.A$1:.A$109];0);5)&amp;&quot;:&quot;&amp;ADDRESS(ROW([.E102]);5)))*100" office:value-type="float" office:value="35.7142857142857">
            <text:p>35.71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289-0005</text:p>
          </table:table-cell>
          <table:table-cell office:value-type="float" office:value="15">
            <text:p>15</text:p>
          </table:table-cell>
          <table:table-cell office:value-type="float" office:value="47.437">
            <text:p>47.437</text:p>
          </table:table-cell>
          <table:table-cell table:formula="of:=IFERROR(VLOOKUP([.B103];[qrels.$C$1679:.$E$2101];2;0);&quot;-&quot;)" office:value-type="float" office:value="0">
            <text:p>0</text:p>
          </table:table-cell>
          <table:table-cell table:formula="of:=SUM(INDIRECT(ADDRESS(MATCH([.A103];[.A$1:.A$109];0);5)&amp;&quot;:&quot;&amp;ADDRESS(ROW([.E103]);5)))/COUNTA(INDIRECT(ADDRESS(MATCH([.A103];[.A$1:.A$109];0);5)&amp;&quot;:&quot;&amp;ADDRESS(ROW([.E103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1989-0095</text:p>
          </table:table-cell>
          <table:table-cell office:value-type="float" office:value="16">
            <text:p>16</text:p>
          </table:table-cell>
          <table:table-cell office:value-type="float" office:value="47.024">
            <text:p>47.024</text:p>
          </table:table-cell>
          <table:table-cell table:formula="of:=IFERROR(VLOOKUP([.B104];[qrels.$C$1679:.$E$2101];2;0);&quot;-&quot;)" office:value-type="float" office:value="0">
            <text:p>0</text:p>
          </table:table-cell>
          <table:table-cell table:formula="of:=SUM(INDIRECT(ADDRESS(MATCH([.A104];[.A$1:.A$109];0);5)&amp;&quot;:&quot;&amp;ADDRESS(ROW([.E104]);5)))/COUNTA(INDIRECT(ADDRESS(MATCH([.A104];[.A$1:.A$109];0);5)&amp;&quot;:&quot;&amp;ADDRESS(ROW([.E104]);5)))*100" office:value-type="float" office:value="31.25">
            <text:p>31.25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2090-0035</text:p>
          </table:table-cell>
          <table:table-cell office:value-type="float" office:value="17">
            <text:p>17</text:p>
          </table:table-cell>
          <table:table-cell office:value-type="float" office:value="46.591">
            <text:p>46.591</text:p>
          </table:table-cell>
          <table:table-cell table:formula="of:=IFERROR(VLOOKUP([.B105];[qrels.$C$1679:.$E$2101];2;0);&quot;-&quot;)" office:value-type="float" office:value="0">
            <text:p>0</text:p>
          </table:table-cell>
          <table:table-cell table:formula="of:=SUM(INDIRECT(ADDRESS(MATCH([.A105];[.A$1:.A$109];0);5)&amp;&quot;:&quot;&amp;ADDRESS(ROW([.E105]);5)))/COUNTA(INDIRECT(ADDRESS(MATCH([.A105];[.A$1:.A$109];0);5)&amp;&quot;:&quot;&amp;ADDRESS(ROW([.E105]);5)))*100" office:value-type="float" office:value="29.4117647058824">
            <text:p>29.4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589-0180</text:p>
          </table:table-cell>
          <table:table-cell office:value-type="float" office:value="18">
            <text:p>18</text:p>
          </table:table-cell>
          <table:table-cell office:value-type="float" office:value="46.575">
            <text:p>46.575</text:p>
          </table:table-cell>
          <table:table-cell table:formula="of:=IFERROR(VLOOKUP([.B106];[qrels.$C$1679:.$E$2101];2;0);&quot;-&quot;)" office:value-type="float" office:value="0">
            <text:p>0</text:p>
          </table:table-cell>
          <table:table-cell table:formula="of:=SUM(INDIRECT(ADDRESS(MATCH([.A106];[.A$1:.A$109];0);5)&amp;&quot;:&quot;&amp;ADDRESS(ROW([.E106]);5)))/COUNTA(INDIRECT(ADDRESS(MATCH([.A106];[.A$1:.A$109];0);5)&amp;&quot;:&quot;&amp;ADDRESS(ROW([.E106]);5)))*100" office:value-type="float" office:value="27.7777777777778">
            <text:p>27.77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0490-0215</text:p>
          </table:table-cell>
          <table:table-cell office:value-type="float" office:value="19">
            <text:p>19</text:p>
          </table:table-cell>
          <table:table-cell office:value-type="float" office:value="46.434">
            <text:p>46.434</text:p>
          </table:table-cell>
          <table:table-cell table:formula="of:=IFERROR(VLOOKUP([.B107];[qrels.$C$1679:.$E$2101];2;0);&quot;-&quot;)" office:value-type="float" office:value="0">
            <text:p>0</text:p>
          </table:table-cell>
          <table:table-cell table:formula="of:=SUM(INDIRECT(ADDRESS(MATCH([.A107];[.A$1:.A$109];0);5)&amp;&quot;:&quot;&amp;ADDRESS(ROW([.E107]);5)))/COUNTA(INDIRECT(ADDRESS(MATCH([.A107];[.A$1:.A$109];0);5)&amp;&quot;:&quot;&amp;ADDRESS(ROW([.E107]);5)))*100" office:value-type="float" office:value="26.3157894736842">
            <text:p>26.31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2990-0118</text:p>
          </table:table-cell>
          <table:table-cell office:value-type="float" office:value="20">
            <text:p>20</text:p>
          </table:table-cell>
          <table:table-cell office:value-type="float" office:value="46.044">
            <text:p>46.044</text:p>
          </table:table-cell>
          <table:table-cell table:formula="of:=IFERROR(VLOOKUP([.B108];[qrels.$C$1679:.$E$2101];2;0);&quot;-&quot;)" office:value-type="float" office:value="0">
            <text:p>0</text:p>
          </table:table-cell>
          <table:table-cell table:formula="of:=SUM(INDIRECT(ADDRESS(MATCH([.A108];[.A$1:.A$109];0);5)&amp;&quot;:&quot;&amp;ADDRESS(ROW([.E108]);5)))/COUNTA(INDIRECT(ADDRESS(MATCH([.A108];[.A$1:.A$109];0);5)&amp;&quot;:&quot;&amp;ADDRESS(ROW([.E108]);5)))*100" office:value-type="float" office:value="25">
            <text:p>2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table:formula="of:=SUM([.E89:.E98])/10" office:value-type="float" office:value="0.3">
            <text:p>0.3</text:p>
          </table:table-cell>
          <table:table-cell table:formula="of:=SUMIF([.E89:.E108];1;[.F89:.F108])/VLOOKUP([.A108];[NumRel.$A$2:.$B$6];2;0)" office:value-type="float" office:value="4.26528599605523">
            <text:p>4.265</text:p>
          </table:table-cell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E R10E20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1">
            <text:p>1</text:p>
          </table:table-cell>
          <table:table-cell office:value-type="float" office:value="131.883">
            <text:p>131.883</text:p>
          </table:table-cell>
          <table:table-cell table:formula="of:=IFERROR(VLOOKUP([.B1];[qrels.$C$1:.$E$348];2;0);&quot;-&quot;)" office:value-type="string" office:string-value="-">
            <text:p>-</text:p>
          </table:table-cell>
          <table:table-cell table:style-name="ce1" table:formula="of:=SUM(INDIRECT(ADDRESS(MATCH([.A1];[.A$1:.A$109];0);5)&amp;&quot;:&quot;&amp;ADDRESS(ROW([.E1]);5)))/COUNTA(INDIRECT(ADDRESS(MATCH([.A1];[.A$1:.A$109];0);5)&amp;&quot;:&quot;&amp;ADDRESS(ROW([.E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2">
            <text:p>2</text:p>
          </table:table-cell>
          <table:table-cell office:value-type="float" office:value="124.512">
            <text:p>124.512</text:p>
          </table:table-cell>
          <table:table-cell table:formula="of:=IFERROR(VLOOKUP([.B2];[qrels.$C$1:.$E$348];2;0);&quot;-&quot;)" office:value-type="float" office:value="0">
            <text:p>0</text:p>
          </table:table-cell>
          <table:table-cell table:style-name="ce1" table:formula="of:=SUM(INDIRECT(ADDRESS(MATCH([.A2];[.A$1:.A$109];0);5)&amp;&quot;:&quot;&amp;ADDRESS(ROW([.E2]);5)))/COUNTA(INDIRECT(ADDRESS(MATCH([.A2];[.A$1:.A$109];0);5)&amp;&quot;:&quot;&amp;ADDRESS(ROW([.E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3">
            <text:p>3</text:p>
          </table:table-cell>
          <table:table-cell office:value-type="float" office:value="119.418">
            <text:p>119.418</text:p>
          </table:table-cell>
          <table:table-cell table:formula="of:=IFERROR(VLOOKUP([.B3];[qrels.$C$1:.$E$348];2;0);&quot;-&quot;)" office:value-type="float" office:value="0">
            <text:p>0</text:p>
          </table:table-cell>
          <table:table-cell table:style-name="ce1" table:formula="of:=SUM(INDIRECT(ADDRESS(MATCH([.A3];[.A$1:.A$109];0);5)&amp;&quot;:&quot;&amp;ADDRESS(ROW([.E3]);5)))/COUNTA(INDIRECT(ADDRESS(MATCH([.A3];[.A$1:.A$109];0);5)&amp;&quot;:&quot;&amp;ADDRESS(ROW([.E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890-0073</text:p>
          </table:table-cell>
          <table:table-cell office:value-type="float" office:value="4">
            <text:p>4</text:p>
          </table:table-cell>
          <table:table-cell office:value-type="float" office:value="109.935">
            <text:p>109.935</text:p>
          </table:table-cell>
          <table:table-cell table:formula="of:=IFERROR(VLOOKUP([.B4];[qrels.$C$1:.$E$348];2;0);&quot;-&quot;)" office:value-type="float" office:value="0">
            <text:p>0</text:p>
          </table:table-cell>
          <table:table-cell table:style-name="ce1" table:formula="of:=SUM(INDIRECT(ADDRESS(MATCH([.A4];[.A$1:.A$109];0);5)&amp;&quot;:&quot;&amp;ADDRESS(ROW([.E4]);5)))/COUNTA(INDIRECT(ADDRESS(MATCH([.A4];[.A$1:.A$109];0);5)&amp;&quot;:&quot;&amp;ADDRESS(ROW([.E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5">
            <text:p>5</text:p>
          </table:table-cell>
          <table:table-cell office:value-type="float" office:value="107.681">
            <text:p>107.681</text:p>
          </table:table-cell>
          <table:table-cell table:formula="of:=IFERROR(VLOOKUP([.B5];[qrels.$C$1:.$E$348];2;0);&quot;-&quot;)" office:value-type="float" office:value="0">
            <text:p>0</text:p>
          </table:table-cell>
          <table:table-cell table:style-name="ce1" table:formula="of:=SUM(INDIRECT(ADDRESS(MATCH([.A5];[.A$1:.A$109];0);5)&amp;&quot;:&quot;&amp;ADDRESS(ROW([.E5]);5)))/COUNTA(INDIRECT(ADDRESS(MATCH([.A5];[.A$1:.A$109];0);5)&amp;&quot;:&quot;&amp;ADDRESS(ROW([.E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6">
            <text:p>6</text:p>
          </table:table-cell>
          <table:table-cell office:value-type="float" office:value="107.642">
            <text:p>107.642</text:p>
          </table:table-cell>
          <table:table-cell table:formula="of:=IFERROR(VLOOKUP([.B6];[qrels.$C$1:.$E$348];2;0);&quot;-&quot;)" office:value-type="string" office:string-value="-">
            <text:p>-</text:p>
          </table:table-cell>
          <table:table-cell table:style-name="ce1" table:formula="of:=SUM(INDIRECT(ADDRESS(MATCH([.A6];[.A$1:.A$109];0);5)&amp;&quot;:&quot;&amp;ADDRESS(ROW([.E6]);5)))/COUNTA(INDIRECT(ADDRESS(MATCH([.A6];[.A$1:.A$109];0);5)&amp;&quot;:&quot;&amp;ADDRESS(ROW([.E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290-0106</text:p>
          </table:table-cell>
          <table:table-cell office:value-type="float" office:value="7">
            <text:p>7</text:p>
          </table:table-cell>
          <table:table-cell office:value-type="float" office:value="107.368">
            <text:p>107.368</text:p>
          </table:table-cell>
          <table:table-cell table:formula="of:=IFERROR(VLOOKUP([.B7];[qrels.$C$1:.$E$348];2;0);&quot;-&quot;)" office:value-type="string" office:string-value="-">
            <text:p>-</text:p>
          </table:table-cell>
          <table:table-cell table:style-name="ce1" table:formula="of:=SUM(INDIRECT(ADDRESS(MATCH([.A7];[.A$1:.A$109];0);5)&amp;&quot;:&quot;&amp;ADDRESS(ROW([.E7]);5)))/COUNTA(INDIRECT(ADDRESS(MATCH([.A7];[.A$1:.A$109];0);5)&amp;&quot;:&quot;&amp;ADDRESS(ROW([.E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8">
            <text:p>8</text:p>
          </table:table-cell>
          <table:table-cell office:value-type="float" office:value="106.405">
            <text:p>106.405</text:p>
          </table:table-cell>
          <table:table-cell table:formula="of:=IFERROR(VLOOKUP([.B8];[qrels.$C$1:.$E$348];2;0);&quot;-&quot;)" office:value-type="string" office:string-value="-">
            <text:p>-</text:p>
          </table:table-cell>
          <table:table-cell table:style-name="ce1" table:formula="of:=SUM(INDIRECT(ADDRESS(MATCH([.A8];[.A$1:.A$109];0);5)&amp;&quot;:&quot;&amp;ADDRESS(ROW([.E8]);5)))/COUNTA(INDIRECT(ADDRESS(MATCH([.A8];[.A$1:.A$109];0);5)&amp;&quot;:&quot;&amp;ADDRESS(ROW([.E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1290-0074</text:p>
          </table:table-cell>
          <table:table-cell office:value-type="float" office:value="9">
            <text:p>9</text:p>
          </table:table-cell>
          <table:table-cell office:value-type="float" office:value="104.069">
            <text:p>104.069</text:p>
          </table:table-cell>
          <table:table-cell table:formula="of:=IFERROR(VLOOKUP([.B9];[qrels.$C$1:.$E$348];2;0);&quot;-&quot;)" office:value-type="float" office:value="0">
            <text:p>0</text:p>
          </table:table-cell>
          <table:table-cell table:style-name="ce1" table:formula="of:=SUM(INDIRECT(ADDRESS(MATCH([.A9];[.A$1:.A$109];0);5)&amp;&quot;:&quot;&amp;ADDRESS(ROW([.E9]);5)))/COUNTA(INDIRECT(ADDRESS(MATCH([.A9];[.A$1:.A$109];0);5)&amp;&quot;:&quot;&amp;ADDRESS(ROW([.E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790-0048</text:p>
          </table:table-cell>
          <table:table-cell office:value-type="float" office:value="10">
            <text:p>10</text:p>
          </table:table-cell>
          <table:table-cell office:value-type="float" office:value="103.713">
            <text:p>103.713</text:p>
          </table:table-cell>
          <table:table-cell table:formula="of:=IFERROR(VLOOKUP([.B10];[qrels.$C$1:.$E$348];2;0);&quot;-&quot;)" office:value-type="float" office:value="0">
            <text:p>0</text:p>
          </table:table-cell>
          <table:table-cell table:style-name="ce1" table:formula="of:=SUM(INDIRECT(ADDRESS(MATCH([.A10];[.A$1:.A$109];0);5)&amp;&quot;:&quot;&amp;ADDRESS(ROW([.E10]);5)))/COUNTA(INDIRECT(ADDRESS(MATCH([.A10];[.A$1:.A$109];0);5)&amp;&quot;:&quot;&amp;ADDRESS(ROW([.E10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590-0208</text:p>
          </table:table-cell>
          <table:table-cell office:value-type="float" office:value="11">
            <text:p>11</text:p>
          </table:table-cell>
          <table:table-cell office:value-type="float" office:value="100.255">
            <text:p>100.255</text:p>
          </table:table-cell>
          <table:table-cell table:formula="of:=IFERROR(VLOOKUP([.B11];[qrels.$C$1:.$E$348];2;0);&quot;-&quot;)" office:value-type="float" office:value="0">
            <text:p>0</text:p>
          </table:table-cell>
          <table:table-cell table:style-name="ce1" table:formula="of:=SUM(INDIRECT(ADDRESS(MATCH([.A11];[.A$1:.A$109];0);5)&amp;&quot;:&quot;&amp;ADDRESS(ROW([.E11]);5)))/COUNTA(INDIRECT(ADDRESS(MATCH([.A11];[.A$1:.A$109];0);5)&amp;&quot;:&quot;&amp;ADDRESS(ROW([.E1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490-0055</text:p>
          </table:table-cell>
          <table:table-cell office:value-type="float" office:value="12">
            <text:p>12</text:p>
          </table:table-cell>
          <table:table-cell office:value-type="float" office:value="97.385">
            <text:p>97.385</text:p>
          </table:table-cell>
          <table:table-cell table:formula="of:=IFERROR(VLOOKUP([.B12];[qrels.$C$1:.$E$348];2;0);&quot;-&quot;)" office:value-type="string" office:string-value="-">
            <text:p>-</text:p>
          </table:table-cell>
          <table:table-cell table:style-name="ce1" table:formula="of:=SUM(INDIRECT(ADDRESS(MATCH([.A12];[.A$1:.A$109];0);5)&amp;&quot;:&quot;&amp;ADDRESS(ROW([.E12]);5)))/COUNTA(INDIRECT(ADDRESS(MATCH([.A12];[.A$1:.A$109];0);5)&amp;&quot;:&quot;&amp;ADDRESS(ROW([.E1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33</text:p>
          </table:table-cell>
          <table:table-cell office:value-type="float" office:value="13">
            <text:p>13</text:p>
          </table:table-cell>
          <table:table-cell office:value-type="float" office:value="96.407">
            <text:p>96.407</text:p>
          </table:table-cell>
          <table:table-cell table:formula="of:=IFERROR(VLOOKUP([.B13];[qrels.$C$1:.$E$348];2;0);&quot;-&quot;)" office:value-type="string" office:string-value="-">
            <text:p>-</text:p>
          </table:table-cell>
          <table:table-cell table:style-name="ce1" table:formula="of:=SUM(INDIRECT(ADDRESS(MATCH([.A13];[.A$1:.A$109];0);5)&amp;&quot;:&quot;&amp;ADDRESS(ROW([.E13]);5)))/COUNTA(INDIRECT(ADDRESS(MATCH([.A13];[.A$1:.A$109];0);5)&amp;&quot;:&quot;&amp;ADDRESS(ROW([.E1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490-0144</text:p>
          </table:table-cell>
          <table:table-cell office:value-type="float" office:value="14">
            <text:p>14</text:p>
          </table:table-cell>
          <table:table-cell office:value-type="float" office:value="96.367">
            <text:p>96.367</text:p>
          </table:table-cell>
          <table:table-cell table:formula="of:=IFERROR(VLOOKUP([.B14];[qrels.$C$1:.$E$348];2;0);&quot;-&quot;)" office:value-type="string" office:string-value="-">
            <text:p>-</text:p>
          </table:table-cell>
          <table:table-cell table:style-name="ce1" table:formula="of:=SUM(INDIRECT(ADDRESS(MATCH([.A14];[.A$1:.A$109];0);5)&amp;&quot;:&quot;&amp;ADDRESS(ROW([.E14]);5)))/COUNTA(INDIRECT(ADDRESS(MATCH([.A14];[.A$1:.A$109];0);5)&amp;&quot;:&quot;&amp;ADDRESS(ROW([.E1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83090-0247</text:p>
          </table:table-cell>
          <table:table-cell office:value-type="float" office:value="15">
            <text:p>15</text:p>
          </table:table-cell>
          <table:table-cell office:value-type="float" office:value="95.121">
            <text:p>95.121</text:p>
          </table:table-cell>
          <table:table-cell table:formula="of:=IFERROR(VLOOKUP([.B15];[qrels.$C$1:.$E$348];2;0);&quot;-&quot;)" office:value-type="string" office:string-value="-">
            <text:p>-</text:p>
          </table:table-cell>
          <table:table-cell table:style-name="ce1" table:formula="of:=SUM(INDIRECT(ADDRESS(MATCH([.A15];[.A$1:.A$109];0);5)&amp;&quot;:&quot;&amp;ADDRESS(ROW([.E15]);5)))/COUNTA(INDIRECT(ADDRESS(MATCH([.A15];[.A$1:.A$109];0);5)&amp;&quot;:&quot;&amp;ADDRESS(ROW([.E1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990-0189</text:p>
          </table:table-cell>
          <table:table-cell office:value-type="float" office:value="16">
            <text:p>16</text:p>
          </table:table-cell>
          <table:table-cell office:value-type="float" office:value="95.1">
            <text:p>95.1</text:p>
          </table:table-cell>
          <table:table-cell table:formula="of:=IFERROR(VLOOKUP([.B16];[qrels.$C$1:.$E$348];2;0);&quot;-&quot;)" office:value-type="float" office:value="0">
            <text:p>0</text:p>
          </table:table-cell>
          <table:table-cell table:style-name="ce1" table:formula="of:=SUM(INDIRECT(ADDRESS(MATCH([.A16];[.A$1:.A$109];0);5)&amp;&quot;:&quot;&amp;ADDRESS(ROW([.E16]);5)))/COUNTA(INDIRECT(ADDRESS(MATCH([.A16];[.A$1:.A$109];0);5)&amp;&quot;:&quot;&amp;ADDRESS(ROW([.E1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990-0037</text:p>
          </table:table-cell>
          <table:table-cell office:value-type="float" office:value="17">
            <text:p>17</text:p>
          </table:table-cell>
          <table:table-cell office:value-type="float" office:value="93.809">
            <text:p>93.809</text:p>
          </table:table-cell>
          <table:table-cell table:formula="of:=IFERROR(VLOOKUP([.B17];[qrels.$C$1:.$E$348];2;0);&quot;-&quot;)" office:value-type="string" office:string-value="-">
            <text:p>-</text:p>
          </table:table-cell>
          <table:table-cell table:style-name="ce1" table:formula="of:=SUM(INDIRECT(ADDRESS(MATCH([.A17];[.A$1:.A$109];0);5)&amp;&quot;:&quot;&amp;ADDRESS(ROW([.E17]);5)))/COUNTA(INDIRECT(ADDRESS(MATCH([.A17];[.A$1:.A$109];0);5)&amp;&quot;:&quot;&amp;ADDRESS(ROW([.E1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90-0156</text:p>
          </table:table-cell>
          <table:table-cell office:value-type="float" office:value="18">
            <text:p>18</text:p>
          </table:table-cell>
          <table:table-cell office:value-type="float" office:value="92.674">
            <text:p>92.674</text:p>
          </table:table-cell>
          <table:table-cell table:formula="of:=IFERROR(VLOOKUP([.B18];[qrels.$C$1:.$E$348];2;0);&quot;-&quot;)" office:value-type="string" office:string-value="-">
            <text:p>-</text:p>
          </table:table-cell>
          <table:table-cell table:style-name="ce1" table:formula="of:=SUM(INDIRECT(ADDRESS(MATCH([.A18];[.A$1:.A$109];0);5)&amp;&quot;:&quot;&amp;ADDRESS(ROW([.E18]);5)))/COUNTA(INDIRECT(ADDRESS(MATCH([.A18];[.A$1:.A$109];0);5)&amp;&quot;:&quot;&amp;ADDRESS(ROW([.E1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190-0112</text:p>
          </table:table-cell>
          <table:table-cell office:value-type="float" office:value="19">
            <text:p>19</text:p>
          </table:table-cell>
          <table:table-cell office:value-type="float" office:value="91.861">
            <text:p>91.861</text:p>
          </table:table-cell>
          <table:table-cell table:formula="of:=IFERROR(VLOOKUP([.B19];[qrels.$C$1:.$E$348];2;0);&quot;-&quot;)" office:value-type="float" office:value="0">
            <text:p>0</text:p>
          </table:table-cell>
          <table:table-cell table:style-name="ce1" table:formula="of:=SUM(INDIRECT(ADDRESS(MATCH([.A19];[.A$1:.A$109];0);5)&amp;&quot;:&quot;&amp;ADDRESS(ROW([.E19]);5)))/COUNTA(INDIRECT(ADDRESS(MATCH([.A19];[.A$1:.A$109];0);5)&amp;&quot;:&quot;&amp;ADDRESS(ROW([.E1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27</text:p>
          </table:table-cell>
          <table:table-cell office:value-type="float" office:value="20">
            <text:p>20</text:p>
          </table:table-cell>
          <table:table-cell office:value-type="float" office:value="91.255">
            <text:p>91.255</text:p>
          </table:table-cell>
          <table:table-cell table:formula="of:=IFERROR(VLOOKUP([.B20];[qrels.$C$1:.$E$348];2;0);&quot;-&quot;)" office:value-type="string" office:string-value="-">
            <text:p>-</text:p>
          </table:table-cell>
          <table:table-cell table:style-name="ce1" table:formula="of:=SUM(INDIRECT(ADDRESS(MATCH([.A20];[.A$1:.A$109];0);5)&amp;&quot;:&quot;&amp;ADDRESS(ROW([.E20]);5)))/COUNTA(INDIRECT(ADDRESS(MATCH([.A20];[.A$1:.A$109];0);5)&amp;&quot;:&quot;&amp;ADDRESS(ROW([.E20]);5)))*100" office:value-type="float" office:value="0">
            <text:p>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77">
            <text:p>177</text:p>
          </table:table-cell>
          <table:table-cell office:value-type="string">
            <text:p>ms</text:p>
          </table:table-cell>
          <table:table-cell table:formula="of:=SUM([.E1:.E10])/10" office:value-type="float" office:value="0">
            <text:p>0</text:p>
          </table:table-cell>
          <table:table-cell table:style-name="ce1" table:formula="of:=SUMIF([.E1:.E20];1;[.F1:.F20])/VLOOKUP([.A20];[$NumRel.$A$2:.$B$6];2;0)" office:value-type="float" office:value="0">
            <text:p>0.000</text:p>
          </table:table-cell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1">
            <text:p>1</text:p>
          </table:table-cell>
          <table:table-cell office:value-type="float" office:value="135.608">
            <text:p>135.608</text:p>
          </table:table-cell>
          <table:table-cell table:formula="of:=IFERROR(VLOOKUP([.B23];[qrels.$C$349:.$E$823];2;0);&quot;-&quot;)" office:value-type="float" office:value="0">
            <text:p>0</text:p>
          </table:table-cell>
          <table:table-cell table:style-name="ce1" table:formula="of:=SUM(INDIRECT(ADDRESS(MATCH([.A23];[.A$1:.A$109];0);5)&amp;&quot;:&quot;&amp;ADDRESS(ROW([.E23]);5)))/COUNTA(INDIRECT(ADDRESS(MATCH([.A23];[.A$1:.A$109];0);5)&amp;&quot;:&quot;&amp;ADDRESS(ROW([.E23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2">
            <text:p>2</text:p>
          </table:table-cell>
          <table:table-cell office:value-type="float" office:value="110.051">
            <text:p>110.051</text:p>
          </table:table-cell>
          <table:table-cell table:formula="of:=IFERROR(VLOOKUP([.B24];[qrels.$C$349:.$E$823];2;0);&quot;-&quot;)" office:value-type="float" office:value="0">
            <text:p>0</text:p>
          </table:table-cell>
          <table:table-cell table:style-name="ce1" table:formula="of:=SUM(INDIRECT(ADDRESS(MATCH([.A24];[.A$1:.A$109];0);5)&amp;&quot;:&quot;&amp;ADDRESS(ROW([.E24]);5)))/COUNTA(INDIRECT(ADDRESS(MATCH([.A24];[.A$1:.A$109];0);5)&amp;&quot;:&quot;&amp;ADDRESS(ROW([.E24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3">
            <text:p>3</text:p>
          </table:table-cell>
          <table:table-cell office:value-type="float" office:value="102.233">
            <text:p>102.233</text:p>
          </table:table-cell>
          <table:table-cell table:formula="of:=IFERROR(VLOOKUP([.B25];[qrels.$C$349:.$E$823];2;0);&quot;-&quot;)" office:value-type="float" office:value="0">
            <text:p>0</text:p>
          </table:table-cell>
          <table:table-cell table:style-name="ce1" table:formula="of:=SUM(INDIRECT(ADDRESS(MATCH([.A25];[.A$1:.A$109];0);5)&amp;&quot;:&quot;&amp;ADDRESS(ROW([.E25]);5)))/COUNTA(INDIRECT(ADDRESS(MATCH([.A25];[.A$1:.A$109];0);5)&amp;&quot;:&quot;&amp;ADDRESS(ROW([.E25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2490-0082</text:p>
          </table:table-cell>
          <table:table-cell office:value-type="float" office:value="4">
            <text:p>4</text:p>
          </table:table-cell>
          <table:table-cell office:value-type="float" office:value="100.329">
            <text:p>100.329</text:p>
          </table:table-cell>
          <table:table-cell table:formula="of:=IFERROR(VLOOKUP([.B26];[qrels.$C$349:.$E$823];2;0);&quot;-&quot;)" office:value-type="float" office:value="0">
            <text:p>0</text:p>
          </table:table-cell>
          <table:table-cell table:style-name="ce1" table:formula="of:=SUM(INDIRECT(ADDRESS(MATCH([.A26];[.A$1:.A$109];0);5)&amp;&quot;:&quot;&amp;ADDRESS(ROW([.E26]);5)))/COUNTA(INDIRECT(ADDRESS(MATCH([.A26];[.A$1:.A$109];0);5)&amp;&quot;:&quot;&amp;ADDRESS(ROW([.E26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1089-0045</text:p>
          </table:table-cell>
          <table:table-cell office:value-type="float" office:value="5">
            <text:p>5</text:p>
          </table:table-cell>
          <table:table-cell office:value-type="float" office:value="100.216">
            <text:p>100.216</text:p>
          </table:table-cell>
          <table:table-cell table:formula="of:=IFERROR(VLOOKUP([.B27];[qrels.$C$349:.$E$823];2;0);&quot;-&quot;)" office:value-type="float" office:value="0">
            <text:p>0</text:p>
          </table:table-cell>
          <table:table-cell table:style-name="ce1" table:formula="of:=SUM(INDIRECT(ADDRESS(MATCH([.A27];[.A$1:.A$109];0);5)&amp;&quot;:&quot;&amp;ADDRESS(ROW([.E27]);5)))/COUNTA(INDIRECT(ADDRESS(MATCH([.A27];[.A$1:.A$109];0);5)&amp;&quot;:&quot;&amp;ADDRESS(ROW([.E27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6">
            <text:p>6</text:p>
          </table:table-cell>
          <table:table-cell office:value-type="float" office:value="99.231">
            <text:p>99.231</text:p>
          </table:table-cell>
          <table:table-cell table:formula="of:=IFERROR(VLOOKUP([.B28];[qrels.$C$349:.$E$823];2;0);&quot;-&quot;)" office:value-type="float" office:value="0">
            <text:p>0</text:p>
          </table:table-cell>
          <table:table-cell table:style-name="ce1" table:formula="of:=SUM(INDIRECT(ADDRESS(MATCH([.A28];[.A$1:.A$109];0);5)&amp;&quot;:&quot;&amp;ADDRESS(ROW([.E28]);5)))/COUNTA(INDIRECT(ADDRESS(MATCH([.A28];[.A$1:.A$109];0);5)&amp;&quot;:&quot;&amp;ADDRESS(ROW([.E28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90-0152</text:p>
          </table:table-cell>
          <table:table-cell office:value-type="float" office:value="7">
            <text:p>7</text:p>
          </table:table-cell>
          <table:table-cell office:value-type="float" office:value="83.727">
            <text:p>83.727</text:p>
          </table:table-cell>
          <table:table-cell table:formula="of:=IFERROR(VLOOKUP([.B29];[qrels.$C$349:.$E$823];2;0);&quot;-&quot;)" office:value-type="float" office:value="0">
            <text:p>0</text:p>
          </table:table-cell>
          <table:table-cell table:style-name="ce1" table:formula="of:=SUM(INDIRECT(ADDRESS(MATCH([.A29];[.A$1:.A$109];0);5)&amp;&quot;:&quot;&amp;ADDRESS(ROW([.E29]);5)))/COUNTA(INDIRECT(ADDRESS(MATCH([.A29];[.A$1:.A$109];0);5)&amp;&quot;:&quot;&amp;ADDRESS(ROW([.E29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8">
            <text:p>8</text:p>
          </table:table-cell>
          <table:table-cell office:value-type="float" office:value="77.021">
            <text:p>77.021</text:p>
          </table:table-cell>
          <table:table-cell table:formula="of:=IFERROR(VLOOKUP([.B30];[qrels.$C$349:.$E$823];2;0);&quot;-&quot;)" office:value-type="float" office:value="0">
            <text:p>0</text:p>
          </table:table-cell>
          <table:table-cell table:style-name="ce1" table:formula="of:=SUM(INDIRECT(ADDRESS(MATCH([.A30];[.A$1:.A$109];0);5)&amp;&quot;:&quot;&amp;ADDRESS(ROW([.E30]);5)))/COUNTA(INDIRECT(ADDRESS(MATCH([.A30];[.A$1:.A$109];0);5)&amp;&quot;:&quot;&amp;ADDRESS(ROW([.E30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9">
            <text:p>9</text:p>
          </table:table-cell>
          <table:table-cell office:value-type="float" office:value="72.963">
            <text:p>72.963</text:p>
          </table:table-cell>
          <table:table-cell table:formula="of:=IFERROR(VLOOKUP([.B31];[qrels.$C$349:.$E$823];2;0);&quot;-&quot;)" office:value-type="float" office:value="1">
            <text:p>1</text:p>
          </table:table-cell>
          <table:table-cell table:style-name="ce1" table:formula="of:=SUM(INDIRECT(ADDRESS(MATCH([.A31];[.A$1:.A$109];0);5)&amp;&quot;:&quot;&amp;ADDRESS(ROW([.E31]);5)))/COUNTA(INDIRECT(ADDRESS(MATCH([.A31];[.A$1:.A$109];0);5)&amp;&quot;:&quot;&amp;ADDRESS(ROW([.E31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10">
            <text:p>10</text:p>
          </table:table-cell>
          <table:table-cell office:value-type="float" office:value="72.539">
            <text:p>72.539</text:p>
          </table:table-cell>
          <table:table-cell table:formula="of:=IFERROR(VLOOKUP([.B32];[qrels.$C$349:.$E$823];2;0);&quot;-&quot;)" office:value-type="float" office:value="1">
            <text:p>1</text:p>
          </table:table-cell>
          <table:table-cell table:style-name="ce1" table:formula="of:=SUM(INDIRECT(ADDRESS(MATCH([.A32];[.A$1:.A$109];0);5)&amp;&quot;:&quot;&amp;ADDRESS(ROW([.E32]);5)))/COUNTA(INDIRECT(ADDRESS(MATCH([.A32];[.A$1:.A$109];0);5)&amp;&quot;:&quot;&amp;ADDRESS(ROW([.E32]);5)))*100" office:value-type="float" office:value="20">
            <text:p>2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590-0102</text:p>
          </table:table-cell>
          <table:table-cell office:value-type="float" office:value="11">
            <text:p>11</text:p>
          </table:table-cell>
          <table:table-cell office:value-type="float" office:value="69.313">
            <text:p>69.313</text:p>
          </table:table-cell>
          <table:table-cell table:formula="of:=IFERROR(VLOOKUP([.B33];[qrels.$C$349:.$E$823];2;0);&quot;-&quot;)" office:value-type="float" office:value="0">
            <text:p>0</text:p>
          </table:table-cell>
          <table:table-cell table:style-name="ce1" table:formula="of:=SUM(INDIRECT(ADDRESS(MATCH([.A33];[.A$1:.A$109];0);5)&amp;&quot;:&quot;&amp;ADDRESS(ROW([.E33]);5)))/COUNTA(INDIRECT(ADDRESS(MATCH([.A33];[.A$1:.A$109];0);5)&amp;&quot;:&quot;&amp;ADDRESS(ROW([.E33]);5)))*100" office:value-type="float" office:value="18.1818181818182">
            <text:p>18.18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211</text:p>
          </table:table-cell>
          <table:table-cell office:value-type="float" office:value="12">
            <text:p>12</text:p>
          </table:table-cell>
          <table:table-cell office:value-type="float" office:value="67.878">
            <text:p>67.878</text:p>
          </table:table-cell>
          <table:table-cell table:formula="of:=IFERROR(VLOOKUP([.B34];[qrels.$C$349:.$E$823];2;0);&quot;-&quot;)" office:value-type="string" office:string-value="-">
            <text:p>-</text:p>
          </table:table-cell>
          <table:table-cell table:style-name="ce1" table:formula="of:=SUM(INDIRECT(ADDRESS(MATCH([.A34];[.A$1:.A$109];0);5)&amp;&quot;:&quot;&amp;ADDRESS(ROW([.E34]);5)))/COUNTA(INDIRECT(ADDRESS(MATCH([.A34];[.A$1:.A$109];0);5)&amp;&quot;:&quot;&amp;ADDRESS(ROW([.E34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13">
            <text:p>13</text:p>
          </table:table-cell>
          <table:table-cell office:value-type="float" office:value="65.124">
            <text:p>65.124</text:p>
          </table:table-cell>
          <table:table-cell table:formula="of:=IFERROR(VLOOKUP([.B35];[qrels.$C$349:.$E$823];2;0);&quot;-&quot;)" office:value-type="float" office:value="0">
            <text:p>0</text:p>
          </table:table-cell>
          <table:table-cell table:style-name="ce1" table:formula="of:=SUM(INDIRECT(ADDRESS(MATCH([.A35];[.A$1:.A$109];0);5)&amp;&quot;:&quot;&amp;ADDRESS(ROW([.E35]);5)))/COUNTA(INDIRECT(ADDRESS(MATCH([.A35];[.A$1:.A$109];0);5)&amp;&quot;:&quot;&amp;ADDRESS(ROW([.E35]);5)))*100" office:value-type="float" office:value="15.3846153846154">
            <text:p>15.38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166</text:p>
          </table:table-cell>
          <table:table-cell office:value-type="float" office:value="14">
            <text:p>14</text:p>
          </table:table-cell>
          <table:table-cell office:value-type="float" office:value="64.478">
            <text:p>64.478</text:p>
          </table:table-cell>
          <table:table-cell table:formula="of:=IFERROR(VLOOKUP([.B36];[qrels.$C$349:.$E$823];2;0);&quot;-&quot;)" office:value-type="float" office:value="0">
            <text:p>0</text:p>
          </table:table-cell>
          <table:table-cell table:style-name="ce1" table:formula="of:=SUM(INDIRECT(ADDRESS(MATCH([.A36];[.A$1:.A$109];0);5)&amp;&quot;:&quot;&amp;ADDRESS(ROW([.E36]);5)))/COUNTA(INDIRECT(ADDRESS(MATCH([.A36];[.A$1:.A$109];0);5)&amp;&quot;:&quot;&amp;ADDRESS(ROW([.E36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40</text:p>
          </table:table-cell>
          <table:table-cell office:value-type="float" office:value="15">
            <text:p>15</text:p>
          </table:table-cell>
          <table:table-cell office:value-type="float" office:value="61.762">
            <text:p>61.762</text:p>
          </table:table-cell>
          <table:table-cell table:formula="of:=IFERROR(VLOOKUP([.B37];[qrels.$C$349:.$E$823];2;0);&quot;-&quot;)" office:value-type="float" office:value="0">
            <text:p>0</text:p>
          </table:table-cell>
          <table:table-cell table:style-name="ce1" table:formula="of:=SUM(INDIRECT(ADDRESS(MATCH([.A37];[.A$1:.A$109];0);5)&amp;&quot;:&quot;&amp;ADDRESS(ROW([.E37]);5)))/COUNTA(INDIRECT(ADDRESS(MATCH([.A37];[.A$1:.A$109];0);5)&amp;&quot;:&quot;&amp;ADDRESS(ROW([.E37]);5)))*100" office:value-type="float" office:value="13.3333333333333">
            <text:p>13.33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789-0091</text:p>
          </table:table-cell>
          <table:table-cell office:value-type="float" office:value="16">
            <text:p>16</text:p>
          </table:table-cell>
          <table:table-cell office:value-type="float" office:value="61.297">
            <text:p>61.297</text:p>
          </table:table-cell>
          <table:table-cell table:formula="of:=IFERROR(VLOOKUP([.B38];[qrels.$C$349:.$E$823];2;0);&quot;-&quot;)" office:value-type="string" office:string-value="-">
            <text:p>-</text:p>
          </table:table-cell>
          <table:table-cell table:style-name="ce1" table:formula="of:=SUM(INDIRECT(ADDRESS(MATCH([.A38];[.A$1:.A$109];0);5)&amp;&quot;:&quot;&amp;ADDRESS(ROW([.E38]);5)))/COUNTA(INDIRECT(ADDRESS(MATCH([.A38];[.A$1:.A$109];0);5)&amp;&quot;:&quot;&amp;ADDRESS(ROW([.E38]);5)))*100" office:value-type="float" office:value="12.5">
            <text:p>12.5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2889-0120</text:p>
          </table:table-cell>
          <table:table-cell office:value-type="float" office:value="17">
            <text:p>17</text:p>
          </table:table-cell>
          <table:table-cell office:value-type="float" office:value="60.97">
            <text:p>60.97</text:p>
          </table:table-cell>
          <table:table-cell table:formula="of:=IFERROR(VLOOKUP([.B39];[qrels.$C$349:.$E$823];2;0);&quot;-&quot;)" office:value-type="float" office:value="0">
            <text:p>0</text:p>
          </table:table-cell>
          <table:table-cell table:style-name="ce1" table:formula="of:=SUM(INDIRECT(ADDRESS(MATCH([.A39];[.A$1:.A$109];0);5)&amp;&quot;:&quot;&amp;ADDRESS(ROW([.E39]);5)))/COUNTA(INDIRECT(ADDRESS(MATCH([.A39];[.A$1:.A$109];0);5)&amp;&quot;:&quot;&amp;ADDRESS(ROW([.E39]);5)))*100" office:value-type="float" office:value="11.7647058823529">
            <text:p>11.76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1589-0116</text:p>
          </table:table-cell>
          <table:table-cell office:value-type="float" office:value="18">
            <text:p>18</text:p>
          </table:table-cell>
          <table:table-cell office:value-type="float" office:value="59.947">
            <text:p>59.947</text:p>
          </table:table-cell>
          <table:table-cell table:formula="of:=IFERROR(VLOOKUP([.B40];[qrels.$C$349:.$E$823];2;0);&quot;-&quot;)" office:value-type="float" office:value="0">
            <text:p>0</text:p>
          </table:table-cell>
          <table:table-cell table:style-name="ce1" table:formula="of:=SUM(INDIRECT(ADDRESS(MATCH([.A40];[.A$1:.A$109];0);5)&amp;&quot;:&quot;&amp;ADDRESS(ROW([.E40]);5)))/COUNTA(INDIRECT(ADDRESS(MATCH([.A40];[.A$1:.A$109];0);5)&amp;&quot;:&quot;&amp;ADDRESS(ROW([.E40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390-0127</text:p>
          </table:table-cell>
          <table:table-cell office:value-type="float" office:value="19">
            <text:p>19</text:p>
          </table:table-cell>
          <table:table-cell office:value-type="float" office:value="57.242">
            <text:p>57.242</text:p>
          </table:table-cell>
          <table:table-cell table:formula="of:=IFERROR(VLOOKUP([.B41];[qrels.$C$349:.$E$823];2;0);&quot;-&quot;)" office:value-type="string" office:string-value="-">
            <text:p>-</text:p>
          </table:table-cell>
          <table:table-cell table:style-name="ce1" table:formula="of:=SUM(INDIRECT(ADDRESS(MATCH([.A41];[.A$1:.A$109];0);5)&amp;&quot;:&quot;&amp;ADDRESS(ROW([.E41]);5)))/COUNTA(INDIRECT(ADDRESS(MATCH([.A41];[.A$1:.A$109];0);5)&amp;&quot;:&quot;&amp;ADDRESS(ROW([.E41]);5)))*100" office:value-type="float" office:value="10.5263157894737">
            <text:p>10.52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2590-0108</text:p>
          </table:table-cell>
          <table:table-cell office:value-type="float" office:value="20">
            <text:p>20</text:p>
          </table:table-cell>
          <table:table-cell office:value-type="float" office:value="52.41">
            <text:p>52.41</text:p>
          </table:table-cell>
          <table:table-cell table:formula="of:=IFERROR(VLOOKUP([.B42];[qrels.$C$349:.$E$823];2;0);&quot;-&quot;)" office:value-type="float" office:value="0">
            <text:p>0</text:p>
          </table:table-cell>
          <table:table-cell table:style-name="ce1" table:formula="of:=SUM(INDIRECT(ADDRESS(MATCH([.A42];[.A$1:.A$109];0);5)&amp;&quot;:&quot;&amp;ADDRESS(ROW([.E42]);5)))/COUNTA(INDIRECT(ADDRESS(MATCH([.A42];[.A$1:.A$109];0);5)&amp;&quot;:&quot;&amp;ADDRESS(ROW([.E42]);5)))*100" office:value-type="float" office:value="10">
            <text:p>1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41">
            <text:p>141</text:p>
          </table:table-cell>
          <table:table-cell office:value-type="string">
            <text:p>ms</text:p>
          </table:table-cell>
          <table:table-cell table:formula="of:=SUM([.E23:.E32])/10" office:value-type="float" office:value="0.2">
            <text:p>0.2</text:p>
          </table:table-cell>
          <table:table-cell table:style-name="ce1" table:formula="of:=SUMIF([.E23:.E42];1;[.F23:.F42])/VLOOKUP([.A42];[$NumRel.$A$2:.$B$6];2;0)" office:value-type="float" office:value="1.00358422939068">
            <text:p>1.004</text:p>
          </table:table-cell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1">
            <text:p>1</text:p>
          </table:table-cell>
          <table:table-cell office:value-type="float" office:value="151.923">
            <text:p>151.923</text:p>
          </table:table-cell>
          <table:table-cell table:formula="of:=IFERROR(VLOOKUP([.B45];[qrels.$C$824:.$E$1182];2;0);&quot;-&quot;)" office:value-type="float" office:value="1">
            <text:p>1</text:p>
          </table:table-cell>
          <table:table-cell table:style-name="ce1" table:formula="of:=SUM(INDIRECT(ADDRESS(MATCH([.A45];[.A$1:.A$109];0);5)&amp;&quot;:&quot;&amp;ADDRESS(ROW([.E45]);5)))/COUNTA(INDIRECT(ADDRESS(MATCH([.A45];[.A$1:.A$109];0);5)&amp;&quot;:&quot;&amp;ADDRESS(ROW([.E45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2">
            <text:p>2</text:p>
          </table:table-cell>
          <table:table-cell office:value-type="float" office:value="137.494">
            <text:p>137.494</text:p>
          </table:table-cell>
          <table:table-cell table:formula="of:=IFERROR(VLOOKUP([.B46];[qrels.$C$824:.$E$1182];2;0);&quot;-&quot;)" office:value-type="float" office:value="1">
            <text:p>1</text:p>
          </table:table-cell>
          <table:table-cell table:style-name="ce1" table:formula="of:=SUM(INDIRECT(ADDRESS(MATCH([.A46];[.A$1:.A$109];0);5)&amp;&quot;:&quot;&amp;ADDRESS(ROW([.E46]);5)))/COUNTA(INDIRECT(ADDRESS(MATCH([.A46];[.A$1:.A$109];0);5)&amp;&quot;:&quot;&amp;ADDRESS(ROW([.E46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3">
            <text:p>3</text:p>
          </table:table-cell>
          <table:table-cell office:value-type="float" office:value="128.36">
            <text:p>128.36</text:p>
          </table:table-cell>
          <table:table-cell table:formula="of:=IFERROR(VLOOKUP([.B47];[qrels.$C$824:.$E$1182];2;0);&quot;-&quot;)" office:value-type="float" office:value="0">
            <text:p>0</text:p>
          </table:table-cell>
          <table:table-cell table:style-name="ce1" table:formula="of:=SUM(INDIRECT(ADDRESS(MATCH([.A47];[.A$1:.A$109];0);5)&amp;&quot;:&quot;&amp;ADDRESS(ROW([.E47]);5)))/COUNTA(INDIRECT(ADDRESS(MATCH([.A47];[.A$1:.A$109];0);5)&amp;&quot;:&quot;&amp;ADDRESS(ROW([.E47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4">
            <text:p>4</text:p>
          </table:table-cell>
          <table:table-cell office:value-type="float" office:value="125.489">
            <text:p>125.489</text:p>
          </table:table-cell>
          <table:table-cell table:formula="of:=IFERROR(VLOOKUP([.B48];[qrels.$C$824:.$E$1182];2;0);&quot;-&quot;)" office:value-type="float" office:value="1">
            <text:p>1</text:p>
          </table:table-cell>
          <table:table-cell table:style-name="ce1" table:formula="of:=SUM(INDIRECT(ADDRESS(MATCH([.A48];[.A$1:.A$109];0);5)&amp;&quot;:&quot;&amp;ADDRESS(ROW([.E48]);5)))/COUNTA(INDIRECT(ADDRESS(MATCH([.A48];[.A$1:.A$109];0);5)&amp;&quot;:&quot;&amp;ADDRESS(ROW([.E48]);5)))*100" office:value-type="float" office:value="75">
            <text:p>75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5">
            <text:p>5</text:p>
          </table:table-cell>
          <table:table-cell office:value-type="float" office:value="110.467">
            <text:p>110.467</text:p>
          </table:table-cell>
          <table:table-cell table:formula="of:=IFERROR(VLOOKUP([.B49];[qrels.$C$824:.$E$1182];2;0);&quot;-&quot;)" office:value-type="float" office:value="1">
            <text:p>1</text:p>
          </table:table-cell>
          <table:table-cell table:style-name="ce1" table:formula="of:=SUM(INDIRECT(ADDRESS(MATCH([.A49];[.A$1:.A$109];0);5)&amp;&quot;:&quot;&amp;ADDRESS(ROW([.E49]);5)))/COUNTA(INDIRECT(ADDRESS(MATCH([.A49];[.A$1:.A$109];0);5)&amp;&quot;:&quot;&amp;ADDRESS(ROW([.E49]);5)))*100" office:value-type="float" office:value="80">
            <text:p>8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6">
            <text:p>6</text:p>
          </table:table-cell>
          <table:table-cell office:value-type="float" office:value="97.133">
            <text:p>97.133</text:p>
          </table:table-cell>
          <table:table-cell table:formula="of:=IFERROR(VLOOKUP([.B50];[qrels.$C$824:.$E$1182];2;0);&quot;-&quot;)" office:value-type="float" office:value="0">
            <text:p>0</text:p>
          </table:table-cell>
          <table:table-cell table:style-name="ce1" table:formula="of:=SUM(INDIRECT(ADDRESS(MATCH([.A50];[.A$1:.A$109];0);5)&amp;&quot;:&quot;&amp;ADDRESS(ROW([.E50]);5)))/COUNTA(INDIRECT(ADDRESS(MATCH([.A50];[.A$1:.A$109];0);5)&amp;&quot;:&quot;&amp;ADDRESS(ROW([.E50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2890-0067</text:p>
          </table:table-cell>
          <table:table-cell office:value-type="float" office:value="7">
            <text:p>7</text:p>
          </table:table-cell>
          <table:table-cell office:value-type="float" office:value="93.888">
            <text:p>93.888</text:p>
          </table:table-cell>
          <table:table-cell table:formula="of:=IFERROR(VLOOKUP([.B51];[qrels.$C$824:.$E$1182];2;0);&quot;-&quot;)" office:value-type="float" office:value="1">
            <text:p>1</text:p>
          </table:table-cell>
          <table:table-cell table:style-name="ce1" table:formula="of:=SUM(INDIRECT(ADDRESS(MATCH([.A51];[.A$1:.A$109];0);5)&amp;&quot;:&quot;&amp;ADDRESS(ROW([.E51]);5)))/COUNTA(INDIRECT(ADDRESS(MATCH([.A51];[.A$1:.A$109];0);5)&amp;&quot;:&quot;&amp;ADDRESS(ROW([.E51]);5)))*100" office:value-type="float" office:value="71.4285714285714">
            <text:p>71.42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8">
            <text:p>8</text:p>
          </table:table-cell>
          <table:table-cell office:value-type="float" office:value="91.445">
            <text:p>91.445</text:p>
          </table:table-cell>
          <table:table-cell table:formula="of:=IFERROR(VLOOKUP([.B52];[qrels.$C$824:.$E$1182];2;0);&quot;-&quot;)" office:value-type="float" office:value="0">
            <text:p>0</text:p>
          </table:table-cell>
          <table:table-cell table:style-name="ce1" table:formula="of:=SUM(INDIRECT(ADDRESS(MATCH([.A52];[.A$1:.A$109];0);5)&amp;&quot;:&quot;&amp;ADDRESS(ROW([.E52]);5)))/COUNTA(INDIRECT(ADDRESS(MATCH([.A52];[.A$1:.A$109];0);5)&amp;&quot;:&quot;&amp;ADDRESS(ROW([.E52]);5)))*100" office:value-type="float" office:value="62.5">
            <text:p>62.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289-0067</text:p>
          </table:table-cell>
          <table:table-cell office:value-type="float" office:value="9">
            <text:p>9</text:p>
          </table:table-cell>
          <table:table-cell office:value-type="float" office:value="90.531">
            <text:p>90.531</text:p>
          </table:table-cell>
          <table:table-cell table:formula="of:=IFERROR(VLOOKUP([.B53];[qrels.$C$824:.$E$1182];2;0);&quot;-&quot;)" office:value-type="float" office:value="0">
            <text:p>0</text:p>
          </table:table-cell>
          <table:table-cell table:style-name="ce1" table:formula="of:=SUM(INDIRECT(ADDRESS(MATCH([.A53];[.A$1:.A$109];0);5)&amp;&quot;:&quot;&amp;ADDRESS(ROW([.E53]);5)))/COUNTA(INDIRECT(ADDRESS(MATCH([.A53];[.A$1:.A$109];0);5)&amp;&quot;:&quot;&amp;ADDRESS(ROW([.E53]);5)))*100" office:value-type="float" office:value="55.5555555555556">
            <text:p>55.55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10">
            <text:p>10</text:p>
          </table:table-cell>
          <table:table-cell office:value-type="float" office:value="82.748">
            <text:p>82.748</text:p>
          </table:table-cell>
          <table:table-cell table:formula="of:=IFERROR(VLOOKUP([.B54];[qrels.$C$824:.$E$1182];2;0);&quot;-&quot;)" office:value-type="float" office:value="0">
            <text:p>0</text:p>
          </table:table-cell>
          <table:table-cell table:style-name="ce1" table:formula="of:=SUM(INDIRECT(ADDRESS(MATCH([.A54];[.A$1:.A$109];0);5)&amp;&quot;:&quot;&amp;ADDRESS(ROW([.E54]);5)))/COUNTA(INDIRECT(ADDRESS(MATCH([.A54];[.A$1:.A$109];0);5)&amp;&quot;:&quot;&amp;ADDRESS(ROW([.E54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11">
            <text:p>11</text:p>
          </table:table-cell>
          <table:table-cell office:value-type="float" office:value="82.73">
            <text:p>82.73</text:p>
          </table:table-cell>
          <table:table-cell table:formula="of:=IFERROR(VLOOKUP([.B55];[qrels.$C$824:.$E$1182];2;0);&quot;-&quot;)" office:value-type="float" office:value="1">
            <text:p>1</text:p>
          </table:table-cell>
          <table:table-cell table:style-name="ce1" table:formula="of:=SUM(INDIRECT(ADDRESS(MATCH([.A55];[.A$1:.A$109];0);5)&amp;&quot;:&quot;&amp;ADDRESS(ROW([.E55]);5)))/COUNTA(INDIRECT(ADDRESS(MATCH([.A55];[.A$1:.A$109];0);5)&amp;&quot;:&quot;&amp;ADDRESS(ROW([.E55]);5)))*100" office:value-type="float" office:value="54.5454545454545">
            <text:p>54.54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890-0074</text:p>
          </table:table-cell>
          <table:table-cell office:value-type="float" office:value="12">
            <text:p>12</text:p>
          </table:table-cell>
          <table:table-cell office:value-type="float" office:value="81.196">
            <text:p>81.196</text:p>
          </table:table-cell>
          <table:table-cell table:formula="of:=IFERROR(VLOOKUP([.B56];[qrels.$C$824:.$E$1182];2;0);&quot;-&quot;)" office:value-type="float" office:value="0">
            <text:p>0</text:p>
          </table:table-cell>
          <table:table-cell table:style-name="ce1" table:formula="of:=SUM(INDIRECT(ADDRESS(MATCH([.A56];[.A$1:.A$109];0);5)&amp;&quot;:&quot;&amp;ADDRESS(ROW([.E56]);5)))/COUNTA(INDIRECT(ADDRESS(MATCH([.A56];[.A$1:.A$109];0);5)&amp;&quot;:&quot;&amp;ADDRESS(ROW([.E56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3089-0013</text:p>
          </table:table-cell>
          <table:table-cell office:value-type="float" office:value="13">
            <text:p>13</text:p>
          </table:table-cell>
          <table:table-cell office:value-type="float" office:value="78.899">
            <text:p>78.899</text:p>
          </table:table-cell>
          <table:table-cell table:formula="of:=IFERROR(VLOOKUP([.B57];[qrels.$C$824:.$E$1182];2;0);&quot;-&quot;)" office:value-type="float" office:value="1">
            <text:p>1</text:p>
          </table:table-cell>
          <table:table-cell table:style-name="ce1" table:formula="of:=SUM(INDIRECT(ADDRESS(MATCH([.A57];[.A$1:.A$109];0);5)&amp;&quot;:&quot;&amp;ADDRESS(ROW([.E57]);5)))/COUNTA(INDIRECT(ADDRESS(MATCH([.A57];[.A$1:.A$109];0);5)&amp;&quot;:&quot;&amp;ADDRESS(ROW([.E57]);5)))*100" office:value-type="float" office:value="53.8461538461539">
            <text:p>53.84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4">
            <text:p>14</text:p>
          </table:table-cell>
          <table:table-cell office:value-type="float" office:value="77.383">
            <text:p>77.383</text:p>
          </table:table-cell>
          <table:table-cell table:formula="of:=IFERROR(VLOOKUP([.B58];[qrels.$C$824:.$E$1182];2;0);&quot;-&quot;)" office:value-type="float" office:value="1">
            <text:p>1</text:p>
          </table:table-cell>
          <table:table-cell table:style-name="ce1" table:formula="of:=SUM(INDIRECT(ADDRESS(MATCH([.A58];[.A$1:.A$109];0);5)&amp;&quot;:&quot;&amp;ADDRESS(ROW([.E58]);5)))/COUNTA(INDIRECT(ADDRESS(MATCH([.A58];[.A$1:.A$109];0);5)&amp;&quot;:&quot;&amp;ADDRESS(ROW([.E58]);5)))*100" office:value-type="float" office:value="57.1428571428571">
            <text:p>57.14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5">
            <text:p>15</text:p>
          </table:table-cell>
          <table:table-cell office:value-type="float" office:value="77.137">
            <text:p>77.137</text:p>
          </table:table-cell>
          <table:table-cell table:formula="of:=IFERROR(VLOOKUP([.B59];[qrels.$C$824:.$E$1182];2;0);&quot;-&quot;)" office:value-type="float" office:value="1">
            <text:p>1</text:p>
          </table:table-cell>
          <table:table-cell table:style-name="ce1" table:formula="of:=SUM(INDIRECT(ADDRESS(MATCH([.A59];[.A$1:.A$109];0);5)&amp;&quot;:&quot;&amp;ADDRESS(ROW([.E59]);5)))/COUNTA(INDIRECT(ADDRESS(MATCH([.A59];[.A$1:.A$109];0);5)&amp;&quot;:&quot;&amp;ADDRESS(ROW([.E59]);5)))*100" office:value-type="float" office:value="60">
            <text:p>6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6">
            <text:p>16</text:p>
          </table:table-cell>
          <table:table-cell office:value-type="float" office:value="76.014">
            <text:p>76.014</text:p>
          </table:table-cell>
          <table:table-cell table:formula="of:=IFERROR(VLOOKUP([.B60];[qrels.$C$824:.$E$1182];2;0);&quot;-&quot;)" office:value-type="float" office:value="1">
            <text:p>1</text:p>
          </table:table-cell>
          <table:table-cell table:style-name="ce1" table:formula="of:=SUM(INDIRECT(ADDRESS(MATCH([.A60];[.A$1:.A$109];0);5)&amp;&quot;:&quot;&amp;ADDRESS(ROW([.E60]);5)))/COUNTA(INDIRECT(ADDRESS(MATCH([.A60];[.A$1:.A$109];0);5)&amp;&quot;:&quot;&amp;ADDRESS(ROW([.E60]);5)))*100" office:value-type="float" office:value="62.5">
            <text:p>62.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01890-0267</text:p>
          </table:table-cell>
          <table:table-cell office:value-type="float" office:value="17">
            <text:p>17</text:p>
          </table:table-cell>
          <table:table-cell office:value-type="float" office:value="71.991">
            <text:p>71.991</text:p>
          </table:table-cell>
          <table:table-cell table:formula="of:=IFERROR(VLOOKUP([.B61];[qrels.$C$824:.$E$1182];2;0);&quot;-&quot;)" office:value-type="float" office:value="0">
            <text:p>0</text:p>
          </table:table-cell>
          <table:table-cell table:style-name="ce1" table:formula="of:=SUM(INDIRECT(ADDRESS(MATCH([.A61];[.A$1:.A$109];0);5)&amp;&quot;:&quot;&amp;ADDRESS(ROW([.E61]);5)))/COUNTA(INDIRECT(ADDRESS(MATCH([.A61];[.A$1:.A$109];0);5)&amp;&quot;:&quot;&amp;ADDRESS(ROW([.E61]);5)))*100" office:value-type="float" office:value="58.8235294117647">
            <text:p>58.82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8">
            <text:p>18</text:p>
          </table:table-cell>
          <table:table-cell office:value-type="float" office:value="66.617">
            <text:p>66.617</text:p>
          </table:table-cell>
          <table:table-cell table:formula="of:=IFERROR(VLOOKUP([.B62];[qrels.$C$824:.$E$1182];2;0);&quot;-&quot;)" office:value-type="float" office:value="0">
            <text:p>0</text:p>
          </table:table-cell>
          <table:table-cell table:style-name="ce1" table:formula="of:=SUM(INDIRECT(ADDRESS(MATCH([.A62];[.A$1:.A$109];0);5)&amp;&quot;:&quot;&amp;ADDRESS(ROW([.E62]);5)))/COUNTA(INDIRECT(ADDRESS(MATCH([.A62];[.A$1:.A$109];0);5)&amp;&quot;:&quot;&amp;ADDRESS(ROW([.E62]);5)))*100" office:value-type="float" office:value="55.5555555555556">
            <text:p>55.55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19">
            <text:p>19</text:p>
          </table:table-cell>
          <table:table-cell office:value-type="float" office:value="64.865">
            <text:p>64.865</text:p>
          </table:table-cell>
          <table:table-cell table:formula="of:=IFERROR(VLOOKUP([.B63];[qrels.$C$824:.$E$1182];2;0);&quot;-&quot;)" office:value-type="float" office:value="0">
            <text:p>0</text:p>
          </table:table-cell>
          <table:table-cell table:style-name="ce1" table:formula="of:=SUM(INDIRECT(ADDRESS(MATCH([.A63];[.A$1:.A$109];0);5)&amp;&quot;:&quot;&amp;ADDRESS(ROW([.E63]);5)))/COUNTA(INDIRECT(ADDRESS(MATCH([.A63];[.A$1:.A$109];0);5)&amp;&quot;:&quot;&amp;ADDRESS(ROW([.E63]);5)))*100" office:value-type="float" office:value="52.6315789473684">
            <text:p>52.63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20689-0083</text:p>
          </table:table-cell>
          <table:table-cell office:value-type="float" office:value="20">
            <text:p>20</text:p>
          </table:table-cell>
          <table:table-cell office:value-type="float" office:value="55.23">
            <text:p>55.23</text:p>
          </table:table-cell>
          <table:table-cell table:formula="of:=IFERROR(VLOOKUP([.B64];[qrels.$C$824:.$E$1182];2;0);&quot;-&quot;)" office:value-type="float" office:value="0">
            <text:p>0</text:p>
          </table:table-cell>
          <table:table-cell table:style-name="ce1" table:formula="of:=SUM(INDIRECT(ADDRESS(MATCH([.A64];[.A$1:.A$109];0);5)&amp;&quot;:&quot;&amp;ADDRESS(ROW([.E64]);5)))/COUNTA(INDIRECT(ADDRESS(MATCH([.A64];[.A$1:.A$109];0);5)&amp;&quot;:&quot;&amp;ADDRESS(ROW([.E64]);5)))*100" office:value-type="float" office:value="50">
            <text:p>5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14">
            <text:p>114</text:p>
          </table:table-cell>
          <table:table-cell office:value-type="string">
            <text:p>ms</text:p>
          </table:table-cell>
          <table:table-cell table:formula="of:=SUM([.E45:.E54])/10" office:value-type="float" office:value="0.5">
            <text:p>0.5</text:p>
          </table:table-cell>
          <table:table-cell table:style-name="ce1" table:formula="of:=SUMIF([.E45:.E64];1;[.F45:.F64])/VLOOKUP([.A64];[$NumRel.$A$2:.$B$6];2;0)" office:value-type="float" office:value="54.9586951510028">
            <text:p>54.959</text:p>
          </table:table-cell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1">
            <text:p>1</text:p>
          </table:table-cell>
          <table:table-cell office:value-type="float" office:value="110.305">
            <text:p>110.305</text:p>
          </table:table-cell>
          <table:table-cell table:formula="of:=IFERROR(VLOOKUP([.B67];[qrels.$C$1183:.$E$1678];2;0);&quot;-&quot;)" office:value-type="float" office:value="0">
            <text:p>0</text:p>
          </table:table-cell>
          <table:table-cell table:style-name="ce1" table:formula="of:=SUM(INDIRECT(ADDRESS(MATCH([.A67];[.A$1:.A$109];0);5)&amp;&quot;:&quot;&amp;ADDRESS(ROW([.E67]);5)))/COUNTA(INDIRECT(ADDRESS(MATCH([.A67];[.A$1:.A$109];0);5)&amp;&quot;:&quot;&amp;ADDRESS(ROW([.E67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1490-0089</text:p>
          </table:table-cell>
          <table:table-cell office:value-type="float" office:value="2">
            <text:p>2</text:p>
          </table:table-cell>
          <table:table-cell office:value-type="float" office:value="100.878">
            <text:p>100.878</text:p>
          </table:table-cell>
          <table:table-cell table:formula="of:=IFERROR(VLOOKUP([.B68];[qrels.$C$1183:.$E$1678];2;0);&quot;-&quot;)" office:value-type="float" office:value="0">
            <text:p>0</text:p>
          </table:table-cell>
          <table:table-cell table:style-name="ce1" table:formula="of:=SUM(INDIRECT(ADDRESS(MATCH([.A68];[.A$1:.A$109];0);5)&amp;&quot;:&quot;&amp;ADDRESS(ROW([.E68]);5)))/COUNTA(INDIRECT(ADDRESS(MATCH([.A68];[.A$1:.A$109];0);5)&amp;&quot;:&quot;&amp;ADDRESS(ROW([.E68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3">
            <text:p>3</text:p>
          </table:table-cell>
          <table:table-cell office:value-type="float" office:value="72.33">
            <text:p>72.33</text:p>
          </table:table-cell>
          <table:table-cell table:formula="of:=IFERROR(VLOOKUP([.B69];[qrels.$C$1183:.$E$1678];2;0);&quot;-&quot;)" office:value-type="float" office:value="1">
            <text:p>1</text:p>
          </table:table-cell>
          <table:table-cell table:style-name="ce1" table:formula="of:=SUM(INDIRECT(ADDRESS(MATCH([.A69];[.A$1:.A$109];0);5)&amp;&quot;:&quot;&amp;ADDRESS(ROW([.E69]);5)))/COUNTA(INDIRECT(ADDRESS(MATCH([.A69];[.A$1:.A$109];0);5)&amp;&quot;:&quot;&amp;ADDRESS(ROW([.E69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4">
            <text:p>4</text:p>
          </table:table-cell>
          <table:table-cell office:value-type="float" office:value="67.3">
            <text:p>67.3</text:p>
          </table:table-cell>
          <table:table-cell table:formula="of:=IFERROR(VLOOKUP([.B70];[qrels.$C$1183:.$E$1678];2;0);&quot;-&quot;)" office:value-type="float" office:value="1">
            <text:p>1</text:p>
          </table:table-cell>
          <table:table-cell table:style-name="ce1" table:formula="of:=SUM(INDIRECT(ADDRESS(MATCH([.A70];[.A$1:.A$109];0);5)&amp;&quot;:&quot;&amp;ADDRESS(ROW([.E70]);5)))/COUNTA(INDIRECT(ADDRESS(MATCH([.A70];[.A$1:.A$109];0);5)&amp;&quot;:&quot;&amp;ADDRESS(ROW([.E70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5">
            <text:p>5</text:p>
          </table:table-cell>
          <table:table-cell office:value-type="float" office:value="57.644">
            <text:p>57.644</text:p>
          </table:table-cell>
          <table:table-cell table:formula="of:=IFERROR(VLOOKUP([.B71];[qrels.$C$1183:.$E$1678];2;0);&quot;-&quot;)" office:value-type="float" office:value="0">
            <text:p>0</text:p>
          </table:table-cell>
          <table:table-cell table:style-name="ce1" table:formula="of:=SUM(INDIRECT(ADDRESS(MATCH([.A71];[.A$1:.A$109];0);5)&amp;&quot;:&quot;&amp;ADDRESS(ROW([.E71]);5)))/COUNTA(INDIRECT(ADDRESS(MATCH([.A71];[.A$1:.A$109];0);5)&amp;&quot;:&quot;&amp;ADDRESS(ROW([.E71]);5)))*100" office:value-type="float" office:value="40">
            <text:p>4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1590-0098</text:p>
          </table:table-cell>
          <table:table-cell office:value-type="float" office:value="6">
            <text:p>6</text:p>
          </table:table-cell>
          <table:table-cell office:value-type="float" office:value="46.876">
            <text:p>46.876</text:p>
          </table:table-cell>
          <table:table-cell table:formula="of:=IFERROR(VLOOKUP([.B72];[qrels.$C$1183:.$E$1678];2;0);&quot;-&quot;)" office:value-type="float" office:value="1">
            <text:p>1</text:p>
          </table:table-cell>
          <table:table-cell table:style-name="ce1" table:formula="of:=SUM(INDIRECT(ADDRESS(MATCH([.A72];[.A$1:.A$109];0);5)&amp;&quot;:&quot;&amp;ADDRESS(ROW([.E72]);5)))/COUNTA(INDIRECT(ADDRESS(MATCH([.A72];[.A$1:.A$109];0);5)&amp;&quot;:&quot;&amp;ADDRESS(ROW([.E72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690-0067</text:p>
          </table:table-cell>
          <table:table-cell office:value-type="float" office:value="7">
            <text:p>7</text:p>
          </table:table-cell>
          <table:table-cell office:value-type="float" office:value="40.65">
            <text:p>40.65</text:p>
          </table:table-cell>
          <table:table-cell table:formula="of:=IFERROR(VLOOKUP([.B73];[qrels.$C$1183:.$E$1678];2;0);&quot;-&quot;)" office:value-type="float" office:value="1">
            <text:p>1</text:p>
          </table:table-cell>
          <table:table-cell table:style-name="ce1" table:formula="of:=SUM(INDIRECT(ADDRESS(MATCH([.A73];[.A$1:.A$109];0);5)&amp;&quot;:&quot;&amp;ADDRESS(ROW([.E73]);5)))/COUNTA(INDIRECT(ADDRESS(MATCH([.A73];[.A$1:.A$109];0);5)&amp;&quot;:&quot;&amp;ADDRESS(ROW([.E73]);5)))*100" office:value-type="float" office:value="57.1428571428571">
            <text:p>57.14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2489-0134</text:p>
          </table:table-cell>
          <table:table-cell office:value-type="float" office:value="8">
            <text:p>8</text:p>
          </table:table-cell>
          <table:table-cell office:value-type="float" office:value="40.582">
            <text:p>40.582</text:p>
          </table:table-cell>
          <table:table-cell table:formula="of:=IFERROR(VLOOKUP([.B74];[qrels.$C$1183:.$E$1678];2;0);&quot;-&quot;)" office:value-type="float" office:value="0">
            <text:p>0</text:p>
          </table:table-cell>
          <table:table-cell table:style-name="ce1" table:formula="of:=SUM(INDIRECT(ADDRESS(MATCH([.A74];[.A$1:.A$109];0);5)&amp;&quot;:&quot;&amp;ADDRESS(ROW([.E74]);5)))/COUNTA(INDIRECT(ADDRESS(MATCH([.A74];[.A$1:.A$109];0);5)&amp;&quot;:&quot;&amp;ADDRESS(ROW([.E74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289-0098</text:p>
          </table:table-cell>
          <table:table-cell office:value-type="float" office:value="9">
            <text:p>9</text:p>
          </table:table-cell>
          <table:table-cell office:value-type="float" office:value="40.318">
            <text:p>40.318</text:p>
          </table:table-cell>
          <table:table-cell table:formula="of:=IFERROR(VLOOKUP([.B75];[qrels.$C$1183:.$E$1678];2;0);&quot;-&quot;)" office:value-type="float" office:value="0">
            <text:p>0</text:p>
          </table:table-cell>
          <table:table-cell table:style-name="ce1" table:formula="of:=SUM(INDIRECT(ADDRESS(MATCH([.A75];[.A$1:.A$109];0);5)&amp;&quot;:&quot;&amp;ADDRESS(ROW([.E75]);5)))/COUNTA(INDIRECT(ADDRESS(MATCH([.A75];[.A$1:.A$109];0);5)&amp;&quot;:&quot;&amp;ADDRESS(ROW([.E75]);5)))*100" office:value-type="float" office:value="44.4444444444444">
            <text:p>44.44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189-0071</text:p>
          </table:table-cell>
          <table:table-cell office:value-type="float" office:value="10">
            <text:p>10</text:p>
          </table:table-cell>
          <table:table-cell office:value-type="float" office:value="38.58">
            <text:p>38.58</text:p>
          </table:table-cell>
          <table:table-cell table:formula="of:=IFERROR(VLOOKUP([.B76];[qrels.$C$1183:.$E$1678];2;0);&quot;-&quot;)" office:value-type="float" office:value="0">
            <text:p>0</text:p>
          </table:table-cell>
          <table:table-cell table:style-name="ce1" table:formula="of:=SUM(INDIRECT(ADDRESS(MATCH([.A76];[.A$1:.A$109];0);5)&amp;&quot;:&quot;&amp;ADDRESS(ROW([.E76]);5)))/COUNTA(INDIRECT(ADDRESS(MATCH([.A76];[.A$1:.A$109];0);5)&amp;&quot;:&quot;&amp;ADDRESS(ROW([.E76]);5)))*100" office:value-type="float" office:value="40">
            <text:p>4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990-0061</text:p>
          </table:table-cell>
          <table:table-cell office:value-type="float" office:value="11">
            <text:p>11</text:p>
          </table:table-cell>
          <table:table-cell office:value-type="float" office:value="38.569">
            <text:p>38.569</text:p>
          </table:table-cell>
          <table:table-cell table:formula="of:=IFERROR(VLOOKUP([.B77];[qrels.$C$1183:.$E$1678];2;0);&quot;-&quot;)" office:value-type="float" office:value="1">
            <text:p>1</text:p>
          </table:table-cell>
          <table:table-cell table:style-name="ce1" table:formula="of:=SUM(INDIRECT(ADDRESS(MATCH([.A77];[.A$1:.A$109];0);5)&amp;&quot;:&quot;&amp;ADDRESS(ROW([.E77]);5)))/COUNTA(INDIRECT(ADDRESS(MATCH([.A77];[.A$1:.A$109];0);5)&amp;&quot;:&quot;&amp;ADDRESS(ROW([.E77]);5)))*100" office:value-type="float" office:value="45.4545454545455">
            <text:p>45.45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889-0077</text:p>
          </table:table-cell>
          <table:table-cell office:value-type="float" office:value="12">
            <text:p>12</text:p>
          </table:table-cell>
          <table:table-cell office:value-type="float" office:value="37.631">
            <text:p>37.631</text:p>
          </table:table-cell>
          <table:table-cell table:formula="of:=IFERROR(VLOOKUP([.B78];[qrels.$C$1183:.$E$1678];2;0);&quot;-&quot;)" office:value-type="float" office:value="0">
            <text:p>0</text:p>
          </table:table-cell>
          <table:table-cell table:style-name="ce1" table:formula="of:=SUM(INDIRECT(ADDRESS(MATCH([.A78];[.A$1:.A$109];0);5)&amp;&quot;:&quot;&amp;ADDRESS(ROW([.E78]);5)))/COUNTA(INDIRECT(ADDRESS(MATCH([.A78];[.A$1:.A$109];0);5)&amp;&quot;:&quot;&amp;ADDRESS(ROW([.E78]);5)))*100" office:value-type="float" office:value="41.6666666666667">
            <text:p>41.66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0590-0076</text:p>
          </table:table-cell>
          <table:table-cell office:value-type="float" office:value="13">
            <text:p>13</text:p>
          </table:table-cell>
          <table:table-cell office:value-type="float" office:value="37.221">
            <text:p>37.221</text:p>
          </table:table-cell>
          <table:table-cell table:formula="of:=IFERROR(VLOOKUP([.B79];[qrels.$C$1183:.$E$1678];2;0);&quot;-&quot;)" office:value-type="float" office:value="0">
            <text:p>0</text:p>
          </table:table-cell>
          <table:table-cell table:style-name="ce1" table:formula="of:=SUM(INDIRECT(ADDRESS(MATCH([.A79];[.A$1:.A$109];0);5)&amp;&quot;:&quot;&amp;ADDRESS(ROW([.E79]);5)))/COUNTA(INDIRECT(ADDRESS(MATCH([.A79];[.A$1:.A$109];0);5)&amp;&quot;:&quot;&amp;ADDRESS(ROW([.E79]);5)))*100" office:value-type="float" office:value="38.4615384615385">
            <text:p>38.46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2489-0132</text:p>
          </table:table-cell>
          <table:table-cell office:value-type="float" office:value="14">
            <text:p>14</text:p>
          </table:table-cell>
          <table:table-cell office:value-type="float" office:value="35.371">
            <text:p>35.371</text:p>
          </table:table-cell>
          <table:table-cell table:formula="of:=IFERROR(VLOOKUP([.B80];[qrels.$C$1183:.$E$1678];2;0);&quot;-&quot;)" office:value-type="float" office:value="0">
            <text:p>0</text:p>
          </table:table-cell>
          <table:table-cell table:style-name="ce1" table:formula="of:=SUM(INDIRECT(ADDRESS(MATCH([.A80];[.A$1:.A$109];0);5)&amp;&quot;:&quot;&amp;ADDRESS(ROW([.E80]);5)))/COUNTA(INDIRECT(ADDRESS(MATCH([.A80];[.A$1:.A$109];0);5)&amp;&quot;:&quot;&amp;ADDRESS(ROW([.E80]);5)))*100" office:value-type="float" office:value="35.7142857142857">
            <text:p>35.71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1689-0021</text:p>
          </table:table-cell>
          <table:table-cell office:value-type="float" office:value="15">
            <text:p>15</text:p>
          </table:table-cell>
          <table:table-cell office:value-type="float" office:value="35.275">
            <text:p>35.275</text:p>
          </table:table-cell>
          <table:table-cell table:formula="of:=IFERROR(VLOOKUP([.B81];[qrels.$C$1183:.$E$1678];2;0);&quot;-&quot;)" office:value-type="float" office:value="0">
            <text:p>0</text:p>
          </table:table-cell>
          <table:table-cell table:style-name="ce1" table:formula="of:=SUM(INDIRECT(ADDRESS(MATCH([.A81];[.A$1:.A$109];0);5)&amp;&quot;:&quot;&amp;ADDRESS(ROW([.E81]);5)))/COUNTA(INDIRECT(ADDRESS(MATCH([.A81];[.A$1:.A$109];0);5)&amp;&quot;:&quot;&amp;ADDRESS(ROW([.E81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189-0127</text:p>
          </table:table-cell>
          <table:table-cell office:value-type="float" office:value="16">
            <text:p>16</text:p>
          </table:table-cell>
          <table:table-cell office:value-type="float" office:value="34.85">
            <text:p>34.85</text:p>
          </table:table-cell>
          <table:table-cell table:formula="of:=IFERROR(VLOOKUP([.B82];[qrels.$C$1183:.$E$1678];2;0);&quot;-&quot;)" office:value-type="float" office:value="0">
            <text:p>0</text:p>
          </table:table-cell>
          <table:table-cell table:style-name="ce1" table:formula="of:=SUM(INDIRECT(ADDRESS(MATCH([.A82];[.A$1:.A$109];0);5)&amp;&quot;:&quot;&amp;ADDRESS(ROW([.E82]);5)))/COUNTA(INDIRECT(ADDRESS(MATCH([.A82];[.A$1:.A$109];0);5)&amp;&quot;:&quot;&amp;ADDRESS(ROW([.E82]);5)))*100" office:value-type="float" office:value="31.25">
            <text:p>31.25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290-0034</text:p>
          </table:table-cell>
          <table:table-cell office:value-type="float" office:value="17">
            <text:p>17</text:p>
          </table:table-cell>
          <table:table-cell office:value-type="float" office:value="34.013">
            <text:p>34.013</text:p>
          </table:table-cell>
          <table:table-cell table:formula="of:=IFERROR(VLOOKUP([.B83];[qrels.$C$1183:.$E$1678];2;0);&quot;-&quot;)" office:value-type="float" office:value="0">
            <text:p>0</text:p>
          </table:table-cell>
          <table:table-cell table:style-name="ce1" table:formula="of:=SUM(INDIRECT(ADDRESS(MATCH([.A83];[.A$1:.A$109];0);5)&amp;&quot;:&quot;&amp;ADDRESS(ROW([.E83]);5)))/COUNTA(INDIRECT(ADDRESS(MATCH([.A83];[.A$1:.A$109];0);5)&amp;&quot;:&quot;&amp;ADDRESS(ROW([.E83]);5)))*100" office:value-type="float" office:value="29.4117647058824">
            <text:p>29.41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489-0037</text:p>
          </table:table-cell>
          <table:table-cell office:value-type="float" office:value="18">
            <text:p>18</text:p>
          </table:table-cell>
          <table:table-cell office:value-type="float" office:value="33.321">
            <text:p>33.321</text:p>
          </table:table-cell>
          <table:table-cell table:formula="of:=IFERROR(VLOOKUP([.B84];[qrels.$C$1183:.$E$1678];2;0);&quot;-&quot;)" office:value-type="float" office:value="1">
            <text:p>1</text:p>
          </table:table-cell>
          <table:table-cell table:style-name="ce1" table:formula="of:=SUM(INDIRECT(ADDRESS(MATCH([.A84];[.A$1:.A$109];0);5)&amp;&quot;:&quot;&amp;ADDRESS(ROW([.E84]);5)))/COUNTA(INDIRECT(ADDRESS(MATCH([.A84];[.A$1:.A$109];0);5)&amp;&quot;:&quot;&amp;ADDRESS(ROW([.E84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190-0043</text:p>
          </table:table-cell>
          <table:table-cell office:value-type="float" office:value="19">
            <text:p>19</text:p>
          </table:table-cell>
          <table:table-cell office:value-type="float" office:value="33.116">
            <text:p>33.116</text:p>
          </table:table-cell>
          <table:table-cell table:formula="of:=IFERROR(VLOOKUP([.B85];[qrels.$C$1183:.$E$1678];2;0);&quot;-&quot;)" office:value-type="float" office:value="0">
            <text:p>0</text:p>
          </table:table-cell>
          <table:table-cell table:style-name="ce1" table:formula="of:=SUM(INDIRECT(ADDRESS(MATCH([.A85];[.A$1:.A$109];0);5)&amp;&quot;:&quot;&amp;ADDRESS(ROW([.E85]);5)))/COUNTA(INDIRECT(ADDRESS(MATCH([.A85];[.A$1:.A$109];0);5)&amp;&quot;:&quot;&amp;ADDRESS(ROW([.E85]);5)))*100" office:value-type="float" office:value="31.5789473684211">
            <text:p>31.57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689-0094</text:p>
          </table:table-cell>
          <table:table-cell office:value-type="float" office:value="20">
            <text:p>20</text:p>
          </table:table-cell>
          <table:table-cell office:value-type="float" office:value="32.719">
            <text:p>32.719</text:p>
          </table:table-cell>
          <table:table-cell table:formula="of:=IFERROR(VLOOKUP([.B86];[qrels.$C$1183:.$E$1678];2;0);&quot;-&quot;)" office:value-type="float" office:value="0">
            <text:p>0</text:p>
          </table:table-cell>
          <table:table-cell table:style-name="ce1" table:formula="of:=SUM(INDIRECT(ADDRESS(MATCH([.A86];[.A$1:.A$109];0);5)&amp;&quot;:&quot;&amp;ADDRESS(ROW([.E86]);5)))/COUNTA(INDIRECT(ADDRESS(MATCH([.A86];[.A$1:.A$109];0);5)&amp;&quot;:&quot;&amp;ADDRESS(ROW([.E86]);5)))*100" office:value-type="float" office:value="30">
            <text:p>3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14">
            <text:p>114</text:p>
          </table:table-cell>
          <table:table-cell office:value-type="string">
            <text:p>ms</text:p>
          </table:table-cell>
          <table:table-cell table:formula="of:=SUM([.E67:.E76])/10" office:value-type="float" office:value="0.4">
            <text:p>0.4</text:p>
          </table:table-cell>
          <table:table-cell table:style-name="ce1" table:formula="of:=SUMIF([.E67:.E86];1;[.F67:.F86])/VLOOKUP([.A86];[$NumRel.$A$2:.$B$6];2;0)" office:value-type="float" office:value="14.959114959115">
            <text:p>14.959</text:p>
          </table:table-cell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1">
            <text:p>1</text:p>
          </table:table-cell>
          <table:table-cell office:value-type="float" office:value="134.178">
            <text:p>134.178</text:p>
          </table:table-cell>
          <table:table-cell table:formula="of:=IFERROR(VLOOKUP([.B89];[qrels.$C$1679:.$E$2101];2;0);&quot;-&quot;)" office:value-type="float" office:value="0">
            <text:p>0</text:p>
          </table:table-cell>
          <table:table-cell table:style-name="ce1" table:formula="of:=SUM(INDIRECT(ADDRESS(MATCH([.A89];[.A$1:.A$109];0);5)&amp;&quot;:&quot;&amp;ADDRESS(ROW([.E89]);5)))/COUNTA(INDIRECT(ADDRESS(MATCH([.A89];[.A$1:.A$109];0);5)&amp;&quot;:&quot;&amp;ADDRESS(ROW([.E89]);5)))*100" office:value-type="float" office:value="0">
            <text:p>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2">
            <text:p>2</text:p>
          </table:table-cell>
          <table:table-cell office:value-type="float" office:value="132.393">
            <text:p>132.393</text:p>
          </table:table-cell>
          <table:table-cell table:formula="of:=IFERROR(VLOOKUP([.B90];[qrels.$C$1679:.$E$2101];2;0);&quot;-&quot;)" office:value-type="float" office:value="1">
            <text:p>1</text:p>
          </table:table-cell>
          <table:table-cell table:style-name="ce1" table:formula="of:=SUM(INDIRECT(ADDRESS(MATCH([.A90];[.A$1:.A$109];0);5)&amp;&quot;:&quot;&amp;ADDRESS(ROW([.E90]);5)))/COUNTA(INDIRECT(ADDRESS(MATCH([.A90];[.A$1:.A$109];0);5)&amp;&quot;:&quot;&amp;ADDRESS(ROW([.E90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3">
            <text:p>3</text:p>
          </table:table-cell>
          <table:table-cell office:value-type="float" office:value="126.912">
            <text:p>126.912</text:p>
          </table:table-cell>
          <table:table-cell table:formula="of:=IFERROR(VLOOKUP([.B91];[qrels.$C$1679:.$E$2101];2;0);&quot;-&quot;)" office:value-type="float" office:value="1">
            <text:p>1</text:p>
          </table:table-cell>
          <table:table-cell table:style-name="ce1" table:formula="of:=SUM(INDIRECT(ADDRESS(MATCH([.A91];[.A$1:.A$109];0);5)&amp;&quot;:&quot;&amp;ADDRESS(ROW([.E91]);5)))/COUNTA(INDIRECT(ADDRESS(MATCH([.A91];[.A$1:.A$109];0);5)&amp;&quot;:&quot;&amp;ADDRESS(ROW([.E91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4">
            <text:p>4</text:p>
          </table:table-cell>
          <table:table-cell office:value-type="float" office:value="115.202">
            <text:p>115.202</text:p>
          </table:table-cell>
          <table:table-cell table:formula="of:=IFERROR(VLOOKUP([.B92];[qrels.$C$1679:.$E$2101];2;0);&quot;-&quot;)" office:value-type="float" office:value="0">
            <text:p>0</text:p>
          </table:table-cell>
          <table:table-cell table:style-name="ce1" table:formula="of:=SUM(INDIRECT(ADDRESS(MATCH([.A92];[.A$1:.A$109];0);5)&amp;&quot;:&quot;&amp;ADDRESS(ROW([.E92]);5)))/COUNTA(INDIRECT(ADDRESS(MATCH([.A92];[.A$1:.A$109];0);5)&amp;&quot;:&quot;&amp;ADDRESS(ROW([.E92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5">
            <text:p>5</text:p>
          </table:table-cell>
          <table:table-cell office:value-type="float" office:value="97.527">
            <text:p>97.527</text:p>
          </table:table-cell>
          <table:table-cell table:formula="of:=IFERROR(VLOOKUP([.B93];[qrels.$C$1679:.$E$2101];2;0);&quot;-&quot;)" office:value-type="float" office:value="1">
            <text:p>1</text:p>
          </table:table-cell>
          <table:table-cell table:style-name="ce1" table:formula="of:=SUM(INDIRECT(ADDRESS(MATCH([.A93];[.A$1:.A$109];0);5)&amp;&quot;:&quot;&amp;ADDRESS(ROW([.E93]);5)))/COUNTA(INDIRECT(ADDRESS(MATCH([.A93];[.A$1:.A$109];0);5)&amp;&quot;:&quot;&amp;ADDRESS(ROW([.E93]);5)))*100" office:value-type="float" office:value="60">
            <text:p>6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6">
            <text:p>6</text:p>
          </table:table-cell>
          <table:table-cell office:value-type="float" office:value="95.991">
            <text:p>95.991</text:p>
          </table:table-cell>
          <table:table-cell table:formula="of:=IFERROR(VLOOKUP([.B94];[qrels.$C$1679:.$E$2101];2;0);&quot;-&quot;)" office:value-type="float" office:value="0">
            <text:p>0</text:p>
          </table:table-cell>
          <table:table-cell table:style-name="ce1" table:formula="of:=SUM(INDIRECT(ADDRESS(MATCH([.A94];[.A$1:.A$109];0);5)&amp;&quot;:&quot;&amp;ADDRESS(ROW([.E94]);5)))/COUNTA(INDIRECT(ADDRESS(MATCH([.A94];[.A$1:.A$109];0);5)&amp;&quot;:&quot;&amp;ADDRESS(ROW([.E94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0890-0054</text:p>
          </table:table-cell>
          <table:table-cell office:value-type="float" office:value="7">
            <text:p>7</text:p>
          </table:table-cell>
          <table:table-cell office:value-type="float" office:value="75.351">
            <text:p>75.351</text:p>
          </table:table-cell>
          <table:table-cell table:formula="of:=IFERROR(VLOOKUP([.B95];[qrels.$C$1679:.$E$2101];2;0);&quot;-&quot;)" office:value-type="float" office:value="0">
            <text:p>0</text:p>
          </table:table-cell>
          <table:table-cell table:style-name="ce1" table:formula="of:=SUM(INDIRECT(ADDRESS(MATCH([.A95];[.A$1:.A$109];0);5)&amp;&quot;:&quot;&amp;ADDRESS(ROW([.E95]);5)))/COUNTA(INDIRECT(ADDRESS(MATCH([.A95];[.A$1:.A$109];0);5)&amp;&quot;:&quot;&amp;ADDRESS(ROW([.E95]);5)))*100" office:value-type="float" office:value="42.8571428571429">
            <text:p>42.85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2289-0071</text:p>
          </table:table-cell>
          <table:table-cell office:value-type="float" office:value="8">
            <text:p>8</text:p>
          </table:table-cell>
          <table:table-cell office:value-type="float" office:value="73.458">
            <text:p>73.458</text:p>
          </table:table-cell>
          <table:table-cell table:formula="of:=IFERROR(VLOOKUP([.B96];[qrels.$C$1679:.$E$2101];2;0);&quot;-&quot;)" office:value-type="string" office:string-value="-">
            <text:p>-</text:p>
          </table:table-cell>
          <table:table-cell table:style-name="ce1" table:formula="of:=SUM(INDIRECT(ADDRESS(MATCH([.A96];[.A$1:.A$109];0);5)&amp;&quot;:&quot;&amp;ADDRESS(ROW([.E96]);5)))/COUNTA(INDIRECT(ADDRESS(MATCH([.A96];[.A$1:.A$109];0);5)&amp;&quot;:&quot;&amp;ADDRESS(ROW([.E96]);5)))*100" office:value-type="float" office:value="37.5">
            <text:p>37.5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2790-0036</text:p>
          </table:table-cell>
          <table:table-cell office:value-type="float" office:value="9">
            <text:p>9</text:p>
          </table:table-cell>
          <table:table-cell office:value-type="float" office:value="72.647">
            <text:p>72.647</text:p>
          </table:table-cell>
          <table:table-cell table:formula="of:=IFERROR(VLOOKUP([.B97];[qrels.$C$1679:.$E$2101];2;0);&quot;-&quot;)" office:value-type="float" office:value="0">
            <text:p>0</text:p>
          </table:table-cell>
          <table:table-cell table:style-name="ce1" table:formula="of:=SUM(INDIRECT(ADDRESS(MATCH([.A97];[.A$1:.A$109];0);5)&amp;&quot;:&quot;&amp;ADDRESS(ROW([.E97]);5)))/COUNTA(INDIRECT(ADDRESS(MATCH([.A97];[.A$1:.A$109];0);5)&amp;&quot;:&quot;&amp;ADDRESS(ROW([.E97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71790-0136</text:p>
          </table:table-cell>
          <table:table-cell office:value-type="float" office:value="10">
            <text:p>10</text:p>
          </table:table-cell>
          <table:table-cell office:value-type="float" office:value="71.939">
            <text:p>71.939</text:p>
          </table:table-cell>
          <table:table-cell table:formula="of:=IFERROR(VLOOKUP([.B98];[qrels.$C$1679:.$E$2101];2;0);&quot;-&quot;)" office:value-type="float" office:value="0">
            <text:p>0</text:p>
          </table:table-cell>
          <table:table-cell table:style-name="ce1" table:formula="of:=SUM(INDIRECT(ADDRESS(MATCH([.A98];[.A$1:.A$109];0);5)&amp;&quot;:&quot;&amp;ADDRESS(ROW([.E98]);5)))/COUNTA(INDIRECT(ADDRESS(MATCH([.A98];[.A$1:.A$109];0);5)&amp;&quot;:&quot;&amp;ADDRESS(ROW([.E98]);5)))*100" office:value-type="float" office:value="30">
            <text:p>3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189-0042</text:p>
          </table:table-cell>
          <table:table-cell office:value-type="float" office:value="11">
            <text:p>11</text:p>
          </table:table-cell>
          <table:table-cell office:value-type="float" office:value="71.834">
            <text:p>71.834</text:p>
          </table:table-cell>
          <table:table-cell table:formula="of:=IFERROR(VLOOKUP([.B99];[qrels.$C$1679:.$E$2101];2;0);&quot;-&quot;)" office:value-type="float" office:value="0">
            <text:p>0</text:p>
          </table:table-cell>
          <table:table-cell table:style-name="ce1" table:formula="of:=SUM(INDIRECT(ADDRESS(MATCH([.A99];[.A$1:.A$109];0);5)&amp;&quot;:&quot;&amp;ADDRESS(ROW([.E99]);5)))/COUNTA(INDIRECT(ADDRESS(MATCH([.A99];[.A$1:.A$109];0);5)&amp;&quot;:&quot;&amp;ADDRESS(ROW([.E99]);5)))*100" office:value-type="float" office:value="27.2727272727273">
            <text:p>27.27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0590-0005</text:p>
          </table:table-cell>
          <table:table-cell office:value-type="float" office:value="12">
            <text:p>12</text:p>
          </table:table-cell>
          <table:table-cell office:value-type="float" office:value="71.267">
            <text:p>71.267</text:p>
          </table:table-cell>
          <table:table-cell table:formula="of:=IFERROR(VLOOKUP([.B100];[qrels.$C$1679:.$E$2101];2;0);&quot;-&quot;)" office:value-type="string" office:string-value="-">
            <text:p>-</text:p>
          </table:table-cell>
          <table:table-cell table:style-name="ce1" table:formula="of:=SUM(INDIRECT(ADDRESS(MATCH([.A100];[.A$1:.A$109];0);5)&amp;&quot;:&quot;&amp;ADDRESS(ROW([.E100]);5)))/COUNTA(INDIRECT(ADDRESS(MATCH([.A100];[.A$1:.A$109];0);5)&amp;&quot;:&quot;&amp;ADDRESS(ROW([.E100]);5)))*100" office:value-type="float" office:value="25">
            <text:p>25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290-0181</text:p>
          </table:table-cell>
          <table:table-cell office:value-type="float" office:value="13">
            <text:p>13</text:p>
          </table:table-cell>
          <table:table-cell office:value-type="float" office:value="67.983">
            <text:p>67.983</text:p>
          </table:table-cell>
          <table:table-cell table:formula="of:=IFERROR(VLOOKUP([.B101];[qrels.$C$1679:.$E$2101];2;0);&quot;-&quot;)" office:value-type="float" office:value="0">
            <text:p>0</text:p>
          </table:table-cell>
          <table:table-cell table:style-name="ce1" table:formula="of:=SUM(INDIRECT(ADDRESS(MATCH([.A101];[.A$1:.A$109];0);5)&amp;&quot;:&quot;&amp;ADDRESS(ROW([.E101]);5)))/COUNTA(INDIRECT(ADDRESS(MATCH([.A101];[.A$1:.A$109];0);5)&amp;&quot;:&quot;&amp;ADDRESS(ROW([.E101]);5)))*100" office:value-type="float" office:value="23.0769230769231">
            <text:p>23.07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1290-0045</text:p>
          </table:table-cell>
          <table:table-cell office:value-type="float" office:value="14">
            <text:p>14</text:p>
          </table:table-cell>
          <table:table-cell office:value-type="float" office:value="67.134">
            <text:p>67.134</text:p>
          </table:table-cell>
          <table:table-cell table:formula="of:=IFERROR(VLOOKUP([.B102];[qrels.$C$1679:.$E$2101];2;0);&quot;-&quot;)" office:value-type="float" office:value="0">
            <text:p>0</text:p>
          </table:table-cell>
          <table:table-cell table:style-name="ce1" table:formula="of:=SUM(INDIRECT(ADDRESS(MATCH([.A102];[.A$1:.A$109];0);5)&amp;&quot;:&quot;&amp;ADDRESS(ROW([.E102]);5)))/COUNTA(INDIRECT(ADDRESS(MATCH([.A102];[.A$1:.A$109];0);5)&amp;&quot;:&quot;&amp;ADDRESS(ROW([.E102]);5)))*100" office:value-type="float" office:value="21.4285714285714">
            <text:p>21.42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1690-0072</text:p>
          </table:table-cell>
          <table:table-cell office:value-type="float" office:value="15">
            <text:p>15</text:p>
          </table:table-cell>
          <table:table-cell office:value-type="float" office:value="67.063">
            <text:p>67.063</text:p>
          </table:table-cell>
          <table:table-cell table:formula="of:=IFERROR(VLOOKUP([.B103];[qrels.$C$1679:.$E$2101];2;0);&quot;-&quot;)" office:value-type="string" office:string-value="-">
            <text:p>-</text:p>
          </table:table-cell>
          <table:table-cell table:style-name="ce1" table:formula="of:=SUM(INDIRECT(ADDRESS(MATCH([.A103];[.A$1:.A$109];0);5)&amp;&quot;:&quot;&amp;ADDRESS(ROW([.E103]);5)))/COUNTA(INDIRECT(ADDRESS(MATCH([.A103];[.A$1:.A$109];0);5)&amp;&quot;:&quot;&amp;ADDRESS(ROW([.E103]);5)))*100" office:value-type="float" office:value="20">
            <text:p>2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090-0009</text:p>
          </table:table-cell>
          <table:table-cell office:value-type="float" office:value="16">
            <text:p>16</text:p>
          </table:table-cell>
          <table:table-cell office:value-type="float" office:value="67.052">
            <text:p>67.052</text:p>
          </table:table-cell>
          <table:table-cell table:formula="of:=IFERROR(VLOOKUP([.B104];[qrels.$C$1679:.$E$2101];2;0);&quot;-&quot;)" office:value-type="string" office:string-value="-">
            <text:p>-</text:p>
          </table:table-cell>
          <table:table-cell table:style-name="ce1" table:formula="of:=SUM(INDIRECT(ADDRESS(MATCH([.A104];[.A$1:.A$109];0);5)&amp;&quot;:&quot;&amp;ADDRESS(ROW([.E104]);5)))/COUNTA(INDIRECT(ADDRESS(MATCH([.A104];[.A$1:.A$109];0);5)&amp;&quot;:&quot;&amp;ADDRESS(ROW([.E104]);5)))*100" office:value-type="float" office:value="18.75">
            <text:p>18.75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2290-0024</text:p>
          </table:table-cell>
          <table:table-cell office:value-type="float" office:value="17">
            <text:p>17</text:p>
          </table:table-cell>
          <table:table-cell office:value-type="float" office:value="66.979">
            <text:p>66.979</text:p>
          </table:table-cell>
          <table:table-cell table:formula="of:=IFERROR(VLOOKUP([.B105];[qrels.$C$1679:.$E$2101];2;0);&quot;-&quot;)" office:value-type="string" office:string-value="-">
            <text:p>-</text:p>
          </table:table-cell>
          <table:table-cell table:style-name="ce1" table:formula="of:=SUM(INDIRECT(ADDRESS(MATCH([.A105];[.A$1:.A$109];0);5)&amp;&quot;:&quot;&amp;ADDRESS(ROW([.E105]);5)))/COUNTA(INDIRECT(ADDRESS(MATCH([.A105];[.A$1:.A$109];0);5)&amp;&quot;:&quot;&amp;ADDRESS(ROW([.E105]);5)))*100" office:value-type="float" office:value="17.6470588235294">
            <text:p>17.64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0689-0051</text:p>
          </table:table-cell>
          <table:table-cell office:value-type="float" office:value="18">
            <text:p>18</text:p>
          </table:table-cell>
          <table:table-cell office:value-type="float" office:value="65.191">
            <text:p>65.191</text:p>
          </table:table-cell>
          <table:table-cell table:formula="of:=IFERROR(VLOOKUP([.B106];[qrels.$C$1679:.$E$2101];2;0);&quot;-&quot;)" office:value-type="float" office:value="0">
            <text:p>0</text:p>
          </table:table-cell>
          <table:table-cell table:style-name="ce1" table:formula="of:=SUM(INDIRECT(ADDRESS(MATCH([.A106];[.A$1:.A$109];0);5)&amp;&quot;:&quot;&amp;ADDRESS(ROW([.E106]);5)))/COUNTA(INDIRECT(ADDRESS(MATCH([.A106];[.A$1:.A$109];0);5)&amp;&quot;:&quot;&amp;ADDRESS(ROW([.E106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790-0015</text:p>
          </table:table-cell>
          <table:table-cell office:value-type="float" office:value="19">
            <text:p>19</text:p>
          </table:table-cell>
          <table:table-cell office:value-type="float" office:value="65.19">
            <text:p>65.19</text:p>
          </table:table-cell>
          <table:table-cell table:formula="of:=IFERROR(VLOOKUP([.B107];[qrels.$C$1679:.$E$2101];2;0);&quot;-&quot;)" office:value-type="float" office:value="0">
            <text:p>0</text:p>
          </table:table-cell>
          <table:table-cell table:style-name="ce1" table:formula="of:=SUM(INDIRECT(ADDRESS(MATCH([.A107];[.A$1:.A$109];0);5)&amp;&quot;:&quot;&amp;ADDRESS(ROW([.E107]);5)))/COUNTA(INDIRECT(ADDRESS(MATCH([.A107];[.A$1:.A$109];0);5)&amp;&quot;:&quot;&amp;ADDRESS(ROW([.E107]);5)))*100" office:value-type="float" office:value="15.7894736842105">
            <text:p>15.78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989-0021</text:p>
          </table:table-cell>
          <table:table-cell office:value-type="float" office:value="20">
            <text:p>20</text:p>
          </table:table-cell>
          <table:table-cell office:value-type="float" office:value="63.93">
            <text:p>63.93</text:p>
          </table:table-cell>
          <table:table-cell table:formula="of:=IFERROR(VLOOKUP([.B108];[qrels.$C$1679:.$E$2101];2;0);&quot;-&quot;)" office:value-type="string" office:string-value="-">
            <text:p>-</text:p>
          </table:table-cell>
          <table:table-cell table:style-name="ce1" table:formula="of:=SUM(INDIRECT(ADDRESS(MATCH([.A108];[.A$1:.A$109];0);5)&amp;&quot;:&quot;&amp;ADDRESS(ROW([.E108]);5)))/COUNTA(INDIRECT(ADDRESS(MATCH([.A108];[.A$1:.A$109];0);5)&amp;&quot;:&quot;&amp;ADDRESS(ROW([.E108]);5)))*100" office:value-type="float" office:value="15">
            <text:p>1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18">
            <text:p>118</text:p>
          </table:table-cell>
          <table:table-cell office:value-type="string">
            <text:p>ms</text:p>
          </table:table-cell>
          <table:table-cell table:formula="of:=SUM([.E89:.E98])/10" office:value-type="float" office:value="0.3">
            <text:p>0.3</text:p>
          </table:table-cell>
          <table:table-cell table:style-name="ce1" table:formula="of:=SUMIF([.E89:.E108];1;[.F89:.F108])/VLOOKUP([.A108];[$NumRel.$A$2:.$B$6];2;0)" office:value-type="float" office:value="3.3974358974359">
            <text:p>3.397</text:p>
          </table:table-cell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E R10E25" table:style-name="ta1"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1">
            <text:p>1</text:p>
          </table:table-cell>
          <table:table-cell office:value-type="float" office:value="148.811">
            <text:p>148.811</text:p>
          </table:table-cell>
          <table:table-cell table:formula="of:=IFERROR(VLOOKUP([.B1];[qrels.$C$1:.$E$348];2;0);&quot;-&quot;)" office:value-type="string" office:string-value="-">
            <text:p>-</text:p>
          </table:table-cell>
          <table:table-cell table:formula="of:=SUM(INDIRECT(ADDRESS(MATCH([.A1];[.A$1:.A$109];0);5)&amp;&quot;:&quot;&amp;ADDRESS(ROW([.E1]);5)))/COUNTA(INDIRECT(ADDRESS(MATCH([.A1];[.A$1:.A$109];0);5)&amp;&quot;:&quot;&amp;ADDRESS(ROW([.E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2">
            <text:p>2</text:p>
          </table:table-cell>
          <table:table-cell office:value-type="float" office:value="146.828">
            <text:p>146.828</text:p>
          </table:table-cell>
          <table:table-cell table:formula="of:=IFERROR(VLOOKUP([.B2];[qrels.$C$1:.$E$348];2;0);&quot;-&quot;)" office:value-type="float" office:value="0">
            <text:p>0</text:p>
          </table:table-cell>
          <table:table-cell table:formula="of:=SUM(INDIRECT(ADDRESS(MATCH([.A2];[.A$1:.A$109];0);5)&amp;&quot;:&quot;&amp;ADDRESS(ROW([.E2]);5)))/COUNTA(INDIRECT(ADDRESS(MATCH([.A2];[.A$1:.A$109];0);5)&amp;&quot;:&quot;&amp;ADDRESS(ROW([.E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890-0073</text:p>
          </table:table-cell>
          <table:table-cell office:value-type="float" office:value="3">
            <text:p>3</text:p>
          </table:table-cell>
          <table:table-cell office:value-type="float" office:value="135.015">
            <text:p>135.015</text:p>
          </table:table-cell>
          <table:table-cell table:formula="of:=IFERROR(VLOOKUP([.B3];[qrels.$C$1:.$E$348];2;0);&quot;-&quot;)" office:value-type="float" office:value="0">
            <text:p>0</text:p>
          </table:table-cell>
          <table:table-cell table:formula="of:=SUM(INDIRECT(ADDRESS(MATCH([.A3];[.A$1:.A$109];0);5)&amp;&quot;:&quot;&amp;ADDRESS(ROW([.E3]);5)))/COUNTA(INDIRECT(ADDRESS(MATCH([.A3];[.A$1:.A$109];0);5)&amp;&quot;:&quot;&amp;ADDRESS(ROW([.E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4">
            <text:p>4</text:p>
          </table:table-cell>
          <table:table-cell office:value-type="float" office:value="132.908">
            <text:p>132.908</text:p>
          </table:table-cell>
          <table:table-cell table:formula="of:=IFERROR(VLOOKUP([.B4];[qrels.$C$1:.$E$348];2;0);&quot;-&quot;)" office:value-type="float" office:value="0">
            <text:p>0</text:p>
          </table:table-cell>
          <table:table-cell table:formula="of:=SUM(INDIRECT(ADDRESS(MATCH([.A4];[.A$1:.A$109];0);5)&amp;&quot;:&quot;&amp;ADDRESS(ROW([.E4]);5)))/COUNTA(INDIRECT(ADDRESS(MATCH([.A4];[.A$1:.A$109];0);5)&amp;&quot;:&quot;&amp;ADDRESS(ROW([.E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290-0106</text:p>
          </table:table-cell>
          <table:table-cell office:value-type="float" office:value="5">
            <text:p>5</text:p>
          </table:table-cell>
          <table:table-cell office:value-type="float" office:value="126.575">
            <text:p>126.575</text:p>
          </table:table-cell>
          <table:table-cell table:formula="of:=IFERROR(VLOOKUP([.B5];[qrels.$C$1:.$E$348];2;0);&quot;-&quot;)" office:value-type="string" office:string-value="-">
            <text:p>-</text:p>
          </table:table-cell>
          <table:table-cell table:formula="of:=SUM(INDIRECT(ADDRESS(MATCH([.A5];[.A$1:.A$109];0);5)&amp;&quot;:&quot;&amp;ADDRESS(ROW([.E5]);5)))/COUNTA(INDIRECT(ADDRESS(MATCH([.A5];[.A$1:.A$109];0);5)&amp;&quot;:&quot;&amp;ADDRESS(ROW([.E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6">
            <text:p>6</text:p>
          </table:table-cell>
          <table:table-cell office:value-type="float" office:value="125.123">
            <text:p>125.123</text:p>
          </table:table-cell>
          <table:table-cell table:formula="of:=IFERROR(VLOOKUP([.B6];[qrels.$C$1:.$E$348];2;0);&quot;-&quot;)" office:value-type="string" office:string-value="-">
            <text:p>-</text:p>
          </table:table-cell>
          <table:table-cell table:formula="of:=SUM(INDIRECT(ADDRESS(MATCH([.A6];[.A$1:.A$109];0);5)&amp;&quot;:&quot;&amp;ADDRESS(ROW([.E6]);5)))/COUNTA(INDIRECT(ADDRESS(MATCH([.A6];[.A$1:.A$109];0);5)&amp;&quot;:&quot;&amp;ADDRESS(ROW([.E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790-0048</text:p>
          </table:table-cell>
          <table:table-cell office:value-type="float" office:value="7">
            <text:p>7</text:p>
          </table:table-cell>
          <table:table-cell office:value-type="float" office:value="124.039">
            <text:p>124.039</text:p>
          </table:table-cell>
          <table:table-cell table:formula="of:=IFERROR(VLOOKUP([.B7];[qrels.$C$1:.$E$348];2;0);&quot;-&quot;)" office:value-type="float" office:value="0">
            <text:p>0</text:p>
          </table:table-cell>
          <table:table-cell table:formula="of:=SUM(INDIRECT(ADDRESS(MATCH([.A7];[.A$1:.A$109];0);5)&amp;&quot;:&quot;&amp;ADDRESS(ROW([.E7]);5)))/COUNTA(INDIRECT(ADDRESS(MATCH([.A7];[.A$1:.A$109];0);5)&amp;&quot;:&quot;&amp;ADDRESS(ROW([.E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8">
            <text:p>8</text:p>
          </table:table-cell>
          <table:table-cell office:value-type="float" office:value="119.942">
            <text:p>119.942</text:p>
          </table:table-cell>
          <table:table-cell table:formula="of:=IFERROR(VLOOKUP([.B8];[qrels.$C$1:.$E$348];2;0);&quot;-&quot;)" office:value-type="float" office:value="0">
            <text:p>0</text:p>
          </table:table-cell>
          <table:table-cell table:formula="of:=SUM(INDIRECT(ADDRESS(MATCH([.A8];[.A$1:.A$109];0);5)&amp;&quot;:&quot;&amp;ADDRESS(ROW([.E8]);5)))/COUNTA(INDIRECT(ADDRESS(MATCH([.A8];[.A$1:.A$109];0);5)&amp;&quot;:&quot;&amp;ADDRESS(ROW([.E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1290-0074</text:p>
          </table:table-cell>
          <table:table-cell office:value-type="float" office:value="9">
            <text:p>9</text:p>
          </table:table-cell>
          <table:table-cell office:value-type="float" office:value="117.817">
            <text:p>117.817</text:p>
          </table:table-cell>
          <table:table-cell table:formula="of:=IFERROR(VLOOKUP([.B9];[qrels.$C$1:.$E$348];2;0);&quot;-&quot;)" office:value-type="float" office:value="0">
            <text:p>0</text:p>
          </table:table-cell>
          <table:table-cell table:formula="of:=SUM(INDIRECT(ADDRESS(MATCH([.A9];[.A$1:.A$109];0);5)&amp;&quot;:&quot;&amp;ADDRESS(ROW([.E9]);5)))/COUNTA(INDIRECT(ADDRESS(MATCH([.A9];[.A$1:.A$109];0);5)&amp;&quot;:&quot;&amp;ADDRESS(ROW([.E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10">
            <text:p>10</text:p>
          </table:table-cell>
          <table:table-cell office:value-type="float" office:value="117.653">
            <text:p>117.653</text:p>
          </table:table-cell>
          <table:table-cell table:formula="of:=IFERROR(VLOOKUP([.B10];[qrels.$C$1:.$E$348];2;0);&quot;-&quot;)" office:value-type="string" office:string-value="-">
            <text:p>-</text:p>
          </table:table-cell>
          <table:table-cell table:formula="of:=SUM(INDIRECT(ADDRESS(MATCH([.A10];[.A$1:.A$109];0);5)&amp;&quot;:&quot;&amp;ADDRESS(ROW([.E10]);5)))/COUNTA(INDIRECT(ADDRESS(MATCH([.A10];[.A$1:.A$109];0);5)&amp;&quot;:&quot;&amp;ADDRESS(ROW([.E10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490-0055</text:p>
          </table:table-cell>
          <table:table-cell office:value-type="float" office:value="11">
            <text:p>11</text:p>
          </table:table-cell>
          <table:table-cell office:value-type="float" office:value="110.142">
            <text:p>110.142</text:p>
          </table:table-cell>
          <table:table-cell table:formula="of:=IFERROR(VLOOKUP([.B11];[qrels.$C$1:.$E$348];2;0);&quot;-&quot;)" office:value-type="string" office:string-value="-">
            <text:p>-</text:p>
          </table:table-cell>
          <table:table-cell table:formula="of:=SUM(INDIRECT(ADDRESS(MATCH([.A11];[.A$1:.A$109];0);5)&amp;&quot;:&quot;&amp;ADDRESS(ROW([.E11]);5)))/COUNTA(INDIRECT(ADDRESS(MATCH([.A11];[.A$1:.A$109];0);5)&amp;&quot;:&quot;&amp;ADDRESS(ROW([.E1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490-0144</text:p>
          </table:table-cell>
          <table:table-cell office:value-type="float" office:value="12">
            <text:p>12</text:p>
          </table:table-cell>
          <table:table-cell office:value-type="float" office:value="109.896">
            <text:p>109.896</text:p>
          </table:table-cell>
          <table:table-cell table:formula="of:=IFERROR(VLOOKUP([.B12];[qrels.$C$1:.$E$348];2;0);&quot;-&quot;)" office:value-type="string" office:string-value="-">
            <text:p>-</text:p>
          </table:table-cell>
          <table:table-cell table:formula="of:=SUM(INDIRECT(ADDRESS(MATCH([.A12];[.A$1:.A$109];0);5)&amp;&quot;:&quot;&amp;ADDRESS(ROW([.E12]);5)))/COUNTA(INDIRECT(ADDRESS(MATCH([.A12];[.A$1:.A$109];0);5)&amp;&quot;:&quot;&amp;ADDRESS(ROW([.E1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590-0208</text:p>
          </table:table-cell>
          <table:table-cell office:value-type="float" office:value="13">
            <text:p>13</text:p>
          </table:table-cell>
          <table:table-cell office:value-type="float" office:value="107.197">
            <text:p>107.197</text:p>
          </table:table-cell>
          <table:table-cell table:formula="of:=IFERROR(VLOOKUP([.B13];[qrels.$C$1:.$E$348];2;0);&quot;-&quot;)" office:value-type="float" office:value="0">
            <text:p>0</text:p>
          </table:table-cell>
          <table:table-cell table:formula="of:=SUM(INDIRECT(ADDRESS(MATCH([.A13];[.A$1:.A$109];0);5)&amp;&quot;:&quot;&amp;ADDRESS(ROW([.E13]);5)))/COUNTA(INDIRECT(ADDRESS(MATCH([.A13];[.A$1:.A$109];0);5)&amp;&quot;:&quot;&amp;ADDRESS(ROW([.E1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90-0156</text:p>
          </table:table-cell>
          <table:table-cell office:value-type="float" office:value="14">
            <text:p>14</text:p>
          </table:table-cell>
          <table:table-cell office:value-type="float" office:value="106.475">
            <text:p>106.475</text:p>
          </table:table-cell>
          <table:table-cell table:formula="of:=IFERROR(VLOOKUP([.B14];[qrels.$C$1:.$E$348];2;0);&quot;-&quot;)" office:value-type="string" office:string-value="-">
            <text:p>-</text:p>
          </table:table-cell>
          <table:table-cell table:formula="of:=SUM(INDIRECT(ADDRESS(MATCH([.A14];[.A$1:.A$109];0);5)&amp;&quot;:&quot;&amp;ADDRESS(ROW([.E14]);5)))/COUNTA(INDIRECT(ADDRESS(MATCH([.A14];[.A$1:.A$109];0);5)&amp;&quot;:&quot;&amp;ADDRESS(ROW([.E1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190-0112</text:p>
          </table:table-cell>
          <table:table-cell office:value-type="float" office:value="15">
            <text:p>15</text:p>
          </table:table-cell>
          <table:table-cell office:value-type="float" office:value="106.231">
            <text:p>106.231</text:p>
          </table:table-cell>
          <table:table-cell table:formula="of:=IFERROR(VLOOKUP([.B15];[qrels.$C$1:.$E$348];2;0);&quot;-&quot;)" office:value-type="float" office:value="0">
            <text:p>0</text:p>
          </table:table-cell>
          <table:table-cell table:formula="of:=SUM(INDIRECT(ADDRESS(MATCH([.A15];[.A$1:.A$109];0);5)&amp;&quot;:&quot;&amp;ADDRESS(ROW([.E15]);5)))/COUNTA(INDIRECT(ADDRESS(MATCH([.A15];[.A$1:.A$109];0);5)&amp;&quot;:&quot;&amp;ADDRESS(ROW([.E1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0690-0022</text:p>
          </table:table-cell>
          <table:table-cell office:value-type="float" office:value="16">
            <text:p>16</text:p>
          </table:table-cell>
          <table:table-cell office:value-type="float" office:value="103.446">
            <text:p>103.446</text:p>
          </table:table-cell>
          <table:table-cell table:formula="of:=IFERROR(VLOOKUP([.B16];[qrels.$C$1:.$E$348];2;0);&quot;-&quot;)" office:value-type="string" office:string-value="-">
            <text:p>-</text:p>
          </table:table-cell>
          <table:table-cell table:formula="of:=SUM(INDIRECT(ADDRESS(MATCH([.A16];[.A$1:.A$109];0);5)&amp;&quot;:&quot;&amp;ADDRESS(ROW([.E16]);5)))/COUNTA(INDIRECT(ADDRESS(MATCH([.A16];[.A$1:.A$109];0);5)&amp;&quot;:&quot;&amp;ADDRESS(ROW([.E1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990-0189</text:p>
          </table:table-cell>
          <table:table-cell office:value-type="float" office:value="17">
            <text:p>17</text:p>
          </table:table-cell>
          <table:table-cell office:value-type="float" office:value="103.024">
            <text:p>103.024</text:p>
          </table:table-cell>
          <table:table-cell table:formula="of:=IFERROR(VLOOKUP([.B17];[qrels.$C$1:.$E$348];2;0);&quot;-&quot;)" office:value-type="float" office:value="0">
            <text:p>0</text:p>
          </table:table-cell>
          <table:table-cell table:formula="of:=SUM(INDIRECT(ADDRESS(MATCH([.A17];[.A$1:.A$109];0);5)&amp;&quot;:&quot;&amp;ADDRESS(ROW([.E17]);5)))/COUNTA(INDIRECT(ADDRESS(MATCH([.A17];[.A$1:.A$109];0);5)&amp;&quot;:&quot;&amp;ADDRESS(ROW([.E1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33</text:p>
          </table:table-cell>
          <table:table-cell office:value-type="float" office:value="18">
            <text:p>18</text:p>
          </table:table-cell>
          <table:table-cell office:value-type="float" office:value="102.955">
            <text:p>102.955</text:p>
          </table:table-cell>
          <table:table-cell table:formula="of:=IFERROR(VLOOKUP([.B18];[qrels.$C$1:.$E$348];2;0);&quot;-&quot;)" office:value-type="string" office:string-value="-">
            <text:p>-</text:p>
          </table:table-cell>
          <table:table-cell table:formula="of:=SUM(INDIRECT(ADDRESS(MATCH([.A18];[.A$1:.A$109];0);5)&amp;&quot;:&quot;&amp;ADDRESS(ROW([.E18]);5)))/COUNTA(INDIRECT(ADDRESS(MATCH([.A18];[.A$1:.A$109];0);5)&amp;&quot;:&quot;&amp;ADDRESS(ROW([.E1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27</text:p>
          </table:table-cell>
          <table:table-cell office:value-type="float" office:value="19">
            <text:p>19</text:p>
          </table:table-cell>
          <table:table-cell office:value-type="float" office:value="102.207">
            <text:p>102.207</text:p>
          </table:table-cell>
          <table:table-cell table:formula="of:=IFERROR(VLOOKUP([.B19];[qrels.$C$1:.$E$348];2;0);&quot;-&quot;)" office:value-type="string" office:string-value="-">
            <text:p>-</text:p>
          </table:table-cell>
          <table:table-cell table:formula="of:=SUM(INDIRECT(ADDRESS(MATCH([.A19];[.A$1:.A$109];0);5)&amp;&quot;:&quot;&amp;ADDRESS(ROW([.E19]);5)))/COUNTA(INDIRECT(ADDRESS(MATCH([.A19];[.A$1:.A$109];0);5)&amp;&quot;:&quot;&amp;ADDRESS(ROW([.E1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590-0157</text:p>
          </table:table-cell>
          <table:table-cell office:value-type="float" office:value="20">
            <text:p>20</text:p>
          </table:table-cell>
          <table:table-cell office:value-type="float" office:value="101.708">
            <text:p>101.708</text:p>
          </table:table-cell>
          <table:table-cell table:formula="of:=IFERROR(VLOOKUP([.B20];[qrels.$C$1:.$E$348];2;0);&quot;-&quot;)" office:value-type="string" office:string-value="-">
            <text:p>-</text:p>
          </table:table-cell>
          <table:table-cell table:formula="of:=SUM(INDIRECT(ADDRESS(MATCH([.A20];[.A$1:.A$109];0);5)&amp;&quot;:&quot;&amp;ADDRESS(ROW([.E20]);5)))/COUNTA(INDIRECT(ADDRESS(MATCH([.A20];[.A$1:.A$109];0);5)&amp;&quot;:&quot;&amp;ADDRESS(ROW([.E20]);5)))*100" office:value-type="float" office:value="0">
            <text:p>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96">
            <text:p>196</text:p>
          </table:table-cell>
          <table:table-cell office:value-type="string">
            <text:p>ms</text:p>
          </table:table-cell>
          <table:table-cell table:formula="of:=SUM([.E1:.E10])/10" office:value-type="float" office:value="0">
            <text:p>0</text:p>
          </table:table-cell>
          <table:table-cell table:formula="of:=SUMIF([.E1:.E20];1;[.F1:.F20])/VLOOKUP([.A20];[$NumRel.$A$2:.$B$6];2;0)" office:value-type="float" office:value="0">
            <text:p>0.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1">
            <text:p>1</text:p>
          </table:table-cell>
          <table:table-cell office:value-type="float" office:value="143.917">
            <text:p>143.917</text:p>
          </table:table-cell>
          <table:table-cell table:formula="of:=IFERROR(VLOOKUP([.B23];[qrels.$C$349:.$E$823];2;0);&quot;-&quot;)" office:value-type="float" office:value="0">
            <text:p>0</text:p>
          </table:table-cell>
          <table:table-cell table:formula="of:=SUM(INDIRECT(ADDRESS(MATCH([.A23];[.A$1:.A$109];0);5)&amp;&quot;:&quot;&amp;ADDRESS(ROW([.E23]);5)))/COUNTA(INDIRECT(ADDRESS(MATCH([.A23];[.A$1:.A$109];0);5)&amp;&quot;:&quot;&amp;ADDRESS(ROW([.E23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2">
            <text:p>2</text:p>
          </table:table-cell>
          <table:table-cell office:value-type="float" office:value="117.432">
            <text:p>117.432</text:p>
          </table:table-cell>
          <table:table-cell table:formula="of:=IFERROR(VLOOKUP([.B24];[qrels.$C$349:.$E$823];2;0);&quot;-&quot;)" office:value-type="float" office:value="0">
            <text:p>0</text:p>
          </table:table-cell>
          <table:table-cell table:formula="of:=SUM(INDIRECT(ADDRESS(MATCH([.A24];[.A$1:.A$109];0);5)&amp;&quot;:&quot;&amp;ADDRESS(ROW([.E24]);5)))/COUNTA(INDIRECT(ADDRESS(MATCH([.A24];[.A$1:.A$109];0);5)&amp;&quot;:&quot;&amp;ADDRESS(ROW([.E24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2490-0082</text:p>
          </table:table-cell>
          <table:table-cell office:value-type="float" office:value="3">
            <text:p>3</text:p>
          </table:table-cell>
          <table:table-cell office:value-type="float" office:value="105.466">
            <text:p>105.466</text:p>
          </table:table-cell>
          <table:table-cell table:formula="of:=IFERROR(VLOOKUP([.B25];[qrels.$C$349:.$E$823];2;0);&quot;-&quot;)" office:value-type="float" office:value="0">
            <text:p>0</text:p>
          </table:table-cell>
          <table:table-cell table:formula="of:=SUM(INDIRECT(ADDRESS(MATCH([.A25];[.A$1:.A$109];0);5)&amp;&quot;:&quot;&amp;ADDRESS(ROW([.E25]);5)))/COUNTA(INDIRECT(ADDRESS(MATCH([.A25];[.A$1:.A$109];0);5)&amp;&quot;:&quot;&amp;ADDRESS(ROW([.E25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4">
            <text:p>4</text:p>
          </table:table-cell>
          <table:table-cell office:value-type="float" office:value="105.102">
            <text:p>105.102</text:p>
          </table:table-cell>
          <table:table-cell table:formula="of:=IFERROR(VLOOKUP([.B26];[qrels.$C$349:.$E$823];2;0);&quot;-&quot;)" office:value-type="float" office:value="0">
            <text:p>0</text:p>
          </table:table-cell>
          <table:table-cell table:formula="of:=SUM(INDIRECT(ADDRESS(MATCH([.A26];[.A$1:.A$109];0);5)&amp;&quot;:&quot;&amp;ADDRESS(ROW([.E26]);5)))/COUNTA(INDIRECT(ADDRESS(MATCH([.A26];[.A$1:.A$109];0);5)&amp;&quot;:&quot;&amp;ADDRESS(ROW([.E26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1089-0045</text:p>
          </table:table-cell>
          <table:table-cell office:value-type="float" office:value="5">
            <text:p>5</text:p>
          </table:table-cell>
          <table:table-cell office:value-type="float" office:value="104.043">
            <text:p>104.043</text:p>
          </table:table-cell>
          <table:table-cell table:formula="of:=IFERROR(VLOOKUP([.B27];[qrels.$C$349:.$E$823];2;0);&quot;-&quot;)" office:value-type="float" office:value="0">
            <text:p>0</text:p>
          </table:table-cell>
          <table:table-cell table:formula="of:=SUM(INDIRECT(ADDRESS(MATCH([.A27];[.A$1:.A$109];0);5)&amp;&quot;:&quot;&amp;ADDRESS(ROW([.E27]);5)))/COUNTA(INDIRECT(ADDRESS(MATCH([.A27];[.A$1:.A$109];0);5)&amp;&quot;:&quot;&amp;ADDRESS(ROW([.E27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6">
            <text:p>6</text:p>
          </table:table-cell>
          <table:table-cell office:value-type="float" office:value="102.233">
            <text:p>102.233</text:p>
          </table:table-cell>
          <table:table-cell table:formula="of:=IFERROR(VLOOKUP([.B28];[qrels.$C$349:.$E$823];2;0);&quot;-&quot;)" office:value-type="float" office:value="0">
            <text:p>0</text:p>
          </table:table-cell>
          <table:table-cell table:formula="of:=SUM(INDIRECT(ADDRESS(MATCH([.A28];[.A$1:.A$109];0);5)&amp;&quot;:&quot;&amp;ADDRESS(ROW([.E28]);5)))/COUNTA(INDIRECT(ADDRESS(MATCH([.A28];[.A$1:.A$109];0);5)&amp;&quot;:&quot;&amp;ADDRESS(ROW([.E28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7">
            <text:p>7</text:p>
          </table:table-cell>
          <table:table-cell office:value-type="float" office:value="90.538">
            <text:p>90.538</text:p>
          </table:table-cell>
          <table:table-cell table:formula="of:=IFERROR(VLOOKUP([.B29];[qrels.$C$349:.$E$823];2;0);&quot;-&quot;)" office:value-type="float" office:value="1">
            <text:p>1</text:p>
          </table:table-cell>
          <table:table-cell table:formula="of:=SUM(INDIRECT(ADDRESS(MATCH([.A29];[.A$1:.A$109];0);5)&amp;&quot;:&quot;&amp;ADDRESS(ROW([.E29]);5)))/COUNTA(INDIRECT(ADDRESS(MATCH([.A29];[.A$1:.A$109];0);5)&amp;&quot;:&quot;&amp;ADDRESS(ROW([.E29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8">
            <text:p>8</text:p>
          </table:table-cell>
          <table:table-cell office:value-type="float" office:value="89.931">
            <text:p>89.931</text:p>
          </table:table-cell>
          <table:table-cell table:formula="of:=IFERROR(VLOOKUP([.B30];[qrels.$C$349:.$E$823];2;0);&quot;-&quot;)" office:value-type="float" office:value="1">
            <text:p>1</text:p>
          </table:table-cell>
          <table:table-cell table:formula="of:=SUM(INDIRECT(ADDRESS(MATCH([.A30];[.A$1:.A$109];0);5)&amp;&quot;:&quot;&amp;ADDRESS(ROW([.E30]);5)))/COUNTA(INDIRECT(ADDRESS(MATCH([.A30];[.A$1:.A$109];0);5)&amp;&quot;:&quot;&amp;ADDRESS(ROW([.E30]);5)))*100" office:value-type="float" office:value="25">
            <text:p>25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90-0152</text:p>
          </table:table-cell>
          <table:table-cell office:value-type="float" office:value="9">
            <text:p>9</text:p>
          </table:table-cell>
          <table:table-cell office:value-type="float" office:value="86.673">
            <text:p>86.673</text:p>
          </table:table-cell>
          <table:table-cell table:formula="of:=IFERROR(VLOOKUP([.B31];[qrels.$C$349:.$E$823];2;0);&quot;-&quot;)" office:value-type="float" office:value="0">
            <text:p>0</text:p>
          </table:table-cell>
          <table:table-cell table:formula="of:=SUM(INDIRECT(ADDRESS(MATCH([.A31];[.A$1:.A$109];0);5)&amp;&quot;:&quot;&amp;ADDRESS(ROW([.E31]);5)))/COUNTA(INDIRECT(ADDRESS(MATCH([.A31];[.A$1:.A$109];0);5)&amp;&quot;:&quot;&amp;ADDRESS(ROW([.E31]);5)))*100" office:value-type="float" office:value="22.2222222222222">
            <text:p>22.22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10">
            <text:p>10</text:p>
          </table:table-cell>
          <table:table-cell office:value-type="float" office:value="77.021">
            <text:p>77.021</text:p>
          </table:table-cell>
          <table:table-cell table:formula="of:=IFERROR(VLOOKUP([.B32];[qrels.$C$349:.$E$823];2;0);&quot;-&quot;)" office:value-type="float" office:value="0">
            <text:p>0</text:p>
          </table:table-cell>
          <table:table-cell table:formula="of:=SUM(INDIRECT(ADDRESS(MATCH([.A32];[.A$1:.A$109];0);5)&amp;&quot;:&quot;&amp;ADDRESS(ROW([.E32]);5)))/COUNTA(INDIRECT(ADDRESS(MATCH([.A32];[.A$1:.A$109];0);5)&amp;&quot;:&quot;&amp;ADDRESS(ROW([.E32]);5)))*100" office:value-type="float" office:value="20">
            <text:p>2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590-0102</text:p>
          </table:table-cell>
          <table:table-cell office:value-type="float" office:value="11">
            <text:p>11</text:p>
          </table:table-cell>
          <table:table-cell office:value-type="float" office:value="73.999">
            <text:p>73.999</text:p>
          </table:table-cell>
          <table:table-cell table:formula="of:=IFERROR(VLOOKUP([.B33];[qrels.$C$349:.$E$823];2;0);&quot;-&quot;)" office:value-type="float" office:value="0">
            <text:p>0</text:p>
          </table:table-cell>
          <table:table-cell table:formula="of:=SUM(INDIRECT(ADDRESS(MATCH([.A33];[.A$1:.A$109];0);5)&amp;&quot;:&quot;&amp;ADDRESS(ROW([.E33]);5)))/COUNTA(INDIRECT(ADDRESS(MATCH([.A33];[.A$1:.A$109];0);5)&amp;&quot;:&quot;&amp;ADDRESS(ROW([.E33]);5)))*100" office:value-type="float" office:value="18.1818181818182">
            <text:p>18.18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211</text:p>
          </table:table-cell>
          <table:table-cell office:value-type="float" office:value="12">
            <text:p>12</text:p>
          </table:table-cell>
          <table:table-cell office:value-type="float" office:value="72.298">
            <text:p>72.298</text:p>
          </table:table-cell>
          <table:table-cell table:formula="of:=IFERROR(VLOOKUP([.B34];[qrels.$C$349:.$E$823];2;0);&quot;-&quot;)" office:value-type="string" office:string-value="-">
            <text:p>-</text:p>
          </table:table-cell>
          <table:table-cell table:formula="of:=SUM(INDIRECT(ADDRESS(MATCH([.A34];[.A$1:.A$109];0);5)&amp;&quot;:&quot;&amp;ADDRESS(ROW([.E34]);5)))/COUNTA(INDIRECT(ADDRESS(MATCH([.A34];[.A$1:.A$109];0);5)&amp;&quot;:&quot;&amp;ADDRESS(ROW([.E34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13">
            <text:p>13</text:p>
          </table:table-cell>
          <table:table-cell office:value-type="float" office:value="72.015">
            <text:p>72.015</text:p>
          </table:table-cell>
          <table:table-cell table:formula="of:=IFERROR(VLOOKUP([.B35];[qrels.$C$349:.$E$823];2;0);&quot;-&quot;)" office:value-type="float" office:value="0">
            <text:p>0</text:p>
          </table:table-cell>
          <table:table-cell table:formula="of:=SUM(INDIRECT(ADDRESS(MATCH([.A35];[.A$1:.A$109];0);5)&amp;&quot;:&quot;&amp;ADDRESS(ROW([.E35]);5)))/COUNTA(INDIRECT(ADDRESS(MATCH([.A35];[.A$1:.A$109];0);5)&amp;&quot;:&quot;&amp;ADDRESS(ROW([.E35]);5)))*100" office:value-type="float" office:value="15.3846153846154">
            <text:p>15.38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40</text:p>
          </table:table-cell>
          <table:table-cell office:value-type="float" office:value="14">
            <text:p>14</text:p>
          </table:table-cell>
          <table:table-cell office:value-type="float" office:value="68.163">
            <text:p>68.163</text:p>
          </table:table-cell>
          <table:table-cell table:formula="of:=IFERROR(VLOOKUP([.B36];[qrels.$C$349:.$E$823];2;0);&quot;-&quot;)" office:value-type="float" office:value="0">
            <text:p>0</text:p>
          </table:table-cell>
          <table:table-cell table:formula="of:=SUM(INDIRECT(ADDRESS(MATCH([.A36];[.A$1:.A$109];0);5)&amp;&quot;:&quot;&amp;ADDRESS(ROW([.E36]);5)))/COUNTA(INDIRECT(ADDRESS(MATCH([.A36];[.A$1:.A$109];0);5)&amp;&quot;:&quot;&amp;ADDRESS(ROW([.E36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789-0091</text:p>
          </table:table-cell>
          <table:table-cell office:value-type="float" office:value="15">
            <text:p>15</text:p>
          </table:table-cell>
          <table:table-cell office:value-type="float" office:value="66.703">
            <text:p>66.703</text:p>
          </table:table-cell>
          <table:table-cell table:formula="of:=IFERROR(VLOOKUP([.B37];[qrels.$C$349:.$E$823];2;0);&quot;-&quot;)" office:value-type="string" office:string-value="-">
            <text:p>-</text:p>
          </table:table-cell>
          <table:table-cell table:formula="of:=SUM(INDIRECT(ADDRESS(MATCH([.A37];[.A$1:.A$109];0);5)&amp;&quot;:&quot;&amp;ADDRESS(ROW([.E37]);5)))/COUNTA(INDIRECT(ADDRESS(MATCH([.A37];[.A$1:.A$109];0);5)&amp;&quot;:&quot;&amp;ADDRESS(ROW([.E37]);5)))*100" office:value-type="float" office:value="13.3333333333333">
            <text:p>13.33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166</text:p>
          </table:table-cell>
          <table:table-cell office:value-type="float" office:value="16">
            <text:p>16</text:p>
          </table:table-cell>
          <table:table-cell office:value-type="float" office:value="64.478">
            <text:p>64.478</text:p>
          </table:table-cell>
          <table:table-cell table:formula="of:=IFERROR(VLOOKUP([.B38];[qrels.$C$349:.$E$823];2;0);&quot;-&quot;)" office:value-type="float" office:value="0">
            <text:p>0</text:p>
          </table:table-cell>
          <table:table-cell table:formula="of:=SUM(INDIRECT(ADDRESS(MATCH([.A38];[.A$1:.A$109];0);5)&amp;&quot;:&quot;&amp;ADDRESS(ROW([.E38]);5)))/COUNTA(INDIRECT(ADDRESS(MATCH([.A38];[.A$1:.A$109];0);5)&amp;&quot;:&quot;&amp;ADDRESS(ROW([.E38]);5)))*100" office:value-type="float" office:value="12.5">
            <text:p>12.5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2889-0120</text:p>
          </table:table-cell>
          <table:table-cell office:value-type="float" office:value="17">
            <text:p>17</text:p>
          </table:table-cell>
          <table:table-cell office:value-type="float" office:value="60.97">
            <text:p>60.97</text:p>
          </table:table-cell>
          <table:table-cell table:formula="of:=IFERROR(VLOOKUP([.B39];[qrels.$C$349:.$E$823];2;0);&quot;-&quot;)" office:value-type="float" office:value="0">
            <text:p>0</text:p>
          </table:table-cell>
          <table:table-cell table:formula="of:=SUM(INDIRECT(ADDRESS(MATCH([.A39];[.A$1:.A$109];0);5)&amp;&quot;:&quot;&amp;ADDRESS(ROW([.E39]);5)))/COUNTA(INDIRECT(ADDRESS(MATCH([.A39];[.A$1:.A$109];0);5)&amp;&quot;:&quot;&amp;ADDRESS(ROW([.E39]);5)))*100" office:value-type="float" office:value="11.7647058823529">
            <text:p>11.76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1589-0116</text:p>
          </table:table-cell>
          <table:table-cell office:value-type="float" office:value="18">
            <text:p>18</text:p>
          </table:table-cell>
          <table:table-cell office:value-type="float" office:value="59.947">
            <text:p>59.947</text:p>
          </table:table-cell>
          <table:table-cell table:formula="of:=IFERROR(VLOOKUP([.B40];[qrels.$C$349:.$E$823];2;0);&quot;-&quot;)" office:value-type="float" office:value="0">
            <text:p>0</text:p>
          </table:table-cell>
          <table:table-cell table:formula="of:=SUM(INDIRECT(ADDRESS(MATCH([.A40];[.A$1:.A$109];0);5)&amp;&quot;:&quot;&amp;ADDRESS(ROW([.E40]);5)))/COUNTA(INDIRECT(ADDRESS(MATCH([.A40];[.A$1:.A$109];0);5)&amp;&quot;:&quot;&amp;ADDRESS(ROW([.E40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490-0120</text:p>
          </table:table-cell>
          <table:table-cell office:value-type="float" office:value="19">
            <text:p>19</text:p>
          </table:table-cell>
          <table:table-cell office:value-type="float" office:value="59.73">
            <text:p>59.73</text:p>
          </table:table-cell>
          <table:table-cell table:formula="of:=IFERROR(VLOOKUP([.B41];[qrels.$C$349:.$E$823];2;0);&quot;-&quot;)" office:value-type="string" office:string-value="-">
            <text:p>-</text:p>
          </table:table-cell>
          <table:table-cell table:formula="of:=SUM(INDIRECT(ADDRESS(MATCH([.A41];[.A$1:.A$109];0);5)&amp;&quot;:&quot;&amp;ADDRESS(ROW([.E41]);5)))/COUNTA(INDIRECT(ADDRESS(MATCH([.A41];[.A$1:.A$109];0);5)&amp;&quot;:&quot;&amp;ADDRESS(ROW([.E41]);5)))*100" office:value-type="float" office:value="10.5263157894737">
            <text:p>10.52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0989-0094</text:p>
          </table:table-cell>
          <table:table-cell office:value-type="float" office:value="20">
            <text:p>20</text:p>
          </table:table-cell>
          <table:table-cell office:value-type="float" office:value="57.341">
            <text:p>57.341</text:p>
          </table:table-cell>
          <table:table-cell table:formula="of:=IFERROR(VLOOKUP([.B42];[qrels.$C$349:.$E$823];2;0);&quot;-&quot;)" office:value-type="string" office:string-value="-">
            <text:p>-</text:p>
          </table:table-cell>
          <table:table-cell table:formula="of:=SUM(INDIRECT(ADDRESS(MATCH([.A42];[.A$1:.A$109];0);5)&amp;&quot;:&quot;&amp;ADDRESS(ROW([.E42]);5)))/COUNTA(INDIRECT(ADDRESS(MATCH([.A42];[.A$1:.A$109];0);5)&amp;&quot;:&quot;&amp;ADDRESS(ROW([.E42]);5)))*100" office:value-type="float" office:value="10">
            <text:p>1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9">
            <text:p>139</text:p>
          </table:table-cell>
          <table:table-cell office:value-type="string">
            <text:p>ms</text:p>
          </table:table-cell>
          <table:table-cell table:formula="of:=SUM([.E23:.E32])/10" office:value-type="float" office:value="0.2">
            <text:p>0.2</text:p>
          </table:table-cell>
          <table:table-cell table:formula="of:=SUMIF([.E23:.E42];1;[.F23:.F42])/VLOOKUP([.A42];[$NumRel.$A$2:.$B$6];2;0)" office:value-type="float" office:value="1.26728110599078">
            <text:p>1.2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1">
            <text:p>1</text:p>
          </table:table-cell>
          <table:table-cell office:value-type="float" office:value="165.385">
            <text:p>165.385</text:p>
          </table:table-cell>
          <table:table-cell table:formula="of:=IFERROR(VLOOKUP([.B45];[qrels.$C$824:.$E$1182];2;0);&quot;-&quot;)" office:value-type="float" office:value="1">
            <text:p>1</text:p>
          </table:table-cell>
          <table:table-cell table:formula="of:=SUM(INDIRECT(ADDRESS(MATCH([.A45];[.A$1:.A$109];0);5)&amp;&quot;:&quot;&amp;ADDRESS(ROW([.E45]);5)))/COUNTA(INDIRECT(ADDRESS(MATCH([.A45];[.A$1:.A$109];0);5)&amp;&quot;:&quot;&amp;ADDRESS(ROW([.E45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2">
            <text:p>2</text:p>
          </table:table-cell>
          <table:table-cell office:value-type="float" office:value="156.275">
            <text:p>156.275</text:p>
          </table:table-cell>
          <table:table-cell table:formula="of:=IFERROR(VLOOKUP([.B46];[qrels.$C$824:.$E$1182];2;0);&quot;-&quot;)" office:value-type="float" office:value="1">
            <text:p>1</text:p>
          </table:table-cell>
          <table:table-cell table:formula="of:=SUM(INDIRECT(ADDRESS(MATCH([.A46];[.A$1:.A$109];0);5)&amp;&quot;:&quot;&amp;ADDRESS(ROW([.E46]);5)))/COUNTA(INDIRECT(ADDRESS(MATCH([.A46];[.A$1:.A$109];0);5)&amp;&quot;:&quot;&amp;ADDRESS(ROW([.E46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3">
            <text:p>3</text:p>
          </table:table-cell>
          <table:table-cell office:value-type="float" office:value="138.348">
            <text:p>138.348</text:p>
          </table:table-cell>
          <table:table-cell table:formula="of:=IFERROR(VLOOKUP([.B47];[qrels.$C$824:.$E$1182];2;0);&quot;-&quot;)" office:value-type="float" office:value="0">
            <text:p>0</text:p>
          </table:table-cell>
          <table:table-cell table:formula="of:=SUM(INDIRECT(ADDRESS(MATCH([.A47];[.A$1:.A$109];0);5)&amp;&quot;:&quot;&amp;ADDRESS(ROW([.E47]);5)))/COUNTA(INDIRECT(ADDRESS(MATCH([.A47];[.A$1:.A$109];0);5)&amp;&quot;:&quot;&amp;ADDRESS(ROW([.E47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4">
            <text:p>4</text:p>
          </table:table-cell>
          <table:table-cell office:value-type="float" office:value="134.329">
            <text:p>134.329</text:p>
          </table:table-cell>
          <table:table-cell table:formula="of:=IFERROR(VLOOKUP([.B48];[qrels.$C$824:.$E$1182];2;0);&quot;-&quot;)" office:value-type="float" office:value="1">
            <text:p>1</text:p>
          </table:table-cell>
          <table:table-cell table:formula="of:=SUM(INDIRECT(ADDRESS(MATCH([.A48];[.A$1:.A$109];0);5)&amp;&quot;:&quot;&amp;ADDRESS(ROW([.E48]);5)))/COUNTA(INDIRECT(ADDRESS(MATCH([.A48];[.A$1:.A$109];0);5)&amp;&quot;:&quot;&amp;ADDRESS(ROW([.E48]);5)))*100" office:value-type="float" office:value="75">
            <text:p>75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5">
            <text:p>5</text:p>
          </table:table-cell>
          <table:table-cell office:value-type="float" office:value="131.136">
            <text:p>131.136</text:p>
          </table:table-cell>
          <table:table-cell table:formula="of:=IFERROR(VLOOKUP([.B49];[qrels.$C$824:.$E$1182];2;0);&quot;-&quot;)" office:value-type="float" office:value="1">
            <text:p>1</text:p>
          </table:table-cell>
          <table:table-cell table:formula="of:=SUM(INDIRECT(ADDRESS(MATCH([.A49];[.A$1:.A$109];0);5)&amp;&quot;:&quot;&amp;ADDRESS(ROW([.E49]);5)))/COUNTA(INDIRECT(ADDRESS(MATCH([.A49];[.A$1:.A$109];0);5)&amp;&quot;:&quot;&amp;ADDRESS(ROW([.E49]);5)))*100" office:value-type="float" office:value="80">
            <text:p>8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2890-0067</text:p>
          </table:table-cell>
          <table:table-cell office:value-type="float" office:value="6">
            <text:p>6</text:p>
          </table:table-cell>
          <table:table-cell office:value-type="float" office:value="112.448">
            <text:p>112.448</text:p>
          </table:table-cell>
          <table:table-cell table:formula="of:=IFERROR(VLOOKUP([.B50];[qrels.$C$824:.$E$1182];2;0);&quot;-&quot;)" office:value-type="float" office:value="1">
            <text:p>1</text:p>
          </table:table-cell>
          <table:table-cell table:formula="of:=SUM(INDIRECT(ADDRESS(MATCH([.A50];[.A$1:.A$109];0);5)&amp;&quot;:&quot;&amp;ADDRESS(ROW([.E50]);5)))/COUNTA(INDIRECT(ADDRESS(MATCH([.A50];[.A$1:.A$109];0);5)&amp;&quot;:&quot;&amp;ADDRESS(ROW([.E50]);5)))*100" office:value-type="float" office:value="83.3333333333333">
            <text:p>83.33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7">
            <text:p>7</text:p>
          </table:table-cell>
          <table:table-cell office:value-type="float" office:value="102.684">
            <text:p>102.684</text:p>
          </table:table-cell>
          <table:table-cell table:formula="of:=IFERROR(VLOOKUP([.B51];[qrels.$C$824:.$E$1182];2;0);&quot;-&quot;)" office:value-type="float" office:value="0">
            <text:p>0</text:p>
          </table:table-cell>
          <table:table-cell table:formula="of:=SUM(INDIRECT(ADDRESS(MATCH([.A51];[.A$1:.A$109];0);5)&amp;&quot;:&quot;&amp;ADDRESS(ROW([.E51]);5)))/COUNTA(INDIRECT(ADDRESS(MATCH([.A51];[.A$1:.A$109];0);5)&amp;&quot;:&quot;&amp;ADDRESS(ROW([.E51]);5)))*100" office:value-type="float" office:value="71.4285714285714">
            <text:p>71.42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289-0067</text:p>
          </table:table-cell>
          <table:table-cell office:value-type="float" office:value="8">
            <text:p>8</text:p>
          </table:table-cell>
          <table:table-cell office:value-type="float" office:value="100.769">
            <text:p>100.769</text:p>
          </table:table-cell>
          <table:table-cell table:formula="of:=IFERROR(VLOOKUP([.B52];[qrels.$C$824:.$E$1182];2;0);&quot;-&quot;)" office:value-type="float" office:value="0">
            <text:p>0</text:p>
          </table:table-cell>
          <table:table-cell table:formula="of:=SUM(INDIRECT(ADDRESS(MATCH([.A52];[.A$1:.A$109];0);5)&amp;&quot;:&quot;&amp;ADDRESS(ROW([.E52]);5)))/COUNTA(INDIRECT(ADDRESS(MATCH([.A52];[.A$1:.A$109];0);5)&amp;&quot;:&quot;&amp;ADDRESS(ROW([.E52]);5)))*100" office:value-type="float" office:value="62.5">
            <text:p>62.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9">
            <text:p>9</text:p>
          </table:table-cell>
          <table:table-cell office:value-type="float" office:value="94.293">
            <text:p>94.293</text:p>
          </table:table-cell>
          <table:table-cell table:formula="of:=IFERROR(VLOOKUP([.B53];[qrels.$C$824:.$E$1182];2;0);&quot;-&quot;)" office:value-type="float" office:value="0">
            <text:p>0</text:p>
          </table:table-cell>
          <table:table-cell table:formula="of:=SUM(INDIRECT(ADDRESS(MATCH([.A53];[.A$1:.A$109];0);5)&amp;&quot;:&quot;&amp;ADDRESS(ROW([.E53]);5)))/COUNTA(INDIRECT(ADDRESS(MATCH([.A53];[.A$1:.A$109];0);5)&amp;&quot;:&quot;&amp;ADDRESS(ROW([.E53]);5)))*100" office:value-type="float" office:value="55.5555555555556">
            <text:p>55.55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10">
            <text:p>10</text:p>
          </table:table-cell>
          <table:table-cell office:value-type="float" office:value="93.886">
            <text:p>93.886</text:p>
          </table:table-cell>
          <table:table-cell table:formula="of:=IFERROR(VLOOKUP([.B54];[qrels.$C$824:.$E$1182];2;0);&quot;-&quot;)" office:value-type="float" office:value="1">
            <text:p>1</text:p>
          </table:table-cell>
          <table:table-cell table:formula="of:=SUM(INDIRECT(ADDRESS(MATCH([.A54];[.A$1:.A$109];0);5)&amp;&quot;:&quot;&amp;ADDRESS(ROW([.E54]);5)))/COUNTA(INDIRECT(ADDRESS(MATCH([.A54];[.A$1:.A$109];0);5)&amp;&quot;:&quot;&amp;ADDRESS(ROW([.E54]);5)))*100" office:value-type="float" office:value="60">
            <text:p>6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11">
            <text:p>11</text:p>
          </table:table-cell>
          <table:table-cell office:value-type="float" office:value="91.445">
            <text:p>91.445</text:p>
          </table:table-cell>
          <table:table-cell table:formula="of:=IFERROR(VLOOKUP([.B55];[qrels.$C$824:.$E$1182];2;0);&quot;-&quot;)" office:value-type="float" office:value="0">
            <text:p>0</text:p>
          </table:table-cell>
          <table:table-cell table:formula="of:=SUM(INDIRECT(ADDRESS(MATCH([.A55];[.A$1:.A$109];0);5)&amp;&quot;:&quot;&amp;ADDRESS(ROW([.E55]);5)))/COUNTA(INDIRECT(ADDRESS(MATCH([.A55];[.A$1:.A$109];0);5)&amp;&quot;:&quot;&amp;ADDRESS(ROW([.E55]);5)))*100" office:value-type="float" office:value="54.5454545454545">
            <text:p>54.54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2">
            <text:p>12</text:p>
          </table:table-cell>
          <table:table-cell office:value-type="float" office:value="83.671">
            <text:p>83.671</text:p>
          </table:table-cell>
          <table:table-cell table:formula="of:=IFERROR(VLOOKUP([.B56];[qrels.$C$824:.$E$1182];2;0);&quot;-&quot;)" office:value-type="float" office:value="1">
            <text:p>1</text:p>
          </table:table-cell>
          <table:table-cell table:formula="of:=SUM(INDIRECT(ADDRESS(MATCH([.A56];[.A$1:.A$109];0);5)&amp;&quot;:&quot;&amp;ADDRESS(ROW([.E56]);5)))/COUNTA(INDIRECT(ADDRESS(MATCH([.A56];[.A$1:.A$109];0);5)&amp;&quot;:&quot;&amp;ADDRESS(ROW([.E56]);5)))*100" office:value-type="float" office:value="58.3333333333333">
            <text:p>58.33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3">
            <text:p>13</text:p>
          </table:table-cell>
          <table:table-cell office:value-type="float" office:value="83.467">
            <text:p>83.467</text:p>
          </table:table-cell>
          <table:table-cell table:formula="of:=IFERROR(VLOOKUP([.B57];[qrels.$C$824:.$E$1182];2;0);&quot;-&quot;)" office:value-type="float" office:value="1">
            <text:p>1</text:p>
          </table:table-cell>
          <table:table-cell table:formula="of:=SUM(INDIRECT(ADDRESS(MATCH([.A57];[.A$1:.A$109];0);5)&amp;&quot;:&quot;&amp;ADDRESS(ROW([.E57]);5)))/COUNTA(INDIRECT(ADDRESS(MATCH([.A57];[.A$1:.A$109];0);5)&amp;&quot;:&quot;&amp;ADDRESS(ROW([.E57]);5)))*100" office:value-type="float" office:value="61.5384615384615">
            <text:p>61.53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3089-0013</text:p>
          </table:table-cell>
          <table:table-cell office:value-type="float" office:value="14">
            <text:p>14</text:p>
          </table:table-cell>
          <table:table-cell office:value-type="float" office:value="83.116">
            <text:p>83.116</text:p>
          </table:table-cell>
          <table:table-cell table:formula="of:=IFERROR(VLOOKUP([.B58];[qrels.$C$824:.$E$1182];2;0);&quot;-&quot;)" office:value-type="float" office:value="1">
            <text:p>1</text:p>
          </table:table-cell>
          <table:table-cell table:formula="of:=SUM(INDIRECT(ADDRESS(MATCH([.A58];[.A$1:.A$109];0);5)&amp;&quot;:&quot;&amp;ADDRESS(ROW([.E58]);5)))/COUNTA(INDIRECT(ADDRESS(MATCH([.A58];[.A$1:.A$109];0);5)&amp;&quot;:&quot;&amp;ADDRESS(ROW([.E58]);5)))*100" office:value-type="float" office:value="64.2857142857143">
            <text:p>64.28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01890-0267</text:p>
          </table:table-cell>
          <table:table-cell office:value-type="float" office:value="15">
            <text:p>15</text:p>
          </table:table-cell>
          <table:table-cell office:value-type="float" office:value="82.355">
            <text:p>82.355</text:p>
          </table:table-cell>
          <table:table-cell table:formula="of:=IFERROR(VLOOKUP([.B59];[qrels.$C$824:.$E$1182];2;0);&quot;-&quot;)" office:value-type="float" office:value="0">
            <text:p>0</text:p>
          </table:table-cell>
          <table:table-cell table:formula="of:=SUM(INDIRECT(ADDRESS(MATCH([.A59];[.A$1:.A$109];0);5)&amp;&quot;:&quot;&amp;ADDRESS(ROW([.E59]);5)))/COUNTA(INDIRECT(ADDRESS(MATCH([.A59];[.A$1:.A$109];0);5)&amp;&quot;:&quot;&amp;ADDRESS(ROW([.E59]);5)))*100" office:value-type="float" office:value="60">
            <text:p>6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890-0074</text:p>
          </table:table-cell>
          <table:table-cell office:value-type="float" office:value="16">
            <text:p>16</text:p>
          </table:table-cell>
          <table:table-cell office:value-type="float" office:value="81.196">
            <text:p>81.196</text:p>
          </table:table-cell>
          <table:table-cell table:formula="of:=IFERROR(VLOOKUP([.B60];[qrels.$C$824:.$E$1182];2;0);&quot;-&quot;)" office:value-type="float" office:value="0">
            <text:p>0</text:p>
          </table:table-cell>
          <table:table-cell table:formula="of:=SUM(INDIRECT(ADDRESS(MATCH([.A60];[.A$1:.A$109];0);5)&amp;&quot;:&quot;&amp;ADDRESS(ROW([.E60]);5)))/COUNTA(INDIRECT(ADDRESS(MATCH([.A60];[.A$1:.A$109];0);5)&amp;&quot;:&quot;&amp;ADDRESS(ROW([.E60]);5)))*100" office:value-type="float" office:value="56.25">
            <text:p>56.25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7">
            <text:p>17</text:p>
          </table:table-cell>
          <table:table-cell office:value-type="float" office:value="79.589">
            <text:p>79.589</text:p>
          </table:table-cell>
          <table:table-cell table:formula="of:=IFERROR(VLOOKUP([.B61];[qrels.$C$824:.$E$1182];2;0);&quot;-&quot;)" office:value-type="float" office:value="1">
            <text:p>1</text:p>
          </table:table-cell>
          <table:table-cell table:formula="of:=SUM(INDIRECT(ADDRESS(MATCH([.A61];[.A$1:.A$109];0);5)&amp;&quot;:&quot;&amp;ADDRESS(ROW([.E61]);5)))/COUNTA(INDIRECT(ADDRESS(MATCH([.A61];[.A$1:.A$109];0);5)&amp;&quot;:&quot;&amp;ADDRESS(ROW([.E61]);5)))*100" office:value-type="float" office:value="58.8235294117647">
            <text:p>58.82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8">
            <text:p>18</text:p>
          </table:table-cell>
          <table:table-cell office:value-type="float" office:value="75.002">
            <text:p>75.002</text:p>
          </table:table-cell>
          <table:table-cell table:formula="of:=IFERROR(VLOOKUP([.B62];[qrels.$C$824:.$E$1182];2;0);&quot;-&quot;)" office:value-type="float" office:value="0">
            <text:p>0</text:p>
          </table:table-cell>
          <table:table-cell table:formula="of:=SUM(INDIRECT(ADDRESS(MATCH([.A62];[.A$1:.A$109];0);5)&amp;&quot;:&quot;&amp;ADDRESS(ROW([.E62]);5)))/COUNTA(INDIRECT(ADDRESS(MATCH([.A62];[.A$1:.A$109];0);5)&amp;&quot;:&quot;&amp;ADDRESS(ROW([.E62]);5)))*100" office:value-type="float" office:value="55.5555555555556">
            <text:p>55.55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19">
            <text:p>19</text:p>
          </table:table-cell>
          <table:table-cell office:value-type="float" office:value="72.286">
            <text:p>72.286</text:p>
          </table:table-cell>
          <table:table-cell table:formula="of:=IFERROR(VLOOKUP([.B63];[qrels.$C$824:.$E$1182];2;0);&quot;-&quot;)" office:value-type="float" office:value="0">
            <text:p>0</text:p>
          </table:table-cell>
          <table:table-cell table:formula="of:=SUM(INDIRECT(ADDRESS(MATCH([.A63];[.A$1:.A$109];0);5)&amp;&quot;:&quot;&amp;ADDRESS(ROW([.E63]);5)))/COUNTA(INDIRECT(ADDRESS(MATCH([.A63];[.A$1:.A$109];0);5)&amp;&quot;:&quot;&amp;ADDRESS(ROW([.E63]);5)))*100" office:value-type="float" office:value="52.6315789473684">
            <text:p>52.63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1189-0069</text:p>
          </table:table-cell>
          <table:table-cell office:value-type="float" office:value="20">
            <text:p>20</text:p>
          </table:table-cell>
          <table:table-cell office:value-type="float" office:value="71.946">
            <text:p>71.946</text:p>
          </table:table-cell>
          <table:table-cell table:formula="of:=IFERROR(VLOOKUP([.B64];[qrels.$C$824:.$E$1182];2;0);&quot;-&quot;)" office:value-type="float" office:value="0">
            <text:p>0</text:p>
          </table:table-cell>
          <table:table-cell table:formula="of:=SUM(INDIRECT(ADDRESS(MATCH([.A64];[.A$1:.A$109];0);5)&amp;&quot;:&quot;&amp;ADDRESS(ROW([.E64]);5)))/COUNTA(INDIRECT(ADDRESS(MATCH([.A64];[.A$1:.A$109];0);5)&amp;&quot;:&quot;&amp;ADDRESS(ROW([.E64]);5)))*100" office:value-type="float" office:value="50">
            <text:p>5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3">
            <text:p>133</text:p>
          </table:table-cell>
          <table:table-cell office:value-type="string">
            <text:p>ms</text:p>
          </table:table-cell>
          <table:table-cell table:formula="of:=SUM([.E45:.E54])/10" office:value-type="float" office:value="0.6">
            <text:p>0.6</text:p>
          </table:table-cell>
          <table:table-cell table:formula="of:=SUMIF([.E45:.E64];1;[.F45:.F64])/VLOOKUP([.A64];[$NumRel.$A$2:.$B$6];2;0)" office:value-type="float" office:value="57.0241824540467">
            <text:p>57.0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1490-0089</text:p>
          </table:table-cell>
          <table:table-cell office:value-type="float" office:value="1">
            <text:p>1</text:p>
          </table:table-cell>
          <table:table-cell office:value-type="float" office:value="112.158">
            <text:p>112.158</text:p>
          </table:table-cell>
          <table:table-cell table:formula="of:=IFERROR(VLOOKUP([.B67];[qrels.$C$1183:.$E$1678];2;0);&quot;-&quot;)" office:value-type="float" office:value="0">
            <text:p>0</text:p>
          </table:table-cell>
          <table:table-cell table:formula="of:=SUM(INDIRECT(ADDRESS(MATCH([.A67];[.A$1:.A$109];0);5)&amp;&quot;:&quot;&amp;ADDRESS(ROW([.E67]);5)))/COUNTA(INDIRECT(ADDRESS(MATCH([.A67];[.A$1:.A$109];0);5)&amp;&quot;:&quot;&amp;ADDRESS(ROW([.E67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2">
            <text:p>2</text:p>
          </table:table-cell>
          <table:table-cell office:value-type="float" office:value="110.305">
            <text:p>110.305</text:p>
          </table:table-cell>
          <table:table-cell table:formula="of:=IFERROR(VLOOKUP([.B68];[qrels.$C$1183:.$E$1678];2;0);&quot;-&quot;)" office:value-type="float" office:value="0">
            <text:p>0</text:p>
          </table:table-cell>
          <table:table-cell table:formula="of:=SUM(INDIRECT(ADDRESS(MATCH([.A68];[.A$1:.A$109];0);5)&amp;&quot;:&quot;&amp;ADDRESS(ROW([.E68]);5)))/COUNTA(INDIRECT(ADDRESS(MATCH([.A68];[.A$1:.A$109];0);5)&amp;&quot;:&quot;&amp;ADDRESS(ROW([.E68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3">
            <text:p>3</text:p>
          </table:table-cell>
          <table:table-cell office:value-type="float" office:value="82.709">
            <text:p>82.709</text:p>
          </table:table-cell>
          <table:table-cell table:formula="of:=IFERROR(VLOOKUP([.B69];[qrels.$C$1183:.$E$1678];2;0);&quot;-&quot;)" office:value-type="float" office:value="1">
            <text:p>1</text:p>
          </table:table-cell>
          <table:table-cell table:formula="of:=SUM(INDIRECT(ADDRESS(MATCH([.A69];[.A$1:.A$109];0);5)&amp;&quot;:&quot;&amp;ADDRESS(ROW([.E69]);5)))/COUNTA(INDIRECT(ADDRESS(MATCH([.A69];[.A$1:.A$109];0);5)&amp;&quot;:&quot;&amp;ADDRESS(ROW([.E69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4">
            <text:p>4</text:p>
          </table:table-cell>
          <table:table-cell office:value-type="float" office:value="72.33">
            <text:p>72.33</text:p>
          </table:table-cell>
          <table:table-cell table:formula="of:=IFERROR(VLOOKUP([.B70];[qrels.$C$1183:.$E$1678];2;0);&quot;-&quot;)" office:value-type="float" office:value="1">
            <text:p>1</text:p>
          </table:table-cell>
          <table:table-cell table:formula="of:=SUM(INDIRECT(ADDRESS(MATCH([.A70];[.A$1:.A$109];0);5)&amp;&quot;:&quot;&amp;ADDRESS(ROW([.E70]);5)))/COUNTA(INDIRECT(ADDRESS(MATCH([.A70];[.A$1:.A$109];0);5)&amp;&quot;:&quot;&amp;ADDRESS(ROW([.E70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5">
            <text:p>5</text:p>
          </table:table-cell>
          <table:table-cell office:value-type="float" office:value="70.755">
            <text:p>70.755</text:p>
          </table:table-cell>
          <table:table-cell table:formula="of:=IFERROR(VLOOKUP([.B71];[qrels.$C$1183:.$E$1678];2;0);&quot;-&quot;)" office:value-type="float" office:value="0">
            <text:p>0</text:p>
          </table:table-cell>
          <table:table-cell table:formula="of:=SUM(INDIRECT(ADDRESS(MATCH([.A71];[.A$1:.A$109];0);5)&amp;&quot;:&quot;&amp;ADDRESS(ROW([.E71]);5)))/COUNTA(INDIRECT(ADDRESS(MATCH([.A71];[.A$1:.A$109];0);5)&amp;&quot;:&quot;&amp;ADDRESS(ROW([.E71]);5)))*100" office:value-type="float" office:value="40">
            <text:p>4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1590-0098</text:p>
          </table:table-cell>
          <table:table-cell office:value-type="float" office:value="6">
            <text:p>6</text:p>
          </table:table-cell>
          <table:table-cell office:value-type="float" office:value="46.876">
            <text:p>46.876</text:p>
          </table:table-cell>
          <table:table-cell table:formula="of:=IFERROR(VLOOKUP([.B72];[qrels.$C$1183:.$E$1678];2;0);&quot;-&quot;)" office:value-type="float" office:value="1">
            <text:p>1</text:p>
          </table:table-cell>
          <table:table-cell table:formula="of:=SUM(INDIRECT(ADDRESS(MATCH([.A72];[.A$1:.A$109];0);5)&amp;&quot;:&quot;&amp;ADDRESS(ROW([.E72]);5)))/COUNTA(INDIRECT(ADDRESS(MATCH([.A72];[.A$1:.A$109];0);5)&amp;&quot;:&quot;&amp;ADDRESS(ROW([.E72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690-0067</text:p>
          </table:table-cell>
          <table:table-cell office:value-type="float" office:value="7">
            <text:p>7</text:p>
          </table:table-cell>
          <table:table-cell office:value-type="float" office:value="40.65">
            <text:p>40.65</text:p>
          </table:table-cell>
          <table:table-cell table:formula="of:=IFERROR(VLOOKUP([.B73];[qrels.$C$1183:.$E$1678];2;0);&quot;-&quot;)" office:value-type="float" office:value="1">
            <text:p>1</text:p>
          </table:table-cell>
          <table:table-cell table:formula="of:=SUM(INDIRECT(ADDRESS(MATCH([.A73];[.A$1:.A$109];0);5)&amp;&quot;:&quot;&amp;ADDRESS(ROW([.E73]);5)))/COUNTA(INDIRECT(ADDRESS(MATCH([.A73];[.A$1:.A$109];0);5)&amp;&quot;:&quot;&amp;ADDRESS(ROW([.E73]);5)))*100" office:value-type="float" office:value="57.1428571428571">
            <text:p>57.14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2489-0134</text:p>
          </table:table-cell>
          <table:table-cell office:value-type="float" office:value="8">
            <text:p>8</text:p>
          </table:table-cell>
          <table:table-cell office:value-type="float" office:value="40.582">
            <text:p>40.582</text:p>
          </table:table-cell>
          <table:table-cell table:formula="of:=IFERROR(VLOOKUP([.B74];[qrels.$C$1183:.$E$1678];2;0);&quot;-&quot;)" office:value-type="float" office:value="0">
            <text:p>0</text:p>
          </table:table-cell>
          <table:table-cell table:formula="of:=SUM(INDIRECT(ADDRESS(MATCH([.A74];[.A$1:.A$109];0);5)&amp;&quot;:&quot;&amp;ADDRESS(ROW([.E74]);5)))/COUNTA(INDIRECT(ADDRESS(MATCH([.A74];[.A$1:.A$109];0);5)&amp;&quot;:&quot;&amp;ADDRESS(ROW([.E74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289-0098</text:p>
          </table:table-cell>
          <table:table-cell office:value-type="float" office:value="9">
            <text:p>9</text:p>
          </table:table-cell>
          <table:table-cell office:value-type="float" office:value="40.318">
            <text:p>40.318</text:p>
          </table:table-cell>
          <table:table-cell table:formula="of:=IFERROR(VLOOKUP([.B75];[qrels.$C$1183:.$E$1678];2;0);&quot;-&quot;)" office:value-type="float" office:value="0">
            <text:p>0</text:p>
          </table:table-cell>
          <table:table-cell table:formula="of:=SUM(INDIRECT(ADDRESS(MATCH([.A75];[.A$1:.A$109];0);5)&amp;&quot;:&quot;&amp;ADDRESS(ROW([.E75]);5)))/COUNTA(INDIRECT(ADDRESS(MATCH([.A75];[.A$1:.A$109];0);5)&amp;&quot;:&quot;&amp;ADDRESS(ROW([.E75]);5)))*100" office:value-type="float" office:value="44.4444444444444">
            <text:p>44.44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690-0039</text:p>
          </table:table-cell>
          <table:table-cell office:value-type="float" office:value="10">
            <text:p>10</text:p>
          </table:table-cell>
          <table:table-cell office:value-type="float" office:value="38.857">
            <text:p>38.857</text:p>
          </table:table-cell>
          <table:table-cell table:formula="of:=IFERROR(VLOOKUP([.B76];[qrels.$C$1183:.$E$1678];2;0);&quot;-&quot;)" office:value-type="float" office:value="0">
            <text:p>0</text:p>
          </table:table-cell>
          <table:table-cell table:formula="of:=SUM(INDIRECT(ADDRESS(MATCH([.A76];[.A$1:.A$109];0);5)&amp;&quot;:&quot;&amp;ADDRESS(ROW([.E76]);5)))/COUNTA(INDIRECT(ADDRESS(MATCH([.A76];[.A$1:.A$109];0);5)&amp;&quot;:&quot;&amp;ADDRESS(ROW([.E76]);5)))*100" office:value-type="float" office:value="40">
            <text:p>4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189-0071</text:p>
          </table:table-cell>
          <table:table-cell office:value-type="float" office:value="11">
            <text:p>11</text:p>
          </table:table-cell>
          <table:table-cell office:value-type="float" office:value="38.58">
            <text:p>38.58</text:p>
          </table:table-cell>
          <table:table-cell table:formula="of:=IFERROR(VLOOKUP([.B77];[qrels.$C$1183:.$E$1678];2;0);&quot;-&quot;)" office:value-type="float" office:value="0">
            <text:p>0</text:p>
          </table:table-cell>
          <table:table-cell table:formula="of:=SUM(INDIRECT(ADDRESS(MATCH([.A77];[.A$1:.A$109];0);5)&amp;&quot;:&quot;&amp;ADDRESS(ROW([.E77]);5)))/COUNTA(INDIRECT(ADDRESS(MATCH([.A77];[.A$1:.A$109];0);5)&amp;&quot;:&quot;&amp;ADDRESS(ROW([.E77]);5)))*100" office:value-type="float" office:value="36.3636363636364">
            <text:p>36.36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990-0061</text:p>
          </table:table-cell>
          <table:table-cell office:value-type="float" office:value="12">
            <text:p>12</text:p>
          </table:table-cell>
          <table:table-cell office:value-type="float" office:value="38.569">
            <text:p>38.569</text:p>
          </table:table-cell>
          <table:table-cell table:formula="of:=IFERROR(VLOOKUP([.B78];[qrels.$C$1183:.$E$1678];2;0);&quot;-&quot;)" office:value-type="float" office:value="1">
            <text:p>1</text:p>
          </table:table-cell>
          <table:table-cell table:formula="of:=SUM(INDIRECT(ADDRESS(MATCH([.A78];[.A$1:.A$109];0);5)&amp;&quot;:&quot;&amp;ADDRESS(ROW([.E78]);5)))/COUNTA(INDIRECT(ADDRESS(MATCH([.A78];[.A$1:.A$109];0);5)&amp;&quot;:&quot;&amp;ADDRESS(ROW([.E78]);5)))*100" office:value-type="float" office:value="41.6666666666667">
            <text:p>41.66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889-0077</text:p>
          </table:table-cell>
          <table:table-cell office:value-type="float" office:value="13">
            <text:p>13</text:p>
          </table:table-cell>
          <table:table-cell office:value-type="float" office:value="37.631">
            <text:p>37.631</text:p>
          </table:table-cell>
          <table:table-cell table:formula="of:=IFERROR(VLOOKUP([.B79];[qrels.$C$1183:.$E$1678];2;0);&quot;-&quot;)" office:value-type="float" office:value="0">
            <text:p>0</text:p>
          </table:table-cell>
          <table:table-cell table:formula="of:=SUM(INDIRECT(ADDRESS(MATCH([.A79];[.A$1:.A$109];0);5)&amp;&quot;:&quot;&amp;ADDRESS(ROW([.E79]);5)))/COUNTA(INDIRECT(ADDRESS(MATCH([.A79];[.A$1:.A$109];0);5)&amp;&quot;:&quot;&amp;ADDRESS(ROW([.E79]);5)))*100" office:value-type="float" office:value="38.4615384615385">
            <text:p>38.46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0590-0076</text:p>
          </table:table-cell>
          <table:table-cell office:value-type="float" office:value="14">
            <text:p>14</text:p>
          </table:table-cell>
          <table:table-cell office:value-type="float" office:value="37.221">
            <text:p>37.221</text:p>
          </table:table-cell>
          <table:table-cell table:formula="of:=IFERROR(VLOOKUP([.B80];[qrels.$C$1183:.$E$1678];2;0);&quot;-&quot;)" office:value-type="float" office:value="0">
            <text:p>0</text:p>
          </table:table-cell>
          <table:table-cell table:formula="of:=SUM(INDIRECT(ADDRESS(MATCH([.A80];[.A$1:.A$109];0);5)&amp;&quot;:&quot;&amp;ADDRESS(ROW([.E80]);5)))/COUNTA(INDIRECT(ADDRESS(MATCH([.A80];[.A$1:.A$109];0);5)&amp;&quot;:&quot;&amp;ADDRESS(ROW([.E80]);5)))*100" office:value-type="float" office:value="35.7142857142857">
            <text:p>35.71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2489-0132</text:p>
          </table:table-cell>
          <table:table-cell office:value-type="float" office:value="15">
            <text:p>15</text:p>
          </table:table-cell>
          <table:table-cell office:value-type="float" office:value="35.371">
            <text:p>35.371</text:p>
          </table:table-cell>
          <table:table-cell table:formula="of:=IFERROR(VLOOKUP([.B81];[qrels.$C$1183:.$E$1678];2;0);&quot;-&quot;)" office:value-type="float" office:value="0">
            <text:p>0</text:p>
          </table:table-cell>
          <table:table-cell table:formula="of:=SUM(INDIRECT(ADDRESS(MATCH([.A81];[.A$1:.A$109];0);5)&amp;&quot;:&quot;&amp;ADDRESS(ROW([.E81]);5)))/COUNTA(INDIRECT(ADDRESS(MATCH([.A81];[.A$1:.A$109];0);5)&amp;&quot;:&quot;&amp;ADDRESS(ROW([.E81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1689-0021</text:p>
          </table:table-cell>
          <table:table-cell office:value-type="float" office:value="16">
            <text:p>16</text:p>
          </table:table-cell>
          <table:table-cell office:value-type="float" office:value="35.275">
            <text:p>35.275</text:p>
          </table:table-cell>
          <table:table-cell table:formula="of:=IFERROR(VLOOKUP([.B82];[qrels.$C$1183:.$E$1678];2;0);&quot;-&quot;)" office:value-type="float" office:value="0">
            <text:p>0</text:p>
          </table:table-cell>
          <table:table-cell table:formula="of:=SUM(INDIRECT(ADDRESS(MATCH([.A82];[.A$1:.A$109];0);5)&amp;&quot;:&quot;&amp;ADDRESS(ROW([.E82]);5)))/COUNTA(INDIRECT(ADDRESS(MATCH([.A82];[.A$1:.A$109];0);5)&amp;&quot;:&quot;&amp;ADDRESS(ROW([.E82]);5)))*100" office:value-type="float" office:value="31.25">
            <text:p>31.25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189-0127</text:p>
          </table:table-cell>
          <table:table-cell office:value-type="float" office:value="17">
            <text:p>17</text:p>
          </table:table-cell>
          <table:table-cell office:value-type="float" office:value="34.85">
            <text:p>34.85</text:p>
          </table:table-cell>
          <table:table-cell table:formula="of:=IFERROR(VLOOKUP([.B83];[qrels.$C$1183:.$E$1678];2;0);&quot;-&quot;)" office:value-type="float" office:value="0">
            <text:p>0</text:p>
          </table:table-cell>
          <table:table-cell table:formula="of:=SUM(INDIRECT(ADDRESS(MATCH([.A83];[.A$1:.A$109];0);5)&amp;&quot;:&quot;&amp;ADDRESS(ROW([.E83]);5)))/COUNTA(INDIRECT(ADDRESS(MATCH([.A83];[.A$1:.A$109];0);5)&amp;&quot;:&quot;&amp;ADDRESS(ROW([.E83]);5)))*100" office:value-type="float" office:value="29.4117647058824">
            <text:p>29.41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290-0034</text:p>
          </table:table-cell>
          <table:table-cell office:value-type="float" office:value="18">
            <text:p>18</text:p>
          </table:table-cell>
          <table:table-cell office:value-type="float" office:value="34.013">
            <text:p>34.013</text:p>
          </table:table-cell>
          <table:table-cell table:formula="of:=IFERROR(VLOOKUP([.B84];[qrels.$C$1183:.$E$1678];2;0);&quot;-&quot;)" office:value-type="float" office:value="0">
            <text:p>0</text:p>
          </table:table-cell>
          <table:table-cell table:formula="of:=SUM(INDIRECT(ADDRESS(MATCH([.A84];[.A$1:.A$109];0);5)&amp;&quot;:&quot;&amp;ADDRESS(ROW([.E84]);5)))/COUNTA(INDIRECT(ADDRESS(MATCH([.A84];[.A$1:.A$109];0);5)&amp;&quot;:&quot;&amp;ADDRESS(ROW([.E84]);5)))*100" office:value-type="float" office:value="27.7777777777778">
            <text:p>27.77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989-0137</text:p>
          </table:table-cell>
          <table:table-cell office:value-type="float" office:value="19">
            <text:p>19</text:p>
          </table:table-cell>
          <table:table-cell office:value-type="float" office:value="33.781">
            <text:p>33.781</text:p>
          </table:table-cell>
          <table:table-cell table:formula="of:=IFERROR(VLOOKUP([.B85];[qrels.$C$1183:.$E$1678];2;0);&quot;-&quot;)" office:value-type="float" office:value="0">
            <text:p>0</text:p>
          </table:table-cell>
          <table:table-cell table:formula="of:=SUM(INDIRECT(ADDRESS(MATCH([.A85];[.A$1:.A$109];0);5)&amp;&quot;:&quot;&amp;ADDRESS(ROW([.E85]);5)))/COUNTA(INDIRECT(ADDRESS(MATCH([.A85];[.A$1:.A$109];0);5)&amp;&quot;:&quot;&amp;ADDRESS(ROW([.E85]);5)))*100" office:value-type="float" office:value="26.3157894736842">
            <text:p>26.31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489-0037</text:p>
          </table:table-cell>
          <table:table-cell office:value-type="float" office:value="20">
            <text:p>20</text:p>
          </table:table-cell>
          <table:table-cell office:value-type="float" office:value="33.321">
            <text:p>33.321</text:p>
          </table:table-cell>
          <table:table-cell table:formula="of:=IFERROR(VLOOKUP([.B86];[qrels.$C$1183:.$E$1678];2;0);&quot;-&quot;)" office:value-type="float" office:value="1">
            <text:p>1</text:p>
          </table:table-cell>
          <table:table-cell table:formula="of:=SUM(INDIRECT(ADDRESS(MATCH([.A86];[.A$1:.A$109];0);5)&amp;&quot;:&quot;&amp;ADDRESS(ROW([.E86]);5)))/COUNTA(INDIRECT(ADDRESS(MATCH([.A86];[.A$1:.A$109];0);5)&amp;&quot;:&quot;&amp;ADDRESS(ROW([.E86]);5)))*100" office:value-type="float" office:value="30">
            <text:p>3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24">
            <text:p>124</text:p>
          </table:table-cell>
          <table:table-cell office:value-type="string">
            <text:p>ms</text:p>
          </table:table-cell>
          <table:table-cell table:formula="of:=SUM([.E67:.E76])/10" office:value-type="float" office:value="0.4">
            <text:p>0.4</text:p>
          </table:table-cell>
          <table:table-cell table:formula="of:=SUMIF([.E67:.E86];1;[.F67:.F86])/VLOOKUP([.A86];[$NumRel.$A$2:.$B$6];2;0)" office:value-type="float" office:value="14.5634920634921">
            <text:p>14.56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1">
            <text:p>1</text:p>
          </table:table-cell>
          <table:table-cell office:value-type="float" office:value="145.444">
            <text:p>145.444</text:p>
          </table:table-cell>
          <table:table-cell table:formula="of:=IFERROR(VLOOKUP([.B89];[qrels.$C$1679:.$E$2101];2;0);&quot;-&quot;)" office:value-type="float" office:value="0">
            <text:p>0</text:p>
          </table:table-cell>
          <table:table-cell table:formula="of:=SUM(INDIRECT(ADDRESS(MATCH([.A89];[.A$1:.A$109];0);5)&amp;&quot;:&quot;&amp;ADDRESS(ROW([.E89]);5)))/COUNTA(INDIRECT(ADDRESS(MATCH([.A89];[.A$1:.A$109];0);5)&amp;&quot;:&quot;&amp;ADDRESS(ROW([.E89]);5)))*100" office:value-type="float" office:value="0">
            <text:p>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2">
            <text:p>2</text:p>
          </table:table-cell>
          <table:table-cell office:value-type="float" office:value="144.504">
            <text:p>144.504</text:p>
          </table:table-cell>
          <table:table-cell table:formula="of:=IFERROR(VLOOKUP([.B90];[qrels.$C$1679:.$E$2101];2;0);&quot;-&quot;)" office:value-type="float" office:value="1">
            <text:p>1</text:p>
          </table:table-cell>
          <table:table-cell table:formula="of:=SUM(INDIRECT(ADDRESS(MATCH([.A90];[.A$1:.A$109];0);5)&amp;&quot;:&quot;&amp;ADDRESS(ROW([.E90]);5)))/COUNTA(INDIRECT(ADDRESS(MATCH([.A90];[.A$1:.A$109];0);5)&amp;&quot;:&quot;&amp;ADDRESS(ROW([.E90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3">
            <text:p>3</text:p>
          </table:table-cell>
          <table:table-cell office:value-type="float" office:value="139.666">
            <text:p>139.666</text:p>
          </table:table-cell>
          <table:table-cell table:formula="of:=IFERROR(VLOOKUP([.B91];[qrels.$C$1679:.$E$2101];2;0);&quot;-&quot;)" office:value-type="float" office:value="1">
            <text:p>1</text:p>
          </table:table-cell>
          <table:table-cell table:formula="of:=SUM(INDIRECT(ADDRESS(MATCH([.A91];[.A$1:.A$109];0);5)&amp;&quot;:&quot;&amp;ADDRESS(ROW([.E91]);5)))/COUNTA(INDIRECT(ADDRESS(MATCH([.A91];[.A$1:.A$109];0);5)&amp;&quot;:&quot;&amp;ADDRESS(ROW([.E91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4">
            <text:p>4</text:p>
          </table:table-cell>
          <table:table-cell office:value-type="float" office:value="127.142">
            <text:p>127.142</text:p>
          </table:table-cell>
          <table:table-cell table:formula="of:=IFERROR(VLOOKUP([.B92];[qrels.$C$1679:.$E$2101];2;0);&quot;-&quot;)" office:value-type="float" office:value="0">
            <text:p>0</text:p>
          </table:table-cell>
          <table:table-cell table:formula="of:=SUM(INDIRECT(ADDRESS(MATCH([.A92];[.A$1:.A$109];0);5)&amp;&quot;:&quot;&amp;ADDRESS(ROW([.E92]);5)))/COUNTA(INDIRECT(ADDRESS(MATCH([.A92];[.A$1:.A$109];0);5)&amp;&quot;:&quot;&amp;ADDRESS(ROW([.E92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5">
            <text:p>5</text:p>
          </table:table-cell>
          <table:table-cell office:value-type="float" office:value="115.061">
            <text:p>115.061</text:p>
          </table:table-cell>
          <table:table-cell table:formula="of:=IFERROR(VLOOKUP([.B93];[qrels.$C$1679:.$E$2101];2;0);&quot;-&quot;)" office:value-type="float" office:value="0">
            <text:p>0</text:p>
          </table:table-cell>
          <table:table-cell table:formula="of:=SUM(INDIRECT(ADDRESS(MATCH([.A93];[.A$1:.A$109];0);5)&amp;&quot;:&quot;&amp;ADDRESS(ROW([.E93]);5)))/COUNTA(INDIRECT(ADDRESS(MATCH([.A93];[.A$1:.A$109];0);5)&amp;&quot;:&quot;&amp;ADDRESS(ROW([.E93]);5)))*100" office:value-type="float" office:value="40">
            <text:p>4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6">
            <text:p>6</text:p>
          </table:table-cell>
          <table:table-cell office:value-type="float" office:value="106.226">
            <text:p>106.226</text:p>
          </table:table-cell>
          <table:table-cell table:formula="of:=IFERROR(VLOOKUP([.B94];[qrels.$C$1679:.$E$2101];2;0);&quot;-&quot;)" office:value-type="float" office:value="1">
            <text:p>1</text:p>
          </table:table-cell>
          <table:table-cell table:formula="of:=SUM(INDIRECT(ADDRESS(MATCH([.A94];[.A$1:.A$109];0);5)&amp;&quot;:&quot;&amp;ADDRESS(ROW([.E94]);5)))/COUNTA(INDIRECT(ADDRESS(MATCH([.A94];[.A$1:.A$109];0);5)&amp;&quot;:&quot;&amp;ADDRESS(ROW([.E94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0890-0054</text:p>
          </table:table-cell>
          <table:table-cell office:value-type="float" office:value="7">
            <text:p>7</text:p>
          </table:table-cell>
          <table:table-cell office:value-type="float" office:value="94.654">
            <text:p>94.654</text:p>
          </table:table-cell>
          <table:table-cell table:formula="of:=IFERROR(VLOOKUP([.B95];[qrels.$C$1679:.$E$2101];2;0);&quot;-&quot;)" office:value-type="float" office:value="0">
            <text:p>0</text:p>
          </table:table-cell>
          <table:table-cell table:formula="of:=SUM(INDIRECT(ADDRESS(MATCH([.A95];[.A$1:.A$109];0);5)&amp;&quot;:&quot;&amp;ADDRESS(ROW([.E95]);5)))/COUNTA(INDIRECT(ADDRESS(MATCH([.A95];[.A$1:.A$109];0);5)&amp;&quot;:&quot;&amp;ADDRESS(ROW([.E95]);5)))*100" office:value-type="float" office:value="42.8571428571429">
            <text:p>42.85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0590-0005</text:p>
          </table:table-cell>
          <table:table-cell office:value-type="float" office:value="8">
            <text:p>8</text:p>
          </table:table-cell>
          <table:table-cell office:value-type="float" office:value="85.548">
            <text:p>85.548</text:p>
          </table:table-cell>
          <table:table-cell table:formula="of:=IFERROR(VLOOKUP([.B96];[qrels.$C$1679:.$E$2101];2;0);&quot;-&quot;)" office:value-type="string" office:string-value="-">
            <text:p>-</text:p>
          </table:table-cell>
          <table:table-cell table:formula="of:=SUM(INDIRECT(ADDRESS(MATCH([.A96];[.A$1:.A$109];0);5)&amp;&quot;:&quot;&amp;ADDRESS(ROW([.E96]);5)))/COUNTA(INDIRECT(ADDRESS(MATCH([.A96];[.A$1:.A$109];0);5)&amp;&quot;:&quot;&amp;ADDRESS(ROW([.E96]);5)))*100" office:value-type="float" office:value="37.5">
            <text:p>37.5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71790-0136</text:p>
          </table:table-cell>
          <table:table-cell office:value-type="float" office:value="9">
            <text:p>9</text:p>
          </table:table-cell>
          <table:table-cell office:value-type="float" office:value="84.172">
            <text:p>84.172</text:p>
          </table:table-cell>
          <table:table-cell table:formula="of:=IFERROR(VLOOKUP([.B97];[qrels.$C$1679:.$E$2101];2;0);&quot;-&quot;)" office:value-type="float" office:value="0">
            <text:p>0</text:p>
          </table:table-cell>
          <table:table-cell table:formula="of:=SUM(INDIRECT(ADDRESS(MATCH([.A97];[.A$1:.A$109];0);5)&amp;&quot;:&quot;&amp;ADDRESS(ROW([.E97]);5)))/COUNTA(INDIRECT(ADDRESS(MATCH([.A97];[.A$1:.A$109];0);5)&amp;&quot;:&quot;&amp;ADDRESS(ROW([.E97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2289-0071</text:p>
          </table:table-cell>
          <table:table-cell office:value-type="float" office:value="10">
            <text:p>10</text:p>
          </table:table-cell>
          <table:table-cell office:value-type="float" office:value="81.553">
            <text:p>81.553</text:p>
          </table:table-cell>
          <table:table-cell table:formula="of:=IFERROR(VLOOKUP([.B98];[qrels.$C$1679:.$E$2101];2;0);&quot;-&quot;)" office:value-type="string" office:string-value="-">
            <text:p>-</text:p>
          </table:table-cell>
          <table:table-cell table:formula="of:=SUM(INDIRECT(ADDRESS(MATCH([.A98];[.A$1:.A$109];0);5)&amp;&quot;:&quot;&amp;ADDRESS(ROW([.E98]);5)))/COUNTA(INDIRECT(ADDRESS(MATCH([.A98];[.A$1:.A$109];0);5)&amp;&quot;:&quot;&amp;ADDRESS(ROW([.E98]);5)))*100" office:value-type="float" office:value="30">
            <text:p>3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090-0009</text:p>
          </table:table-cell>
          <table:table-cell office:value-type="float" office:value="11">
            <text:p>11</text:p>
          </table:table-cell>
          <table:table-cell office:value-type="float" office:value="81.14">
            <text:p>81.14</text:p>
          </table:table-cell>
          <table:table-cell table:formula="of:=IFERROR(VLOOKUP([.B99];[qrels.$C$1679:.$E$2101];2;0);&quot;-&quot;)" office:value-type="string" office:string-value="-">
            <text:p>-</text:p>
          </table:table-cell>
          <table:table-cell table:formula="of:=SUM(INDIRECT(ADDRESS(MATCH([.A99];[.A$1:.A$109];0);5)&amp;&quot;:&quot;&amp;ADDRESS(ROW([.E99]);5)))/COUNTA(INDIRECT(ADDRESS(MATCH([.A99];[.A$1:.A$109];0);5)&amp;&quot;:&quot;&amp;ADDRESS(ROW([.E99]);5)))*100" office:value-type="float" office:value="27.2727272727273">
            <text:p>27.27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790-0015</text:p>
          </table:table-cell>
          <table:table-cell office:value-type="float" office:value="12">
            <text:p>12</text:p>
          </table:table-cell>
          <table:table-cell office:value-type="float" office:value="81.094">
            <text:p>81.094</text:p>
          </table:table-cell>
          <table:table-cell table:formula="of:=IFERROR(VLOOKUP([.B100];[qrels.$C$1679:.$E$2101];2;0);&quot;-&quot;)" office:value-type="float" office:value="0">
            <text:p>0</text:p>
          </table:table-cell>
          <table:table-cell table:formula="of:=SUM(INDIRECT(ADDRESS(MATCH([.A100];[.A$1:.A$109];0);5)&amp;&quot;:&quot;&amp;ADDRESS(ROW([.E100]);5)))/COUNTA(INDIRECT(ADDRESS(MATCH([.A100];[.A$1:.A$109];0);5)&amp;&quot;:&quot;&amp;ADDRESS(ROW([.E100]);5)))*100" office:value-type="float" office:value="25">
            <text:p>25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989-0021</text:p>
          </table:table-cell>
          <table:table-cell office:value-type="float" office:value="13">
            <text:p>13</text:p>
          </table:table-cell>
          <table:table-cell office:value-type="float" office:value="81.076">
            <text:p>81.076</text:p>
          </table:table-cell>
          <table:table-cell table:formula="of:=IFERROR(VLOOKUP([.B101];[qrels.$C$1679:.$E$2101];2;0);&quot;-&quot;)" office:value-type="string" office:string-value="-">
            <text:p>-</text:p>
          </table:table-cell>
          <table:table-cell table:formula="of:=SUM(INDIRECT(ADDRESS(MATCH([.A101];[.A$1:.A$109];0);5)&amp;&quot;:&quot;&amp;ADDRESS(ROW([.E101]);5)))/COUNTA(INDIRECT(ADDRESS(MATCH([.A101];[.A$1:.A$109];0);5)&amp;&quot;:&quot;&amp;ADDRESS(ROW([.E101]);5)))*100" office:value-type="float" office:value="23.0769230769231">
            <text:p>23.07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1889-0010</text:p>
          </table:table-cell>
          <table:table-cell office:value-type="float" office:value="14">
            <text:p>14</text:p>
          </table:table-cell>
          <table:table-cell office:value-type="float" office:value="78.531">
            <text:p>78.531</text:p>
          </table:table-cell>
          <table:table-cell table:formula="of:=IFERROR(VLOOKUP([.B102];[qrels.$C$1679:.$E$2101];2;0);&quot;-&quot;)" office:value-type="string" office:string-value="-">
            <text:p>-</text:p>
          </table:table-cell>
          <table:table-cell table:formula="of:=SUM(INDIRECT(ADDRESS(MATCH([.A102];[.A$1:.A$109];0);5)&amp;&quot;:&quot;&amp;ADDRESS(ROW([.E102]);5)))/COUNTA(INDIRECT(ADDRESS(MATCH([.A102];[.A$1:.A$109];0);5)&amp;&quot;:&quot;&amp;ADDRESS(ROW([.E102]);5)))*100" office:value-type="float" office:value="21.4285714285714">
            <text:p>21.42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1290-0045</text:p>
          </table:table-cell>
          <table:table-cell office:value-type="float" office:value="15">
            <text:p>15</text:p>
          </table:table-cell>
          <table:table-cell office:value-type="float" office:value="77.89">
            <text:p>77.89</text:p>
          </table:table-cell>
          <table:table-cell table:formula="of:=IFERROR(VLOOKUP([.B103];[qrels.$C$1679:.$E$2101];2;0);&quot;-&quot;)" office:value-type="float" office:value="0">
            <text:p>0</text:p>
          </table:table-cell>
          <table:table-cell table:formula="of:=SUM(INDIRECT(ADDRESS(MATCH([.A103];[.A$1:.A$109];0);5)&amp;&quot;:&quot;&amp;ADDRESS(ROW([.E103]);5)))/COUNTA(INDIRECT(ADDRESS(MATCH([.A103];[.A$1:.A$109];0);5)&amp;&quot;:&quot;&amp;ADDRESS(ROW([.E103]);5)))*100" office:value-type="float" office:value="20">
            <text:p>2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189-0042</text:p>
          </table:table-cell>
          <table:table-cell office:value-type="float" office:value="16">
            <text:p>16</text:p>
          </table:table-cell>
          <table:table-cell office:value-type="float" office:value="77.33">
            <text:p>77.33</text:p>
          </table:table-cell>
          <table:table-cell table:formula="of:=IFERROR(VLOOKUP([.B104];[qrels.$C$1679:.$E$2101];2;0);&quot;-&quot;)" office:value-type="float" office:value="0">
            <text:p>0</text:p>
          </table:table-cell>
          <table:table-cell table:formula="of:=SUM(INDIRECT(ADDRESS(MATCH([.A104];[.A$1:.A$109];0);5)&amp;&quot;:&quot;&amp;ADDRESS(ROW([.E104]);5)))/COUNTA(INDIRECT(ADDRESS(MATCH([.A104];[.A$1:.A$109];0);5)&amp;&quot;:&quot;&amp;ADDRESS(ROW([.E104]);5)))*100" office:value-type="float" office:value="18.75">
            <text:p>18.75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890-0073</text:p>
          </table:table-cell>
          <table:table-cell office:value-type="float" office:value="17">
            <text:p>17</text:p>
          </table:table-cell>
          <table:table-cell office:value-type="float" office:value="76.377">
            <text:p>76.377</text:p>
          </table:table-cell>
          <table:table-cell table:formula="of:=IFERROR(VLOOKUP([.B105];[qrels.$C$1679:.$E$2101];2;0);&quot;-&quot;)" office:value-type="string" office:string-value="-">
            <text:p>-</text:p>
          </table:table-cell>
          <table:table-cell table:formula="of:=SUM(INDIRECT(ADDRESS(MATCH([.A105];[.A$1:.A$109];0);5)&amp;&quot;:&quot;&amp;ADDRESS(ROW([.E105]);5)))/COUNTA(INDIRECT(ADDRESS(MATCH([.A105];[.A$1:.A$109];0);5)&amp;&quot;:&quot;&amp;ADDRESS(ROW([.E105]);5)))*100" office:value-type="float" office:value="17.6470588235294">
            <text:p>17.64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2790-0036</text:p>
          </table:table-cell>
          <table:table-cell office:value-type="float" office:value="18">
            <text:p>18</text:p>
          </table:table-cell>
          <table:table-cell office:value-type="float" office:value="75.774">
            <text:p>75.774</text:p>
          </table:table-cell>
          <table:table-cell table:formula="of:=IFERROR(VLOOKUP([.B106];[qrels.$C$1679:.$E$2101];2;0);&quot;-&quot;)" office:value-type="float" office:value="0">
            <text:p>0</text:p>
          </table:table-cell>
          <table:table-cell table:formula="of:=SUM(INDIRECT(ADDRESS(MATCH([.A106];[.A$1:.A$109];0);5)&amp;&quot;:&quot;&amp;ADDRESS(ROW([.E106]);5)))/COUNTA(INDIRECT(ADDRESS(MATCH([.A106];[.A$1:.A$109];0);5)&amp;&quot;:&quot;&amp;ADDRESS(ROW([.E106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1690-0072</text:p>
          </table:table-cell>
          <table:table-cell office:value-type="float" office:value="19">
            <text:p>19</text:p>
          </table:table-cell>
          <table:table-cell office:value-type="float" office:value="74.741">
            <text:p>74.741</text:p>
          </table:table-cell>
          <table:table-cell table:formula="of:=IFERROR(VLOOKUP([.B107];[qrels.$C$1679:.$E$2101];2;0);&quot;-&quot;)" office:value-type="string" office:string-value="-">
            <text:p>-</text:p>
          </table:table-cell>
          <table:table-cell table:formula="of:=SUM(INDIRECT(ADDRESS(MATCH([.A107];[.A$1:.A$109];0);5)&amp;&quot;:&quot;&amp;ADDRESS(ROW([.E107]);5)))/COUNTA(INDIRECT(ADDRESS(MATCH([.A107];[.A$1:.A$109];0);5)&amp;&quot;:&quot;&amp;ADDRESS(ROW([.E107]);5)))*100" office:value-type="float" office:value="15.7894736842105">
            <text:p>15.78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2290-0024</text:p>
          </table:table-cell>
          <table:table-cell office:value-type="float" office:value="20">
            <text:p>20</text:p>
          </table:table-cell>
          <table:table-cell office:value-type="float" office:value="73.987">
            <text:p>73.987</text:p>
          </table:table-cell>
          <table:table-cell table:formula="of:=IFERROR(VLOOKUP([.B108];[qrels.$C$1679:.$E$2101];2;0);&quot;-&quot;)" office:value-type="string" office:string-value="-">
            <text:p>-</text:p>
          </table:table-cell>
          <table:table-cell table:formula="of:=SUM(INDIRECT(ADDRESS(MATCH([.A108];[.A$1:.A$109];0);5)&amp;&quot;:&quot;&amp;ADDRESS(ROW([.E108]);5)))/COUNTA(INDIRECT(ADDRESS(MATCH([.A108];[.A$1:.A$109];0);5)&amp;&quot;:&quot;&amp;ADDRESS(ROW([.E108]);5)))*100" office:value-type="float" office:value="15">
            <text:p>1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1">
            <text:p>131</text:p>
          </table:table-cell>
          <table:table-cell office:value-type="string">
            <text:p>ms</text:p>
          </table:table-cell>
          <table:table-cell table:formula="of:=SUM([.E89:.E98])/10" office:value-type="float" office:value="0.3">
            <text:p>0.3</text:p>
          </table:table-cell>
          <table:table-cell table:formula="of:=SUMIF([.E89:.E108];1;[.F89:.F108])/VLOOKUP([.A108];[$NumRel.$A$2:.$B$6];2;0)" office:value-type="float" office:value="3.2051282051282">
            <text:p>3.205</text:p>
          </table:table-cell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E R10E30" table:style-name="ta1"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1">
            <text:p>1</text:p>
          </table:table-cell>
          <table:table-cell office:value-type="float" office:value="166.414">
            <text:p>166.414</text:p>
          </table:table-cell>
          <table:table-cell table:formula="of:=IFERROR(VLOOKUP([.B1];[qrels.$C$1:.$E$348];2;0);&quot;-&quot;)" office:value-type="string" office:string-value="-">
            <text:p>-</text:p>
          </table:table-cell>
          <table:table-cell table:formula="of:=SUM(INDIRECT(ADDRESS(MATCH([.A1];[.A$1:.A$109];0);5)&amp;&quot;:&quot;&amp;ADDRESS(ROW([.E1]);5)))/COUNTA(INDIRECT(ADDRESS(MATCH([.A1];[.A$1:.A$109];0);5)&amp;&quot;:&quot;&amp;ADDRESS(ROW([.E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2">
            <text:p>2</text:p>
          </table:table-cell>
          <table:table-cell office:value-type="float" office:value="163.441">
            <text:p>163.441</text:p>
          </table:table-cell>
          <table:table-cell table:formula="of:=IFERROR(VLOOKUP([.B2];[qrels.$C$1:.$E$348];2;0);&quot;-&quot;)" office:value-type="float" office:value="0">
            <text:p>0</text:p>
          </table:table-cell>
          <table:table-cell table:formula="of:=SUM(INDIRECT(ADDRESS(MATCH([.A2];[.A$1:.A$109];0);5)&amp;&quot;:&quot;&amp;ADDRESS(ROW([.E2]);5)))/COUNTA(INDIRECT(ADDRESS(MATCH([.A2];[.A$1:.A$109];0);5)&amp;&quot;:&quot;&amp;ADDRESS(ROW([.E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3">
            <text:p>3</text:p>
          </table:table-cell>
          <table:table-cell office:value-type="float" office:value="150.331">
            <text:p>150.331</text:p>
          </table:table-cell>
          <table:table-cell table:formula="of:=IFERROR(VLOOKUP([.B3];[qrels.$C$1:.$E$348];2;0);&quot;-&quot;)" office:value-type="float" office:value="0">
            <text:p>0</text:p>
          </table:table-cell>
          <table:table-cell table:formula="of:=SUM(INDIRECT(ADDRESS(MATCH([.A3];[.A$1:.A$109];0);5)&amp;&quot;:&quot;&amp;ADDRESS(ROW([.E3]);5)))/COUNTA(INDIRECT(ADDRESS(MATCH([.A3];[.A$1:.A$109];0);5)&amp;&quot;:&quot;&amp;ADDRESS(ROW([.E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890-0073</text:p>
          </table:table-cell>
          <table:table-cell office:value-type="float" office:value="4">
            <text:p>4</text:p>
          </table:table-cell>
          <table:table-cell office:value-type="float" office:value="148.654">
            <text:p>148.654</text:p>
          </table:table-cell>
          <table:table-cell table:formula="of:=IFERROR(VLOOKUP([.B4];[qrels.$C$1:.$E$348];2;0);&quot;-&quot;)" office:value-type="float" office:value="0">
            <text:p>0</text:p>
          </table:table-cell>
          <table:table-cell table:formula="of:=SUM(INDIRECT(ADDRESS(MATCH([.A4];[.A$1:.A$109];0);5)&amp;&quot;:&quot;&amp;ADDRESS(ROW([.E4]);5)))/COUNTA(INDIRECT(ADDRESS(MATCH([.A4];[.A$1:.A$109];0);5)&amp;&quot;:&quot;&amp;ADDRESS(ROW([.E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290-0106</text:p>
          </table:table-cell>
          <table:table-cell office:value-type="float" office:value="5">
            <text:p>5</text:p>
          </table:table-cell>
          <table:table-cell office:value-type="float" office:value="142.989">
            <text:p>142.989</text:p>
          </table:table-cell>
          <table:table-cell table:formula="of:=IFERROR(VLOOKUP([.B5];[qrels.$C$1:.$E$348];2;0);&quot;-&quot;)" office:value-type="string" office:string-value="-">
            <text:p>-</text:p>
          </table:table-cell>
          <table:table-cell table:formula="of:=SUM(INDIRECT(ADDRESS(MATCH([.A5];[.A$1:.A$109];0);5)&amp;&quot;:&quot;&amp;ADDRESS(ROW([.E5]);5)))/COUNTA(INDIRECT(ADDRESS(MATCH([.A5];[.A$1:.A$109];0);5)&amp;&quot;:&quot;&amp;ADDRESS(ROW([.E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790-0048</text:p>
          </table:table-cell>
          <table:table-cell office:value-type="float" office:value="6">
            <text:p>6</text:p>
          </table:table-cell>
          <table:table-cell office:value-type="float" office:value="134.742">
            <text:p>134.742</text:p>
          </table:table-cell>
          <table:table-cell table:formula="of:=IFERROR(VLOOKUP([.B6];[qrels.$C$1:.$E$348];2;0);&quot;-&quot;)" office:value-type="float" office:value="0">
            <text:p>0</text:p>
          </table:table-cell>
          <table:table-cell table:formula="of:=SUM(INDIRECT(ADDRESS(MATCH([.A6];[.A$1:.A$109];0);5)&amp;&quot;:&quot;&amp;ADDRESS(ROW([.E6]);5)))/COUNTA(INDIRECT(ADDRESS(MATCH([.A6];[.A$1:.A$109];0);5)&amp;&quot;:&quot;&amp;ADDRESS(ROW([.E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1290-0074</text:p>
          </table:table-cell>
          <table:table-cell office:value-type="float" office:value="7">
            <text:p>7</text:p>
          </table:table-cell>
          <table:table-cell office:value-type="float" office:value="132.694">
            <text:p>132.694</text:p>
          </table:table-cell>
          <table:table-cell table:formula="of:=IFERROR(VLOOKUP([.B7];[qrels.$C$1:.$E$348];2;0);&quot;-&quot;)" office:value-type="float" office:value="0">
            <text:p>0</text:p>
          </table:table-cell>
          <table:table-cell table:formula="of:=SUM(INDIRECT(ADDRESS(MATCH([.A7];[.A$1:.A$109];0);5)&amp;&quot;:&quot;&amp;ADDRESS(ROW([.E7]);5)))/COUNTA(INDIRECT(ADDRESS(MATCH([.A7];[.A$1:.A$109];0);5)&amp;&quot;:&quot;&amp;ADDRESS(ROW([.E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8">
            <text:p>8</text:p>
          </table:table-cell>
          <table:table-cell office:value-type="float" office:value="130.608">
            <text:p>130.608</text:p>
          </table:table-cell>
          <table:table-cell table:formula="of:=IFERROR(VLOOKUP([.B8];[qrels.$C$1:.$E$348];2;0);&quot;-&quot;)" office:value-type="string" office:string-value="-">
            <text:p>-</text:p>
          </table:table-cell>
          <table:table-cell table:formula="of:=SUM(INDIRECT(ADDRESS(MATCH([.A8];[.A$1:.A$109];0);5)&amp;&quot;:&quot;&amp;ADDRESS(ROW([.E8]);5)))/COUNTA(INDIRECT(ADDRESS(MATCH([.A8];[.A$1:.A$109];0);5)&amp;&quot;:&quot;&amp;ADDRESS(ROW([.E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9">
            <text:p>9</text:p>
          </table:table-cell>
          <table:table-cell office:value-type="float" office:value="124.356">
            <text:p>124.356</text:p>
          </table:table-cell>
          <table:table-cell table:formula="of:=IFERROR(VLOOKUP([.B9];[qrels.$C$1:.$E$348];2;0);&quot;-&quot;)" office:value-type="string" office:string-value="-">
            <text:p>-</text:p>
          </table:table-cell>
          <table:table-cell table:formula="of:=SUM(INDIRECT(ADDRESS(MATCH([.A9];[.A$1:.A$109];0);5)&amp;&quot;:&quot;&amp;ADDRESS(ROW([.E9]);5)))/COUNTA(INDIRECT(ADDRESS(MATCH([.A9];[.A$1:.A$109];0);5)&amp;&quot;:&quot;&amp;ADDRESS(ROW([.E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10">
            <text:p>10</text:p>
          </table:table-cell>
          <table:table-cell office:value-type="float" office:value="123.858">
            <text:p>123.858</text:p>
          </table:table-cell>
          <table:table-cell table:formula="of:=IFERROR(VLOOKUP([.B10];[qrels.$C$1:.$E$348];2;0);&quot;-&quot;)" office:value-type="float" office:value="0">
            <text:p>0</text:p>
          </table:table-cell>
          <table:table-cell table:formula="of:=SUM(INDIRECT(ADDRESS(MATCH([.A10];[.A$1:.A$109];0);5)&amp;&quot;:&quot;&amp;ADDRESS(ROW([.E10]);5)))/COUNTA(INDIRECT(ADDRESS(MATCH([.A10];[.A$1:.A$109];0);5)&amp;&quot;:&quot;&amp;ADDRESS(ROW([.E10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490-0055</text:p>
          </table:table-cell>
          <table:table-cell office:value-type="float" office:value="11">
            <text:p>11</text:p>
          </table:table-cell>
          <table:table-cell office:value-type="float" office:value="122.918">
            <text:p>122.918</text:p>
          </table:table-cell>
          <table:table-cell table:formula="of:=IFERROR(VLOOKUP([.B11];[qrels.$C$1:.$E$348];2;0);&quot;-&quot;)" office:value-type="string" office:string-value="-">
            <text:p>-</text:p>
          </table:table-cell>
          <table:table-cell table:formula="of:=SUM(INDIRECT(ADDRESS(MATCH([.A11];[.A$1:.A$109];0);5)&amp;&quot;:&quot;&amp;ADDRESS(ROW([.E11]);5)))/COUNTA(INDIRECT(ADDRESS(MATCH([.A11];[.A$1:.A$109];0);5)&amp;&quot;:&quot;&amp;ADDRESS(ROW([.E11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490-0144</text:p>
          </table:table-cell>
          <table:table-cell office:value-type="float" office:value="12">
            <text:p>12</text:p>
          </table:table-cell>
          <table:table-cell office:value-type="float" office:value="117.351">
            <text:p>117.351</text:p>
          </table:table-cell>
          <table:table-cell table:formula="of:=IFERROR(VLOOKUP([.B12];[qrels.$C$1:.$E$348];2;0);&quot;-&quot;)" office:value-type="string" office:string-value="-">
            <text:p>-</text:p>
          </table:table-cell>
          <table:table-cell table:formula="of:=SUM(INDIRECT(ADDRESS(MATCH([.A12];[.A$1:.A$109];0);5)&amp;&quot;:&quot;&amp;ADDRESS(ROW([.E12]);5)))/COUNTA(INDIRECT(ADDRESS(MATCH([.A12];[.A$1:.A$109];0);5)&amp;&quot;:&quot;&amp;ADDRESS(ROW([.E12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27</text:p>
          </table:table-cell>
          <table:table-cell office:value-type="float" office:value="13">
            <text:p>13</text:p>
          </table:table-cell>
          <table:table-cell office:value-type="float" office:value="116.782">
            <text:p>116.782</text:p>
          </table:table-cell>
          <table:table-cell table:formula="of:=IFERROR(VLOOKUP([.B13];[qrels.$C$1:.$E$348];2;0);&quot;-&quot;)" office:value-type="string" office:string-value="-">
            <text:p>-</text:p>
          </table:table-cell>
          <table:table-cell table:formula="of:=SUM(INDIRECT(ADDRESS(MATCH([.A13];[.A$1:.A$109];0);5)&amp;&quot;:&quot;&amp;ADDRESS(ROW([.E13]);5)))/COUNTA(INDIRECT(ADDRESS(MATCH([.A13];[.A$1:.A$109];0);5)&amp;&quot;:&quot;&amp;ADDRESS(ROW([.E13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590-0208</text:p>
          </table:table-cell>
          <table:table-cell office:value-type="float" office:value="14">
            <text:p>14</text:p>
          </table:table-cell>
          <table:table-cell office:value-type="float" office:value="115.844">
            <text:p>115.844</text:p>
          </table:table-cell>
          <table:table-cell table:formula="of:=IFERROR(VLOOKUP([.B14];[qrels.$C$1:.$E$348];2;0);&quot;-&quot;)" office:value-type="float" office:value="0">
            <text:p>0</text:p>
          </table:table-cell>
          <table:table-cell table:formula="of:=SUM(INDIRECT(ADDRESS(MATCH([.A14];[.A$1:.A$109];0);5)&amp;&quot;:&quot;&amp;ADDRESS(ROW([.E14]);5)))/COUNTA(INDIRECT(ADDRESS(MATCH([.A14];[.A$1:.A$109];0);5)&amp;&quot;:&quot;&amp;ADDRESS(ROW([.E14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390-0176</text:p>
          </table:table-cell>
          <table:table-cell office:value-type="float" office:value="15">
            <text:p>15</text:p>
          </table:table-cell>
          <table:table-cell office:value-type="float" office:value="113.146">
            <text:p>113.146</text:p>
          </table:table-cell>
          <table:table-cell table:formula="of:=IFERROR(VLOOKUP([.B15];[qrels.$C$1:.$E$348];2;0);&quot;-&quot;)" office:value-type="string" office:string-value="-">
            <text:p>-</text:p>
          </table:table-cell>
          <table:table-cell table:formula="of:=SUM(INDIRECT(ADDRESS(MATCH([.A15];[.A$1:.A$109];0);5)&amp;&quot;:&quot;&amp;ADDRESS(ROW([.E15]);5)))/COUNTA(INDIRECT(ADDRESS(MATCH([.A15];[.A$1:.A$109];0);5)&amp;&quot;:&quot;&amp;ADDRESS(ROW([.E15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190-0112</text:p>
          </table:table-cell>
          <table:table-cell office:value-type="float" office:value="16">
            <text:p>16</text:p>
          </table:table-cell>
          <table:table-cell office:value-type="float" office:value="112.923">
            <text:p>112.923</text:p>
          </table:table-cell>
          <table:table-cell table:formula="of:=IFERROR(VLOOKUP([.B16];[qrels.$C$1:.$E$348];2;0);&quot;-&quot;)" office:value-type="float" office:value="0">
            <text:p>0</text:p>
          </table:table-cell>
          <table:table-cell table:formula="of:=SUM(INDIRECT(ADDRESS(MATCH([.A16];[.A$1:.A$109];0);5)&amp;&quot;:&quot;&amp;ADDRESS(ROW([.E16]);5)))/COUNTA(INDIRECT(ADDRESS(MATCH([.A16];[.A$1:.A$109];0);5)&amp;&quot;:&quot;&amp;ADDRESS(ROW([.E16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33</text:p>
          </table:table-cell>
          <table:table-cell office:value-type="float" office:value="17">
            <text:p>17</text:p>
          </table:table-cell>
          <table:table-cell office:value-type="float" office:value="112.801">
            <text:p>112.801</text:p>
          </table:table-cell>
          <table:table-cell table:formula="of:=IFERROR(VLOOKUP([.B17];[qrels.$C$1:.$E$348];2;0);&quot;-&quot;)" office:value-type="string" office:string-value="-">
            <text:p>-</text:p>
          </table:table-cell>
          <table:table-cell table:formula="of:=SUM(INDIRECT(ADDRESS(MATCH([.A17];[.A$1:.A$109];0);5)&amp;&quot;:&quot;&amp;ADDRESS(ROW([.E17]);5)))/COUNTA(INDIRECT(ADDRESS(MATCH([.A17];[.A$1:.A$109];0);5)&amp;&quot;:&quot;&amp;ADDRESS(ROW([.E17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0890-0011</text:p>
          </table:table-cell>
          <table:table-cell office:value-type="float" office:value="18">
            <text:p>18</text:p>
          </table:table-cell>
          <table:table-cell office:value-type="float" office:value="112.516">
            <text:p>112.516</text:p>
          </table:table-cell>
          <table:table-cell table:formula="of:=IFERROR(VLOOKUP([.B18];[qrels.$C$1:.$E$348];2;0);&quot;-&quot;)" office:value-type="string" office:string-value="-">
            <text:p>-</text:p>
          </table:table-cell>
          <table:table-cell table:formula="of:=SUM(INDIRECT(ADDRESS(MATCH([.A18];[.A$1:.A$109];0);5)&amp;&quot;:&quot;&amp;ADDRESS(ROW([.E18]);5)))/COUNTA(INDIRECT(ADDRESS(MATCH([.A18];[.A$1:.A$109];0);5)&amp;&quot;:&quot;&amp;ADDRESS(ROW([.E18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90-0156</text:p>
          </table:table-cell>
          <table:table-cell office:value-type="float" office:value="19">
            <text:p>19</text:p>
          </table:table-cell>
          <table:table-cell office:value-type="float" office:value="112.498">
            <text:p>112.498</text:p>
          </table:table-cell>
          <table:table-cell table:formula="of:=IFERROR(VLOOKUP([.B19];[qrels.$C$1:.$E$348];2;0);&quot;-&quot;)" office:value-type="string" office:string-value="-">
            <text:p>-</text:p>
          </table:table-cell>
          <table:table-cell table:formula="of:=SUM(INDIRECT(ADDRESS(MATCH([.A19];[.A$1:.A$109];0);5)&amp;&quot;:&quot;&amp;ADDRESS(ROW([.E19]);5)))/COUNTA(INDIRECT(ADDRESS(MATCH([.A19];[.A$1:.A$109];0);5)&amp;&quot;:&quot;&amp;ADDRESS(ROW([.E19]);5)))*100" office:value-type="float" office:value="0">
            <text:p>0.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0690-0022</text:p>
          </table:table-cell>
          <table:table-cell office:value-type="float" office:value="20">
            <text:p>20</text:p>
          </table:table-cell>
          <table:table-cell office:value-type="float" office:value="111.567">
            <text:p>111.567</text:p>
          </table:table-cell>
          <table:table-cell table:formula="of:=IFERROR(VLOOKUP([.B20];[qrels.$C$1:.$E$348];2;0);&quot;-&quot;)" office:value-type="string" office:string-value="-">
            <text:p>-</text:p>
          </table:table-cell>
          <table:table-cell table:formula="of:=SUM(INDIRECT(ADDRESS(MATCH([.A20];[.A$1:.A$109];0);5)&amp;&quot;:&quot;&amp;ADDRESS(ROW([.E20]);5)))/COUNTA(INDIRECT(ADDRESS(MATCH([.A20];[.A$1:.A$109];0);5)&amp;&quot;:&quot;&amp;ADDRESS(ROW([.E20]);5)))*100" office:value-type="float" office:value="0">
            <text:p>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200">
            <text:p>200</text:p>
          </table:table-cell>
          <table:table-cell office:value-type="string">
            <text:p>ms</text:p>
          </table:table-cell>
          <table:table-cell table:formula="of:=SUM([.E1:.E10])/10" office:value-type="float" office:value="0">
            <text:p>0</text:p>
          </table:table-cell>
          <table:table-cell table:formula="of:=SUMIF([.E1:.E20];1;[.F1:.F20])/VLOOKUP([.A20];[$NumRel.$A$2:.$B$6];2;0)" office:value-type="float" office:value="0">
            <text:p>0.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1">
            <text:p>1</text:p>
          </table:table-cell>
          <table:table-cell office:value-type="float" office:value="143.917">
            <text:p>143.917</text:p>
          </table:table-cell>
          <table:table-cell table:formula="of:=IFERROR(VLOOKUP([.B23];[qrels.$C$349:.$E$823];2;0);&quot;-&quot;)" office:value-type="float" office:value="0">
            <text:p>0</text:p>
          </table:table-cell>
          <table:table-cell table:formula="of:=SUM(INDIRECT(ADDRESS(MATCH([.A23];[.A$1:.A$109];0);5)&amp;&quot;:&quot;&amp;ADDRESS(ROW([.E23]);5)))/COUNTA(INDIRECT(ADDRESS(MATCH([.A23];[.A$1:.A$109];0);5)&amp;&quot;:&quot;&amp;ADDRESS(ROW([.E23]);5)))*100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2">
            <text:p>2</text:p>
          </table:table-cell>
          <table:table-cell office:value-type="float" office:value="125.098">
            <text:p>125.098</text:p>
          </table:table-cell>
          <table:table-cell table:formula="of:=IFERROR(VLOOKUP([.B24];[qrels.$C$349:.$E$823];2;0);&quot;-&quot;)" office:value-type="float" office:value="1">
            <text:p>1</text:p>
          </table:table-cell>
          <table:table-cell table:formula="of:=SUM(INDIRECT(ADDRESS(MATCH([.A24];[.A$1:.A$109];0);5)&amp;&quot;:&quot;&amp;ADDRESS(ROW([.E24]);5)))/COUNTA(INDIRECT(ADDRESS(MATCH([.A24];[.A$1:.A$109];0);5)&amp;&quot;:&quot;&amp;ADDRESS(ROW([.E24]);5)))*100" office:value-type="float" office:value="50">
            <text:p>5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3">
            <text:p>3</text:p>
          </table:table-cell>
          <table:table-cell office:value-type="float" office:value="122.982">
            <text:p>122.982</text:p>
          </table:table-cell>
          <table:table-cell table:formula="of:=IFERROR(VLOOKUP([.B25];[qrels.$C$349:.$E$823];2;0);&quot;-&quot;)" office:value-type="float" office:value="0">
            <text:p>0</text:p>
          </table:table-cell>
          <table:table-cell table:formula="of:=SUM(INDIRECT(ADDRESS(MATCH([.A25];[.A$1:.A$109];0);5)&amp;&quot;:&quot;&amp;ADDRESS(ROW([.E25]);5)))/COUNTA(INDIRECT(ADDRESS(MATCH([.A25];[.A$1:.A$109];0);5)&amp;&quot;:&quot;&amp;ADDRESS(ROW([.E25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4">
            <text:p>4</text:p>
          </table:table-cell>
          <table:table-cell office:value-type="float" office:value="109.18">
            <text:p>109.18</text:p>
          </table:table-cell>
          <table:table-cell table:formula="of:=IFERROR(VLOOKUP([.B26];[qrels.$C$349:.$E$823];2;0);&quot;-&quot;)" office:value-type="float" office:value="0">
            <text:p>0</text:p>
          </table:table-cell>
          <table:table-cell table:formula="of:=SUM(INDIRECT(ADDRESS(MATCH([.A26];[.A$1:.A$109];0);5)&amp;&quot;:&quot;&amp;ADDRESS(ROW([.E26]);5)))/COUNTA(INDIRECT(ADDRESS(MATCH([.A26];[.A$1:.A$109];0);5)&amp;&quot;:&quot;&amp;ADDRESS(ROW([.E26]);5)))*100" office:value-type="float" office:value="25">
            <text:p>25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1089-0045</text:p>
          </table:table-cell>
          <table:table-cell office:value-type="float" office:value="5">
            <text:p>5</text:p>
          </table:table-cell>
          <table:table-cell office:value-type="float" office:value="108.02">
            <text:p>108.02</text:p>
          </table:table-cell>
          <table:table-cell table:formula="of:=IFERROR(VLOOKUP([.B27];[qrels.$C$349:.$E$823];2;0);&quot;-&quot;)" office:value-type="float" office:value="0">
            <text:p>0</text:p>
          </table:table-cell>
          <table:table-cell table:formula="of:=SUM(INDIRECT(ADDRESS(MATCH([.A27];[.A$1:.A$109];0);5)&amp;&quot;:&quot;&amp;ADDRESS(ROW([.E27]);5)))/COUNTA(INDIRECT(ADDRESS(MATCH([.A27];[.A$1:.A$109];0);5)&amp;&quot;:&quot;&amp;ADDRESS(ROW([.E27]);5)))*100" office:value-type="float" office:value="20">
            <text:p>2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2490-0082</text:p>
          </table:table-cell>
          <table:table-cell office:value-type="float" office:value="6">
            <text:p>6</text:p>
          </table:table-cell>
          <table:table-cell office:value-type="float" office:value="105.466">
            <text:p>105.466</text:p>
          </table:table-cell>
          <table:table-cell table:formula="of:=IFERROR(VLOOKUP([.B28];[qrels.$C$349:.$E$823];2;0);&quot;-&quot;)" office:value-type="float" office:value="0">
            <text:p>0</text:p>
          </table:table-cell>
          <table:table-cell table:formula="of:=SUM(INDIRECT(ADDRESS(MATCH([.A28];[.A$1:.A$109];0);5)&amp;&quot;:&quot;&amp;ADDRESS(ROW([.E28]);5)))/COUNTA(INDIRECT(ADDRESS(MATCH([.A28];[.A$1:.A$109];0);5)&amp;&quot;:&quot;&amp;ADDRESS(ROW([.E28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7">
            <text:p>7</text:p>
          </table:table-cell>
          <table:table-cell office:value-type="float" office:value="102.233">
            <text:p>102.233</text:p>
          </table:table-cell>
          <table:table-cell table:formula="of:=IFERROR(VLOOKUP([.B29];[qrels.$C$349:.$E$823];2;0);&quot;-&quot;)" office:value-type="float" office:value="0">
            <text:p>0</text:p>
          </table:table-cell>
          <table:table-cell table:formula="of:=SUM(INDIRECT(ADDRESS(MATCH([.A29];[.A$1:.A$109];0);5)&amp;&quot;:&quot;&amp;ADDRESS(ROW([.E29]);5)))/COUNTA(INDIRECT(ADDRESS(MATCH([.A29];[.A$1:.A$109];0);5)&amp;&quot;:&quot;&amp;ADDRESS(ROW([.E29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8">
            <text:p>8</text:p>
          </table:table-cell>
          <table:table-cell office:value-type="float" office:value="100.196">
            <text:p>100.196</text:p>
          </table:table-cell>
          <table:table-cell table:formula="of:=IFERROR(VLOOKUP([.B30];[qrels.$C$349:.$E$823];2;0);&quot;-&quot;)" office:value-type="float" office:value="1">
            <text:p>1</text:p>
          </table:table-cell>
          <table:table-cell table:formula="of:=SUM(INDIRECT(ADDRESS(MATCH([.A30];[.A$1:.A$109];0);5)&amp;&quot;:&quot;&amp;ADDRESS(ROW([.E30]);5)))/COUNTA(INDIRECT(ADDRESS(MATCH([.A30];[.A$1:.A$109];0);5)&amp;&quot;:&quot;&amp;ADDRESS(ROW([.E30]);5)))*100" office:value-type="float" office:value="25">
            <text:p>25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90-0152</text:p>
          </table:table-cell>
          <table:table-cell office:value-type="float" office:value="9">
            <text:p>9</text:p>
          </table:table-cell>
          <table:table-cell office:value-type="float" office:value="86.673">
            <text:p>86.673</text:p>
          </table:table-cell>
          <table:table-cell table:formula="of:=IFERROR(VLOOKUP([.B31];[qrels.$C$349:.$E$823];2;0);&quot;-&quot;)" office:value-type="float" office:value="0">
            <text:p>0</text:p>
          </table:table-cell>
          <table:table-cell table:formula="of:=SUM(INDIRECT(ADDRESS(MATCH([.A31];[.A$1:.A$109];0);5)&amp;&quot;:&quot;&amp;ADDRESS(ROW([.E31]);5)))/COUNTA(INDIRECT(ADDRESS(MATCH([.A31];[.A$1:.A$109];0);5)&amp;&quot;:&quot;&amp;ADDRESS(ROW([.E31]);5)))*100" office:value-type="float" office:value="22.2222222222222">
            <text:p>22.22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10">
            <text:p>10</text:p>
          </table:table-cell>
          <table:table-cell office:value-type="float" office:value="77.021">
            <text:p>77.021</text:p>
          </table:table-cell>
          <table:table-cell table:formula="of:=IFERROR(VLOOKUP([.B32];[qrels.$C$349:.$E$823];2;0);&quot;-&quot;)" office:value-type="float" office:value="0">
            <text:p>0</text:p>
          </table:table-cell>
          <table:table-cell table:formula="of:=SUM(INDIRECT(ADDRESS(MATCH([.A32];[.A$1:.A$109];0);5)&amp;&quot;:&quot;&amp;ADDRESS(ROW([.E32]);5)))/COUNTA(INDIRECT(ADDRESS(MATCH([.A32];[.A$1:.A$109];0);5)&amp;&quot;:&quot;&amp;ADDRESS(ROW([.E32]);5)))*100" office:value-type="float" office:value="20">
            <text:p>2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590-0102</text:p>
          </table:table-cell>
          <table:table-cell office:value-type="float" office:value="11">
            <text:p>11</text:p>
          </table:table-cell>
          <table:table-cell office:value-type="float" office:value="73.999">
            <text:p>73.999</text:p>
          </table:table-cell>
          <table:table-cell table:formula="of:=IFERROR(VLOOKUP([.B33];[qrels.$C$349:.$E$823];2;0);&quot;-&quot;)" office:value-type="float" office:value="0">
            <text:p>0</text:p>
          </table:table-cell>
          <table:table-cell table:formula="of:=SUM(INDIRECT(ADDRESS(MATCH([.A33];[.A$1:.A$109];0);5)&amp;&quot;:&quot;&amp;ADDRESS(ROW([.E33]);5)))/COUNTA(INDIRECT(ADDRESS(MATCH([.A33];[.A$1:.A$109];0);5)&amp;&quot;:&quot;&amp;ADDRESS(ROW([.E33]);5)))*100" office:value-type="float" office:value="18.1818181818182">
            <text:p>18.18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40</text:p>
          </table:table-cell>
          <table:table-cell office:value-type="float" office:value="12">
            <text:p>12</text:p>
          </table:table-cell>
          <table:table-cell office:value-type="float" office:value="72.519">
            <text:p>72.519</text:p>
          </table:table-cell>
          <table:table-cell table:formula="of:=IFERROR(VLOOKUP([.B34];[qrels.$C$349:.$E$823];2;0);&quot;-&quot;)" office:value-type="float" office:value="0">
            <text:p>0</text:p>
          </table:table-cell>
          <table:table-cell table:formula="of:=SUM(INDIRECT(ADDRESS(MATCH([.A34];[.A$1:.A$109];0);5)&amp;&quot;:&quot;&amp;ADDRESS(ROW([.E34]);5)))/COUNTA(INDIRECT(ADDRESS(MATCH([.A34];[.A$1:.A$109];0);5)&amp;&quot;:&quot;&amp;ADDRESS(ROW([.E34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211</text:p>
          </table:table-cell>
          <table:table-cell office:value-type="float" office:value="13">
            <text:p>13</text:p>
          </table:table-cell>
          <table:table-cell office:value-type="float" office:value="72.298">
            <text:p>72.298</text:p>
          </table:table-cell>
          <table:table-cell table:formula="of:=IFERROR(VLOOKUP([.B35];[qrels.$C$349:.$E$823];2;0);&quot;-&quot;)" office:value-type="string" office:string-value="-">
            <text:p>-</text:p>
          </table:table-cell>
          <table:table-cell table:formula="of:=SUM(INDIRECT(ADDRESS(MATCH([.A35];[.A$1:.A$109];0);5)&amp;&quot;:&quot;&amp;ADDRESS(ROW([.E35]);5)))/COUNTA(INDIRECT(ADDRESS(MATCH([.A35];[.A$1:.A$109];0);5)&amp;&quot;:&quot;&amp;ADDRESS(ROW([.E35]);5)))*100" office:value-type="float" office:value="15.3846153846154">
            <text:p>15.38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14">
            <text:p>14</text:p>
          </table:table-cell>
          <table:table-cell office:value-type="float" office:value="72.015">
            <text:p>72.015</text:p>
          </table:table-cell>
          <table:table-cell table:formula="of:=IFERROR(VLOOKUP([.B36];[qrels.$C$349:.$E$823];2;0);&quot;-&quot;)" office:value-type="float" office:value="0">
            <text:p>0</text:p>
          </table:table-cell>
          <table:table-cell table:formula="of:=SUM(INDIRECT(ADDRESS(MATCH([.A36];[.A$1:.A$109];0);5)&amp;&quot;:&quot;&amp;ADDRESS(ROW([.E36]);5)))/COUNTA(INDIRECT(ADDRESS(MATCH([.A36];[.A$1:.A$109];0);5)&amp;&quot;:&quot;&amp;ADDRESS(ROW([.E36]);5)))*100" office:value-type="float" office:value="14.2857142857143">
            <text:p>14.28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789-0091</text:p>
          </table:table-cell>
          <table:table-cell office:value-type="float" office:value="15">
            <text:p>15</text:p>
          </table:table-cell>
          <table:table-cell office:value-type="float" office:value="66.703">
            <text:p>66.703</text:p>
          </table:table-cell>
          <table:table-cell table:formula="of:=IFERROR(VLOOKUP([.B37];[qrels.$C$349:.$E$823];2;0);&quot;-&quot;)" office:value-type="string" office:string-value="-">
            <text:p>-</text:p>
          </table:table-cell>
          <table:table-cell table:formula="of:=SUM(INDIRECT(ADDRESS(MATCH([.A37];[.A$1:.A$109];0);5)&amp;&quot;:&quot;&amp;ADDRESS(ROW([.E37]);5)))/COUNTA(INDIRECT(ADDRESS(MATCH([.A37];[.A$1:.A$109];0);5)&amp;&quot;:&quot;&amp;ADDRESS(ROW([.E37]);5)))*100" office:value-type="float" office:value="13.3333333333333">
            <text:p>13.33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490-0120</text:p>
          </table:table-cell>
          <table:table-cell office:value-type="float" office:value="16">
            <text:p>16</text:p>
          </table:table-cell>
          <table:table-cell office:value-type="float" office:value="65.374">
            <text:p>65.374</text:p>
          </table:table-cell>
          <table:table-cell table:formula="of:=IFERROR(VLOOKUP([.B38];[qrels.$C$349:.$E$823];2;0);&quot;-&quot;)" office:value-type="string" office:string-value="-">
            <text:p>-</text:p>
          </table:table-cell>
          <table:table-cell table:formula="of:=SUM(INDIRECT(ADDRESS(MATCH([.A38];[.A$1:.A$109];0);5)&amp;&quot;:&quot;&amp;ADDRESS(ROW([.E38]);5)))/COUNTA(INDIRECT(ADDRESS(MATCH([.A38];[.A$1:.A$109];0);5)&amp;&quot;:&quot;&amp;ADDRESS(ROW([.E38]);5)))*100" office:value-type="float" office:value="12.5">
            <text:p>12.5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2089-0018</text:p>
          </table:table-cell>
          <table:table-cell office:value-type="float" office:value="17">
            <text:p>17</text:p>
          </table:table-cell>
          <table:table-cell office:value-type="float" office:value="64.785">
            <text:p>64.785</text:p>
          </table:table-cell>
          <table:table-cell table:formula="of:=IFERROR(VLOOKUP([.B39];[qrels.$C$349:.$E$823];2;0);&quot;-&quot;)" office:value-type="float" office:value="0">
            <text:p>0</text:p>
          </table:table-cell>
          <table:table-cell table:formula="of:=SUM(INDIRECT(ADDRESS(MATCH([.A39];[.A$1:.A$109];0);5)&amp;&quot;:&quot;&amp;ADDRESS(ROW([.E39]);5)))/COUNTA(INDIRECT(ADDRESS(MATCH([.A39];[.A$1:.A$109];0);5)&amp;&quot;:&quot;&amp;ADDRESS(ROW([.E39]);5)))*100" office:value-type="float" office:value="11.7647058823529">
            <text:p>11.76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166</text:p>
          </table:table-cell>
          <table:table-cell office:value-type="float" office:value="18">
            <text:p>18</text:p>
          </table:table-cell>
          <table:table-cell office:value-type="float" office:value="64.478">
            <text:p>64.478</text:p>
          </table:table-cell>
          <table:table-cell table:formula="of:=IFERROR(VLOOKUP([.B40];[qrels.$C$349:.$E$823];2;0);&quot;-&quot;)" office:value-type="float" office:value="0">
            <text:p>0</text:p>
          </table:table-cell>
          <table:table-cell table:formula="of:=SUM(INDIRECT(ADDRESS(MATCH([.A40];[.A$1:.A$109];0);5)&amp;&quot;:&quot;&amp;ADDRESS(ROW([.E40]);5)))/COUNTA(INDIRECT(ADDRESS(MATCH([.A40];[.A$1:.A$109];0);5)&amp;&quot;:&quot;&amp;ADDRESS(ROW([.E40]);5)))*100" office:value-type="float" office:value="11.1111111111111">
            <text:p>11.1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2889-0120</text:p>
          </table:table-cell>
          <table:table-cell office:value-type="float" office:value="19">
            <text:p>19</text:p>
          </table:table-cell>
          <table:table-cell office:value-type="float" office:value="60.97">
            <text:p>60.97</text:p>
          </table:table-cell>
          <table:table-cell table:formula="of:=IFERROR(VLOOKUP([.B41];[qrels.$C$349:.$E$823];2;0);&quot;-&quot;)" office:value-type="float" office:value="0">
            <text:p>0</text:p>
          </table:table-cell>
          <table:table-cell table:formula="of:=SUM(INDIRECT(ADDRESS(MATCH([.A41];[.A$1:.A$109];0);5)&amp;&quot;:&quot;&amp;ADDRESS(ROW([.E41]);5)))/COUNTA(INDIRECT(ADDRESS(MATCH([.A41];[.A$1:.A$109];0);5)&amp;&quot;:&quot;&amp;ADDRESS(ROW([.E41]);5)))*100" office:value-type="float" office:value="10.5263157894737">
            <text:p>10.52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0989-0094</text:p>
          </table:table-cell>
          <table:table-cell office:value-type="float" office:value="20">
            <text:p>20</text:p>
          </table:table-cell>
          <table:table-cell office:value-type="float" office:value="60.741">
            <text:p>60.741</text:p>
          </table:table-cell>
          <table:table-cell table:formula="of:=IFERROR(VLOOKUP([.B42];[qrels.$C$349:.$E$823];2;0);&quot;-&quot;)" office:value-type="string" office:string-value="-">
            <text:p>-</text:p>
          </table:table-cell>
          <table:table-cell table:formula="of:=SUM(INDIRECT(ADDRESS(MATCH([.A42];[.A$1:.A$109];0);5)&amp;&quot;:&quot;&amp;ADDRESS(ROW([.E42]);5)))/COUNTA(INDIRECT(ADDRESS(MATCH([.A42];[.A$1:.A$109];0);5)&amp;&quot;:&quot;&amp;ADDRESS(ROW([.E42]);5)))*100" office:value-type="float" office:value="10">
            <text:p>1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40">
            <text:p>140</text:p>
          </table:table-cell>
          <table:table-cell office:value-type="string">
            <text:p>ms</text:p>
          </table:table-cell>
          <table:table-cell table:formula="of:=SUM([.E23:.E32])/10" office:value-type="float" office:value="0.2">
            <text:p>0.2</text:p>
          </table:table-cell>
          <table:table-cell table:formula="of:=SUMIF([.E23:.E42];1;[.F23:.F42])/VLOOKUP([.A42];[$NumRel.$A$2:.$B$6];2;0)" office:value-type="float" office:value="2.41935483870968">
            <text:p>2.4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1">
            <text:p>1</text:p>
          </table:table-cell>
          <table:table-cell office:value-type="float" office:value="185.655">
            <text:p>185.655</text:p>
          </table:table-cell>
          <table:table-cell table:formula="of:=IFERROR(VLOOKUP([.B45];[qrels.$C$824:.$E$1182];2;0);&quot;-&quot;)" office:value-type="float" office:value="1">
            <text:p>1</text:p>
          </table:table-cell>
          <table:table-cell table:formula="of:=SUM(INDIRECT(ADDRESS(MATCH([.A45];[.A$1:.A$109];0);5)&amp;&quot;:&quot;&amp;ADDRESS(ROW([.E45]);5)))/COUNTA(INDIRECT(ADDRESS(MATCH([.A45];[.A$1:.A$109];0);5)&amp;&quot;:&quot;&amp;ADDRESS(ROW([.E45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2">
            <text:p>2</text:p>
          </table:table-cell>
          <table:table-cell office:value-type="float" office:value="173.349">
            <text:p>173.349</text:p>
          </table:table-cell>
          <table:table-cell table:formula="of:=IFERROR(VLOOKUP([.B46];[qrels.$C$824:.$E$1182];2;0);&quot;-&quot;)" office:value-type="float" office:value="1">
            <text:p>1</text:p>
          </table:table-cell>
          <table:table-cell table:formula="of:=SUM(INDIRECT(ADDRESS(MATCH([.A46];[.A$1:.A$109];0);5)&amp;&quot;:&quot;&amp;ADDRESS(ROW([.E46]);5)))/COUNTA(INDIRECT(ADDRESS(MATCH([.A46];[.A$1:.A$109];0);5)&amp;&quot;:&quot;&amp;ADDRESS(ROW([.E46]);5)))*100" office:value-type="float" office:value="100">
            <text:p>10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3">
            <text:p>3</text:p>
          </table:table-cell>
          <table:table-cell office:value-type="float" office:value="153.656">
            <text:p>153.656</text:p>
          </table:table-cell>
          <table:table-cell table:formula="of:=IFERROR(VLOOKUP([.B47];[qrels.$C$824:.$E$1182];2;0);&quot;-&quot;)" office:value-type="float" office:value="0">
            <text:p>0</text:p>
          </table:table-cell>
          <table:table-cell table:formula="of:=SUM(INDIRECT(ADDRESS(MATCH([.A47];[.A$1:.A$109];0);5)&amp;&quot;:&quot;&amp;ADDRESS(ROW([.E47]);5)))/COUNTA(INDIRECT(ADDRESS(MATCH([.A47];[.A$1:.A$109];0);5)&amp;&quot;:&quot;&amp;ADDRESS(ROW([.E47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4">
            <text:p>4</text:p>
          </table:table-cell>
          <table:table-cell office:value-type="float" office:value="147.728">
            <text:p>147.728</text:p>
          </table:table-cell>
          <table:table-cell table:formula="of:=IFERROR(VLOOKUP([.B48];[qrels.$C$824:.$E$1182];2;0);&quot;-&quot;)" office:value-type="float" office:value="1">
            <text:p>1</text:p>
          </table:table-cell>
          <table:table-cell table:formula="of:=SUM(INDIRECT(ADDRESS(MATCH([.A48];[.A$1:.A$109];0);5)&amp;&quot;:&quot;&amp;ADDRESS(ROW([.E48]);5)))/COUNTA(INDIRECT(ADDRESS(MATCH([.A48];[.A$1:.A$109];0);5)&amp;&quot;:&quot;&amp;ADDRESS(ROW([.E48]);5)))*100" office:value-type="float" office:value="75">
            <text:p>75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5">
            <text:p>5</text:p>
          </table:table-cell>
          <table:table-cell office:value-type="float" office:value="146.282">
            <text:p>146.282</text:p>
          </table:table-cell>
          <table:table-cell table:formula="of:=IFERROR(VLOOKUP([.B49];[qrels.$C$824:.$E$1182];2;0);&quot;-&quot;)" office:value-type="float" office:value="1">
            <text:p>1</text:p>
          </table:table-cell>
          <table:table-cell table:formula="of:=SUM(INDIRECT(ADDRESS(MATCH([.A49];[.A$1:.A$109];0);5)&amp;&quot;:&quot;&amp;ADDRESS(ROW([.E49]);5)))/COUNTA(INDIRECT(ADDRESS(MATCH([.A49];[.A$1:.A$109];0);5)&amp;&quot;:&quot;&amp;ADDRESS(ROW([.E49]);5)))*100" office:value-type="float" office:value="80">
            <text:p>8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2890-0067</text:p>
          </table:table-cell>
          <table:table-cell office:value-type="float" office:value="6">
            <text:p>6</text:p>
          </table:table-cell>
          <table:table-cell office:value-type="float" office:value="121.829">
            <text:p>121.829</text:p>
          </table:table-cell>
          <table:table-cell table:formula="of:=IFERROR(VLOOKUP([.B50];[qrels.$C$824:.$E$1182];2;0);&quot;-&quot;)" office:value-type="float" office:value="1">
            <text:p>1</text:p>
          </table:table-cell>
          <table:table-cell table:formula="of:=SUM(INDIRECT(ADDRESS(MATCH([.A50];[.A$1:.A$109];0);5)&amp;&quot;:&quot;&amp;ADDRESS(ROW([.E50]);5)))/COUNTA(INDIRECT(ADDRESS(MATCH([.A50];[.A$1:.A$109];0);5)&amp;&quot;:&quot;&amp;ADDRESS(ROW([.E50]);5)))*100" office:value-type="float" office:value="83.3333333333333">
            <text:p>83.33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289-0067</text:p>
          </table:table-cell>
          <table:table-cell office:value-type="float" office:value="7">
            <text:p>7</text:p>
          </table:table-cell>
          <table:table-cell office:value-type="float" office:value="119.42">
            <text:p>119.42</text:p>
          </table:table-cell>
          <table:table-cell table:formula="of:=IFERROR(VLOOKUP([.B51];[qrels.$C$824:.$E$1182];2;0);&quot;-&quot;)" office:value-type="float" office:value="0">
            <text:p>0</text:p>
          </table:table-cell>
          <table:table-cell table:formula="of:=SUM(INDIRECT(ADDRESS(MATCH([.A51];[.A$1:.A$109];0);5)&amp;&quot;:&quot;&amp;ADDRESS(ROW([.E51]);5)))/COUNTA(INDIRECT(ADDRESS(MATCH([.A51];[.A$1:.A$109];0);5)&amp;&quot;:&quot;&amp;ADDRESS(ROW([.E51]);5)))*100" office:value-type="float" office:value="71.4285714285714">
            <text:p>71.42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8">
            <text:p>8</text:p>
          </table:table-cell>
          <table:table-cell office:value-type="float" office:value="116.798">
            <text:p>116.798</text:p>
          </table:table-cell>
          <table:table-cell table:formula="of:=IFERROR(VLOOKUP([.B52];[qrels.$C$824:.$E$1182];2;0);&quot;-&quot;)" office:value-type="float" office:value="0">
            <text:p>0</text:p>
          </table:table-cell>
          <table:table-cell table:formula="of:=SUM(INDIRECT(ADDRESS(MATCH([.A52];[.A$1:.A$109];0);5)&amp;&quot;:&quot;&amp;ADDRESS(ROW([.E52]);5)))/COUNTA(INDIRECT(ADDRESS(MATCH([.A52];[.A$1:.A$109];0);5)&amp;&quot;:&quot;&amp;ADDRESS(ROW([.E52]);5)))*100" office:value-type="float" office:value="62.5">
            <text:p>62.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9">
            <text:p>9</text:p>
          </table:table-cell>
          <table:table-cell office:value-type="float" office:value="106.499">
            <text:p>106.499</text:p>
          </table:table-cell>
          <table:table-cell table:formula="of:=IFERROR(VLOOKUP([.B53];[qrels.$C$824:.$E$1182];2;0);&quot;-&quot;)" office:value-type="float" office:value="1">
            <text:p>1</text:p>
          </table:table-cell>
          <table:table-cell table:formula="of:=SUM(INDIRECT(ADDRESS(MATCH([.A53];[.A$1:.A$109];0);5)&amp;&quot;:&quot;&amp;ADDRESS(ROW([.E53]);5)))/COUNTA(INDIRECT(ADDRESS(MATCH([.A53];[.A$1:.A$109];0);5)&amp;&quot;:&quot;&amp;ADDRESS(ROW([.E53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10">
            <text:p>10</text:p>
          </table:table-cell>
          <table:table-cell office:value-type="float" office:value="105.447">
            <text:p>105.447</text:p>
          </table:table-cell>
          <table:table-cell table:formula="of:=IFERROR(VLOOKUP([.B54];[qrels.$C$824:.$E$1182];2;0);&quot;-&quot;)" office:value-type="float" office:value="0">
            <text:p>0</text:p>
          </table:table-cell>
          <table:table-cell table:formula="of:=SUM(INDIRECT(ADDRESS(MATCH([.A54];[.A$1:.A$109];0);5)&amp;&quot;:&quot;&amp;ADDRESS(ROW([.E54]);5)))/COUNTA(INDIRECT(ADDRESS(MATCH([.A54];[.A$1:.A$109];0);5)&amp;&quot;:&quot;&amp;ADDRESS(ROW([.E54]);5)))*100" office:value-type="float" office:value="60">
            <text:p>6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11">
            <text:p>11</text:p>
          </table:table-cell>
          <table:table-cell office:value-type="float" office:value="101.594">
            <text:p>101.594</text:p>
          </table:table-cell>
          <table:table-cell table:formula="of:=IFERROR(VLOOKUP([.B55];[qrels.$C$824:.$E$1182];2;0);&quot;-&quot;)" office:value-type="float" office:value="0">
            <text:p>0</text:p>
          </table:table-cell>
          <table:table-cell table:formula="of:=SUM(INDIRECT(ADDRESS(MATCH([.A55];[.A$1:.A$109];0);5)&amp;&quot;:&quot;&amp;ADDRESS(ROW([.E55]);5)))/COUNTA(INDIRECT(ADDRESS(MATCH([.A55];[.A$1:.A$109];0);5)&amp;&quot;:&quot;&amp;ADDRESS(ROW([.E55]);5)))*100" office:value-type="float" office:value="54.5454545454545">
            <text:p>54.54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01890-0267</text:p>
          </table:table-cell>
          <table:table-cell office:value-type="float" office:value="12">
            <text:p>12</text:p>
          </table:table-cell>
          <table:table-cell office:value-type="float" office:value="97.76">
            <text:p>97.76</text:p>
          </table:table-cell>
          <table:table-cell table:formula="of:=IFERROR(VLOOKUP([.B56];[qrels.$C$824:.$E$1182];2;0);&quot;-&quot;)" office:value-type="float" office:value="0">
            <text:p>0</text:p>
          </table:table-cell>
          <table:table-cell table:formula="of:=SUM(INDIRECT(ADDRESS(MATCH([.A56];[.A$1:.A$109];0);5)&amp;&quot;:&quot;&amp;ADDRESS(ROW([.E56]);5)))/COUNTA(INDIRECT(ADDRESS(MATCH([.A56];[.A$1:.A$109];0);5)&amp;&quot;:&quot;&amp;ADDRESS(ROW([.E56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890-0074</text:p>
          </table:table-cell>
          <table:table-cell office:value-type="float" office:value="13">
            <text:p>13</text:p>
          </table:table-cell>
          <table:table-cell office:value-type="float" office:value="97.512">
            <text:p>97.512</text:p>
          </table:table-cell>
          <table:table-cell table:formula="of:=IFERROR(VLOOKUP([.B57];[qrels.$C$824:.$E$1182];2;0);&quot;-&quot;)" office:value-type="float" office:value="0">
            <text:p>0</text:p>
          </table:table-cell>
          <table:table-cell table:formula="of:=SUM(INDIRECT(ADDRESS(MATCH([.A57];[.A$1:.A$109];0);5)&amp;&quot;:&quot;&amp;ADDRESS(ROW([.E57]);5)))/COUNTA(INDIRECT(ADDRESS(MATCH([.A57];[.A$1:.A$109];0);5)&amp;&quot;:&quot;&amp;ADDRESS(ROW([.E57]);5)))*100" office:value-type="float" office:value="46.1538461538462">
            <text:p>46.15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4">
            <text:p>14</text:p>
          </table:table-cell>
          <table:table-cell office:value-type="float" office:value="91.834">
            <text:p>91.834</text:p>
          </table:table-cell>
          <table:table-cell table:formula="of:=IFERROR(VLOOKUP([.B58];[qrels.$C$824:.$E$1182];2;0);&quot;-&quot;)" office:value-type="float" office:value="1">
            <text:p>1</text:p>
          </table:table-cell>
          <table:table-cell table:formula="of:=SUM(INDIRECT(ADDRESS(MATCH([.A58];[.A$1:.A$109];0);5)&amp;&quot;:&quot;&amp;ADDRESS(ROW([.E58]);5)))/COUNTA(INDIRECT(ADDRESS(MATCH([.A58];[.A$1:.A$109];0);5)&amp;&quot;:&quot;&amp;ADDRESS(ROW([.E58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1189-0069</text:p>
          </table:table-cell>
          <table:table-cell office:value-type="float" office:value="15">
            <text:p>15</text:p>
          </table:table-cell>
          <table:table-cell office:value-type="float" office:value="88.215">
            <text:p>88.215</text:p>
          </table:table-cell>
          <table:table-cell table:formula="of:=IFERROR(VLOOKUP([.B59];[qrels.$C$824:.$E$1182];2;0);&quot;-&quot;)" office:value-type="float" office:value="0">
            <text:p>0</text:p>
          </table:table-cell>
          <table:table-cell table:formula="of:=SUM(INDIRECT(ADDRESS(MATCH([.A59];[.A$1:.A$109];0);5)&amp;&quot;:&quot;&amp;ADDRESS(ROW([.E59]);5)))/COUNTA(INDIRECT(ADDRESS(MATCH([.A59];[.A$1:.A$109];0);5)&amp;&quot;:&quot;&amp;ADDRESS(ROW([.E59]);5)))*100" office:value-type="float" office:value="46.6666666666667">
            <text:p>46.6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6">
            <text:p>16</text:p>
          </table:table-cell>
          <table:table-cell office:value-type="float" office:value="87.055">
            <text:p>87.055</text:p>
          </table:table-cell>
          <table:table-cell table:formula="of:=IFERROR(VLOOKUP([.B60];[qrels.$C$824:.$E$1182];2;0);&quot;-&quot;)" office:value-type="float" office:value="0">
            <text:p>0</text:p>
          </table:table-cell>
          <table:table-cell table:formula="of:=SUM(INDIRECT(ADDRESS(MATCH([.A60];[.A$1:.A$109];0);5)&amp;&quot;:&quot;&amp;ADDRESS(ROW([.E60]);5)))/COUNTA(INDIRECT(ADDRESS(MATCH([.A60];[.A$1:.A$109];0);5)&amp;&quot;:&quot;&amp;ADDRESS(ROW([.E60]);5)))*100" office:value-type="float" office:value="43.75">
            <text:p>43.75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7">
            <text:p>17</text:p>
          </table:table-cell>
          <table:table-cell office:value-type="float" office:value="86.858">
            <text:p>86.858</text:p>
          </table:table-cell>
          <table:table-cell table:formula="of:=IFERROR(VLOOKUP([.B61];[qrels.$C$824:.$E$1182];2;0);&quot;-&quot;)" office:value-type="float" office:value="1">
            <text:p>1</text:p>
          </table:table-cell>
          <table:table-cell table:formula="of:=SUM(INDIRECT(ADDRESS(MATCH([.A61];[.A$1:.A$109];0);5)&amp;&quot;:&quot;&amp;ADDRESS(ROW([.E61]);5)))/COUNTA(INDIRECT(ADDRESS(MATCH([.A61];[.A$1:.A$109];0);5)&amp;&quot;:&quot;&amp;ADDRESS(ROW([.E61]);5)))*100" office:value-type="float" office:value="47.0588235294118">
            <text:p>47.05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3089-0013</text:p>
          </table:table-cell>
          <table:table-cell office:value-type="float" office:value="18">
            <text:p>18</text:p>
          </table:table-cell>
          <table:table-cell office:value-type="float" office:value="84.954">
            <text:p>84.954</text:p>
          </table:table-cell>
          <table:table-cell table:formula="of:=IFERROR(VLOOKUP([.B62];[qrels.$C$824:.$E$1182];2;0);&quot;-&quot;)" office:value-type="float" office:value="1">
            <text:p>1</text:p>
          </table:table-cell>
          <table:table-cell table:formula="of:=SUM(INDIRECT(ADDRESS(MATCH([.A62];[.A$1:.A$109];0);5)&amp;&quot;:&quot;&amp;ADDRESS(ROW([.E62]);5)))/COUNTA(INDIRECT(ADDRESS(MATCH([.A62];[.A$1:.A$109];0);5)&amp;&quot;:&quot;&amp;ADDRESS(ROW([.E62]);5)))*100" office:value-type="float" office:value="50">
            <text:p>50.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9">
            <text:p>19</text:p>
          </table:table-cell>
          <table:table-cell office:value-type="float" office:value="83.467">
            <text:p>83.467</text:p>
          </table:table-cell>
          <table:table-cell table:formula="of:=IFERROR(VLOOKUP([.B63];[qrels.$C$824:.$E$1182];2;0);&quot;-&quot;)" office:value-type="float" office:value="1">
            <text:p>1</text:p>
          </table:table-cell>
          <table:table-cell table:formula="of:=SUM(INDIRECT(ADDRESS(MATCH([.A63];[.A$1:.A$109];0);5)&amp;&quot;:&quot;&amp;ADDRESS(ROW([.E63]);5)))/COUNTA(INDIRECT(ADDRESS(MATCH([.A63];[.A$1:.A$109];0);5)&amp;&quot;:&quot;&amp;ADDRESS(ROW([.E63]);5)))*100" office:value-type="float" office:value="52.6315789473684">
            <text:p>52.63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20">
            <text:p>20</text:p>
          </table:table-cell>
          <table:table-cell office:value-type="float" office:value="81.737">
            <text:p>81.737</text:p>
          </table:table-cell>
          <table:table-cell table:formula="of:=IFERROR(VLOOKUP([.B64];[qrels.$C$824:.$E$1182];2;0);&quot;-&quot;)" office:value-type="float" office:value="0">
            <text:p>0</text:p>
          </table:table-cell>
          <table:table-cell table:formula="of:=SUM(INDIRECT(ADDRESS(MATCH([.A64];[.A$1:.A$109];0);5)&amp;&quot;:&quot;&amp;ADDRESS(ROW([.E64]);5)))/COUNTA(INDIRECT(ADDRESS(MATCH([.A64];[.A$1:.A$109];0);5)&amp;&quot;:&quot;&amp;ADDRESS(ROW([.E64]);5)))*100" office:value-type="float" office:value="50">
            <text:p>50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formula="of:=SUM([.E45:.E54])/10" office:value-type="float" office:value="0.6">
            <text:p>0.6</text:p>
          </table:table-cell>
          <table:table-cell table:formula="of:=SUMIF([.E45:.E64];1;[.F45:.F64])/VLOOKUP([.A64];[$NumRel.$A$2:.$B$6];2;0)" office:value-type="float" office:value="54.2069540366754">
            <text:p>54.2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1490-0089</text:p>
          </table:table-cell>
          <table:table-cell office:value-type="float" office:value="1">
            <text:p>1</text:p>
          </table:table-cell>
          <table:table-cell office:value-type="float" office:value="112.158">
            <text:p>112.158</text:p>
          </table:table-cell>
          <table:table-cell table:formula="of:=IFERROR(VLOOKUP([.B67];[qrels.$C$1183:.$E$1678];2;0);&quot;-&quot;)" office:value-type="float" office:value="0">
            <text:p>0</text:p>
          </table:table-cell>
          <table:table-cell table:formula="of:=SUM(INDIRECT(ADDRESS(MATCH([.A67];[.A$1:.A$109];0);5)&amp;&quot;:&quot;&amp;ADDRESS(ROW([.E67]);5)))/COUNTA(INDIRECT(ADDRESS(MATCH([.A67];[.A$1:.A$109];0);5)&amp;&quot;:&quot;&amp;ADDRESS(ROW([.E67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2">
            <text:p>2</text:p>
          </table:table-cell>
          <table:table-cell office:value-type="float" office:value="110.305">
            <text:p>110.305</text:p>
          </table:table-cell>
          <table:table-cell table:formula="of:=IFERROR(VLOOKUP([.B68];[qrels.$C$1183:.$E$1678];2;0);&quot;-&quot;)" office:value-type="float" office:value="0">
            <text:p>0</text:p>
          </table:table-cell>
          <table:table-cell table:formula="of:=SUM(INDIRECT(ADDRESS(MATCH([.A68];[.A$1:.A$109];0);5)&amp;&quot;:&quot;&amp;ADDRESS(ROW([.E68]);5)))/COUNTA(INDIRECT(ADDRESS(MATCH([.A68];[.A$1:.A$109];0);5)&amp;&quot;:&quot;&amp;ADDRESS(ROW([.E68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3">
            <text:p>3</text:p>
          </table:table-cell>
          <table:table-cell office:value-type="float" office:value="83.865">
            <text:p>83.865</text:p>
          </table:table-cell>
          <table:table-cell table:formula="of:=IFERROR(VLOOKUP([.B69];[qrels.$C$1183:.$E$1678];2;0);&quot;-&quot;)" office:value-type="float" office:value="0">
            <text:p>0</text:p>
          </table:table-cell>
          <table:table-cell table:formula="of:=SUM(INDIRECT(ADDRESS(MATCH([.A69];[.A$1:.A$109];0);5)&amp;&quot;:&quot;&amp;ADDRESS(ROW([.E69]);5)))/COUNTA(INDIRECT(ADDRESS(MATCH([.A69];[.A$1:.A$109];0);5)&amp;&quot;:&quot;&amp;ADDRESS(ROW([.E69]);5)))*100" office:value-type="float" office:value="0">
            <text:p>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4">
            <text:p>4</text:p>
          </table:table-cell>
          <table:table-cell office:value-type="float" office:value="82.709">
            <text:p>82.709</text:p>
          </table:table-cell>
          <table:table-cell table:formula="of:=IFERROR(VLOOKUP([.B70];[qrels.$C$1183:.$E$1678];2;0);&quot;-&quot;)" office:value-type="float" office:value="1">
            <text:p>1</text:p>
          </table:table-cell>
          <table:table-cell table:formula="of:=SUM(INDIRECT(ADDRESS(MATCH([.A70];[.A$1:.A$109];0);5)&amp;&quot;:&quot;&amp;ADDRESS(ROW([.E70]);5)))/COUNTA(INDIRECT(ADDRESS(MATCH([.A70];[.A$1:.A$109];0);5)&amp;&quot;:&quot;&amp;ADDRESS(ROW([.E70]);5)))*100" office:value-type="float" office:value="25">
            <text:p>25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5">
            <text:p>5</text:p>
          </table:table-cell>
          <table:table-cell office:value-type="float" office:value="72.33">
            <text:p>72.33</text:p>
          </table:table-cell>
          <table:table-cell table:formula="of:=IFERROR(VLOOKUP([.B71];[qrels.$C$1183:.$E$1678];2;0);&quot;-&quot;)" office:value-type="float" office:value="1">
            <text:p>1</text:p>
          </table:table-cell>
          <table:table-cell table:formula="of:=SUM(INDIRECT(ADDRESS(MATCH([.A71];[.A$1:.A$109];0);5)&amp;&quot;:&quot;&amp;ADDRESS(ROW([.E71]);5)))/COUNTA(INDIRECT(ADDRESS(MATCH([.A71];[.A$1:.A$109];0);5)&amp;&quot;:&quot;&amp;ADDRESS(ROW([.E71]);5)))*100" office:value-type="float" office:value="40">
            <text:p>4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2289-0002</text:p>
          </table:table-cell>
          <table:table-cell office:value-type="float" office:value="6">
            <text:p>6</text:p>
          </table:table-cell>
          <table:table-cell office:value-type="float" office:value="61.823">
            <text:p>61.823</text:p>
          </table:table-cell>
          <table:table-cell table:formula="of:=IFERROR(VLOOKUP([.B72];[qrels.$C$1183:.$E$1678];2;0);&quot;-&quot;)" office:value-type="float" office:value="0">
            <text:p>0</text:p>
          </table:table-cell>
          <table:table-cell table:formula="of:=SUM(INDIRECT(ADDRESS(MATCH([.A72];[.A$1:.A$109];0);5)&amp;&quot;:&quot;&amp;ADDRESS(ROW([.E72]);5)))/COUNTA(INDIRECT(ADDRESS(MATCH([.A72];[.A$1:.A$109];0);5)&amp;&quot;:&quot;&amp;ADDRESS(ROW([.E72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1590-0098</text:p>
          </table:table-cell>
          <table:table-cell office:value-type="float" office:value="7">
            <text:p>7</text:p>
          </table:table-cell>
          <table:table-cell office:value-type="float" office:value="46.876">
            <text:p>46.876</text:p>
          </table:table-cell>
          <table:table-cell table:formula="of:=IFERROR(VLOOKUP([.B73];[qrels.$C$1183:.$E$1678];2;0);&quot;-&quot;)" office:value-type="float" office:value="1">
            <text:p>1</text:p>
          </table:table-cell>
          <table:table-cell table:formula="of:=SUM(INDIRECT(ADDRESS(MATCH([.A73];[.A$1:.A$109];0);5)&amp;&quot;:&quot;&amp;ADDRESS(ROW([.E73]);5)))/COUNTA(INDIRECT(ADDRESS(MATCH([.A73];[.A$1:.A$109];0);5)&amp;&quot;:&quot;&amp;ADDRESS(ROW([.E73]);5)))*100" office:value-type="float" office:value="42.8571428571429">
            <text:p>42.85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690-0067</text:p>
          </table:table-cell>
          <table:table-cell office:value-type="float" office:value="8">
            <text:p>8</text:p>
          </table:table-cell>
          <table:table-cell office:value-type="float" office:value="40.65">
            <text:p>40.65</text:p>
          </table:table-cell>
          <table:table-cell table:formula="of:=IFERROR(VLOOKUP([.B74];[qrels.$C$1183:.$E$1678];2;0);&quot;-&quot;)" office:value-type="float" office:value="1">
            <text:p>1</text:p>
          </table:table-cell>
          <table:table-cell table:formula="of:=SUM(INDIRECT(ADDRESS(MATCH([.A74];[.A$1:.A$109];0);5)&amp;&quot;:&quot;&amp;ADDRESS(ROW([.E74]);5)))/COUNTA(INDIRECT(ADDRESS(MATCH([.A74];[.A$1:.A$109];0);5)&amp;&quot;:&quot;&amp;ADDRESS(ROW([.E74]);5)))*100" office:value-type="float" office:value="50">
            <text:p>5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2489-0134</text:p>
          </table:table-cell>
          <table:table-cell office:value-type="float" office:value="9">
            <text:p>9</text:p>
          </table:table-cell>
          <table:table-cell office:value-type="float" office:value="40.582">
            <text:p>40.582</text:p>
          </table:table-cell>
          <table:table-cell table:formula="of:=IFERROR(VLOOKUP([.B75];[qrels.$C$1183:.$E$1678];2;0);&quot;-&quot;)" office:value-type="float" office:value="0">
            <text:p>0</text:p>
          </table:table-cell>
          <table:table-cell table:formula="of:=SUM(INDIRECT(ADDRESS(MATCH([.A75];[.A$1:.A$109];0);5)&amp;&quot;:&quot;&amp;ADDRESS(ROW([.E75]);5)))/COUNTA(INDIRECT(ADDRESS(MATCH([.A75];[.A$1:.A$109];0);5)&amp;&quot;:&quot;&amp;ADDRESS(ROW([.E75]);5)))*100" office:value-type="float" office:value="44.4444444444444">
            <text:p>44.44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289-0098</text:p>
          </table:table-cell>
          <table:table-cell office:value-type="float" office:value="10">
            <text:p>10</text:p>
          </table:table-cell>
          <table:table-cell office:value-type="float" office:value="40.318">
            <text:p>40.318</text:p>
          </table:table-cell>
          <table:table-cell table:formula="of:=IFERROR(VLOOKUP([.B76];[qrels.$C$1183:.$E$1678];2;0);&quot;-&quot;)" office:value-type="float" office:value="0">
            <text:p>0</text:p>
          </table:table-cell>
          <table:table-cell table:formula="of:=SUM(INDIRECT(ADDRESS(MATCH([.A76];[.A$1:.A$109];0);5)&amp;&quot;:&quot;&amp;ADDRESS(ROW([.E76]);5)))/COUNTA(INDIRECT(ADDRESS(MATCH([.A76];[.A$1:.A$109];0);5)&amp;&quot;:&quot;&amp;ADDRESS(ROW([.E76]);5)))*100" office:value-type="float" office:value="40">
            <text:p>40.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690-0039</text:p>
          </table:table-cell>
          <table:table-cell office:value-type="float" office:value="11">
            <text:p>11</text:p>
          </table:table-cell>
          <table:table-cell office:value-type="float" office:value="38.857">
            <text:p>38.857</text:p>
          </table:table-cell>
          <table:table-cell table:formula="of:=IFERROR(VLOOKUP([.B77];[qrels.$C$1183:.$E$1678];2;0);&quot;-&quot;)" office:value-type="float" office:value="0">
            <text:p>0</text:p>
          </table:table-cell>
          <table:table-cell table:formula="of:=SUM(INDIRECT(ADDRESS(MATCH([.A77];[.A$1:.A$109];0);5)&amp;&quot;:&quot;&amp;ADDRESS(ROW([.E77]);5)))/COUNTA(INDIRECT(ADDRESS(MATCH([.A77];[.A$1:.A$109];0);5)&amp;&quot;:&quot;&amp;ADDRESS(ROW([.E77]);5)))*100" office:value-type="float" office:value="36.3636363636364">
            <text:p>36.36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189-0071</text:p>
          </table:table-cell>
          <table:table-cell office:value-type="float" office:value="12">
            <text:p>12</text:p>
          </table:table-cell>
          <table:table-cell office:value-type="float" office:value="38.58">
            <text:p>38.58</text:p>
          </table:table-cell>
          <table:table-cell table:formula="of:=IFERROR(VLOOKUP([.B78];[qrels.$C$1183:.$E$1678];2;0);&quot;-&quot;)" office:value-type="float" office:value="0">
            <text:p>0</text:p>
          </table:table-cell>
          <table:table-cell table:formula="of:=SUM(INDIRECT(ADDRESS(MATCH([.A78];[.A$1:.A$109];0);5)&amp;&quot;:&quot;&amp;ADDRESS(ROW([.E78]);5)))/COUNTA(INDIRECT(ADDRESS(MATCH([.A78];[.A$1:.A$109];0);5)&amp;&quot;:&quot;&amp;ADDRESS(ROW([.E78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990-0061</text:p>
          </table:table-cell>
          <table:table-cell office:value-type="float" office:value="13">
            <text:p>13</text:p>
          </table:table-cell>
          <table:table-cell office:value-type="float" office:value="38.569">
            <text:p>38.569</text:p>
          </table:table-cell>
          <table:table-cell table:formula="of:=IFERROR(VLOOKUP([.B79];[qrels.$C$1183:.$E$1678];2;0);&quot;-&quot;)" office:value-type="float" office:value="1">
            <text:p>1</text:p>
          </table:table-cell>
          <table:table-cell table:formula="of:=SUM(INDIRECT(ADDRESS(MATCH([.A79];[.A$1:.A$109];0);5)&amp;&quot;:&quot;&amp;ADDRESS(ROW([.E79]);5)))/COUNTA(INDIRECT(ADDRESS(MATCH([.A79];[.A$1:.A$109];0);5)&amp;&quot;:&quot;&amp;ADDRESS(ROW([.E79]);5)))*100" office:value-type="float" office:value="38.4615384615385">
            <text:p>38.46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889-0077</text:p>
          </table:table-cell>
          <table:table-cell office:value-type="float" office:value="14">
            <text:p>14</text:p>
          </table:table-cell>
          <table:table-cell office:value-type="float" office:value="37.631">
            <text:p>37.631</text:p>
          </table:table-cell>
          <table:table-cell table:formula="of:=IFERROR(VLOOKUP([.B80];[qrels.$C$1183:.$E$1678];2;0);&quot;-&quot;)" office:value-type="float" office:value="0">
            <text:p>0</text:p>
          </table:table-cell>
          <table:table-cell table:formula="of:=SUM(INDIRECT(ADDRESS(MATCH([.A80];[.A$1:.A$109];0);5)&amp;&quot;:&quot;&amp;ADDRESS(ROW([.E80]);5)))/COUNTA(INDIRECT(ADDRESS(MATCH([.A80];[.A$1:.A$109];0);5)&amp;&quot;:&quot;&amp;ADDRESS(ROW([.E80]);5)))*100" office:value-type="float" office:value="35.7142857142857">
            <text:p>35.71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0590-0076</text:p>
          </table:table-cell>
          <table:table-cell office:value-type="float" office:value="15">
            <text:p>15</text:p>
          </table:table-cell>
          <table:table-cell office:value-type="float" office:value="37.221">
            <text:p>37.221</text:p>
          </table:table-cell>
          <table:table-cell table:formula="of:=IFERROR(VLOOKUP([.B81];[qrels.$C$1183:.$E$1678];2;0);&quot;-&quot;)" office:value-type="float" office:value="0">
            <text:p>0</text:p>
          </table:table-cell>
          <table:table-cell table:formula="of:=SUM(INDIRECT(ADDRESS(MATCH([.A81];[.A$1:.A$109];0);5)&amp;&quot;:&quot;&amp;ADDRESS(ROW([.E81]);5)))/COUNTA(INDIRECT(ADDRESS(MATCH([.A81];[.A$1:.A$109];0);5)&amp;&quot;:&quot;&amp;ADDRESS(ROW([.E81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2489-0132</text:p>
          </table:table-cell>
          <table:table-cell office:value-type="float" office:value="16">
            <text:p>16</text:p>
          </table:table-cell>
          <table:table-cell office:value-type="float" office:value="35.371">
            <text:p>35.371</text:p>
          </table:table-cell>
          <table:table-cell table:formula="of:=IFERROR(VLOOKUP([.B82];[qrels.$C$1183:.$E$1678];2;0);&quot;-&quot;)" office:value-type="float" office:value="0">
            <text:p>0</text:p>
          </table:table-cell>
          <table:table-cell table:formula="of:=SUM(INDIRECT(ADDRESS(MATCH([.A82];[.A$1:.A$109];0);5)&amp;&quot;:&quot;&amp;ADDRESS(ROW([.E82]);5)))/COUNTA(INDIRECT(ADDRESS(MATCH([.A82];[.A$1:.A$109];0);5)&amp;&quot;:&quot;&amp;ADDRESS(ROW([.E82]);5)))*100" office:value-type="float" office:value="31.25">
            <text:p>31.25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1689-0021</text:p>
          </table:table-cell>
          <table:table-cell office:value-type="float" office:value="17">
            <text:p>17</text:p>
          </table:table-cell>
          <table:table-cell office:value-type="float" office:value="35.275">
            <text:p>35.275</text:p>
          </table:table-cell>
          <table:table-cell table:formula="of:=IFERROR(VLOOKUP([.B83];[qrels.$C$1183:.$E$1678];2;0);&quot;-&quot;)" office:value-type="float" office:value="0">
            <text:p>0</text:p>
          </table:table-cell>
          <table:table-cell table:formula="of:=SUM(INDIRECT(ADDRESS(MATCH([.A83];[.A$1:.A$109];0);5)&amp;&quot;:&quot;&amp;ADDRESS(ROW([.E83]);5)))/COUNTA(INDIRECT(ADDRESS(MATCH([.A83];[.A$1:.A$109];0);5)&amp;&quot;:&quot;&amp;ADDRESS(ROW([.E83]);5)))*100" office:value-type="float" office:value="29.4117647058824">
            <text:p>29.41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189-0127</text:p>
          </table:table-cell>
          <table:table-cell office:value-type="float" office:value="18">
            <text:p>18</text:p>
          </table:table-cell>
          <table:table-cell office:value-type="float" office:value="34.85">
            <text:p>34.85</text:p>
          </table:table-cell>
          <table:table-cell table:formula="of:=IFERROR(VLOOKUP([.B84];[qrels.$C$1183:.$E$1678];2;0);&quot;-&quot;)" office:value-type="float" office:value="0">
            <text:p>0</text:p>
          </table:table-cell>
          <table:table-cell table:formula="of:=SUM(INDIRECT(ADDRESS(MATCH([.A84];[.A$1:.A$109];0);5)&amp;&quot;:&quot;&amp;ADDRESS(ROW([.E84]);5)))/COUNTA(INDIRECT(ADDRESS(MATCH([.A84];[.A$1:.A$109];0);5)&amp;&quot;:&quot;&amp;ADDRESS(ROW([.E84]);5)))*100" office:value-type="float" office:value="27.7777777777778">
            <text:p>27.77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290-0034</text:p>
          </table:table-cell>
          <table:table-cell office:value-type="float" office:value="19">
            <text:p>19</text:p>
          </table:table-cell>
          <table:table-cell office:value-type="float" office:value="34.013">
            <text:p>34.013</text:p>
          </table:table-cell>
          <table:table-cell table:formula="of:=IFERROR(VLOOKUP([.B85];[qrels.$C$1183:.$E$1678];2;0);&quot;-&quot;)" office:value-type="float" office:value="0">
            <text:p>0</text:p>
          </table:table-cell>
          <table:table-cell table:formula="of:=SUM(INDIRECT(ADDRESS(MATCH([.A85];[.A$1:.A$109];0);5)&amp;&quot;:&quot;&amp;ADDRESS(ROW([.E85]);5)))/COUNTA(INDIRECT(ADDRESS(MATCH([.A85];[.A$1:.A$109];0);5)&amp;&quot;:&quot;&amp;ADDRESS(ROW([.E85]);5)))*100" office:value-type="float" office:value="26.3157894736842">
            <text:p>26.31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989-0137</text:p>
          </table:table-cell>
          <table:table-cell office:value-type="float" office:value="20">
            <text:p>20</text:p>
          </table:table-cell>
          <table:table-cell office:value-type="float" office:value="33.781">
            <text:p>33.781</text:p>
          </table:table-cell>
          <table:table-cell table:formula="of:=IFERROR(VLOOKUP([.B86];[qrels.$C$1183:.$E$1678];2;0);&quot;-&quot;)" office:value-type="float" office:value="0">
            <text:p>0</text:p>
          </table:table-cell>
          <table:table-cell table:formula="of:=SUM(INDIRECT(ADDRESS(MATCH([.A86];[.A$1:.A$109];0);5)&amp;&quot;:&quot;&amp;ADDRESS(ROW([.E86]);5)))/COUNTA(INDIRECT(ADDRESS(MATCH([.A86];[.A$1:.A$109];0);5)&amp;&quot;:&quot;&amp;ADDRESS(ROW([.E86]);5)))*100" office:value-type="float" office:value="25">
            <text:p>2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23">
            <text:p>123</text:p>
          </table:table-cell>
          <table:table-cell office:value-type="string">
            <text:p>ms</text:p>
          </table:table-cell>
          <table:table-cell table:formula="of:=SUM([.E67:.E76])/10" office:value-type="float" office:value="0.4">
            <text:p>0.4</text:p>
          </table:table-cell>
          <table:table-cell table:formula="of:=SUMIF([.E67:.E86];1;[.F67:.F86])/VLOOKUP([.A86];[$NumRel.$A$2:.$B$6];2;0)" office:value-type="float" office:value="10.9065934065934">
            <text:p>10.9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1">
            <text:p>1</text:p>
          </table:table-cell>
          <table:table-cell office:value-type="float" office:value="164.238">
            <text:p>164.238</text:p>
          </table:table-cell>
          <table:table-cell table:formula="of:=IFERROR(VLOOKUP([.B89];[qrels.$C$1679:.$E$2101];2;0);&quot;-&quot;)" office:value-type="float" office:value="1">
            <text:p>1</text:p>
          </table:table-cell>
          <table:table-cell table:formula="of:=SUM(INDIRECT(ADDRESS(MATCH([.A89];[.A$1:.A$109];0);5)&amp;&quot;:&quot;&amp;ADDRESS(ROW([.E89]);5)))/COUNTA(INDIRECT(ADDRESS(MATCH([.A89];[.A$1:.A$109];0);5)&amp;&quot;:&quot;&amp;ADDRESS(ROW([.E89]);5)))*100" office:value-type="float" office:value="100">
            <text:p>10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2">
            <text:p>2</text:p>
          </table:table-cell>
          <table:table-cell office:value-type="float" office:value="157.512">
            <text:p>157.512</text:p>
          </table:table-cell>
          <table:table-cell table:formula="of:=IFERROR(VLOOKUP([.B90];[qrels.$C$1679:.$E$2101];2;0);&quot;-&quot;)" office:value-type="float" office:value="1">
            <text:p>1</text:p>
          </table:table-cell>
          <table:table-cell table:formula="of:=SUM(INDIRECT(ADDRESS(MATCH([.A90];[.A$1:.A$109];0);5)&amp;&quot;:&quot;&amp;ADDRESS(ROW([.E90]);5)))/COUNTA(INDIRECT(ADDRESS(MATCH([.A90];[.A$1:.A$109];0);5)&amp;&quot;:&quot;&amp;ADDRESS(ROW([.E90]);5)))*100" office:value-type="float" office:value="100">
            <text:p>10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3">
            <text:p>3</text:p>
          </table:table-cell>
          <table:table-cell office:value-type="float" office:value="145.444">
            <text:p>145.444</text:p>
          </table:table-cell>
          <table:table-cell table:formula="of:=IFERROR(VLOOKUP([.B91];[qrels.$C$1679:.$E$2101];2;0);&quot;-&quot;)" office:value-type="float" office:value="0">
            <text:p>0</text:p>
          </table:table-cell>
          <table:table-cell table:formula="of:=SUM(INDIRECT(ADDRESS(MATCH([.A91];[.A$1:.A$109];0);5)&amp;&quot;:&quot;&amp;ADDRESS(ROW([.E91]);5)))/COUNTA(INDIRECT(ADDRESS(MATCH([.A91];[.A$1:.A$109];0);5)&amp;&quot;:&quot;&amp;ADDRESS(ROW([.E91]);5)))*100" office:value-type="float" office:value="66.6666666666667">
            <text:p>6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4">
            <text:p>4</text:p>
          </table:table-cell>
          <table:table-cell office:value-type="float" office:value="131.529">
            <text:p>131.529</text:p>
          </table:table-cell>
          <table:table-cell table:formula="of:=IFERROR(VLOOKUP([.B92];[qrels.$C$1679:.$E$2101];2;0);&quot;-&quot;)" office:value-type="float" office:value="0">
            <text:p>0</text:p>
          </table:table-cell>
          <table:table-cell table:formula="of:=SUM(INDIRECT(ADDRESS(MATCH([.A92];[.A$1:.A$109];0);5)&amp;&quot;:&quot;&amp;ADDRESS(ROW([.E92]);5)))/COUNTA(INDIRECT(ADDRESS(MATCH([.A92];[.A$1:.A$109];0);5)&amp;&quot;:&quot;&amp;ADDRESS(ROW([.E92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5">
            <text:p>5</text:p>
          </table:table-cell>
          <table:table-cell office:value-type="float" office:value="127.142">
            <text:p>127.142</text:p>
          </table:table-cell>
          <table:table-cell table:formula="of:=IFERROR(VLOOKUP([.B93];[qrels.$C$1679:.$E$2101];2;0);&quot;-&quot;)" office:value-type="float" office:value="0">
            <text:p>0</text:p>
          </table:table-cell>
          <table:table-cell table:formula="of:=SUM(INDIRECT(ADDRESS(MATCH([.A93];[.A$1:.A$109];0);5)&amp;&quot;:&quot;&amp;ADDRESS(ROW([.E93]);5)))/COUNTA(INDIRECT(ADDRESS(MATCH([.A93];[.A$1:.A$109];0);5)&amp;&quot;:&quot;&amp;ADDRESS(ROW([.E93]);5)))*100" office:value-type="float" office:value="40">
            <text:p>4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6">
            <text:p>6</text:p>
          </table:table-cell>
          <table:table-cell office:value-type="float" office:value="125.978">
            <text:p>125.978</text:p>
          </table:table-cell>
          <table:table-cell table:formula="of:=IFERROR(VLOOKUP([.B94];[qrels.$C$1679:.$E$2101];2;0);&quot;-&quot;)" office:value-type="float" office:value="1">
            <text:p>1</text:p>
          </table:table-cell>
          <table:table-cell table:formula="of:=SUM(INDIRECT(ADDRESS(MATCH([.A94];[.A$1:.A$109];0);5)&amp;&quot;:&quot;&amp;ADDRESS(ROW([.E94]);5)))/COUNTA(INDIRECT(ADDRESS(MATCH([.A94];[.A$1:.A$109];0);5)&amp;&quot;:&quot;&amp;ADDRESS(ROW([.E94]);5)))*100" office:value-type="float" office:value="50">
            <text:p>5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0890-0054</text:p>
          </table:table-cell>
          <table:table-cell office:value-type="float" office:value="7">
            <text:p>7</text:p>
          </table:table-cell>
          <table:table-cell office:value-type="float" office:value="94.654">
            <text:p>94.654</text:p>
          </table:table-cell>
          <table:table-cell table:formula="of:=IFERROR(VLOOKUP([.B95];[qrels.$C$1679:.$E$2101];2;0);&quot;-&quot;)" office:value-type="float" office:value="0">
            <text:p>0</text:p>
          </table:table-cell>
          <table:table-cell table:formula="of:=SUM(INDIRECT(ADDRESS(MATCH([.A95];[.A$1:.A$109];0);5)&amp;&quot;:&quot;&amp;ADDRESS(ROW([.E95]);5)))/COUNTA(INDIRECT(ADDRESS(MATCH([.A95];[.A$1:.A$109];0);5)&amp;&quot;:&quot;&amp;ADDRESS(ROW([.E95]);5)))*100" office:value-type="float" office:value="42.8571428571429">
            <text:p>42.85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71790-0136</text:p>
          </table:table-cell>
          <table:table-cell office:value-type="float" office:value="8">
            <text:p>8</text:p>
          </table:table-cell>
          <table:table-cell office:value-type="float" office:value="87.563">
            <text:p>87.563</text:p>
          </table:table-cell>
          <table:table-cell table:formula="of:=IFERROR(VLOOKUP([.B96];[qrels.$C$1679:.$E$2101];2;0);&quot;-&quot;)" office:value-type="float" office:value="0">
            <text:p>0</text:p>
          </table:table-cell>
          <table:table-cell table:formula="of:=SUM(INDIRECT(ADDRESS(MATCH([.A96];[.A$1:.A$109];0);5)&amp;&quot;:&quot;&amp;ADDRESS(ROW([.E96]);5)))/COUNTA(INDIRECT(ADDRESS(MATCH([.A96];[.A$1:.A$109];0);5)&amp;&quot;:&quot;&amp;ADDRESS(ROW([.E96]);5)))*100" office:value-type="float" office:value="37.5">
            <text:p>37.5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0590-0005</text:p>
          </table:table-cell>
          <table:table-cell office:value-type="float" office:value="9">
            <text:p>9</text:p>
          </table:table-cell>
          <table:table-cell office:value-type="float" office:value="85.548">
            <text:p>85.548</text:p>
          </table:table-cell>
          <table:table-cell table:formula="of:=IFERROR(VLOOKUP([.B97];[qrels.$C$1679:.$E$2101];2;0);&quot;-&quot;)" office:value-type="string" office:string-value="-">
            <text:p>-</text:p>
          </table:table-cell>
          <table:table-cell table:formula="of:=SUM(INDIRECT(ADDRESS(MATCH([.A97];[.A$1:.A$109];0);5)&amp;&quot;:&quot;&amp;ADDRESS(ROW([.E97]);5)))/COUNTA(INDIRECT(ADDRESS(MATCH([.A97];[.A$1:.A$109];0);5)&amp;&quot;:&quot;&amp;ADDRESS(ROW([.E97]);5)))*100" office:value-type="float" office:value="33.3333333333333">
            <text:p>33.33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2289-0071</text:p>
          </table:table-cell>
          <table:table-cell office:value-type="float" office:value="10">
            <text:p>10</text:p>
          </table:table-cell>
          <table:table-cell office:value-type="float" office:value="81.553">
            <text:p>81.553</text:p>
          </table:table-cell>
          <table:table-cell table:formula="of:=IFERROR(VLOOKUP([.B98];[qrels.$C$1679:.$E$2101];2;0);&quot;-&quot;)" office:value-type="string" office:string-value="-">
            <text:p>-</text:p>
          </table:table-cell>
          <table:table-cell table:formula="of:=SUM(INDIRECT(ADDRESS(MATCH([.A98];[.A$1:.A$109];0);5)&amp;&quot;:&quot;&amp;ADDRESS(ROW([.E98]);5)))/COUNTA(INDIRECT(ADDRESS(MATCH([.A98];[.A$1:.A$109];0);5)&amp;&quot;:&quot;&amp;ADDRESS(ROW([.E98]);5)))*100" office:value-type="float" office:value="30">
            <text:p>3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090-0009</text:p>
          </table:table-cell>
          <table:table-cell office:value-type="float" office:value="11">
            <text:p>11</text:p>
          </table:table-cell>
          <table:table-cell office:value-type="float" office:value="81.14">
            <text:p>81.14</text:p>
          </table:table-cell>
          <table:table-cell table:formula="of:=IFERROR(VLOOKUP([.B99];[qrels.$C$1679:.$E$2101];2;0);&quot;-&quot;)" office:value-type="string" office:string-value="-">
            <text:p>-</text:p>
          </table:table-cell>
          <table:table-cell table:formula="of:=SUM(INDIRECT(ADDRESS(MATCH([.A99];[.A$1:.A$109];0);5)&amp;&quot;:&quot;&amp;ADDRESS(ROW([.E99]);5)))/COUNTA(INDIRECT(ADDRESS(MATCH([.A99];[.A$1:.A$109];0);5)&amp;&quot;:&quot;&amp;ADDRESS(ROW([.E99]);5)))*100" office:value-type="float" office:value="27.2727272727273">
            <text:p>27.27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189-0042</text:p>
          </table:table-cell>
          <table:table-cell office:value-type="float" office:value="12">
            <text:p>12</text:p>
          </table:table-cell>
          <table:table-cell office:value-type="float" office:value="81.13">
            <text:p>81.13</text:p>
          </table:table-cell>
          <table:table-cell table:formula="of:=IFERROR(VLOOKUP([.B100];[qrels.$C$1679:.$E$2101];2;0);&quot;-&quot;)" office:value-type="float" office:value="0">
            <text:p>0</text:p>
          </table:table-cell>
          <table:table-cell table:formula="of:=SUM(INDIRECT(ADDRESS(MATCH([.A100];[.A$1:.A$109];0);5)&amp;&quot;:&quot;&amp;ADDRESS(ROW([.E100]);5)))/COUNTA(INDIRECT(ADDRESS(MATCH([.A100];[.A$1:.A$109];0);5)&amp;&quot;:&quot;&amp;ADDRESS(ROW([.E100]);5)))*100" office:value-type="float" office:value="25">
            <text:p>25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790-0015</text:p>
          </table:table-cell>
          <table:table-cell office:value-type="float" office:value="13">
            <text:p>13</text:p>
          </table:table-cell>
          <table:table-cell office:value-type="float" office:value="81.094">
            <text:p>81.094</text:p>
          </table:table-cell>
          <table:table-cell table:formula="of:=IFERROR(VLOOKUP([.B101];[qrels.$C$1679:.$E$2101];2;0);&quot;-&quot;)" office:value-type="float" office:value="0">
            <text:p>0</text:p>
          </table:table-cell>
          <table:table-cell table:formula="of:=SUM(INDIRECT(ADDRESS(MATCH([.A101];[.A$1:.A$109];0);5)&amp;&quot;:&quot;&amp;ADDRESS(ROW([.E101]);5)))/COUNTA(INDIRECT(ADDRESS(MATCH([.A101];[.A$1:.A$109];0);5)&amp;&quot;:&quot;&amp;ADDRESS(ROW([.E101]);5)))*100" office:value-type="float" office:value="23.0769230769231">
            <text:p>23.07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989-0021</text:p>
          </table:table-cell>
          <table:table-cell office:value-type="float" office:value="14">
            <text:p>14</text:p>
          </table:table-cell>
          <table:table-cell office:value-type="float" office:value="81.076">
            <text:p>81.076</text:p>
          </table:table-cell>
          <table:table-cell table:formula="of:=IFERROR(VLOOKUP([.B102];[qrels.$C$1679:.$E$2101];2;0);&quot;-&quot;)" office:value-type="string" office:string-value="-">
            <text:p>-</text:p>
          </table:table-cell>
          <table:table-cell table:formula="of:=SUM(INDIRECT(ADDRESS(MATCH([.A102];[.A$1:.A$109];0);5)&amp;&quot;:&quot;&amp;ADDRESS(ROW([.E102]);5)))/COUNTA(INDIRECT(ADDRESS(MATCH([.A102];[.A$1:.A$109];0);5)&amp;&quot;:&quot;&amp;ADDRESS(ROW([.E102]);5)))*100" office:value-type="float" office:value="21.4285714285714">
            <text:p>21.42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290-0181</text:p>
          </table:table-cell>
          <table:table-cell office:value-type="float" office:value="15">
            <text:p>15</text:p>
          </table:table-cell>
          <table:table-cell office:value-type="float" office:value="80.264">
            <text:p>80.264</text:p>
          </table:table-cell>
          <table:table-cell table:formula="of:=IFERROR(VLOOKUP([.B103];[qrels.$C$1679:.$E$2101];2;0);&quot;-&quot;)" office:value-type="float" office:value="0">
            <text:p>0</text:p>
          </table:table-cell>
          <table:table-cell table:formula="of:=SUM(INDIRECT(ADDRESS(MATCH([.A103];[.A$1:.A$109];0);5)&amp;&quot;:&quot;&amp;ADDRESS(ROW([.E103]);5)))/COUNTA(INDIRECT(ADDRESS(MATCH([.A103];[.A$1:.A$109];0);5)&amp;&quot;:&quot;&amp;ADDRESS(ROW([.E103]);5)))*100" office:value-type="float" office:value="20">
            <text:p>20.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1690-0072</text:p>
          </table:table-cell>
          <table:table-cell office:value-type="float" office:value="16">
            <text:p>16</text:p>
          </table:table-cell>
          <table:table-cell office:value-type="float" office:value="78.919">
            <text:p>78.919</text:p>
          </table:table-cell>
          <table:table-cell table:formula="of:=IFERROR(VLOOKUP([.B104];[qrels.$C$1679:.$E$2101];2;0);&quot;-&quot;)" office:value-type="string" office:string-value="-">
            <text:p>-</text:p>
          </table:table-cell>
          <table:table-cell table:formula="of:=SUM(INDIRECT(ADDRESS(MATCH([.A104];[.A$1:.A$109];0);5)&amp;&quot;:&quot;&amp;ADDRESS(ROW([.E104]);5)))/COUNTA(INDIRECT(ADDRESS(MATCH([.A104];[.A$1:.A$109];0);5)&amp;&quot;:&quot;&amp;ADDRESS(ROW([.E104]);5)))*100" office:value-type="float" office:value="18.75">
            <text:p>18.75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2790-0036</text:p>
          </table:table-cell>
          <table:table-cell office:value-type="float" office:value="17">
            <text:p>17</text:p>
          </table:table-cell>
          <table:table-cell office:value-type="float" office:value="78.677">
            <text:p>78.677</text:p>
          </table:table-cell>
          <table:table-cell table:formula="of:=IFERROR(VLOOKUP([.B105];[qrels.$C$1679:.$E$2101];2;0);&quot;-&quot;)" office:value-type="float" office:value="0">
            <text:p>0</text:p>
          </table:table-cell>
          <table:table-cell table:formula="of:=SUM(INDIRECT(ADDRESS(MATCH([.A105];[.A$1:.A$109];0);5)&amp;&quot;:&quot;&amp;ADDRESS(ROW([.E105]);5)))/COUNTA(INDIRECT(ADDRESS(MATCH([.A105];[.A$1:.A$109];0);5)&amp;&quot;:&quot;&amp;ADDRESS(ROW([.E105]);5)))*100" office:value-type="float" office:value="17.6470588235294">
            <text:p>17.64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1889-0010</text:p>
          </table:table-cell>
          <table:table-cell office:value-type="float" office:value="18">
            <text:p>18</text:p>
          </table:table-cell>
          <table:table-cell office:value-type="float" office:value="78.531">
            <text:p>78.531</text:p>
          </table:table-cell>
          <table:table-cell table:formula="of:=IFERROR(VLOOKUP([.B106];[qrels.$C$1679:.$E$2101];2;0);&quot;-&quot;)" office:value-type="string" office:string-value="-">
            <text:p>-</text:p>
          </table:table-cell>
          <table:table-cell table:formula="of:=SUM(INDIRECT(ADDRESS(MATCH([.A106];[.A$1:.A$109];0);5)&amp;&quot;:&quot;&amp;ADDRESS(ROW([.E106]);5)))/COUNTA(INDIRECT(ADDRESS(MATCH([.A106];[.A$1:.A$109];0);5)&amp;&quot;:&quot;&amp;ADDRESS(ROW([.E106]);5)))*100" office:value-type="float" office:value="16.6666666666667">
            <text:p>16.6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1290-0045</text:p>
          </table:table-cell>
          <table:table-cell office:value-type="float" office:value="19">
            <text:p>19</text:p>
          </table:table-cell>
          <table:table-cell office:value-type="float" office:value="77.89">
            <text:p>77.89</text:p>
          </table:table-cell>
          <table:table-cell table:formula="of:=IFERROR(VLOOKUP([.B107];[qrels.$C$1679:.$E$2101];2;0);&quot;-&quot;)" office:value-type="float" office:value="0">
            <text:p>0</text:p>
          </table:table-cell>
          <table:table-cell table:formula="of:=SUM(INDIRECT(ADDRESS(MATCH([.A107];[.A$1:.A$109];0);5)&amp;&quot;:&quot;&amp;ADDRESS(ROW([.E107]);5)))/COUNTA(INDIRECT(ADDRESS(MATCH([.A107];[.A$1:.A$109];0);5)&amp;&quot;:&quot;&amp;ADDRESS(ROW([.E107]);5)))*100" office:value-type="float" office:value="15.7894736842105">
            <text:p>15.78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890-0073</text:p>
          </table:table-cell>
          <table:table-cell office:value-type="float" office:value="20">
            <text:p>20</text:p>
          </table:table-cell>
          <table:table-cell office:value-type="float" office:value="76.377">
            <text:p>76.377</text:p>
          </table:table-cell>
          <table:table-cell table:formula="of:=IFERROR(VLOOKUP([.B108];[qrels.$C$1679:.$E$2101];2;0);&quot;-&quot;)" office:value-type="string" office:string-value="-">
            <text:p>-</text:p>
          </table:table-cell>
          <table:table-cell table:formula="of:=SUM(INDIRECT(ADDRESS(MATCH([.A108];[.A$1:.A$109];0);5)&amp;&quot;:&quot;&amp;ADDRESS(ROW([.E108]);5)))/COUNTA(INDIRECT(ADDRESS(MATCH([.A108];[.A$1:.A$109];0);5)&amp;&quot;:&quot;&amp;ADDRESS(ROW([.E108]);5)))*100" office:value-type="float" office:value="15">
            <text:p>15.00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9">
            <text:p>139</text:p>
          </table:table-cell>
          <table:table-cell office:value-type="string">
            <text:p>ms</text:p>
          </table:table-cell>
          <table:table-cell table:formula="of:=SUM([.E89:.E98])/10" office:value-type="float" office:value="0.3">
            <text:p>0.3</text:p>
          </table:table-cell>
          <table:table-cell table:formula="of:=SUMIF([.E89:.E108];1;[.F89:.F108])/VLOOKUP([.A108];[$NumRel.$A$2:.$B$6];2;0)" office:value-type="float" office:value="4.80769230769231">
            <text:p>4.808</text:p>
          </table:table-cell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rels" table:style-name="ta1"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189-00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190-00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3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489-0026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689-006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089-01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189-008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389-00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4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589-005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990-009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190-00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190-011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289-00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590-002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089-004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189-003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189-004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189-00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0589-007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0789-013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0790-008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089-009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289-0050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4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8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590-02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689-001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890-010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2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3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490-016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590-01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590-019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689-023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690-006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790-00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790-00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889-015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189-0139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190-011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289-008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489-003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589-015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689-00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690-01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790-004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890-016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9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990-018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289-008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389-0076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590-002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590-01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689-01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889-00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890-019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0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390-007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390-01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490-003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490-007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590-008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889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890-009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990-02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090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89-00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89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1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189-00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189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190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389-004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390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689-004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689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690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790-01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989-007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290-008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390-005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689-006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7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789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3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390-00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490-02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490-02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589-006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789-018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989-003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290-00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290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389-00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590-01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690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690-02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89-003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89-006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89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90-003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890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989-011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989-01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990-003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189-00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190-008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390-01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390-018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889-014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989-002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090-007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390-00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489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589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590-009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789-01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889-00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889-017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3190-007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389-003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3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590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590-015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690-007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989-00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989-010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989-01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090-01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290-007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589-004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590-00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590-01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790-012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990-009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090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189-007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190-00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890-02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1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289-01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690-00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789-008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989-00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990-01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2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389-008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789-00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790-009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890-00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890-008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090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189-004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190-00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290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389-01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390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490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590-00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590-005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689-004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689-00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6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789-002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790-017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89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89-008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90-00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90-005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90-02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0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089-01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189-00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189-00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189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189-004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189-01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289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389-007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389-01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689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790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890-009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989-005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089-00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189-004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489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489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590-014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6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790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889-006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890-00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890-001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989-004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990-01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089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1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190-00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589-013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04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0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1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2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01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08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2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89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89-007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89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90-00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3189-01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3189-02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290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290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489-00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490-00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589-008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789-02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790-01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089-003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089-017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289-014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390-02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489-00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490-00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789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789-017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7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889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989-004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089-012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290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389-00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489-00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489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489-01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589-007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789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889-01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189-0189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190-00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289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290-0174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4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590-0009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89-01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90-005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90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90-013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8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889-00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890-0131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090-00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189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190-02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389-016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589-00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590-005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689-00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690-01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790-004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790-005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790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989-013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990-00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189-005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289-009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390-006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690-002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789-014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31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289-01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289-01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389-006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390-00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489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490-02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690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790-00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990-001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990-01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289-00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289-02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290-005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389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390-005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489-007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789-01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889-01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889-01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890-01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9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489-005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590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889-007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990-023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0690-00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0690-024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0789-002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089-004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090-009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190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289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290-01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390-012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489-018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490-00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589-00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590-005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590-00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690-020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789-02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789-022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789-023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890-00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890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9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990-01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189-002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190-005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190-01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89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89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89-017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90-010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589-003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690-002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790-02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8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890-012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990-004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9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089-01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090-016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189-00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189-011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189-01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189-007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390-013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489-003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490-02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590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889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889-01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889-016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989-004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089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190-013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289-02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89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89-005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89-01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489-00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490-00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590-009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5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6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789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790-002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989-01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089-00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289-00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290-00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389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589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589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690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990-00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3089-007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3190-01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190-004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3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390-01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490-00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89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89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90-005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690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690-01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789-00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789-011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789-01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089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1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89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89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90-00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90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489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589-01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689-01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890-00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989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9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090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1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290-02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689-00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689-008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6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789-008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289-008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289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389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490-01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590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790-003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889-01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890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890-01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989-00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990-01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990-02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090-00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190-02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290-00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690-02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790-00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890-007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989-001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989-01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090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090-005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0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14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2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2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389-01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3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390-01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889-01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389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389-002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489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790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8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889-009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890-017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990-004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090-01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689-01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690-008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89-00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89-006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90-00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90-0126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889-007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889-00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990-006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089-01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89-00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89-008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90-00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90-009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90-01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89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89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90-00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89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89-01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89-01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1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1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789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790-02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8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890-01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02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03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1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2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2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2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190-01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290-015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89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89-013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90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90-02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490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789-012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789-016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989-016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090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090-02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89-00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89-015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90-018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90-01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289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290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389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3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390-01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490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689-00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6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690-01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789-00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789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790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889-00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989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089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0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090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190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290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389-01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490-01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789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890-00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89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89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90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3190-01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3190-02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189-01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289-004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289-009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589-0049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5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590-01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8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090-02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190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190-00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290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290-00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389-008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589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590-01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8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990-007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089-002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190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289-006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490-00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5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590-004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590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789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890-0104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08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1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1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589-001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590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590-017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090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389-01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689-01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689-020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289-01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289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290-01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390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89-005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7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8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8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590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690-00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690-01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989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990-003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6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7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1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190-00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1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389-01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589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990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089-00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0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1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289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389-017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390-002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390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490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490-01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589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589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589-00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790-00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990-00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990-02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089-01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090-01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290-01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5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590-01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790-00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8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989-01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990-012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189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389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389-006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390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1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589-006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89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90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90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90-00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789-002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789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089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589-001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689-00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789-01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790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189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189-01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389-01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489-00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690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889-00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3089-006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3089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189-005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0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490-005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490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89-01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90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689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790-025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790-02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13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90-01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989-00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990-005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990-014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089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090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090-01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1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190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190-007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2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290-011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290-01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389-018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390-01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489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589-004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589-01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89-00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90-003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90-012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790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889-007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889-00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989-00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989-003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989-013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089-002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089-017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089-017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190-00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2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89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90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90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90-01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489-002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489-01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689-01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789-01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7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889-01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990-00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3089-003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189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189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89-01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90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90-01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90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4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89-017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89-018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90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90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690-01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789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889-00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8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089-01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190-017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2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290-00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390-00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590-004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89-01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89-01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89-016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90-01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90-01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90-01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790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8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890-01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989-02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089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090-015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189-01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290-01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690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690-007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690-008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789-003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790-01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990-01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3090-015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190-01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389-012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489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490-00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589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690-02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789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990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990-02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089-01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089-02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090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189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190-003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190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289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290-00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5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590-01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789-011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790-008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890-00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890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989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989-01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90-00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90-01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90-013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390-02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489-00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490-004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589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5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6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789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789-013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790-02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890-00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89-01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89-01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89-01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90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1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390-006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490-02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89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89-006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89-01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90-01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689-00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789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790-010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889-01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990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189-01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190-00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190-01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289-014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290-009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389-0029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490-016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589-000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589-00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590-005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6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6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890-00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890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890-01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989-019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989-020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0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390-00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5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590-00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990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990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189-009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190-00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190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289-00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289-005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3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490-0136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589-00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589-007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590-00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690-00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889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890-008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890-008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989-006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990-01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190-01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289-005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490-004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0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2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689-008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790-01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989-006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989-010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090-01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290-02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790-00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790-009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190-01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289-005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289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290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489-00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689-008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890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890-00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290-01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390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590-00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590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590-00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689-000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690-00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889-00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9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989-011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990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290-00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290-0151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390-007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489-009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689-00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990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990-00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3089-001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3089-00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0590-00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0689-007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0789-01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090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189-01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190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289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290-008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389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390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690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690-004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7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989-005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990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990-0072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189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389-007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589-00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689-006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690-000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790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990-019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290-00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290-005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790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889-005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090-003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090-003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290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490-01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790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790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889-0006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290-011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589-003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589-003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590-01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989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990-00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3190-003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3190-01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1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1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7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790-015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4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4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490-00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0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0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03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1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890-01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190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289-02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690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789-01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790-009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890-006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989-003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3090-01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190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590-00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689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690-00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290-013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389-01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489-010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7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990-01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089-005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089-005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189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289-0144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290-007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690-005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789-007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789-01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890-01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990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189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190-01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289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290-02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690-007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890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189-01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389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389-00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390-008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590-016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989-005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390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390-008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390-00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490-001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890-00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3089-00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3090-02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0789-00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189-00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289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390-01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390-01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489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489-003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089-003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1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689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689-010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689-01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8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8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890-006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589-007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790-02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3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13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190-01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89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89-01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1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1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389-00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389-01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390-01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490-02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89-000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89-02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89-020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90-004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89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89-009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90-006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790-01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0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2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2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989-013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989-02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990-01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89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89-01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89-01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90-01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05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06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1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1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589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590-019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689-011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789-00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789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989-02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189-00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290-01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08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09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1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2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26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589-00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689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790-00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890-02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989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989-006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9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089-008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089-01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289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289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89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89-000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89-00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90-02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689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989-00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2189-007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2389-02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2789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3090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390-000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4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490-002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589-001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689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690-013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789-006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889-016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190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389-01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390-01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489-00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689-004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789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990-01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2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2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06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06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20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90-010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90-01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89-00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89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89-01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90-001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89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89-01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01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08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16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1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1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2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2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489-02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490-00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589-010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589-01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89-009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00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0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03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17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17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1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89-01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1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1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89-013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89-01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90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90-01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89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89-013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05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1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1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17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89-01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89-019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90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0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1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1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289-002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289-006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290-00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4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4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590-00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590-01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89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90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90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7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7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790-005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889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990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190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190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389-00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89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8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98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1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689-009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789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790-00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890-00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990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990-00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990-01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090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190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0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1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489-003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790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8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990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3190-006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190-0053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289-02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2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490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589-004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589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989-00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990-00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9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189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289-005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290-00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389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589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689-01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690-00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7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889-00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989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989-02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389-01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390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589-01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689-00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689-0112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690-00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789-00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289-01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2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389-005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389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89-00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90-002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90-012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689-00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0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1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2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190-009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2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290-00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89-00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89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89-00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90-01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490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589-01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689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789-00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789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790-008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889-00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890-00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890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9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989-01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190-01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290-02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4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490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490-013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6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7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989-002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990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89-02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90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90-008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90-01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190-017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2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3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390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490-001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589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590-014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7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989-01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990-001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89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89-00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89-00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90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190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190-00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290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389-01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489-01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490-006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89-002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89-008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89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90-006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989-004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089-0083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0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290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89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90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90-002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90-01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489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589-00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590-01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590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690-014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789-01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790-007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990-007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990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3090-00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190-00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190-01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390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390-01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490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490-00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589-01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690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690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690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789-00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790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989-01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990-01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0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090-006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89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89-013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89-01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0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13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3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390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4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590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790-021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090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189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389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489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490-00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689-006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690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789-01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790-01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890-0021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089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089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090-01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190-00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190-01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190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1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290-01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290-01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589-004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689-011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889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9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190-00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490-0072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490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689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690-01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790-00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990-01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089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290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89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89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589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6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789-009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890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30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3090-01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1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2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290-01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389-00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489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89-00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1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7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889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990-00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6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8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290-00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290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11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5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01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2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2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90-009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90-010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889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989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990-02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190-012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3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390-006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590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590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590-01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6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790-00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9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990-02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289-009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290-00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2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389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390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4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489-01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689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689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7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889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989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990-02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089-01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090-007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190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1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289-01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290-00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390-00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4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490-00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790-016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890-00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989-006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990-0061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0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089-006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189-008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2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489-01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489-017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490-00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89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89-02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90-00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889-009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990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1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89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89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89-00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90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3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489-003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4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689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690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6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789-00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889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990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589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5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590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89-01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90-01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90-02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1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1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1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889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890-00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890-00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89-01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89-012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90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290-01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0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1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1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489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690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889-015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889-019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189-01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389-01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490-00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590-01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690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6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790-01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790-01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8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890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990-00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089-00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1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1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1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289-018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290-00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4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490-02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589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589-016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690-00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4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90-015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90-01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890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890-02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989-01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89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89-014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89-018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90-006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189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1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89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89-00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90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90-006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489-01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4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590-0235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6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789-01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9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9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3090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3090-00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31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289-00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289-008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290-00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389-01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489-01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589-00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590-007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089-01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190-002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190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389-00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390-002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390-00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589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590-02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689-002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689-02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1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151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890-00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990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089-00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089-0048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1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290-01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489-00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5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689-01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690-006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789-00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990-00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3090-01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189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1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190-01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89-014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90-00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90-00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389-01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390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390-012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490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5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690-00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790-01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890-0048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1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1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2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190-00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190-016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2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290-01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390-01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490-01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589-01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5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690-00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690-00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690-01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889-011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0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1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2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189-00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189-02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289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289-015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290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389-00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389-011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489-00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489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489-01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589-00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689-00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989-01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990-01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3189-01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04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046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11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90-00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89-00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89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89-006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90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489-01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589-01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589-016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89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89-01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90-00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889-008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890-004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989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089-00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189-002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190-021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2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290-01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389-003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490-014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589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689-005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690-002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7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890-00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890-01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890-019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989-01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989-01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089-01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289-00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490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590-01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690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989-011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990-006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289-015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2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2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589-000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590-0044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090-01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190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190-01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2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290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490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6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690-016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790-01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790-01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890-01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890-01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890-018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090-01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090-01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189-002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0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10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13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390-00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489-01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89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90-00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90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90-01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689-016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690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790-00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790-01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889-008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490-010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589-006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689-010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890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890-01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989-01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990-00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990-019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0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189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190-000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190-009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389-007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589-00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7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23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2590-02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089-01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189-009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190-005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190-00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190-00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289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289-01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890-007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1390-01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1590-01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1789-00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290-01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3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590-013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790-00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3089-01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390-00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4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590-01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690-011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690-01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690-014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889-006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189-00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190-010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390-00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390-010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489-01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589-00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7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790-01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890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0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9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390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5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890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389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4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590-01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689-009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890-00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890-005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989-012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990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990-00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190-00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389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390-001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4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589-014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989-009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290-007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490-004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490-01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490-01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590-0054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889-0066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989-011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190-01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589-001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589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589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689-008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789-01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289-000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290-019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389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389-01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490-012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589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690-006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97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90-01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989-000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9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189-000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189-01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290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389-007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389-01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589-011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590-01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690-01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990-006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990-01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3090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31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3190-015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189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189-007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289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289-008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389-00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389-01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490-013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89-00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90-00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90-00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90-01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890-007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890-011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990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089-01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189-005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1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289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290-015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389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590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689-00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689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790-012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890-007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890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090-003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189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3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390-02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689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690-010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690-02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789-01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790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790-007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89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89-00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89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90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990-01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3090-000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289-006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290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4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689-00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890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189-005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189-005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189-011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490-00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689-01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789-02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890-004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989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989-0139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990-0146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0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1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139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89-012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89-0139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89-02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90-005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289-009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289-010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289-01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89-005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89-007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89-00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90-002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489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590-00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590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689-008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689-0087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789-009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889-009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989-017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189-006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189-009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289-000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389-007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09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11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15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89-000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89-01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90-017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90-01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89-000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89-009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09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14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89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89-009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89-013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90-007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089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189-006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190-000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190-014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0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074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14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14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90-01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390-010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89-005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0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14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1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89-008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89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89-018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90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689-01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790-002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790-009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889-01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889-016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9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989-013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989-01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89-00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89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90-00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90-013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189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189-01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389-007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390-00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4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489-01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589-002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689-02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690-019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789-01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790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890-003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89-00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90-00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90-00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189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289-02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3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489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489-01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490-01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689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789-01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7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989-01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090-01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190-00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2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3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390-0147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589-00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690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890-00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190-00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190-008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289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389-00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490-015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6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89-00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90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90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990-01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13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17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2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489-005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489-01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490-00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690-00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989-001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990-02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0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089-02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189-00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2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289-01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89-00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89-01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89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90-011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889-00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890-00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890-01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189-013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289-01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290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290-01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390-00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390-01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489-009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490-00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590-003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690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0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2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3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8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890-01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890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989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090-015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090-01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89-01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89-01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89-01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6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 table:number-rows-repeated="10464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7" table:number-columns-repeated="8" table:default-cell-style-name="Default"/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Avg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[.B2]/50" office:value-type="float" office:value="0.22">
            <text:p>0.220</text:p>
          </table:table-cell>
          <table:table-cell table:style-name="ce1" table:formula="of:=[.C2]/50" office:value-type="float" office:value="0.26">
            <text:p>0.260</text:p>
          </table:table-cell>
          <table:table-cell table:style-name="ce1" table:formula="of:=[.D2]/50" office:value-type="float" office:value="0.2">
            <text:p>0.200</text:p>
          </table:table-cell>
          <table:table-cell table:style-name="ce1" table:formula="of:=[.E2]/50" office:value-type="float" office:value="0.22">
            <text:p>0.220</text:p>
          </table:table-cell>
          <table:table-cell table:style-name="ce1" table:formula="of:=[.F2]/50" office:value-type="float" office:value="0.18">
            <text:p>0.180</text:p>
          </table:table-cell>
          <table:table-cell table:style-name="ce1" table:formula="of:=[.G2]/50" office:value-type="float" office:value="0.22">
            <text:p>0.220</text:p>
          </table:table-cell>
          <table:table-cell table:style-name="ce1" table:formula="of:=AVERAGE([.B10:.G10])" office:value-type="float" office:value="0.216666666666667">
            <text:p>0.2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[.B3]/50" office:value-type="float" office:value="0.28">
            <text:p>0.280</text:p>
          </table:table-cell>
          <table:table-cell table:style-name="ce1" table:formula="of:=[.C3]/50" office:value-type="float" office:value="0.32">
            <text:p>0.320</text:p>
          </table:table-cell>
          <table:table-cell table:style-name="ce1" table:formula="of:=[.D3]/50" office:value-type="float" office:value="0.26">
            <text:p>0.260</text:p>
          </table:table-cell>
          <table:table-cell table:style-name="ce1" table:formula="of:=[.E3]/50" office:value-type="float" office:value="0.28">
            <text:p>0.280</text:p>
          </table:table-cell>
          <table:table-cell table:style-name="ce1" table:formula="of:=[.F3]/50" office:value-type="float" office:value="0.3">
            <text:p>0.300</text:p>
          </table:table-cell>
          <table:table-cell table:style-name="ce1" table:formula="of:=[.G3]/50" office:value-type="float" office:value="0.3">
            <text:p>0.300</text:p>
          </table:table-cell>
          <table:table-cell table:style-name="ce1" table:formula="of:=AVERAGE([.B11:.G11])" office:value-type="float" office:value="0.29">
            <text:p>0.2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[.B4]/50" office:value-type="float" office:value="0.26">
            <text:p>0.260</text:p>
          </table:table-cell>
          <table:table-cell table:style-name="ce1" table:formula="of:=[.C4]/50" office:value-type="float" office:value="0.24">
            <text:p>0.240</text:p>
          </table:table-cell>
          <table:table-cell table:style-name="ce1" table:formula="of:=[.D4]/50" office:value-type="float" office:value="0.24">
            <text:p>0.240</text:p>
          </table:table-cell>
          <table:table-cell table:style-name="ce1" table:formula="of:=[.E4]/50" office:value-type="float" office:value="0.22">
            <text:p>0.220</text:p>
          </table:table-cell>
          <table:table-cell table:style-name="ce1" table:formula="of:=[.F4]/50" office:value-type="float" office:value="0.22">
            <text:p>0.220</text:p>
          </table:table-cell>
          <table:table-cell table:style-name="ce1" table:formula="of:=[.G4]/50" office:value-type="float" office:value="0.24">
            <text:p>0.240</text:p>
          </table:table-cell>
          <table:table-cell table:style-name="ce1" table:formula="of:=AVERAGE([.B12:.G12])" office:value-type="float" office:value="0.236666666666667">
            <text:p>0.2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[.B5]/50" office:value-type="float" office:value="0.24">
            <text:p>0.240</text:p>
          </table:table-cell>
          <table:table-cell table:style-name="ce1" table:formula="of:=[.C5]/50" office:value-type="float" office:value="0.26">
            <text:p>0.260</text:p>
          </table:table-cell>
          <table:table-cell table:style-name="ce1" table:formula="of:=[.D5]/50" office:value-type="float" office:value="0.2">
            <text:p>0.200</text:p>
          </table:table-cell>
          <table:table-cell table:style-name="ce1" table:formula="of:=[.E5]/50" office:value-type="float" office:value="0.2">
            <text:p>0.200</text:p>
          </table:table-cell>
          <table:table-cell table:style-name="ce1" table:formula="of:=[.F5]/50" office:value-type="float" office:value="0.2">
            <text:p>0.200</text:p>
          </table:table-cell>
          <table:table-cell table:style-name="ce1" table:formula="of:=[.G5]/50" office:value-type="float" office:value="0.2">
            <text:p>0.200</text:p>
          </table:table-cell>
          <table:table-cell table:style-name="ce1" table:formula="of:=AVERAGE([.B13:.G13])" office:value-type="float" office:value="0.216666666666667">
            <text:p>0.2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table:formula="of:=[.B6]/50" office:value-type="float" office:value="0.26">
            <text:p>0.260</text:p>
          </table:table-cell>
          <table:table-cell table:style-name="ce1" table:formula="of:=[.C6]/50" office:value-type="float" office:value="0.24">
            <text:p>0.240</text:p>
          </table:table-cell>
          <table:table-cell table:style-name="ce1" table:formula="of:=[.D6]/50" office:value-type="float" office:value="0.18">
            <text:p>0.180</text:p>
          </table:table-cell>
          <table:table-cell table:style-name="ce1" table:formula="of:=[.E6]/50" office:value-type="float" office:value="0.18">
            <text:p>0.180</text:p>
          </table:table-cell>
          <table:table-cell table:style-name="ce1" table:formula="of:=[.F6]/50" office:value-type="float" office:value="0.16">
            <text:p>0.160</text:p>
          </table:table-cell>
          <table:table-cell table:style-name="ce1" table:formula="of:=[.G6]/50" office:value-type="float" office:value="0.16">
            <text:p>0.160</text:p>
          </table:table-cell>
          <table:table-cell table:style-name="ce1" table:formula="of:=AVERAGE([.B14:.G14])" office:value-type="float" office:value="0.196666666666667">
            <text:p>0.1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table:formula="of:=[.B7]/50" office:value-type="float" office:value="0.2">
            <text:p>0.200</text:p>
          </table:table-cell>
          <table:table-cell table:style-name="ce1" table:formula="of:=[.C7]/50" office:value-type="float" office:value="0.22">
            <text:p>0.220</text:p>
          </table:table-cell>
          <table:table-cell table:style-name="ce1" table:formula="of:=[.D7]/50" office:value-type="float" office:value="0.2">
            <text:p>0.200</text:p>
          </table:table-cell>
          <table:table-cell table:style-name="ce1" table:formula="of:=[.E7]/50" office:value-type="float" office:value="0.16">
            <text:p>0.160</text:p>
          </table:table-cell>
          <table:table-cell table:style-name="ce1" table:formula="of:=[.F7]/50" office:value-type="float" office:value="0.16">
            <text:p>0.160</text:p>
          </table:table-cell>
          <table:table-cell table:style-name="ce1" table:formula="of:=[.G7]/50" office:value-type="float" office:value="0.16">
            <text:p>0.160</text:p>
          </table:table-cell>
          <table:table-cell table:style-name="ce1" table:formula="of:=AVERAGE([.B15:.G15])" office:value-type="float" office:value="0.183333333333333">
            <text:p>0.183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AVERAGE([.B10:.B15])" office:value-type="float" office:value="0.243333333333333">
            <text:p>0.243</text:p>
          </table:table-cell>
          <table:table-cell table:style-name="ce1" table:formula="of:=AVERAGE([.C10:.C15])" office:value-type="float" office:value="0.256666666666667">
            <text:p>0.257</text:p>
          </table:table-cell>
          <table:table-cell table:style-name="ce1" table:formula="of:=AVERAGE([.D10:.D15])" office:value-type="float" office:value="0.213333333333333">
            <text:p>0.213</text:p>
          </table:table-cell>
          <table:table-cell table:style-name="ce1" table:formula="of:=AVERAGE([.E10:.E15])" office:value-type="float" office:value="0.21">
            <text:p>0.210</text:p>
          </table:table-cell>
          <table:table-cell table:style-name="ce1" table:formula="of:=AVERAGE([.F10:.F15])" office:value-type="float" office:value="0.203333333333333">
            <text:p>0.203</text:p>
          </table:table-cell>
          <table:table-cell table:style-name="ce1" table:formula="of:=AVERAGE([.G10:.G15])" office:value-type="float" office:value="0.213333333333333">
            <text:p>0.213</text:p>
          </table:table-cell>
          <table:table-cell table:style-name="ce1"/>
        </table:table-row>
      </table:table>
      <table:table table:name="NumRel" table:style-name="ta1">
        <table:table-column table:style-name="co7" table:number-columns-repeated="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SUMIF([qrels.A1:.A2101];[.A2];[qrels.D1:.D2101])" office:value-type="float" office:value="19">
            <text:p>19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SUMIF([qrels.A2:.A2102];[.A3];[qrels.D2:.D2102])" office:value-type="float" office:value="31">
            <text:p>3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SUMIF([qrels.A3:.A2103];[.A4];[qrels.D3:.D2103])" office:value-type="float" office:value="13">
            <text:p>1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SUMIF([qrels.A4:.A2104];[.A5];[qrels.D4:.D2104])" office:value-type="float" office:value="18">
            <text:p>1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SUMIF([qrels.A5:.A2105];[.A6];[qrels.D5:.D2105])" office:value-type="float" office:value="52">
            <text:p>52</text:p>
          </table:table-cell>
        </table:table-row>
      </table:table>
      <table:table table:name="AveP" table:style-name="ta1">
        <table:table-column table:style-name="co7" table:default-cell-style-name="Default"/>
        <table:table-column table:style-name="co7" table:number-columns-repeated="4" table:default-cell-style-name="ce1"/>
        <table:table-row table:style-name="ro2">
          <table:table-cell/>
          <table:table-cell table:style-name="Default"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.75438596491228">
            <text:p>1.754</text:p>
          </table:table-cell>
          <table:table-cell table:number-columns-repeated="3" office:value-type="float" office:value="0">
            <text:p>0.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.14746543778802">
            <text:p>4.147</text:p>
          </table:table-cell>
          <table:table-cell office:value-type="float" office:value="0.940860215053763">
            <text:p>0.941</text:p>
          </table:table-cell>
          <table:table-cell office:value-type="float" office:value="1.26728110599078">
            <text:p>1.267</text:p>
          </table:table-cell>
          <table:table-cell office:value-type="float" office:value="2.41935483870968">
            <text:p>2.41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8.9497041420118">
            <text:p>38.950</text:p>
          </table:table-cell>
          <table:table-cell office:value-type="float" office:value="63.8737578211263">
            <text:p>63.874</text:p>
          </table:table-cell>
          <table:table-cell office:value-type="float" office:value="57.0241824540467">
            <text:p>57.024</text:p>
          </table:table-cell>
          <table:table-cell office:value-type="float" office:value="54.2069540366754">
            <text:p>54.20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.31481481481481">
            <text:p>2.315</text:p>
          </table:table-cell>
          <table:table-cell office:value-type="float" office:value="15.0617283950617">
            <text:p>15.062</text:p>
          </table:table-cell>
          <table:table-cell office:value-type="float" office:value="14.5634920634921">
            <text:p>14.563</text:p>
          </table:table-cell>
          <table:table-cell office:value-type="float" office:value="10.9065934065934">
            <text:p>10.90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5.746336996337">
            <text:p>5.746</text:p>
          </table:table-cell>
          <table:table-cell office:value-type="float" office:value="4.26528599605523">
            <text:p>4.265</text:p>
          </table:table-cell>
          <table:table-cell office:value-type="float" office:value="3.2051282051282">
            <text:p>3.205</text:p>
          </table:table-cell>
          <table:table-cell office:value-type="float" office:value="4.80769230769231">
            <text:p>4.808</text:p>
          </table:table-cell>
        </table:table-row>
        <table:table-row table:style-name="ro1">
          <table:table-cell office:value-type="string">
            <text:p>MAP</text:p>
          </table:table-cell>
          <table:table-cell table:formula="of:=AVERAGE([.B2:.B6])" office:value-type="float" office:value="10.5825414711728">
            <text:p>10.583</text:p>
          </table:table-cell>
          <table:table-cell table:formula="of:=AVERAGE([.C2:.C6])" office:value-type="float" office:value="16.8283264854594">
            <text:p>16.828</text:p>
          </table:table-cell>
          <table:table-cell table:formula="of:=AVERAGE([.D2:.D6])" office:value-type="float" office:value="15.2120167657316">
            <text:p>15.212</text:p>
          </table:table-cell>
          <table:table-cell table:formula="of:=AVERAGE([.E2:.E6])" office:value-type="float" office:value="14.4681189179342">
            <text:p>14.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19:51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5T21:25:12</dc:date>
    <dc:creator>Danny Smith</dc:creator>
    <meta:generator>LibreOffice/4.0.2.2$Linux_X86_64 LibreOffice_project/400m0$Build-2</meta:generator>
    <meta:editing-duration>PT3H9M41S</meta:editing-duration>
    <meta:editing-cycles>6</meta:editing-cycles>
    <meta:document-statistic meta:table-count="9" meta:cell-count="13805" meta:object-count="0"/>
  </office:meta>
</office:document-meta>
</file>